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bcnasim" svg:font-family="bbcnasim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Nazli" svg:font-family="Nazli" style:font-adornments="Bold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2521in" table:align="margins" style:writing-mode="page"/>
    </style:style>
    <style:style style:name="Table1.A" style:family="table-column">
      <style:table-column-properties style:column-width="1.1028in" style:rel-column-width="16996*"/>
    </style:style>
    <style:style style:name="Table1.B" style:family="table-column">
      <style:table-column-properties style:column-width="3.1493in" style:rel-column-width="4853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2521in" table:align="margins" style:writing-mode="page"/>
    </style:style>
    <style:style style:name="Table2.A" style:family="table-column">
      <style:table-column-properties style:column-width="1.1028in" style:rel-column-width="16996*"/>
    </style:style>
    <style:style style:name="Table2.B" style:family="table-column">
      <style:table-column-properties style:column-width="3.1493in" style:rel-column-width="48539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2521in" table:align="margins" style:writing-mode="page"/>
    </style:style>
    <style:style style:name="Table3.A" style:family="table-column">
      <style:table-column-properties style:column-width="1.1028in" style:rel-column-width="16996*"/>
    </style:style>
    <style:style style:name="Table3.B" style:family="table-column">
      <style:table-column-properties style:column-width="3.1493in" style:rel-column-width="48539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2521in" table:align="margins" style:writing-mode="page"/>
    </style:style>
    <style:style style:name="Table4.A" style:family="table-column">
      <style:table-column-properties style:column-width="1.1028in" style:rel-column-width="16996*"/>
    </style:style>
    <style:style style:name="Table4.B" style:family="table-column">
      <style:table-column-properties style:column-width="3.1493in" style:rel-column-width="48539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4.2521in" table:align="margins" style:writing-mode="page"/>
    </style:style>
    <style:style style:name="Table6.A" style:family="table-column">
      <style:table-column-properties style:column-width="1.1028in" style:rel-column-width="16996*"/>
    </style:style>
    <style:style style:name="Table6.B" style:family="table-column">
      <style:table-column-properties style:column-width="3.1493in" style:rel-column-width="48539*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4.2521in" table:align="margins" style:writing-mode="page"/>
    </style:style>
    <style:style style:name="Table5.A" style:family="table-column">
      <style:table-column-properties style:column-width="1.1028in" style:rel-column-width="16996*"/>
    </style:style>
    <style:style style:name="Table5.B" style:family="table-column">
      <style:table-column-properties style:column-width="3.1493in" style:rel-column-width="48539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4.2521in" table:align="margins" style:writing-mode="page"/>
    </style:style>
    <style:style style:name="Table8.A" style:family="table-column">
      <style:table-column-properties style:column-width="1.1028in" style:rel-column-width="16996*"/>
    </style:style>
    <style:style style:name="Table8.B" style:family="table-column">
      <style:table-column-properties style:column-width="3.1493in" style:rel-column-width="48539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4.2521in" table:align="margins" style:writing-mode="page"/>
    </style:style>
    <style:style style:name="Table9.A" style:family="table-column">
      <style:table-column-properties style:column-width="1.1028in" style:rel-column-width="16996*"/>
    </style:style>
    <style:style style:name="Table9.B" style:family="table-column">
      <style:table-column-properties style:column-width="3.1493in" style:rel-column-width="48539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4.2521in" table:align="margins" style:writing-mode="page"/>
    </style:style>
    <style:style style:name="Table10.A" style:family="table-column">
      <style:table-column-properties style:column-width="1.1028in" style:rel-column-width="16996*"/>
    </style:style>
    <style:style style:name="Table10.B" style:family="table-column">
      <style:table-column-properties style:column-width="3.1493in" style:rel-column-width="48539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4.2521in" table:align="margins" style:writing-mode="page"/>
    </style:style>
    <style:style style:name="Table11.A" style:family="table-column">
      <style:table-column-properties style:column-width="1.1028in" style:rel-column-width="16996*"/>
    </style:style>
    <style:style style:name="Table11.B" style:family="table-column">
      <style:table-column-properties style:column-width="3.1493in" style:rel-column-width="48539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4.2521in" table:align="margins" style:writing-mode="page"/>
    </style:style>
    <style:style style:name="Table12.A" style:family="table-column">
      <style:table-column-properties style:column-width="1.1028in" style:rel-column-width="16996*"/>
    </style:style>
    <style:style style:name="Table12.B" style:family="table-column">
      <style:table-column-properties style:column-width="3.1493in" style:rel-column-width="48539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4.2521in" table:align="margins" style:writing-mode="page"/>
    </style:style>
    <style:style style:name="Table13.A" style:family="table-column">
      <style:table-column-properties style:column-width="1.1028in" style:rel-column-width="16996*"/>
    </style:style>
    <style:style style:name="Table13.B" style:family="table-column">
      <style:table-column-properties style:column-width="3.1493in" style:rel-column-width="48539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4.2521in" table:align="margins" style:writing-mode="page"/>
    </style:style>
    <style:style style:name="Table14.A" style:family="table-column">
      <style:table-column-properties style:column-width="1.7931in" style:rel-column-width="27635*"/>
    </style:style>
    <style:style style:name="Table14.B" style:family="table-column">
      <style:table-column-properties style:column-width="2.459in" style:rel-column-width="37900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4.2521in" table:align="margins" style:writing-mode="page"/>
    </style:style>
    <style:style style:name="Table15.A" style:family="table-column">
      <style:table-column-properties style:column-width="1.2354in" style:rel-column-width="19040*"/>
    </style:style>
    <style:style style:name="Table15.B" style:family="table-column">
      <style:table-column-properties style:column-width="3.0167in" style:rel-column-width="46495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4.2521in" table:align="margins" style:writing-mode="page"/>
    </style:style>
    <style:style style:name="Table16.A" style:family="table-column">
      <style:table-column-properties style:column-width="1.2354in" style:rel-column-width="19040*"/>
    </style:style>
    <style:style style:name="Table16.B" style:family="table-column">
      <style:table-column-properties style:column-width="3.0167in" style:rel-column-width="4649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4.2521in" table:align="margins" style:writing-mode="page"/>
    </style:style>
    <style:style style:name="Table17.A" style:family="table-column">
      <style:table-column-properties style:column-width="1.2354in" style:rel-column-width="19040*"/>
    </style:style>
    <style:style style:name="Table17.B" style:family="table-column">
      <style:table-column-properties style:column-width="3.0167in" style:rel-column-width="46495*"/>
    </style:style>
    <style:style style:name="Table17.A1" style:family="table-cell">
      <style:table-cell-properties fo:padding="0.0382in" fo:border="none"/>
    </style:style>
    <style:style style:name="Table7" style:family="table">
      <style:table-properties style:width="4.2521in" table:align="margins" style:writing-mode="page"/>
    </style:style>
    <style:style style:name="Table7.A" style:family="table-column">
      <style:table-column-properties style:column-width="1.2354in" style:rel-column-width="19040*"/>
    </style:style>
    <style:style style:name="Table7.B" style:family="table-column">
      <style:table-column-properties style:column-width="3.0167in" style:rel-column-width="46495*"/>
    </style:style>
    <style:style style:name="Table7.A1" style:family="table-cell">
      <style:table-cell-properties fo:padding="0.0382in" fo:border="none"/>
    </style:style>
    <style:style style:name="Table19" style:family="table">
      <style:table-properties style:width="4.2521in" table:align="margins" style:writing-mode="page"/>
    </style:style>
    <style:style style:name="Table19.A" style:family="table-column">
      <style:table-column-properties style:column-width="1.2104in" style:rel-column-width="18655*"/>
    </style:style>
    <style:style style:name="Table19.B" style:family="table-column">
      <style:table-column-properties style:column-width="3.0417in" style:rel-column-width="46880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4.2521in" table:align="margins" style:writing-mode="page"/>
    </style:style>
    <style:style style:name="Table20.A" style:family="table-column">
      <style:table-column-properties style:column-width="1.2104in" style:rel-column-width="18655*"/>
    </style:style>
    <style:style style:name="Table20.B" style:family="table-column">
      <style:table-column-properties style:column-width="3.0417in" style:rel-column-width="46880*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4.2521in" table:align="margins" style:writing-mode="page"/>
    </style:style>
    <style:style style:name="Table21.A" style:family="table-column">
      <style:table-column-properties style:column-width="1.0736in" style:rel-column-width="16546*"/>
    </style:style>
    <style:style style:name="Table21.B" style:family="table-column">
      <style:table-column-properties style:column-width="3.1785in" style:rel-column-width="48989*"/>
    </style:style>
    <style:style style:name="Table21.A1" style:family="table-cell">
      <style:table-cell-properties fo:padding="0.0382in" fo:border="none"/>
    </style:style>
    <style:style style:name="Table18" style:family="table">
      <style:table-properties style:width="3.3604in" table:align="left" style:writing-mode="page"/>
    </style:style>
    <style:style style:name="Table18.A" style:family="table-column">
      <style:table-column-properties style:column-width="1.2563in"/>
    </style:style>
    <style:style style:name="Table18.B" style:family="table-column">
      <style:table-column-properties style:column-width="2.1042in"/>
    </style:style>
    <style:style style:name="Table18.A1" style:family="table-cell">
      <style:table-cell-properties fo:padding="0.0382in" fo:border="none"/>
    </style:style>
    <style:style style:name="Table22" style:family="table">
      <style:table-properties style:width="4.2521in" table:align="left" style:writing-mode="page"/>
    </style:style>
    <style:style style:name="Table22.A" style:family="table-column">
      <style:table-column-properties style:column-width="1.8278in"/>
    </style:style>
    <style:style style:name="Table22.B" style:family="table-column">
      <style:table-column-properties style:column-width="2.4243in"/>
    </style:style>
    <style:style style:name="Table22.A1" style:family="table-cell">
      <style:table-cell-properties fo:padding="0.0382in" fo:border="none"/>
    </style:style>
    <style:style style:name="Table24" style:family="table">
      <style:table-properties style:width="4.2507in" table:align="left" style:writing-mode="page"/>
    </style:style>
    <style:style style:name="Table24.A" style:family="table-column">
      <style:table-column-properties style:column-width="1.1563in"/>
    </style:style>
    <style:style style:name="Table24.B" style:family="table-column">
      <style:table-column-properties style:column-width="3.0944in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4.2507in" table:align="left" style:writing-mode="page"/>
    </style:style>
    <style:style style:name="Table25.A" style:family="table-column">
      <style:table-column-properties style:column-width="1.1563in"/>
    </style:style>
    <style:style style:name="Table25.B" style:family="table-column">
      <style:table-column-properties style:column-width="3.0944in"/>
    </style:style>
    <style:style style:name="Table25.A1" style:family="table-cell">
      <style:table-cell-properties fo:padding="0.0382in" fo:border="none"/>
    </style:style>
    <style:style style:name="Table23" style:family="table">
      <style:table-properties style:width="4.2507in" table:align="left" style:writing-mode="page"/>
    </style:style>
    <style:style style:name="Table23.A" style:family="table-column">
      <style:table-column-properties style:column-width="1.1563in"/>
    </style:style>
    <style:style style:name="Table23.B" style:family="table-column">
      <style:table-column-properties style:column-width="3.0944in"/>
    </style:style>
    <style:style style:name="Table23.A1" style:family="table-cell">
      <style:table-cell-properties fo:padding="0.0382in" fo:border="none"/>
    </style:style>
    <style:style style:name="Table27" style:family="table">
      <style:table-properties style:width="4.2507in" table:align="left" style:writing-mode="page"/>
    </style:style>
    <style:style style:name="Table27.A" style:family="table-column">
      <style:table-column-properties style:column-width="1.1563in"/>
    </style:style>
    <style:style style:name="Table27.B" style:family="table-column">
      <style:table-column-properties style:column-width="3.0944in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4.2507in" table:align="left" style:writing-mode="page"/>
    </style:style>
    <style:style style:name="Table28.A" style:family="table-column">
      <style:table-column-properties style:column-width="1.1563in"/>
    </style:style>
    <style:style style:name="Table28.B" style:family="table-column">
      <style:table-column-properties style:column-width="3.0944in"/>
    </style:style>
    <style:style style:name="Table28.A1" style:family="table-cell">
      <style:table-cell-properties fo:padding="0.0382in" fo:border="none"/>
    </style:style>
    <style:style style:name="Table26" style:family="table">
      <style:table-properties style:width="3.4944in" table:align="left" style:writing-mode="page"/>
    </style:style>
    <style:style style:name="Table26.A" style:family="table-column">
      <style:table-column-properties style:column-width="1.4347in"/>
    </style:style>
    <style:style style:name="Table26.B" style:family="table-column">
      <style:table-column-properties style:column-width="2.0597in"/>
    </style:style>
    <style:style style:name="Table26.A1" style:family="table-cell">
      <style:table-cell-properties fo:padding="0.0382in" fo:border="none"/>
    </style:style>
    <style:style style:name="Table30" style:family="table">
      <style:table-properties style:width="4.2507in" table:align="left" style:writing-mode="page"/>
    </style:style>
    <style:style style:name="Table30.A" style:family="table-column">
      <style:table-column-properties style:column-width="1.1563in"/>
    </style:style>
    <style:style style:name="Table30.B" style:family="table-column">
      <style:table-column-properties style:column-width="3.0944in"/>
    </style:style>
    <style:style style:name="Table30.A1" style:family="table-cell">
      <style:table-cell-properties fo:padding="0.0382in" fo:border="none"/>
    </style:style>
    <style:style style:name="Table29" style:family="table">
      <style:table-properties style:width="4.2507in" table:align="left" style:writing-mode="page"/>
    </style:style>
    <style:style style:name="Table29.A" style:family="table-column">
      <style:table-column-properties style:column-width="1.1563in"/>
    </style:style>
    <style:style style:name="Table29.B" style:family="table-column">
      <style:table-column-properties style:column-width="3.0944in"/>
    </style:style>
    <style:style style:name="Table29.A1" style:family="table-cell">
      <style:table-cell-properties fo:padding="0.0382in" fo:border="none"/>
    </style:style>
    <style:style style:name="Table32" style:family="table">
      <style:table-properties style:width="4.2521in" table:align="left" style:writing-mode="page"/>
    </style:style>
    <style:style style:name="Table32.A" style:family="table-column">
      <style:table-column-properties style:column-width="1.7917in"/>
    </style:style>
    <style:style style:name="Table32.B" style:family="table-column">
      <style:table-column-properties style:column-width="2.4604in"/>
    </style:style>
    <style:style style:name="Table32.A1" style:family="table-cell">
      <style:table-cell-properties fo:padding="0.0382in" fo:border="none"/>
    </style:style>
    <style:style style:name="Table35" style:family="table">
      <style:table-properties style:width="4.2521in" table:align="left" style:writing-mode="page"/>
    </style:style>
    <style:style style:name="Table35.A" style:family="table-column">
      <style:table-column-properties style:column-width="1.25in"/>
    </style:style>
    <style:style style:name="Table35.B" style:family="table-column">
      <style:table-column-properties style:column-width="3.0021in"/>
    </style:style>
    <style:style style:name="Table35.A1" style:family="table-cell">
      <style:table-cell-properties fo:padding="0.0382in" fo:border="none"/>
    </style:style>
    <style:style style:name="Table31" style:family="table">
      <style:table-properties style:width="4.2521in" table:align="left" style:writing-mode="page"/>
    </style:style>
    <style:style style:name="Table31.A" style:family="table-column">
      <style:table-column-properties style:column-width="1.25in"/>
    </style:style>
    <style:style style:name="Table31.B" style:family="table-column">
      <style:table-column-properties style:column-width="3.0021in"/>
    </style:style>
    <style:style style:name="Table31.A1" style:family="table-cell">
      <style:table-cell-properties fo:padding="0.0382in" fo:border="none"/>
    </style:style>
    <style:style style:name="Table33" style:family="table">
      <style:table-properties style:width="4.2521in" table:align="left" style:writing-mode="page"/>
    </style:style>
    <style:style style:name="Table33.A" style:family="table-column">
      <style:table-column-properties style:column-width="1.25in"/>
    </style:style>
    <style:style style:name="Table33.B" style:family="table-column">
      <style:table-column-properties style:column-width="3.0021in"/>
    </style:style>
    <style:style style:name="Table33.A1" style:family="table-cell">
      <style:table-cell-properties fo:padding="0.0382in" fo:border="none"/>
    </style:style>
    <style:style style:name="Table36" style:family="table">
      <style:table-properties style:width="4.2521in" table:align="left" style:writing-mode="page"/>
    </style:style>
    <style:style style:name="Table36.A" style:family="table-column">
      <style:table-column-properties style:column-width="1.0174in"/>
    </style:style>
    <style:style style:name="Table36.B" style:family="table-column">
      <style:table-column-properties style:column-width="3.2347in"/>
    </style:style>
    <style:style style:name="Table36.A1" style:family="table-cell">
      <style:table-cell-properties fo:padding="0.0382in" fo:border="none"/>
    </style:style>
    <style:style style:name="Table38" style:family="table">
      <style:table-properties style:width="4.2521in" table:align="left" style:writing-mode="page"/>
    </style:style>
    <style:style style:name="Table38.A" style:family="table-column">
      <style:table-column-properties style:column-width="1.0174in"/>
    </style:style>
    <style:style style:name="Table38.B" style:family="table-column">
      <style:table-column-properties style:column-width="3.2347in"/>
    </style:style>
    <style:style style:name="Table38.A1" style:family="table-cell">
      <style:table-cell-properties fo:padding="0.0382in" fo:border="none"/>
    </style:style>
    <style:style style:name="Table37" style:family="table">
      <style:table-properties style:width="4.2521in" table:align="left" style:writing-mode="page"/>
    </style:style>
    <style:style style:name="Table37.A" style:family="table-column">
      <style:table-column-properties style:column-width="1.0174in"/>
    </style:style>
    <style:style style:name="Table37.B" style:family="table-column">
      <style:table-column-properties style:column-width="3.2347in"/>
    </style:style>
    <style:style style:name="Table37.A1" style:family="table-cell">
      <style:table-cell-properties fo:padding="0.0382in" fo:border="none"/>
    </style:style>
    <style:style style:name="Table39" style:family="table">
      <style:table-properties style:width="4.2521in" table:align="left" style:writing-mode="page"/>
    </style:style>
    <style:style style:name="Table39.A" style:family="table-column">
      <style:table-column-properties style:column-width="1.0174in"/>
    </style:style>
    <style:style style:name="Table39.B" style:family="table-column">
      <style:table-column-properties style:column-width="3.2347in"/>
    </style:style>
    <style:style style:name="Table39.A1" style:family="table-cell">
      <style:table-cell-properties fo:padding="0.0382in" fo:border="none"/>
    </style:style>
    <style:style style:name="Table44" style:family="table">
      <style:table-properties style:width="4.2521in" table:align="left" style:writing-mode="page"/>
    </style:style>
    <style:style style:name="Table44.A" style:family="table-column">
      <style:table-column-properties style:column-width="1.6604in"/>
    </style:style>
    <style:style style:name="Table44.B" style:family="table-column">
      <style:table-column-properties style:column-width="2.5917in"/>
    </style:style>
    <style:style style:name="Table44.A1" style:family="table-cell">
      <style:table-cell-properties fo:padding="0.0382in" fo:border="none"/>
    </style:style>
    <style:style style:name="Table43" style:family="table">
      <style:table-properties style:width="4.2521in" table:align="left" style:writing-mode="page"/>
    </style:style>
    <style:style style:name="Table43.A" style:family="table-column">
      <style:table-column-properties style:column-width="1.0139in"/>
    </style:style>
    <style:style style:name="Table43.B" style:family="table-column">
      <style:table-column-properties style:column-width="3.2382in"/>
    </style:style>
    <style:style style:name="Table43.A1" style:family="table-cell">
      <style:table-cell-properties fo:padding="0.0382in" fo:border="none"/>
    </style:style>
    <style:style style:name="Table42" style:family="table">
      <style:table-properties style:width="4.2521in" table:align="left" style:writing-mode="page"/>
    </style:style>
    <style:style style:name="Table42.A" style:family="table-column">
      <style:table-column-properties style:column-width="1.0139in"/>
    </style:style>
    <style:style style:name="Table42.B" style:family="table-column">
      <style:table-column-properties style:column-width="3.2382in"/>
    </style:style>
    <style:style style:name="Table42.A1" style:family="table-cell">
      <style:table-cell-properties fo:padding="0.0382in" fo:border="none"/>
    </style:style>
    <style:style style:name="Table41" style:family="table">
      <style:table-properties style:width="4.2521in" table:align="left" style:writing-mode="page"/>
    </style:style>
    <style:style style:name="Table41.A" style:family="table-column">
      <style:table-column-properties style:column-width="1.0993in"/>
    </style:style>
    <style:style style:name="Table41.B" style:family="table-column">
      <style:table-column-properties style:column-width="3.1528in"/>
    </style:style>
    <style:style style:name="Table41.A1" style:family="table-cell">
      <style:table-cell-properties fo:padding="0.0382in" fo:border="none"/>
    </style:style>
    <style:style style:name="Table40" style:family="table">
      <style:table-properties style:width="4.2521in" table:align="left" style:writing-mode="page"/>
    </style:style>
    <style:style style:name="Table40.A" style:family="table-column">
      <style:table-column-properties style:column-width="0.8583in"/>
    </style:style>
    <style:style style:name="Table40.B" style:family="table-column">
      <style:table-column-properties style:column-width="3.3938in"/>
    </style:style>
    <style:style style:name="Table40.A1" style:family="table-cell">
      <style:table-cell-properties fo:padding="0.0382in" fo:border="none"/>
    </style:style>
    <style:style style:name="Table34" style:family="table">
      <style:table-properties style:width="3.0715in" table:align="left" style:writing-mode="page"/>
    </style:style>
    <style:style style:name="Table34.A" style:family="table-column">
      <style:table-column-properties style:column-width="1.3215in"/>
    </style:style>
    <style:style style:name="Table34.B" style:family="table-column">
      <style:table-column-properties style:column-width="1.75in"/>
    </style:style>
    <style:style style:name="Table34.A1" style:family="table-cell">
      <style:table-cell-properties fo:padding="0.0382in" fo:border="none"/>
    </style:style>
    <style:style style:name="P1" style:family="paragraph" style:parent-style-name="Text_20_body">
      <style:paragraph-properties style:writing-mode="rl-tb"/>
    </style:style>
    <style:style style:name="P2" style:family="paragraph" style:parent-style-name="Footer">
      <style:text-properties style:language-complex="fa" style:country-complex="IR"/>
    </style:style>
    <style:style style:name="P3" style:family="paragraph" style:parent-style-name="Text_20_body">
      <style:paragraph-properties style:writing-mode="rl-tb"/>
    </style:style>
    <style:style style:name="P4" style:family="paragraph" style:parent-style-name="Text_20_body">
      <style:paragraph-properties style:writing-mode="rl-tb"/>
      <style:text-properties officeooo:paragraph-rsid="01bc95ac" style:language-complex="fa" style:country-complex="IR"/>
    </style:style>
    <style:style style:name="P5" style:family="paragraph" style:parent-style-name="Text_20_body">
      <style:paragraph-properties style:writing-mode="rl-tb"/>
      <style:text-properties officeooo:paragraph-rsid="01be3c22" style:language-complex="fa" style:country-complex="IR"/>
    </style:style>
    <style:style style:name="P6" style:family="paragraph" style:parent-style-name="Text_20_body">
      <style:paragraph-properties style:writing-mode="rl-tb"/>
      <style:text-properties officeooo:paragraph-rsid="01c05971" style:language-complex="fa" style:country-complex="IR"/>
    </style:style>
    <style:style style:name="P7" style:family="paragraph" style:parent-style-name="Text_20_body">
      <style:paragraph-properties style:writing-mode="rl-tb"/>
      <style:text-properties officeooo:paragraph-rsid="01c1aa15" style:language-complex="fa" style:country-complex="IR"/>
    </style:style>
    <style:style style:name="P8" style:family="paragraph" style:parent-style-name="Text_20_body">
      <style:paragraph-properties style:writing-mode="rl-tb"/>
      <style:text-properties officeooo:paragraph-rsid="01c32b34" style:language-complex="fa" style:country-complex="IR"/>
    </style:style>
    <style:style style:name="P9" style:family="paragraph" style:parent-style-name="Text_20_body">
      <style:paragraph-properties style:writing-mode="rl-tb"/>
      <style:text-properties officeooo:paragraph-rsid="01c49807" style:language-complex="fa" style:country-complex="IR"/>
    </style:style>
    <style:style style:name="P10" style:family="paragraph" style:parent-style-name="Text_20_body">
      <style:paragraph-properties style:writing-mode="rl-tb"/>
      <style:text-properties officeooo:paragraph-rsid="01c4aba1" style:language-complex="fa" style:country-complex="IR"/>
    </style:style>
    <style:style style:name="P11" style:family="paragraph" style:parent-style-name="Text_20_body">
      <style:paragraph-properties style:writing-mode="rl-tb"/>
      <style:text-properties officeooo:paragraph-rsid="01c55cfa" style:language-complex="fa" style:country-complex="IR"/>
    </style:style>
    <style:style style:name="P12" style:family="paragraph" style:parent-style-name="Text_20_body">
      <style:paragraph-properties style:writing-mode="rl-tb"/>
      <style:text-properties officeooo:paragraph-rsid="01c71ebd" style:language-complex="fa" style:country-complex="IR"/>
    </style:style>
    <style:style style:name="P13" style:family="paragraph" style:parent-style-name="Text_20_body">
      <style:paragraph-properties style:writing-mode="rl-tb"/>
      <style:text-properties officeooo:paragraph-rsid="01c83d4e" style:language-complex="fa" style:country-complex="IR"/>
    </style:style>
    <style:style style:name="P14" style:family="paragraph" style:parent-style-name="Text_20_body">
      <style:paragraph-properties style:writing-mode="rl-tb"/>
      <style:text-properties officeooo:paragraph-rsid="01cafe63" style:language-complex="fa" style:country-complex="IR"/>
    </style:style>
    <style:style style:name="P15" style:family="paragraph" style:parent-style-name="Text_20_body">
      <style:paragraph-properties style:writing-mode="rl-tb"/>
      <style:text-properties officeooo:paragraph-rsid="01cbfa9b" style:language-complex="fa" style:country-complex="IR"/>
    </style:style>
    <style:style style:name="P16" style:family="paragraph" style:parent-style-name="Text_20_body">
      <style:paragraph-properties style:writing-mode="rl-tb"/>
      <style:text-properties officeooo:paragraph-rsid="01cd4fb1" style:language-complex="fa" style:country-complex="IR"/>
    </style:style>
    <style:style style:name="P17" style:family="paragraph" style:parent-style-name="Text_20_body">
      <style:paragraph-properties style:writing-mode="rl-tb"/>
      <style:text-properties officeooo:paragraph-rsid="01cde7ff" style:language-complex="fa" style:country-complex="IR"/>
    </style:style>
    <style:style style:name="P18" style:family="paragraph" style:parent-style-name="Text_20_body">
      <style:paragraph-properties style:writing-mode="rl-tb"/>
      <style:text-properties officeooo:paragraph-rsid="01ce62c8" style:language-complex="fa" style:country-complex="IR"/>
    </style:style>
    <style:style style:name="P19" style:family="paragraph" style:parent-style-name="Text_20_body">
      <style:paragraph-properties style:writing-mode="rl-tb"/>
      <style:text-properties officeooo:paragraph-rsid="01cfc9ce" style:language-complex="fa" style:country-complex="IR"/>
    </style:style>
    <style:style style:name="P20" style:family="paragraph" style:parent-style-name="Text_20_body">
      <style:paragraph-properties style:writing-mode="rl-tb"/>
      <style:text-properties officeooo:paragraph-rsid="01d1bd7e" style:language-complex="fa" style:country-complex="IR"/>
    </style:style>
    <style:style style:name="P21" style:family="paragraph" style:parent-style-name="Text_20_body">
      <style:paragraph-properties style:writing-mode="rl-tb"/>
      <style:text-properties officeooo:paragraph-rsid="01d1f313" style:language-complex="fa" style:country-complex="IR"/>
    </style:style>
    <style:style style:name="P22" style:family="paragraph" style:parent-style-name="Text_20_body">
      <style:paragraph-properties style:writing-mode="rl-tb"/>
      <style:text-properties officeooo:paragraph-rsid="01d53851" style:language-complex="fa" style:country-complex="IR"/>
    </style:style>
    <style:style style:name="P23" style:family="paragraph" style:parent-style-name="Text_20_body">
      <style:paragraph-properties style:writing-mode="rl-tb"/>
      <style:text-properties officeooo:paragraph-rsid="01d6e3a0" style:language-complex="fa" style:country-complex="IR"/>
    </style:style>
    <style:style style:name="P24" style:family="paragraph" style:parent-style-name="Text_20_body">
      <style:paragraph-properties style:writing-mode="rl-tb"/>
      <style:text-properties officeooo:paragraph-rsid="01d7f2fa" style:language-complex="fa" style:country-complex="IR"/>
    </style:style>
    <style:style style:name="P25" style:family="paragraph" style:parent-style-name="Text_20_body">
      <style:paragraph-properties style:writing-mode="rl-tb"/>
      <style:text-properties officeooo:paragraph-rsid="01d8cfef" style:language-complex="fa" style:country-complex="IR"/>
    </style:style>
    <style:style style:name="P26" style:family="paragraph" style:parent-style-name="Text_20_body">
      <style:paragraph-properties style:writing-mode="rl-tb"/>
      <style:text-properties officeooo:paragraph-rsid="01da764f" style:language-complex="fa" style:country-complex="IR"/>
    </style:style>
    <style:style style:name="P27" style:family="paragraph" style:parent-style-name="Text_20_body">
      <style:paragraph-properties style:writing-mode="rl-tb"/>
      <style:text-properties officeooo:paragraph-rsid="01db7c42" style:language-complex="fa" style:country-complex="IR"/>
    </style:style>
    <style:style style:name="P28" style:family="paragraph" style:parent-style-name="Text_20_body">
      <style:paragraph-properties style:writing-mode="rl-tb"/>
      <style:text-properties officeooo:paragraph-rsid="01dc839d" style:language-complex="fa" style:country-complex="IR"/>
    </style:style>
    <style:style style:name="P29" style:family="paragraph" style:parent-style-name="Text_20_body">
      <style:paragraph-properties style:writing-mode="rl-tb"/>
      <style:text-properties officeooo:paragraph-rsid="01dce470" style:language-complex="fa" style:country-complex="IR"/>
    </style:style>
    <style:style style:name="P30" style:family="paragraph" style:parent-style-name="Text_20_body">
      <style:paragraph-properties style:writing-mode="rl-tb"/>
      <style:text-properties officeooo:paragraph-rsid="01dfad6a" style:language-complex="fa" style:country-complex="IR"/>
    </style:style>
    <style:style style:name="P31" style:family="paragraph" style:parent-style-name="Text_20_body">
      <style:paragraph-properties style:writing-mode="rl-tb"/>
      <style:text-properties officeooo:paragraph-rsid="01e08576" style:language-complex="fa" style:country-complex="IR"/>
    </style:style>
    <style:style style:name="P32" style:family="paragraph" style:parent-style-name="Text_20_body">
      <style:paragraph-properties style:writing-mode="rl-tb"/>
      <style:text-properties officeooo:paragraph-rsid="01e17349" style:language-complex="fa" style:country-complex="IR"/>
    </style:style>
    <style:style style:name="P33" style:family="paragraph" style:parent-style-name="Text_20_body">
      <style:paragraph-properties style:writing-mode="rl-tb"/>
      <style:text-properties officeooo:paragraph-rsid="01e17de6" style:language-complex="fa" style:country-complex="IR"/>
    </style:style>
    <style:style style:name="P34" style:family="paragraph" style:parent-style-name="Text_20_body">
      <style:paragraph-properties style:writing-mode="rl-tb"/>
      <style:text-properties officeooo:paragraph-rsid="01e34d77" style:language-complex="fa" style:country-complex="IR"/>
    </style:style>
    <style:style style:name="P35" style:family="paragraph" style:parent-style-name="Text_20_body">
      <style:paragraph-properties style:writing-mode="rl-tb"/>
      <style:text-properties officeooo:paragraph-rsid="022c8046" style:language-complex="fa" style:country-complex="IR"/>
    </style:style>
    <style:style style:name="P36" style:family="paragraph" style:parent-style-name="Text_20_body">
      <style:paragraph-properties style:writing-mode="rl-tb"/>
      <style:text-properties officeooo:paragraph-rsid="022f42e8" style:language-complex="fa" style:country-complex="IR"/>
    </style:style>
    <style:style style:name="P37" style:family="paragraph" style:parent-style-name="Text_20_body">
      <style:paragraph-properties style:writing-mode="rl-tb"/>
      <style:text-properties officeooo:paragraph-rsid="023e9f21" style:language-complex="fa" style:country-complex="IR"/>
    </style:style>
    <style:style style:name="P38" style:family="paragraph" style:parent-style-name="Text_20_body">
      <style:paragraph-properties style:writing-mode="rl-tb"/>
      <style:text-properties officeooo:paragraph-rsid="02c2ae94" style:language-complex="fa" style:country-complex="IR"/>
    </style:style>
    <style:style style:name="P39" style:family="paragraph" style:parent-style-name="Text_20_body">
      <style:paragraph-properties style:writing-mode="rl-tb"/>
      <style:text-properties officeooo:paragraph-rsid="02c2c811" style:language-complex="fa" style:country-complex="IR"/>
    </style:style>
    <style:style style:name="P40" style:family="paragraph" style:parent-style-name="Text_20_body">
      <style:paragraph-properties style:writing-mode="rl-tb"/>
      <style:text-properties officeooo:paragraph-rsid="02c40b70" style:language-complex="fa" style:country-complex="IR"/>
    </style:style>
    <style:style style:name="P41" style:family="paragraph" style:parent-style-name="Text_20_body">
      <style:paragraph-properties style:writing-mode="rl-tb"/>
      <style:text-properties officeooo:paragraph-rsid="01f35ab4"/>
    </style:style>
    <style:style style:name="P42" style:family="paragraph" style:parent-style-name="Text_20_body">
      <style:paragraph-properties style:writing-mode="rl-tb"/>
      <style:text-properties officeooo:paragraph-rsid="01f50cd7"/>
    </style:style>
    <style:style style:name="P43" style:family="paragraph" style:parent-style-name="Text_20_body">
      <style:paragraph-properties style:writing-mode="rl-tb"/>
      <style:text-properties officeooo:paragraph-rsid="01f671b1"/>
    </style:style>
    <style:style style:name="P44" style:family="paragraph" style:parent-style-name="Text_20_body">
      <style:paragraph-properties style:writing-mode="rl-tb"/>
      <style:text-properties officeooo:paragraph-rsid="01f819e0"/>
    </style:style>
    <style:style style:name="P45" style:family="paragraph" style:parent-style-name="Text_20_body">
      <style:paragraph-properties style:writing-mode="rl-tb"/>
      <style:text-properties officeooo:paragraph-rsid="01f943ae"/>
    </style:style>
    <style:style style:name="P46" style:family="paragraph" style:parent-style-name="Text_20_body">
      <style:paragraph-properties style:writing-mode="rl-tb"/>
      <style:text-properties officeooo:paragraph-rsid="01f9a9eb"/>
    </style:style>
    <style:style style:name="P47" style:family="paragraph" style:parent-style-name="Text_20_body">
      <style:paragraph-properties style:writing-mode="rl-tb"/>
      <style:text-properties officeooo:paragraph-rsid="01fac6d9"/>
    </style:style>
    <style:style style:name="P48" style:family="paragraph" style:parent-style-name="Text_20_body">
      <style:paragraph-properties style:writing-mode="rl-tb"/>
      <style:text-properties officeooo:paragraph-rsid="01fbb44e"/>
    </style:style>
    <style:style style:name="P49" style:family="paragraph" style:parent-style-name="Text_20_body">
      <style:paragraph-properties style:writing-mode="rl-tb"/>
      <style:text-properties officeooo:paragraph-rsid="01ff0511"/>
    </style:style>
    <style:style style:name="P50" style:family="paragraph" style:parent-style-name="Text_20_body">
      <style:paragraph-properties style:writing-mode="rl-tb"/>
      <style:text-properties officeooo:paragraph-rsid="0200bc69"/>
    </style:style>
    <style:style style:name="P51" style:family="paragraph" style:parent-style-name="Text_20_body">
      <style:paragraph-properties style:writing-mode="rl-tb"/>
      <style:text-properties officeooo:paragraph-rsid="0203a7bf"/>
    </style:style>
    <style:style style:name="P52" style:family="paragraph" style:parent-style-name="Text_20_body">
      <style:paragraph-properties style:writing-mode="rl-tb"/>
      <style:text-properties officeooo:paragraph-rsid="020514e3"/>
    </style:style>
    <style:style style:name="P53" style:family="paragraph" style:parent-style-name="Text_20_body">
      <style:paragraph-properties style:writing-mode="rl-tb"/>
      <style:text-properties officeooo:paragraph-rsid="020669e1"/>
    </style:style>
    <style:style style:name="P54" style:family="paragraph" style:parent-style-name="Text_20_body">
      <style:paragraph-properties style:writing-mode="rl-tb"/>
      <style:text-properties officeooo:paragraph-rsid="020c6a52"/>
    </style:style>
    <style:style style:name="P55" style:family="paragraph" style:parent-style-name="Text_20_body">
      <style:paragraph-properties style:writing-mode="rl-tb"/>
      <style:text-properties officeooo:paragraph-rsid="020d249e"/>
    </style:style>
    <style:style style:name="P56" style:family="paragraph" style:parent-style-name="Text_20_body">
      <style:paragraph-properties style:writing-mode="rl-tb"/>
      <style:text-properties officeooo:paragraph-rsid="02083768"/>
    </style:style>
    <style:style style:name="P57" style:family="paragraph" style:parent-style-name="Text_20_body">
      <style:paragraph-properties style:writing-mode="rl-tb"/>
      <style:text-properties officeooo:paragraph-rsid="020ecab9"/>
    </style:style>
    <style:style style:name="P58" style:family="paragraph" style:parent-style-name="Text_20_body">
      <style:paragraph-properties style:writing-mode="rl-tb"/>
      <style:text-properties officeooo:paragraph-rsid="02101314"/>
    </style:style>
    <style:style style:name="P59" style:family="paragraph" style:parent-style-name="Text_20_body">
      <style:paragraph-properties style:writing-mode="rl-tb"/>
      <style:text-properties officeooo:paragraph-rsid="0213db3d"/>
    </style:style>
    <style:style style:name="P60" style:family="paragraph" style:parent-style-name="Text_20_body">
      <style:paragraph-properties style:writing-mode="rl-tb"/>
      <style:text-properties officeooo:paragraph-rsid="02155d2d"/>
    </style:style>
    <style:style style:name="P61" style:family="paragraph" style:parent-style-name="Text_20_body">
      <style:paragraph-properties style:writing-mode="rl-tb"/>
      <style:text-properties officeooo:paragraph-rsid="021a79e5"/>
    </style:style>
    <style:style style:name="P62" style:family="paragraph" style:parent-style-name="Text_20_body">
      <style:paragraph-properties style:writing-mode="rl-tb"/>
      <style:text-properties officeooo:paragraph-rsid="021b17c7"/>
    </style:style>
    <style:style style:name="P63" style:family="paragraph" style:parent-style-name="Text_20_body">
      <style:paragraph-properties style:writing-mode="rl-tb"/>
      <style:text-properties officeooo:paragraph-rsid="021d3751"/>
    </style:style>
    <style:style style:name="P64" style:family="paragraph" style:parent-style-name="Text_20_body">
      <style:paragraph-properties style:writing-mode="rl-tb"/>
      <style:text-properties officeooo:paragraph-rsid="021f1da2"/>
    </style:style>
    <style:style style:name="P65" style:family="paragraph" style:parent-style-name="Text_20_body">
      <style:paragraph-properties style:writing-mode="rl-tb"/>
      <style:text-properties officeooo:paragraph-rsid="022100ed"/>
    </style:style>
    <style:style style:name="P66" style:family="paragraph" style:parent-style-name="Text_20_body">
      <style:paragraph-properties style:writing-mode="rl-tb"/>
      <style:text-properties officeooo:paragraph-rsid="02227943"/>
    </style:style>
    <style:style style:name="P67" style:family="paragraph" style:parent-style-name="Text_20_body">
      <style:paragraph-properties style:writing-mode="rl-tb"/>
      <style:text-properties officeooo:paragraph-rsid="02246e1c"/>
    </style:style>
    <style:style style:name="P68" style:family="paragraph" style:parent-style-name="Text_20_body">
      <style:paragraph-properties style:writing-mode="rl-tb"/>
      <style:text-properties officeooo:paragraph-rsid="022c8046"/>
    </style:style>
    <style:style style:name="P69" style:family="paragraph" style:parent-style-name="Text_20_body">
      <style:paragraph-properties style:writing-mode="rl-tb"/>
      <style:text-properties officeooo:paragraph-rsid="022cfe65"/>
    </style:style>
    <style:style style:name="P70" style:family="paragraph" style:parent-style-name="Text_20_body">
      <style:paragraph-properties style:writing-mode="rl-tb"/>
      <style:text-properties officeooo:paragraph-rsid="022ed267"/>
    </style:style>
    <style:style style:name="P71" style:family="paragraph" style:parent-style-name="Text_20_body">
      <style:paragraph-properties style:writing-mode="rl-tb"/>
      <style:text-properties officeooo:paragraph-rsid="022f42e8"/>
    </style:style>
    <style:style style:name="P72" style:family="paragraph" style:parent-style-name="Text_20_body">
      <style:paragraph-properties style:writing-mode="rl-tb"/>
      <style:text-properties officeooo:paragraph-rsid="023219a8"/>
    </style:style>
    <style:style style:name="P73" style:family="paragraph" style:parent-style-name="Text_20_body">
      <style:paragraph-properties style:writing-mode="rl-tb"/>
      <style:text-properties officeooo:paragraph-rsid="0233b368"/>
    </style:style>
    <style:style style:name="P74" style:family="paragraph" style:parent-style-name="Text_20_body">
      <style:paragraph-properties style:writing-mode="rl-tb"/>
      <style:text-properties officeooo:paragraph-rsid="023cf8df"/>
    </style:style>
    <style:style style:name="P75" style:family="paragraph" style:parent-style-name="Text_20_body">
      <style:paragraph-properties style:writing-mode="rl-tb"/>
      <style:text-properties officeooo:paragraph-rsid="023d6859"/>
    </style:style>
    <style:style style:name="P76" style:family="paragraph" style:parent-style-name="Text_20_body">
      <style:paragraph-properties style:writing-mode="rl-tb"/>
      <style:text-properties officeooo:paragraph-rsid="023e9f21"/>
    </style:style>
    <style:style style:name="P77" style:family="paragraph" style:parent-style-name="Text_20_body">
      <style:paragraph-properties style:writing-mode="rl-tb"/>
      <style:text-properties officeooo:paragraph-rsid="02439072"/>
    </style:style>
    <style:style style:name="P78" style:family="paragraph" style:parent-style-name="Text_20_body">
      <style:paragraph-properties style:writing-mode="rl-tb"/>
      <style:text-properties officeooo:paragraph-rsid="02474301"/>
    </style:style>
    <style:style style:name="P79" style:family="paragraph" style:parent-style-name="Text_20_body">
      <style:paragraph-properties style:writing-mode="rl-tb"/>
      <style:text-properties officeooo:paragraph-rsid="02497c8d"/>
    </style:style>
    <style:style style:name="P80" style:family="paragraph" style:parent-style-name="Text_20_body">
      <style:paragraph-properties style:writing-mode="rl-tb"/>
      <style:text-properties officeooo:paragraph-rsid="024c0c8e"/>
    </style:style>
    <style:style style:name="P81" style:family="paragraph" style:parent-style-name="Text_20_body">
      <style:paragraph-properties style:writing-mode="rl-tb"/>
      <style:text-properties officeooo:paragraph-rsid="024d9990"/>
    </style:style>
    <style:style style:name="P82" style:family="paragraph" style:parent-style-name="Text_20_body">
      <style:paragraph-properties style:writing-mode="rl-tb"/>
      <style:text-properties officeooo:paragraph-rsid="024f1fdf"/>
    </style:style>
    <style:style style:name="P83" style:family="paragraph" style:parent-style-name="Text_20_body">
      <style:paragraph-properties style:writing-mode="rl-tb"/>
      <style:text-properties officeooo:paragraph-rsid="024f5546"/>
    </style:style>
    <style:style style:name="P84" style:family="paragraph" style:parent-style-name="Text_20_body">
      <style:paragraph-properties style:writing-mode="rl-tb"/>
      <style:text-properties officeooo:paragraph-rsid="024f9166"/>
    </style:style>
    <style:style style:name="P85" style:family="paragraph" style:parent-style-name="Text_20_body">
      <style:paragraph-properties style:writing-mode="rl-tb"/>
      <style:text-properties officeooo:paragraph-rsid="024fdea3"/>
    </style:style>
    <style:style style:name="P86" style:family="paragraph" style:parent-style-name="Text_20_body">
      <style:paragraph-properties style:writing-mode="rl-tb"/>
      <style:text-properties officeooo:paragraph-rsid="025024f5"/>
    </style:style>
    <style:style style:name="P87" style:family="paragraph" style:parent-style-name="Text_20_body">
      <style:paragraph-properties style:writing-mode="rl-tb"/>
      <style:text-properties officeooo:paragraph-rsid="025236d7"/>
    </style:style>
    <style:style style:name="P88" style:family="paragraph" style:parent-style-name="Text_20_body">
      <style:paragraph-properties style:writing-mode="rl-tb"/>
      <style:text-properties officeooo:paragraph-rsid="02557126"/>
    </style:style>
    <style:style style:name="P89" style:family="paragraph" style:parent-style-name="Text_20_body">
      <style:paragraph-properties style:writing-mode="rl-tb"/>
      <style:text-properties officeooo:paragraph-rsid="0255a1f2"/>
    </style:style>
    <style:style style:name="P90" style:family="paragraph" style:parent-style-name="Text_20_body">
      <style:paragraph-properties style:writing-mode="rl-tb"/>
      <style:text-properties officeooo:paragraph-rsid="025648bc"/>
    </style:style>
    <style:style style:name="P91" style:family="paragraph" style:parent-style-name="Text_20_body">
      <style:paragraph-properties style:writing-mode="rl-tb"/>
      <style:text-properties officeooo:paragraph-rsid="02575805"/>
    </style:style>
    <style:style style:name="P92" style:family="paragraph" style:parent-style-name="Text_20_body">
      <style:paragraph-properties style:writing-mode="rl-tb"/>
      <style:text-properties officeooo:paragraph-rsid="02584273"/>
    </style:style>
    <style:style style:name="P93" style:family="paragraph" style:parent-style-name="Text_20_body">
      <style:paragraph-properties style:writing-mode="rl-tb"/>
      <style:text-properties officeooo:paragraph-rsid="0258e673"/>
    </style:style>
    <style:style style:name="P94" style:family="paragraph" style:parent-style-name="Text_20_body">
      <style:paragraph-properties style:writing-mode="rl-tb"/>
      <style:text-properties officeooo:paragraph-rsid="025a4066"/>
    </style:style>
    <style:style style:name="P95" style:family="paragraph" style:parent-style-name="Text_20_body">
      <style:paragraph-properties style:writing-mode="rl-tb"/>
      <style:text-properties officeooo:paragraph-rsid="025b7518"/>
    </style:style>
    <style:style style:name="P96" style:family="paragraph" style:parent-style-name="Text_20_body">
      <style:paragraph-properties style:writing-mode="rl-tb"/>
      <style:text-properties officeooo:paragraph-rsid="025d6d50"/>
    </style:style>
    <style:style style:name="P97" style:family="paragraph" style:parent-style-name="Text_20_body">
      <style:paragraph-properties style:writing-mode="rl-tb"/>
      <style:text-properties officeooo:paragraph-rsid="025ea8d9"/>
    </style:style>
    <style:style style:name="P98" style:family="paragraph" style:parent-style-name="Text_20_body">
      <style:paragraph-properties style:writing-mode="rl-tb"/>
      <style:text-properties officeooo:paragraph-rsid="02617f08"/>
    </style:style>
    <style:style style:name="P99" style:family="paragraph" style:parent-style-name="Text_20_body">
      <style:paragraph-properties style:writing-mode="rl-tb"/>
      <style:text-properties officeooo:paragraph-rsid="02619bfb"/>
    </style:style>
    <style:style style:name="P100" style:family="paragraph" style:parent-style-name="Text_20_body">
      <style:paragraph-properties style:writing-mode="rl-tb"/>
      <style:text-properties officeooo:paragraph-rsid="02643b3f"/>
    </style:style>
    <style:style style:name="P101" style:family="paragraph" style:parent-style-name="Text_20_body">
      <style:paragraph-properties style:writing-mode="rl-tb"/>
      <style:text-properties officeooo:paragraph-rsid="02685995"/>
    </style:style>
    <style:style style:name="P102" style:family="paragraph" style:parent-style-name="Text_20_body">
      <style:paragraph-properties style:writing-mode="rl-tb"/>
      <style:text-properties officeooo:paragraph-rsid="0269e181"/>
    </style:style>
    <style:style style:name="P103" style:family="paragraph" style:parent-style-name="Text_20_body">
      <style:paragraph-properties style:writing-mode="rl-tb"/>
      <style:text-properties officeooo:paragraph-rsid="026ae706"/>
    </style:style>
    <style:style style:name="P104" style:family="paragraph" style:parent-style-name="Text_20_body">
      <style:paragraph-properties style:writing-mode="rl-tb"/>
      <style:text-properties officeooo:paragraph-rsid="026c2304"/>
    </style:style>
    <style:style style:name="P105" style:family="paragraph" style:parent-style-name="Text_20_body">
      <style:paragraph-properties style:writing-mode="rl-tb"/>
      <style:text-properties officeooo:paragraph-rsid="026c2c50"/>
    </style:style>
    <style:style style:name="P106" style:family="paragraph" style:parent-style-name="Text_20_body">
      <style:paragraph-properties style:writing-mode="rl-tb"/>
      <style:text-properties officeooo:paragraph-rsid="026d2463"/>
    </style:style>
    <style:style style:name="P107" style:family="paragraph" style:parent-style-name="Text_20_body">
      <style:paragraph-properties style:writing-mode="rl-tb"/>
      <style:text-properties officeooo:paragraph-rsid="026d3e80"/>
    </style:style>
    <style:style style:name="P108" style:family="paragraph" style:parent-style-name="Text_20_body">
      <style:paragraph-properties style:writing-mode="rl-tb"/>
      <style:text-properties officeooo:paragraph-rsid="026f327c"/>
    </style:style>
    <style:style style:name="P109" style:family="paragraph" style:parent-style-name="Text_20_body">
      <style:paragraph-properties style:writing-mode="rl-tb"/>
      <style:text-properties officeooo:paragraph-rsid="0270074c"/>
    </style:style>
    <style:style style:name="P110" style:family="paragraph" style:parent-style-name="Text_20_body">
      <style:paragraph-properties style:writing-mode="rl-tb"/>
      <style:text-properties officeooo:paragraph-rsid="0271a3ec"/>
    </style:style>
    <style:style style:name="P111" style:family="paragraph" style:parent-style-name="Text_20_body">
      <style:paragraph-properties style:writing-mode="rl-tb"/>
      <style:text-properties officeooo:paragraph-rsid="0272dfde"/>
    </style:style>
    <style:style style:name="P112" style:family="paragraph" style:parent-style-name="Text_20_body">
      <style:paragraph-properties style:writing-mode="rl-tb"/>
      <style:text-properties officeooo:paragraph-rsid="0272e243"/>
    </style:style>
    <style:style style:name="P113" style:family="paragraph" style:parent-style-name="Text_20_body">
      <style:paragraph-properties style:writing-mode="rl-tb"/>
      <style:text-properties officeooo:paragraph-rsid="0273551b"/>
    </style:style>
    <style:style style:name="P114" style:family="paragraph" style:parent-style-name="Text_20_body">
      <style:paragraph-properties style:writing-mode="rl-tb"/>
      <style:text-properties officeooo:paragraph-rsid="0273d8ee"/>
    </style:style>
    <style:style style:name="P115" style:family="paragraph" style:parent-style-name="Text_20_body">
      <style:paragraph-properties style:writing-mode="rl-tb"/>
      <style:text-properties officeooo:paragraph-rsid="0274f47c"/>
    </style:style>
    <style:style style:name="P116" style:family="paragraph" style:parent-style-name="Text_20_body">
      <style:paragraph-properties style:writing-mode="rl-tb"/>
      <style:text-properties officeooo:paragraph-rsid="02750bff"/>
    </style:style>
    <style:style style:name="P117" style:family="paragraph" style:parent-style-name="Text_20_body">
      <style:paragraph-properties style:writing-mode="rl-tb"/>
      <style:text-properties officeooo:paragraph-rsid="02754782"/>
    </style:style>
    <style:style style:name="P118" style:family="paragraph" style:parent-style-name="Text_20_body">
      <style:paragraph-properties style:writing-mode="rl-tb"/>
      <style:text-properties officeooo:paragraph-rsid="02773b88"/>
    </style:style>
    <style:style style:name="P119" style:family="paragraph" style:parent-style-name="Text_20_body">
      <style:paragraph-properties style:writing-mode="rl-tb"/>
      <style:text-properties officeooo:paragraph-rsid="0277d531"/>
    </style:style>
    <style:style style:name="P120" style:family="paragraph" style:parent-style-name="Text_20_body">
      <style:paragraph-properties style:writing-mode="rl-tb"/>
      <style:text-properties officeooo:paragraph-rsid="02794641"/>
    </style:style>
    <style:style style:name="P121" style:family="paragraph" style:parent-style-name="Text_20_body">
      <style:paragraph-properties style:writing-mode="rl-tb"/>
      <style:text-properties officeooo:paragraph-rsid="027964fa"/>
    </style:style>
    <style:style style:name="P122" style:family="paragraph" style:parent-style-name="Text_20_body">
      <style:paragraph-properties style:writing-mode="rl-tb"/>
      <style:text-properties officeooo:paragraph-rsid="027975e9"/>
    </style:style>
    <style:style style:name="P123" style:family="paragraph" style:parent-style-name="Text_20_body">
      <style:paragraph-properties style:writing-mode="rl-tb"/>
      <style:text-properties officeooo:paragraph-rsid="027a1e8f"/>
    </style:style>
    <style:style style:name="P124" style:family="paragraph" style:parent-style-name="Text_20_body">
      <style:paragraph-properties style:writing-mode="rl-tb"/>
      <style:text-properties officeooo:paragraph-rsid="027bf84d"/>
    </style:style>
    <style:style style:name="P125" style:family="paragraph" style:parent-style-name="Text_20_body">
      <style:paragraph-properties style:writing-mode="rl-tb"/>
      <style:text-properties officeooo:paragraph-rsid="027db74c"/>
    </style:style>
    <style:style style:name="P126" style:family="paragraph" style:parent-style-name="Text_20_body">
      <style:paragraph-properties style:writing-mode="rl-tb"/>
      <style:text-properties officeooo:paragraph-rsid="027f2865"/>
    </style:style>
    <style:style style:name="P127" style:family="paragraph" style:parent-style-name="Text_20_body">
      <style:paragraph-properties style:writing-mode="rl-tb"/>
      <style:text-properties officeooo:paragraph-rsid="027f5278"/>
    </style:style>
    <style:style style:name="P128" style:family="paragraph" style:parent-style-name="Text_20_body">
      <style:paragraph-properties style:writing-mode="rl-tb"/>
      <style:text-properties officeooo:paragraph-rsid="02869193"/>
    </style:style>
    <style:style style:name="P129" style:family="paragraph" style:parent-style-name="Text_20_body">
      <style:paragraph-properties style:writing-mode="rl-tb"/>
      <style:text-properties officeooo:paragraph-rsid="02899dd8"/>
    </style:style>
    <style:style style:name="P130" style:family="paragraph" style:parent-style-name="Text_20_body">
      <style:paragraph-properties style:writing-mode="rl-tb"/>
      <style:text-properties officeooo:paragraph-rsid="028a0a0f"/>
    </style:style>
    <style:style style:name="P131" style:family="paragraph" style:parent-style-name="Text_20_body">
      <style:paragraph-properties style:writing-mode="rl-tb"/>
      <style:text-properties officeooo:paragraph-rsid="02988755"/>
    </style:style>
    <style:style style:name="P132" style:family="paragraph" style:parent-style-name="Text_20_body">
      <style:paragraph-properties style:writing-mode="rl-tb"/>
      <style:text-properties officeooo:paragraph-rsid="02997a66"/>
    </style:style>
    <style:style style:name="P133" style:family="paragraph" style:parent-style-name="Text_20_body">
      <style:paragraph-properties style:writing-mode="rl-tb"/>
      <style:text-properties officeooo:paragraph-rsid="029b29e9"/>
    </style:style>
    <style:style style:name="P134" style:family="paragraph" style:parent-style-name="Text_20_body">
      <style:paragraph-properties style:writing-mode="rl-tb"/>
      <style:text-properties officeooo:paragraph-rsid="02a02755"/>
    </style:style>
    <style:style style:name="P135" style:family="paragraph" style:parent-style-name="Text_20_body">
      <style:paragraph-properties style:writing-mode="rl-tb"/>
      <style:text-properties officeooo:paragraph-rsid="02a314e5"/>
    </style:style>
    <style:style style:name="P136" style:family="paragraph" style:parent-style-name="Text_20_body">
      <style:paragraph-properties style:writing-mode="rl-tb"/>
      <style:text-properties officeooo:paragraph-rsid="02a38729"/>
    </style:style>
    <style:style style:name="P137" style:family="paragraph" style:parent-style-name="Text_20_body">
      <style:paragraph-properties style:writing-mode="rl-tb"/>
      <style:text-properties officeooo:paragraph-rsid="02b00d74"/>
    </style:style>
    <style:style style:name="P138" style:family="paragraph" style:parent-style-name="Text_20_body">
      <style:paragraph-properties style:writing-mode="rl-tb"/>
      <style:text-properties officeooo:paragraph-rsid="02b50c81"/>
    </style:style>
    <style:style style:name="P139" style:family="paragraph" style:parent-style-name="Text_20_body">
      <style:paragraph-properties style:writing-mode="rl-tb"/>
      <style:text-properties officeooo:paragraph-rsid="02c2ae94"/>
    </style:style>
    <style:style style:name="P140" style:family="paragraph" style:parent-style-name="Text_20_body">
      <style:paragraph-properties style:writing-mode="rl-tb"/>
      <style:text-properties officeooo:paragraph-rsid="02c2c811"/>
    </style:style>
    <style:style style:name="P141" style:family="paragraph" style:parent-style-name="Text_20_body">
      <style:paragraph-properties style:writing-mode="rl-tb"/>
      <style:text-properties officeooo:paragraph-rsid="02c40b70"/>
    </style:style>
    <style:style style:name="P142" style:family="paragraph" style:parent-style-name="Footnote">
      <style:paragraph-properties fo:text-align="end" style:justify-single-word="false"/>
      <style:text-properties officeooo:paragraph-rsid="00ddda23"/>
    </style:style>
    <style:style style:name="P143" style:family="paragraph" style:parent-style-name="Footnote">
      <style:text-properties officeooo:paragraph-rsid="00ddda23" style:language-complex="fa" style:country-complex="IR"/>
    </style:style>
    <style:style style:name="P144" style:family="paragraph" style:parent-style-name="Table_20_Contents">
      <style:text-properties officeooo:rsid="00f268fc" officeooo:paragraph-rsid="013b7b52"/>
    </style:style>
    <style:style style:name="P145" style:family="paragraph" style:parent-style-name="Table_20_Contents">
      <style:text-properties officeooo:rsid="00f268fc" officeooo:paragraph-rsid="013d8b7e"/>
    </style:style>
    <style:style style:name="P146" style:family="paragraph" style:parent-style-name="Table_20_Contents">
      <style:text-properties officeooo:rsid="00f268fc" officeooo:paragraph-rsid="0137264a"/>
    </style:style>
    <style:style style:name="P147" style:family="paragraph" style:parent-style-name="Table_20_Contents">
      <style:text-properties officeooo:rsid="00f268fc" officeooo:paragraph-rsid="0130eafc"/>
    </style:style>
    <style:style style:name="P148" style:family="paragraph" style:parent-style-name="Table_20_Contents">
      <style:text-properties officeooo:rsid="00f268fc" officeooo:paragraph-rsid="012e684e"/>
    </style:style>
    <style:style style:name="P149" style:family="paragraph" style:parent-style-name="Table_20_Contents">
      <style:text-properties officeooo:rsid="00f268fc" officeooo:paragraph-rsid="0123dd44"/>
    </style:style>
    <style:style style:name="P150" style:family="paragraph" style:parent-style-name="Table_20_Contents">
      <style:text-properties officeooo:rsid="00f268fc" officeooo:paragraph-rsid="012125ad"/>
    </style:style>
    <style:style style:name="P151" style:family="paragraph" style:parent-style-name="Table_20_Contents">
      <style:text-properties officeooo:rsid="00f268fc" officeooo:paragraph-rsid="011ce1bb"/>
    </style:style>
    <style:style style:name="P152" style:family="paragraph" style:parent-style-name="Table_20_Contents">
      <style:text-properties officeooo:rsid="00f268fc" officeooo:paragraph-rsid="011a0121"/>
    </style:style>
    <style:style style:name="P153" style:family="paragraph" style:parent-style-name="Table_20_Contents">
      <style:text-properties officeooo:rsid="00f268fc" officeooo:paragraph-rsid="01179b58"/>
    </style:style>
    <style:style style:name="P154" style:family="paragraph" style:parent-style-name="Table_20_Contents">
      <style:text-properties officeooo:rsid="00f268fc" officeooo:paragraph-rsid="0115a7c6"/>
    </style:style>
    <style:style style:name="P155" style:family="paragraph" style:parent-style-name="Table_20_Contents">
      <style:text-properties officeooo:rsid="00f268fc" officeooo:paragraph-rsid="01164d78"/>
    </style:style>
    <style:style style:name="P156" style:family="paragraph" style:parent-style-name="Table_20_Contents">
      <style:text-properties officeooo:rsid="00f268fc" officeooo:paragraph-rsid="01081567"/>
    </style:style>
    <style:style style:name="P157" style:family="paragraph" style:parent-style-name="Table_20_Contents">
      <style:text-properties officeooo:rsid="00f268fc" officeooo:paragraph-rsid="01037116"/>
    </style:style>
    <style:style style:name="P158" style:family="paragraph" style:parent-style-name="Table_20_Contents">
      <style:text-properties officeooo:rsid="00f268fc" officeooo:paragraph-rsid="0102086d"/>
    </style:style>
    <style:style style:name="P159" style:family="paragraph" style:parent-style-name="Table_20_Contents">
      <style:text-properties officeooo:rsid="00f268fc" officeooo:paragraph-rsid="01025198"/>
    </style:style>
    <style:style style:name="P160" style:family="paragraph" style:parent-style-name="Table_20_Contents">
      <style:text-properties officeooo:rsid="00f268fc" officeooo:paragraph-rsid="00fb8733"/>
    </style:style>
    <style:style style:name="P161" style:family="paragraph" style:parent-style-name="Table_20_Contents">
      <style:text-properties officeooo:rsid="00f268fc" officeooo:paragraph-rsid="00fa10c2"/>
    </style:style>
    <style:style style:name="P162" style:family="paragraph" style:parent-style-name="Table_20_Contents">
      <style:text-properties officeooo:rsid="00f268fc" officeooo:paragraph-rsid="00f9378e"/>
    </style:style>
    <style:style style:name="P163" style:family="paragraph" style:parent-style-name="Table_20_Contents">
      <style:text-properties officeooo:rsid="00f268fc" officeooo:paragraph-rsid="00f6b3b9"/>
    </style:style>
    <style:style style:name="P164" style:family="paragraph" style:parent-style-name="Table_20_Contents">
      <style:text-properties officeooo:rsid="00f268fc" officeooo:paragraph-rsid="0168dc9b"/>
    </style:style>
    <style:style style:name="P165" style:family="paragraph" style:parent-style-name="Table_20_Contents">
      <style:text-properties officeooo:rsid="00f268fc" officeooo:paragraph-rsid="016cdea2"/>
    </style:style>
    <style:style style:name="P166" style:family="paragraph" style:parent-style-name="Table_20_Contents">
      <style:text-properties officeooo:rsid="00f268fc" officeooo:paragraph-rsid="01734236"/>
    </style:style>
    <style:style style:name="P167" style:family="paragraph" style:parent-style-name="Table_20_Contents">
      <style:text-properties officeooo:rsid="00f268fc" officeooo:paragraph-rsid="01802b3f"/>
    </style:style>
    <style:style style:name="P168" style:family="paragraph" style:parent-style-name="Table_20_Contents">
      <style:text-properties officeooo:rsid="00fb8733" officeooo:paragraph-rsid="0137264a"/>
    </style:style>
    <style:style style:name="P169" style:family="paragraph" style:parent-style-name="Table_20_Contents">
      <style:text-properties officeooo:rsid="00fb8733" officeooo:paragraph-rsid="01317130"/>
    </style:style>
    <style:style style:name="P170" style:family="paragraph" style:parent-style-name="Table_20_Contents">
      <style:text-properties officeooo:rsid="00fb8733" officeooo:paragraph-rsid="012e684e"/>
    </style:style>
    <style:style style:name="P171" style:family="paragraph" style:parent-style-name="Table_20_Contents">
      <style:text-properties officeooo:rsid="00fb8733" officeooo:paragraph-rsid="010effdf"/>
    </style:style>
    <style:style style:name="P172" style:family="paragraph" style:parent-style-name="Table_20_Contents">
      <style:text-properties officeooo:rsid="00fb8733" officeooo:paragraph-rsid="010a6a35"/>
    </style:style>
    <style:style style:name="P173" style:family="paragraph" style:parent-style-name="Table_20_Contents">
      <style:text-properties officeooo:rsid="00fb8733" officeooo:paragraph-rsid="0168dc9b"/>
    </style:style>
    <style:style style:name="P174" style:family="paragraph" style:parent-style-name="Table_20_Contents">
      <style:text-properties officeooo:rsid="00fb8733" officeooo:paragraph-rsid="016ad7b0"/>
    </style:style>
    <style:style style:name="P175" style:family="paragraph" style:parent-style-name="Table_20_Contents">
      <style:text-properties officeooo:rsid="00fb8733" officeooo:paragraph-rsid="016cdea2"/>
    </style:style>
    <style:style style:name="P176" style:family="paragraph" style:parent-style-name="Table_20_Contents">
      <style:text-properties officeooo:paragraph-rsid="00f268fc"/>
    </style:style>
    <style:style style:name="P177" style:family="paragraph" style:parent-style-name="Table_20_Contents">
      <style:text-properties officeooo:paragraph-rsid="00e73e18"/>
    </style:style>
    <style:style style:name="P178" style:family="paragraph" style:parent-style-name="Table_20_Contents">
      <style:text-properties officeooo:paragraph-rsid="00d394d5"/>
    </style:style>
    <style:style style:name="P179" style:family="paragraph" style:parent-style-name="Table_20_Contents">
      <style:text-properties officeooo:paragraph-rsid="00cdce46"/>
    </style:style>
    <style:style style:name="P180" style:family="paragraph" style:parent-style-name="Table_20_Contents">
      <style:text-properties officeooo:paragraph-rsid="00c6d7bc"/>
    </style:style>
    <style:style style:name="P181" style:family="paragraph" style:parent-style-name="Table_20_Contents">
      <style:text-properties officeooo:paragraph-rsid="00c5e773"/>
    </style:style>
    <style:style style:name="P182" style:family="paragraph" style:parent-style-name="Table_20_Contents">
      <style:text-properties officeooo:paragraph-rsid="00b7aa11"/>
    </style:style>
    <style:style style:name="P183" style:family="paragraph" style:parent-style-name="Table_20_Contents">
      <style:text-properties officeooo:paragraph-rsid="00b47efc"/>
    </style:style>
    <style:style style:name="P184" style:family="paragraph" style:parent-style-name="Table_20_Contents">
      <style:text-properties officeooo:paragraph-rsid="00b1c9f2"/>
    </style:style>
    <style:style style:name="P185" style:family="paragraph" style:parent-style-name="Table_20_Contents">
      <style:text-properties officeooo:paragraph-rsid="00ae711a"/>
    </style:style>
    <style:style style:name="P186" style:family="paragraph" style:parent-style-name="Table_20_Contents">
      <style:text-properties officeooo:paragraph-rsid="00ad0e96"/>
    </style:style>
    <style:style style:name="P187" style:family="paragraph" style:parent-style-name="Table_20_Contents">
      <style:text-properties officeooo:paragraph-rsid="00a8cad8"/>
    </style:style>
    <style:style style:name="P188" style:family="paragraph" style:parent-style-name="Table_20_Contents">
      <style:text-properties officeooo:paragraph-rsid="00a705db"/>
    </style:style>
    <style:style style:name="P189" style:family="paragraph" style:parent-style-name="Table_20_Contents">
      <style:text-properties officeooo:paragraph-rsid="00a3c044"/>
    </style:style>
    <style:style style:name="P190" style:family="paragraph" style:parent-style-name="Table_20_Contents">
      <style:text-properties officeooo:paragraph-rsid="009d5991"/>
    </style:style>
    <style:style style:name="P191" style:family="paragraph" style:parent-style-name="Table_20_Contents">
      <style:text-properties officeooo:paragraph-rsid="00981022"/>
    </style:style>
    <style:style style:name="P192" style:family="paragraph" style:parent-style-name="Table_20_Contents">
      <style:text-properties officeooo:paragraph-rsid="0096cc0e"/>
    </style:style>
    <style:style style:name="P193" style:family="paragraph" style:parent-style-name="Table_20_Contents">
      <style:text-properties officeooo:paragraph-rsid="0091626f"/>
    </style:style>
    <style:style style:name="P194" style:family="paragraph" style:parent-style-name="Table_20_Contents">
      <style:text-properties officeooo:paragraph-rsid="00921e80"/>
    </style:style>
    <style:style style:name="P195" style:family="paragraph" style:parent-style-name="Table_20_Contents">
      <style:text-properties officeooo:paragraph-rsid="008ff806"/>
    </style:style>
    <style:style style:name="P196" style:family="paragraph" style:parent-style-name="Table_20_Contents">
      <style:text-properties officeooo:paragraph-rsid="00881b35"/>
    </style:style>
    <style:style style:name="P197" style:family="paragraph" style:parent-style-name="Table_20_Contents">
      <style:text-properties officeooo:paragraph-rsid="0083c64e"/>
    </style:style>
    <style:style style:name="P198" style:family="paragraph" style:parent-style-name="Table_20_Contents">
      <style:text-properties officeooo:paragraph-rsid="008365ea"/>
    </style:style>
    <style:style style:name="P199" style:family="paragraph" style:parent-style-name="Table_20_Contents">
      <style:text-properties officeooo:paragraph-rsid="00772a25"/>
    </style:style>
    <style:style style:name="P200" style:family="paragraph" style:parent-style-name="Table_20_Contents">
      <style:text-properties officeooo:paragraph-rsid="00739dad"/>
    </style:style>
    <style:style style:name="P201" style:family="paragraph" style:parent-style-name="Table_20_Contents">
      <style:text-properties officeooo:paragraph-rsid="00723d6e"/>
    </style:style>
    <style:style style:name="P202" style:family="paragraph" style:parent-style-name="Table_20_Contents">
      <style:text-properties officeooo:paragraph-rsid="0168dc9b"/>
    </style:style>
    <style:style style:name="P203" style:family="paragraph" style:parent-style-name="Table_20_Contents">
      <style:text-properties officeooo:paragraph-rsid="016ad7b0"/>
    </style:style>
    <style:style style:name="P204" style:family="paragraph" style:parent-style-name="Table_20_Contents">
      <style:text-properties officeooo:paragraph-rsid="016cdea2"/>
    </style:style>
    <style:style style:name="P205" style:family="paragraph" style:parent-style-name="Table_20_Contents">
      <style:text-properties officeooo:paragraph-rsid="01732b28"/>
    </style:style>
    <style:style style:name="P206" style:family="paragraph" style:parent-style-name="Table_20_Contents">
      <style:text-properties officeooo:paragraph-rsid="01734236"/>
    </style:style>
    <style:style style:name="P207" style:family="paragraph" style:parent-style-name="Table_20_Contents">
      <style:text-properties officeooo:paragraph-rsid="017395e0"/>
    </style:style>
    <style:style style:name="P208" style:family="paragraph" style:parent-style-name="Table_20_Contents">
      <style:text-properties officeooo:paragraph-rsid="017d80d8"/>
    </style:style>
    <style:style style:name="P209" style:family="paragraph" style:parent-style-name="Table_20_Contents">
      <style:text-properties officeooo:paragraph-rsid="01802b3f"/>
    </style:style>
    <style:style style:name="P210" style:family="paragraph" style:parent-style-name="Table_20_Contents">
      <style:text-properties officeooo:paragraph-rsid="0180ee78"/>
    </style:style>
    <style:style style:name="P211" style:family="paragraph" style:parent-style-name="Table_20_Contents">
      <style:text-properties style:language-complex="fa" style:country-complex="IR"/>
    </style:style>
    <style:style style:name="P212" style:family="paragraph" style:parent-style-name="Table_20_Contents">
      <style:text-properties officeooo:paragraph-rsid="017cd45e" style:language-complex="fa" style:country-complex="IR"/>
    </style:style>
    <style:style style:name="P213" style:family="paragraph" style:parent-style-name="Table_20_Contents">
      <style:text-properties officeooo:paragraph-rsid="016cdea2" style:language-complex="fa" style:country-complex="IR"/>
    </style:style>
    <style:style style:name="P214" style:family="paragraph" style:parent-style-name="Table_20_Contents">
      <style:text-properties officeooo:paragraph-rsid="00739dad" style:language-complex="fa" style:country-complex="IR"/>
    </style:style>
    <style:style style:name="P215" style:family="paragraph" style:parent-style-name="Table_20_Contents">
      <style:text-properties officeooo:paragraph-rsid="0075960b" style:language-complex="fa" style:country-complex="IR"/>
    </style:style>
    <style:style style:name="P216" style:family="paragraph" style:parent-style-name="Table_20_Contents">
      <style:text-properties officeooo:paragraph-rsid="0179a5b8" style:language-complex="fa" style:country-complex="IR"/>
    </style:style>
    <style:style style:name="P217" style:family="paragraph" style:parent-style-name="Table_20_Contents">
      <style:text-properties officeooo:paragraph-rsid="01732b28" style:language-complex="fa" style:country-complex="IR"/>
    </style:style>
    <style:style style:name="P218" style:family="paragraph" style:parent-style-name="Table_20_Contents">
      <style:text-properties officeooo:paragraph-rsid="017b2519" style:language-complex="fa" style:country-complex="IR"/>
    </style:style>
    <style:style style:name="P219" style:family="paragraph" style:parent-style-name="Table_20_Contents">
      <style:text-properties officeooo:paragraph-rsid="0180ee78" style:language-complex="fa" style:country-complex="IR"/>
    </style:style>
    <style:style style:name="P220" style:family="paragraph" style:parent-style-name="Table_20_Contents">
      <style:text-properties officeooo:paragraph-rsid="00c12773" style:language-complex="fa" style:country-complex="IR"/>
    </style:style>
    <style:style style:name="P221" style:family="paragraph" style:parent-style-name="Table_20_Contents">
      <style:text-properties officeooo:paragraph-rsid="01734236" style:language-complex="fa" style:country-complex="IR"/>
    </style:style>
    <style:style style:name="P222" style:family="paragraph" style:parent-style-name="Table_20_Contents">
      <style:text-properties officeooo:paragraph-rsid="016ad7b0" style:language-complex="fa" style:country-complex="IR"/>
    </style:style>
    <style:style style:name="P223" style:family="paragraph" style:parent-style-name="Table_20_Contents">
      <style:text-properties officeooo:paragraph-rsid="01037116" style:language-complex="fa" style:country-complex="IR"/>
    </style:style>
    <style:style style:name="P224" style:family="paragraph" style:parent-style-name="Table_20_Contents">
      <style:text-properties officeooo:paragraph-rsid="01055e37" style:language-complex="fa" style:country-complex="IR"/>
    </style:style>
    <style:style style:name="P225" style:family="paragraph" style:parent-style-name="Table_20_Contents">
      <style:text-properties officeooo:paragraph-rsid="0102086d" style:language-complex="fa" style:country-complex="IR"/>
    </style:style>
    <style:style style:name="P226" style:family="paragraph" style:parent-style-name="Table_20_Contents">
      <style:text-properties officeooo:paragraph-rsid="010a6a35" style:language-complex="fa" style:country-complex="IR"/>
    </style:style>
    <style:style style:name="P227" style:family="paragraph" style:parent-style-name="Table_20_Contents">
      <style:text-properties officeooo:paragraph-rsid="011b1d46" style:language-complex="fa" style:country-complex="IR"/>
    </style:style>
    <style:style style:name="P228" style:family="paragraph" style:parent-style-name="Table_20_Contents">
      <style:text-properties officeooo:paragraph-rsid="0168dc9b" style:language-complex="fa" style:country-complex="IR"/>
    </style:style>
    <style:style style:name="P229" style:family="paragraph" style:parent-style-name="Heading_20_2">
      <style:text-properties style:language-complex="fa" style:country-complex="IR"/>
    </style:style>
    <style:style style:name="P230" style:family="paragraph" style:parent-style-name="Heading_20_2">
      <style:paragraph-properties fo:break-before="page"/>
      <style:text-properties style:language-complex="fa" style:country-complex="IR"/>
    </style:style>
    <style:style style:name="P231" style:family="paragraph" style:parent-style-name="Text_20_body">
      <style:text-properties style:language-complex="fa" style:country-complex="IR"/>
    </style:style>
    <style:style style:name="P232" style:family="paragraph" style:parent-style-name="Text_20_body">
      <style:text-properties officeooo:paragraph-rsid="01732b28" style:language-complex="fa" style:country-complex="IR"/>
    </style:style>
    <style:style style:name="P233" style:family="paragraph" style:parent-style-name="Text_20_body">
      <style:text-properties officeooo:paragraph-rsid="00e2ddc2" style:language-complex="fa" style:country-complex="IR"/>
    </style:style>
    <style:style style:name="P234" style:family="paragraph" style:parent-style-name="Text_20_body">
      <style:paragraph-properties fo:text-align="justify" style:justify-single-word="false"/>
      <style:text-properties officeooo:paragraph-rsid="00e2ddc2" style:language-complex="fa" style:country-complex="IR"/>
    </style:style>
    <style:style style:name="P235" style:family="paragraph" style:parent-style-name="Text_20_body">
      <style:text-properties officeooo:paragraph-rsid="00e5f86a" style:language-complex="fa" style:country-complex="IR"/>
    </style:style>
    <style:style style:name="P236" style:family="paragraph" style:parent-style-name="Text_20_body">
      <style:text-properties officeooo:paragraph-rsid="00e7c076" style:language-complex="fa" style:country-complex="IR"/>
    </style:style>
    <style:style style:name="P237" style:family="paragraph" style:parent-style-name="Text_20_body">
      <style:text-properties officeooo:paragraph-rsid="00e9280b" style:language-complex="fa" style:country-complex="IR"/>
    </style:style>
    <style:style style:name="P238" style:family="paragraph" style:parent-style-name="Text_20_body">
      <style:text-properties officeooo:paragraph-rsid="00e99093" style:language-complex="fa" style:country-complex="IR"/>
    </style:style>
    <style:style style:name="P239" style:family="paragraph" style:parent-style-name="Text_20_body">
      <style:text-properties officeooo:paragraph-rsid="017cd45e" style:language-complex="fa" style:country-complex="IR"/>
    </style:style>
    <style:style style:name="P240" style:family="paragraph" style:parent-style-name="Text_20_body">
      <style:text-properties officeooo:paragraph-rsid="00687b3a" style:language-complex="fa" style:country-complex="IR"/>
    </style:style>
    <style:style style:name="P241" style:family="paragraph" style:parent-style-name="Text_20_body">
      <style:text-properties officeooo:paragraph-rsid="0177d39b" style:language-complex="fa" style:country-complex="IR"/>
    </style:style>
    <style:style style:name="P242" style:family="paragraph" style:parent-style-name="Text_20_body">
      <style:text-properties officeooo:paragraph-rsid="0069fb36" style:language-complex="fa" style:country-complex="IR"/>
    </style:style>
    <style:style style:name="P243" style:family="paragraph" style:parent-style-name="Text_20_body">
      <style:text-properties officeooo:paragraph-rsid="006b9c18" style:language-complex="fa" style:country-complex="IR"/>
    </style:style>
    <style:style style:name="P244" style:family="paragraph" style:parent-style-name="Text_20_body">
      <style:text-properties officeooo:paragraph-rsid="006c3f3e" style:language-complex="fa" style:country-complex="IR"/>
    </style:style>
    <style:style style:name="P245" style:family="paragraph" style:parent-style-name="Text_20_body">
      <style:text-properties officeooo:paragraph-rsid="017395e0" style:language-complex="fa" style:country-complex="IR"/>
    </style:style>
    <style:style style:name="P246" style:family="paragraph" style:parent-style-name="Text_20_body">
      <style:text-properties officeooo:paragraph-rsid="00772a25" style:language-complex="fa" style:country-complex="IR"/>
    </style:style>
    <style:style style:name="P247" style:family="paragraph" style:parent-style-name="Text_20_body">
      <style:text-properties officeooo:paragraph-rsid="0085d038" style:language-complex="fa" style:country-complex="IR"/>
    </style:style>
    <style:style style:name="P248" style:family="paragraph" style:parent-style-name="Text_20_body">
      <style:text-properties officeooo:paragraph-rsid="0180ee78" style:language-complex="fa" style:country-complex="IR"/>
    </style:style>
    <style:style style:name="P249" style:family="paragraph" style:parent-style-name="Text_20_body">
      <style:text-properties officeooo:paragraph-rsid="00969cc9" style:language-complex="fa" style:country-complex="IR"/>
    </style:style>
    <style:style style:name="P250" style:family="paragraph" style:parent-style-name="Text_20_body">
      <style:text-properties officeooo:paragraph-rsid="009d5991" style:language-complex="fa" style:country-complex="IR"/>
    </style:style>
    <style:style style:name="P251" style:family="paragraph" style:parent-style-name="Text_20_body">
      <style:text-properties officeooo:paragraph-rsid="00a3c044" style:language-complex="fa" style:country-complex="IR"/>
    </style:style>
    <style:style style:name="P252" style:family="paragraph" style:parent-style-name="Text_20_body">
      <style:text-properties officeooo:paragraph-rsid="00a705db" style:language-complex="fa" style:country-complex="IR"/>
    </style:style>
    <style:style style:name="P253" style:family="paragraph" style:parent-style-name="Text_20_body">
      <style:text-properties officeooo:paragraph-rsid="00ab2a8e" style:language-complex="fa" style:country-complex="IR"/>
    </style:style>
    <style:style style:name="P254" style:family="paragraph" style:parent-style-name="Text_20_body">
      <style:text-properties officeooo:paragraph-rsid="00b14469" style:language-complex="fa" style:country-complex="IR"/>
    </style:style>
    <style:style style:name="P255" style:family="paragraph" style:parent-style-name="Text_20_body">
      <style:text-properties officeooo:paragraph-rsid="00b64161" style:language-complex="fa" style:country-complex="IR"/>
    </style:style>
    <style:style style:name="P256" style:family="paragraph" style:parent-style-name="Text_20_body">
      <style:text-properties officeooo:paragraph-rsid="00cfd146" style:language-complex="fa" style:country-complex="IR"/>
    </style:style>
    <style:style style:name="P257" style:family="paragraph" style:parent-style-name="Text_20_body">
      <style:text-properties officeooo:paragraph-rsid="0179a5b8" style:language-complex="fa" style:country-complex="IR"/>
    </style:style>
    <style:style style:name="P258" style:family="paragraph" style:parent-style-name="Text_20_body">
      <style:text-properties officeooo:paragraph-rsid="00e26ba3" style:language-complex="fa" style:country-complex="IR"/>
    </style:style>
    <style:style style:name="P259" style:family="paragraph" style:parent-style-name="Text_20_body">
      <style:text-properties officeooo:paragraph-rsid="01734236" style:language-complex="fa" style:country-complex="IR"/>
    </style:style>
    <style:style style:name="P260" style:family="paragraph" style:parent-style-name="Text_20_body">
      <style:text-properties officeooo:paragraph-rsid="00e9a783" style:language-complex="fa" style:country-complex="IR"/>
    </style:style>
    <style:style style:name="P261" style:family="paragraph" style:parent-style-name="Text_20_body">
      <style:text-properties officeooo:paragraph-rsid="00f111a1" style:language-complex="fa" style:country-complex="IR"/>
    </style:style>
    <style:style style:name="P262" style:family="paragraph" style:parent-style-name="Text_20_body">
      <style:text-properties officeooo:paragraph-rsid="00f9378e" style:language-complex="fa" style:country-complex="IR"/>
    </style:style>
    <style:style style:name="P263" style:family="paragraph" style:parent-style-name="Text_20_body">
      <style:text-properties officeooo:paragraph-rsid="00fb8733" style:language-complex="fa" style:country-complex="IR"/>
    </style:style>
    <style:style style:name="P264" style:family="paragraph" style:parent-style-name="Text_20_body">
      <style:text-properties officeooo:paragraph-rsid="00ff52c2" style:language-complex="fa" style:country-complex="IR"/>
    </style:style>
    <style:style style:name="P265" style:family="paragraph" style:parent-style-name="Text_20_body">
      <style:text-properties officeooo:paragraph-rsid="0118821e" style:language-complex="fa" style:country-complex="IR"/>
    </style:style>
    <style:style style:name="P266" style:family="paragraph" style:parent-style-name="Text_20_body">
      <style:text-properties officeooo:paragraph-rsid="011f5be2" style:language-complex="fa" style:country-complex="IR"/>
    </style:style>
    <style:style style:name="P267" style:family="paragraph" style:parent-style-name="Text_20_body">
      <style:text-properties officeooo:paragraph-rsid="0126fcd1" style:language-complex="fa" style:country-complex="IR"/>
    </style:style>
    <style:style style:name="P268" style:family="paragraph" style:parent-style-name="Text_20_body">
      <style:text-properties officeooo:paragraph-rsid="01286cd5" style:language-complex="fa" style:country-complex="IR"/>
    </style:style>
    <style:style style:name="P269" style:family="paragraph" style:parent-style-name="Text_20_body">
      <style:text-properties officeooo:paragraph-rsid="012a0303" style:language-complex="fa" style:country-complex="IR"/>
    </style:style>
    <style:style style:name="P270" style:family="paragraph" style:parent-style-name="Text_20_body">
      <style:text-properties officeooo:paragraph-rsid="012bfb15" style:language-complex="fa" style:country-complex="IR"/>
    </style:style>
    <style:style style:name="P271" style:family="paragraph" style:parent-style-name="Text_20_body">
      <style:text-properties officeooo:paragraph-rsid="012c643d" style:language-complex="fa" style:country-complex="IR"/>
    </style:style>
    <style:style style:name="P272" style:family="paragraph" style:parent-style-name="Text_20_body">
      <style:text-properties officeooo:paragraph-rsid="014d5480" style:language-complex="fa" style:country-complex="IR"/>
    </style:style>
    <style:style style:name="P273" style:family="paragraph" style:parent-style-name="Text_20_body">
      <style:text-properties officeooo:paragraph-rsid="0175c662" style:language-complex="fa" style:country-complex="IR"/>
    </style:style>
    <style:style style:name="P274" style:family="paragraph" style:parent-style-name="Text_20_body">
      <style:text-properties officeooo:paragraph-rsid="0155f9f2" style:language-complex="fa" style:country-complex="IR"/>
    </style:style>
    <style:style style:name="P275" style:family="paragraph" style:parent-style-name="Text_20_body">
      <style:text-properties officeooo:paragraph-rsid="015a0f27" style:language-complex="fa" style:country-complex="IR"/>
    </style:style>
    <style:style style:name="P276" style:family="paragraph" style:parent-style-name="Text_20_body">
      <style:text-properties officeooo:paragraph-rsid="015a8579" style:language-complex="fa" style:country-complex="IR"/>
    </style:style>
    <style:style style:name="P277" style:family="paragraph" style:parent-style-name="Text_20_body">
      <style:paragraph-properties fo:text-align="center" style:justify-single-word="false"/>
      <style:text-properties style:language-complex="fa" style:country-complex="IR"/>
    </style:style>
    <style:style style:name="P278" style:family="paragraph" style:parent-style-name="Text_20_body">
      <style:text-properties officeooo:paragraph-rsid="015ed139" style:language-complex="fa" style:country-complex="IR"/>
    </style:style>
    <style:style style:name="P279" style:family="paragraph" style:parent-style-name="Text_20_body">
      <style:text-properties officeooo:paragraph-rsid="015f5048" style:language-complex="fa" style:country-complex="IR"/>
    </style:style>
    <style:style style:name="P280" style:family="paragraph" style:parent-style-name="Text_20_body">
      <style:text-properties officeooo:paragraph-rsid="015f916d" style:language-complex="fa" style:country-complex="IR"/>
    </style:style>
    <style:style style:name="P281" style:family="paragraph" style:parent-style-name="EndMark">
      <style:text-properties style:language-complex="fa" style:country-complex="IR"/>
    </style:style>
    <style:style style:name="P282" style:family="paragraph" style:parent-style-name="EndMark">
      <style:text-properties officeooo:paragraph-rsid="0163c24e" style:language-complex="fa" style:country-complex="IR"/>
    </style:style>
    <style:style style:name="P283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1.2764in"/>
        </style:tab-stops>
      </style:paragraph-properties>
    </style:style>
    <style:style style:name="P284" style:family="paragraph" style:parent-style-name="Text_20_body">
      <style:text-properties officeooo:paragraph-rsid="02f509f6" style:language-complex="fa" style:country-complex="IR"/>
    </style:style>
    <style:style style:name="P285" style:family="paragraph" style:parent-style-name="Text_20_body">
      <style:text-properties officeooo:paragraph-rsid="02f5e5e9" style:language-complex="fa" style:country-complex="IR"/>
    </style:style>
    <style:style style:name="P286" style:family="paragraph" style:parent-style-name="Text_20_body">
      <style:text-properties officeooo:paragraph-rsid="02f7db9c" style:language-complex="fa" style:country-complex="IR"/>
    </style:style>
    <style:style style:name="P287" style:family="paragraph" style:parent-style-name="Text_20_body">
      <style:paragraph-properties style:writing-mode="rl-tb"/>
      <style:text-properties officeooo:paragraph-rsid="0307d10d"/>
    </style:style>
    <style:style style:name="P288" style:family="paragraph" style:parent-style-name="Text_20_body">
      <style:paragraph-properties style:writing-mode="rl-tb"/>
      <style:text-properties officeooo:paragraph-rsid="030dd537" style:language-complex="fa" style:country-complex="IR"/>
    </style:style>
    <style:style style:name="P289" style:family="paragraph" style:parent-style-name="Text_20_body">
      <style:paragraph-properties style:writing-mode="rl-tb"/>
      <style:text-properties officeooo:paragraph-rsid="0311e4aa"/>
    </style:style>
    <style:style style:name="P290" style:family="paragraph" style:parent-style-name="Table_20_Contents">
      <style:text-properties officeooo:paragraph-rsid="02d7abd3" style:language-complex="fa" style:country-complex="IR"/>
    </style:style>
    <style:style style:name="P291" style:family="paragraph" style:parent-style-name="Table_20_Contents">
      <style:text-properties officeooo:paragraph-rsid="02da5c79" style:language-complex="fa" style:country-complex="IR"/>
    </style:style>
    <style:style style:name="P292" style:family="paragraph" style:parent-style-name="Table_20_Contents">
      <style:text-properties officeooo:paragraph-rsid="02df7dff" style:language-complex="fa" style:country-complex="IR"/>
    </style:style>
    <style:style style:name="P293" style:family="paragraph" style:parent-style-name="Table_20_Contents">
      <style:text-properties officeooo:rsid="02e38835" officeooo:paragraph-rsid="02e38835" style:language-complex="fa" style:country-complex="IR"/>
    </style:style>
    <style:style style:name="P294" style:family="paragraph" style:parent-style-name="Table_20_Contents">
      <style:text-properties officeooo:paragraph-rsid="02e38a14" style:language-complex="fa" style:country-complex="IR"/>
    </style:style>
    <style:style style:name="P295" style:family="paragraph" style:parent-style-name="Table_20_Contents">
      <style:text-properties officeooo:paragraph-rsid="02fa3166" style:language-complex="fa" style:country-complex="IR"/>
    </style:style>
    <style:style style:name="P296" style:family="paragraph" style:parent-style-name="Table_20_Contents">
      <style:text-properties officeooo:paragraph-rsid="02d56a24"/>
    </style:style>
    <style:style style:name="P297" style:family="paragraph" style:parent-style-name="Table_20_Contents">
      <style:text-properties officeooo:paragraph-rsid="00b7aa11"/>
    </style:style>
    <style:style style:name="P298" style:family="paragraph" style:parent-style-name="Table_20_Contents">
      <style:text-properties officeooo:paragraph-rsid="02da5c79"/>
    </style:style>
    <style:style style:name="P299" style:family="paragraph" style:parent-style-name="Table_20_Contents">
      <style:text-properties officeooo:paragraph-rsid="02de1da4"/>
    </style:style>
    <style:style style:name="P300" style:family="paragraph" style:parent-style-name="Table_20_Contents">
      <style:text-properties officeooo:paragraph-rsid="016ad7b0"/>
    </style:style>
    <style:style style:name="P301" style:family="paragraph" style:parent-style-name="Table_20_Contents">
      <style:text-properties officeooo:paragraph-rsid="00d394d5"/>
    </style:style>
    <style:style style:name="P302" style:family="paragraph" style:parent-style-name="Table_20_Contents">
      <style:text-properties officeooo:paragraph-rsid="02e2aaf7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text-properties officeooo:paragraph-rsid="01802b3f"/>
    </style:style>
    <style:style style:name="P305" style:family="paragraph" style:parent-style-name="Table_20_Contents">
      <style:text-properties officeooo:paragraph-rsid="02fd1e27"/>
    </style:style>
    <style:style style:name="P306" style:family="paragraph" style:parent-style-name="Table_20_Contents">
      <style:text-properties officeooo:paragraph-rsid="02fde091"/>
    </style:style>
    <style:style style:name="P307" style:family="paragraph" style:parent-style-name="Heading_20_4">
      <style:text-properties style:language-complex="fa" style:country-complex="IR"/>
    </style:style>
    <style:style style:name="P308" style:family="paragraph" style:parent-style-name="Heading_20_4">
      <style:paragraph-properties style:writing-mode="rl-tb"/>
    </style:style>
    <style:style style:name="P309" style:family="paragraph" style:parent-style-name="Heading_20_3">
      <style:text-properties style:language-complex="fa" style:country-complex="IR"/>
    </style:style>
    <style:style style:name="P310" style:family="paragraph" style:parent-style-name="Heading_20_3">
      <style:text-properties officeooo:paragraph-rsid="0053a370" style:language-complex="fa" style:country-complex="IR"/>
    </style:style>
    <style:style style:name="P311" style:family="paragraph" style:parent-style-name="Heading_20_3">
      <style:text-properties officeooo:paragraph-rsid="02121418"/>
    </style:style>
    <style:style style:name="P312" style:family="paragraph" style:parent-style-name="Heading_20_3">
      <style:text-properties officeooo:paragraph-rsid="025236d7"/>
    </style:style>
    <style:style style:name="P313" style:family="paragraph" style:parent-style-name="MarginaliaSmall">
      <style:paragraph-properties fo:text-align="justify" style:justify-single-word="false"/>
      <style:text-properties officeooo:paragraph-rsid="02ee5e20"/>
    </style:style>
    <style:style style:name="P314" style:family="paragraph" style:parent-style-name="MarginaliaSmall">
      <style:paragraph-properties fo:text-align="center" style:justify-single-word="false"/>
      <style:text-properties officeooo:paragraph-rsid="02ee5e20"/>
    </style:style>
    <style:style style:name="T1" style:family="text"/>
    <style:style style:name="T2" style:family="text">
      <style:text-properties officeooo:rsid="00687b3a"/>
    </style:style>
    <style:style style:name="T3" style:family="text">
      <style:text-properties officeooo:rsid="0069fb36"/>
    </style:style>
    <style:style style:name="T4" style:family="text">
      <style:text-properties officeooo:rsid="00829e25"/>
    </style:style>
    <style:style style:name="T5" style:family="text">
      <style:text-properties officeooo:rsid="003410ae"/>
    </style:style>
    <style:style style:name="T6" style:family="text">
      <style:text-properties officeooo:rsid="00e26ba3"/>
    </style:style>
    <style:style style:name="T7" style:family="text">
      <style:text-properties officeooo:rsid="00e5f86a"/>
    </style:style>
    <style:style style:name="T8" style:family="text">
      <style:text-properties officeooo:rsid="00e9280b"/>
    </style:style>
    <style:style style:name="T9" style:family="text">
      <style:text-properties officeooo:rsid="00e99093"/>
    </style:style>
    <style:style style:name="T10" style:family="text">
      <style:text-properties officeooo:rsid="00fb8733"/>
    </style:style>
    <style:style style:name="T11" style:family="text">
      <style:text-properties officeooo:rsid="010a6a35"/>
    </style:style>
    <style:style style:name="T12" style:family="text">
      <style:text-properties officeooo:rsid="010d5e92"/>
    </style:style>
    <style:style style:name="T13" style:family="text">
      <style:text-properties officeooo:rsid="0138a86f"/>
    </style:style>
    <style:style style:name="T14" style:family="text">
      <style:text-properties officeooo:rsid="0149206b"/>
    </style:style>
    <style:style style:name="T15" style:family="text">
      <style:text-properties officeooo:rsid="014d5480"/>
    </style:style>
    <style:style style:name="T16" style:family="text">
      <style:text-properties officeooo:rsid="01511238"/>
    </style:style>
    <style:style style:name="T17" style:family="text">
      <style:text-properties officeooo:rsid="0153f8bf"/>
    </style:style>
    <style:style style:name="T18" style:family="text">
      <style:text-properties officeooo:rsid="015a8579"/>
    </style:style>
    <style:style style:name="T19" style:family="text">
      <style:text-properties officeooo:rsid="015cb5fa"/>
    </style:style>
    <style:style style:name="T20" style:family="text">
      <style:text-properties officeooo:rsid="015ed139"/>
    </style:style>
    <style:style style:name="T21" style:family="text">
      <style:text-properties officeooo:rsid="015f5048"/>
    </style:style>
    <style:style style:name="T22" style:family="text">
      <style:text-properties officeooo:rsid="015f916d"/>
    </style:style>
    <style:style style:name="T23" style:family="text">
      <style:text-properties officeooo:rsid="0163c24e"/>
    </style:style>
    <style:style style:name="T24" style:family="text">
      <style:text-properties style:language-complex="fa" style:country-complex="IR"/>
    </style:style>
    <style:style style:name="T25" style:family="text">
      <style:text-properties officeooo:rsid="006df27f" style:language-complex="fa" style:country-complex="IR"/>
    </style:style>
    <style:style style:name="T26" style:family="text">
      <style:text-properties officeooo:rsid="007a88a6" style:language-complex="fa" style:country-complex="IR"/>
    </style:style>
    <style:style style:name="T27" style:family="text">
      <style:text-properties officeooo:rsid="008365ea" style:language-complex="fa" style:country-complex="IR"/>
    </style:style>
    <style:style style:name="T28" style:family="text">
      <style:text-properties officeooo:rsid="009e6090" style:language-complex="fa" style:country-complex="IR"/>
    </style:style>
    <style:style style:name="T29" style:family="text">
      <style:text-properties officeooo:rsid="00cdce46" style:language-complex="fa" style:country-complex="IR"/>
    </style:style>
    <style:style style:name="T30" style:family="text">
      <style:text-properties officeooo:rsid="00e73e18" style:language-complex="fa" style:country-complex="IR"/>
    </style:style>
    <style:style style:name="T31" style:family="text">
      <style:text-properties officeooo:rsid="01164d78" style:language-complex="fa" style:country-complex="IR"/>
    </style:style>
    <style:style style:name="T32" style:family="text">
      <style:text-properties officeooo:rsid="0115a7c6" style:language-complex="fa" style:country-complex="IR"/>
    </style:style>
    <style:style style:name="T33" style:family="text">
      <style:text-properties officeooo:rsid="01317130" style:language-complex="fa" style:country-complex="IR"/>
    </style:style>
    <style:style style:name="T34" style:family="text">
      <style:text-properties officeooo:rsid="022c8046" style:language-complex="fa" style:country-complex="IR"/>
    </style:style>
    <style:style style:name="T35" style:family="text">
      <style:text-properties officeooo:rsid="022ed267" style:language-complex="fa" style:country-complex="IR"/>
    </style:style>
    <style:style style:name="T36" style:family="text">
      <style:text-properties officeooo:rsid="02d3488c" style:language-complex="fa" style:country-complex="IR"/>
    </style:style>
    <style:style style:name="T37" style:family="text">
      <style:text-properties officeooo:rsid="02d56a24" style:language-complex="fa" style:country-complex="IR"/>
    </style:style>
    <style:style style:name="T38" style:family="text">
      <style:text-properties officeooo:rsid="02f26952" style:language-complex="fa" style:country-complex="IR"/>
    </style:style>
    <style:style style:name="T39" style:family="text">
      <style:text-properties officeooo:rsid="01bc95ac"/>
    </style:style>
    <style:style style:name="T40" style:family="text">
      <style:text-properties officeooo:rsid="01be3c22"/>
    </style:style>
    <style:style style:name="T41" style:family="text">
      <style:text-properties officeooo:rsid="01c05971"/>
    </style:style>
    <style:style style:name="T42" style:family="text">
      <style:text-properties officeooo:rsid="01c1aa15"/>
    </style:style>
    <style:style style:name="T43" style:family="text">
      <style:text-properties officeooo:rsid="01c32b34"/>
    </style:style>
    <style:style style:name="T44" style:family="text">
      <style:text-properties officeooo:rsid="01c49807"/>
    </style:style>
    <style:style style:name="T45" style:family="text">
      <style:text-properties officeooo:rsid="01c4aba1"/>
    </style:style>
    <style:style style:name="T46" style:family="text">
      <style:text-properties officeooo:rsid="01c55cfa"/>
    </style:style>
    <style:style style:name="T47" style:family="text">
      <style:text-properties officeooo:rsid="01c71ebd"/>
    </style:style>
    <style:style style:name="T48" style:family="text">
      <style:text-properties officeooo:rsid="01c771e4"/>
    </style:style>
    <style:style style:name="T49" style:family="text">
      <style:text-properties officeooo:rsid="01c83d4e"/>
    </style:style>
    <style:style style:name="T50" style:family="text">
      <style:text-properties officeooo:rsid="01cafe63"/>
    </style:style>
    <style:style style:name="T51" style:family="text">
      <style:text-properties officeooo:rsid="01cbfa9b"/>
    </style:style>
    <style:style style:name="T52" style:family="text">
      <style:text-properties officeooo:rsid="01cd4fb1"/>
    </style:style>
    <style:style style:name="T53" style:family="text">
      <style:text-properties officeooo:rsid="01cde7ff"/>
    </style:style>
    <style:style style:name="T54" style:family="text">
      <style:text-properties officeooo:rsid="01ce62c8"/>
    </style:style>
    <style:style style:name="T55" style:family="text">
      <style:text-properties officeooo:rsid="01cfc9ce"/>
    </style:style>
    <style:style style:name="T56" style:family="text">
      <style:text-properties officeooo:rsid="01d1f313"/>
    </style:style>
    <style:style style:name="T57" style:family="text">
      <style:text-properties officeooo:rsid="01d2f3b9"/>
    </style:style>
    <style:style style:name="T58" style:family="text">
      <style:text-properties officeooo:rsid="01d3453b"/>
    </style:style>
    <style:style style:name="T59" style:family="text">
      <style:text-properties officeooo:rsid="01d53851"/>
    </style:style>
    <style:style style:name="T60" style:family="text">
      <style:text-properties officeooo:rsid="01d68bf7"/>
    </style:style>
    <style:style style:name="T61" style:family="text">
      <style:text-properties officeooo:rsid="01d6e3a0"/>
    </style:style>
    <style:style style:name="T62" style:family="text">
      <style:text-properties officeooo:rsid="01d7f2fa"/>
    </style:style>
    <style:style style:name="T63" style:family="text">
      <style:text-properties officeooo:rsid="01d8cfef"/>
    </style:style>
    <style:style style:name="T64" style:family="text">
      <style:text-properties officeooo:rsid="01da764f"/>
    </style:style>
    <style:style style:name="T65" style:family="text">
      <style:text-properties officeooo:rsid="01db7c42"/>
    </style:style>
    <style:style style:name="T66" style:family="text">
      <style:text-properties officeooo:rsid="01dc839d"/>
    </style:style>
    <style:style style:name="T67" style:family="text">
      <style:text-properties officeooo:rsid="01dce470"/>
    </style:style>
    <style:style style:name="T68" style:family="text">
      <style:text-properties officeooo:rsid="01de45a2"/>
    </style:style>
    <style:style style:name="T69" style:family="text">
      <style:text-properties officeooo:rsid="01dfad6a"/>
    </style:style>
    <style:style style:name="T70" style:family="text">
      <style:text-properties officeooo:rsid="01e08576"/>
    </style:style>
    <style:style style:name="T71" style:family="text">
      <style:text-properties officeooo:rsid="01e17349"/>
    </style:style>
    <style:style style:name="T72" style:family="text">
      <style:text-properties officeooo:rsid="01e17de6"/>
    </style:style>
    <style:style style:name="T73" style:family="text">
      <style:text-properties officeooo:rsid="01e34d77"/>
    </style:style>
    <style:style style:name="T74" style:family="text">
      <style:text-properties officeooo:rsid="01e6de5e"/>
    </style:style>
    <style:style style:name="T75" style:family="text">
      <style:text-properties officeooo:rsid="01e83c9b"/>
    </style:style>
    <style:style style:name="T76" style:family="text">
      <style:text-properties officeooo:rsid="01ea22c9"/>
    </style:style>
    <style:style style:name="T77" style:family="text">
      <style:text-properties officeooo:rsid="01f35ab4"/>
    </style:style>
    <style:style style:name="T78" style:family="text">
      <style:text-properties officeooo:rsid="01f50cd7"/>
    </style:style>
    <style:style style:name="T79" style:family="text">
      <style:text-properties officeooo:rsid="01f671b1"/>
    </style:style>
    <style:style style:name="T80" style:family="text">
      <style:text-properties officeooo:rsid="01f819e0"/>
    </style:style>
    <style:style style:name="T81" style:family="text">
      <style:text-properties officeooo:rsid="01f943ae"/>
    </style:style>
    <style:style style:name="T82" style:family="text">
      <style:text-properties officeooo:rsid="01f9a9eb"/>
    </style:style>
    <style:style style:name="T83" style:family="text">
      <style:text-properties officeooo:rsid="01fac6d9"/>
    </style:style>
    <style:style style:name="T84" style:family="text">
      <style:text-properties officeooo:rsid="01fbb44e"/>
    </style:style>
    <style:style style:name="T85" style:family="text">
      <style:text-properties officeooo:rsid="01ff0511"/>
    </style:style>
    <style:style style:name="T86" style:family="text">
      <style:text-properties officeooo:rsid="0200bc69"/>
    </style:style>
    <style:style style:name="T87" style:family="text">
      <style:text-properties officeooo:rsid="0201d294"/>
    </style:style>
    <style:style style:name="T88" style:family="text">
      <style:text-properties officeooo:rsid="020514e3"/>
    </style:style>
    <style:style style:name="T89" style:family="text">
      <style:text-properties officeooo:rsid="020669e1"/>
    </style:style>
    <style:style style:name="T90" style:family="text">
      <style:text-properties officeooo:rsid="020c6a52"/>
    </style:style>
    <style:style style:name="T91" style:family="text">
      <style:text-properties officeooo:rsid="020d249e"/>
    </style:style>
    <style:style style:name="T92" style:family="text">
      <style:text-properties officeooo:rsid="020ecab9"/>
    </style:style>
    <style:style style:name="T93" style:family="text">
      <style:text-properties officeooo:rsid="02101314"/>
    </style:style>
    <style:style style:name="T94" style:family="text">
      <style:text-properties officeooo:rsid="0213db3d"/>
    </style:style>
    <style:style style:name="T95" style:family="text">
      <style:text-properties officeooo:rsid="0218dddf"/>
    </style:style>
    <style:style style:name="T96" style:family="text">
      <style:text-properties officeooo:rsid="0219c885"/>
    </style:style>
    <style:style style:name="T97" style:family="text">
      <style:text-properties officeooo:rsid="021b17c7"/>
    </style:style>
    <style:style style:name="T98" style:family="text">
      <style:text-properties officeooo:rsid="021d3751"/>
    </style:style>
    <style:style style:name="T99" style:family="text">
      <style:text-properties officeooo:rsid="021f1da2"/>
    </style:style>
    <style:style style:name="T100" style:family="text">
      <style:text-properties officeooo:rsid="022100ed"/>
    </style:style>
    <style:style style:name="T101" style:family="text">
      <style:text-properties officeooo:rsid="02218729"/>
    </style:style>
    <style:style style:name="T102" style:family="text">
      <style:text-properties officeooo:rsid="02227943"/>
    </style:style>
    <style:style style:name="T103" style:family="text">
      <style:text-properties officeooo:rsid="02246e1c"/>
    </style:style>
    <style:style style:name="T104" style:family="text">
      <style:text-properties officeooo:rsid="022c8046"/>
    </style:style>
    <style:style style:name="T105" style:family="text">
      <style:text-properties officeooo:rsid="022cfe65"/>
    </style:style>
    <style:style style:name="T106" style:family="text">
      <style:text-properties officeooo:rsid="022ed267"/>
    </style:style>
    <style:style style:name="T107" style:family="text">
      <style:text-properties officeooo:rsid="023219a8"/>
    </style:style>
    <style:style style:name="T108" style:family="text">
      <style:text-properties officeooo:rsid="0233b368"/>
    </style:style>
    <style:style style:name="T109" style:family="text">
      <style:text-properties officeooo:rsid="02350267"/>
    </style:style>
    <style:style style:name="T110" style:family="text">
      <style:text-properties officeooo:rsid="02350474"/>
    </style:style>
    <style:style style:name="T111" style:family="text">
      <style:text-properties officeooo:rsid="0236707c"/>
    </style:style>
    <style:style style:name="T112" style:family="text">
      <style:text-properties officeooo:rsid="0237cd24"/>
    </style:style>
    <style:style style:name="T113" style:family="text">
      <style:text-properties officeooo:rsid="023b1b74"/>
    </style:style>
    <style:style style:name="T114" style:family="text">
      <style:text-properties officeooo:rsid="023cf8df"/>
    </style:style>
    <style:style style:name="T115" style:family="text">
      <style:text-properties officeooo:rsid="023d6859"/>
    </style:style>
    <style:style style:name="T116" style:family="text">
      <style:text-properties officeooo:rsid="0240d742"/>
    </style:style>
    <style:style style:name="T117" style:family="text">
      <style:text-properties officeooo:rsid="0241c090"/>
    </style:style>
    <style:style style:name="T118" style:family="text">
      <style:text-properties officeooo:rsid="02439072"/>
    </style:style>
    <style:style style:name="T119" style:family="text">
      <style:text-properties officeooo:rsid="02497c8d"/>
    </style:style>
    <style:style style:name="T120" style:family="text">
      <style:text-properties officeooo:rsid="024c0c8e"/>
    </style:style>
    <style:style style:name="T121" style:family="text">
      <style:text-properties officeooo:rsid="024d9990"/>
    </style:style>
    <style:style style:name="T122" style:family="text">
      <style:text-properties officeooo:rsid="024f5546"/>
    </style:style>
    <style:style style:name="T123" style:family="text">
      <style:text-properties officeooo:rsid="024f9166"/>
    </style:style>
    <style:style style:name="T124" style:family="text">
      <style:text-properties officeooo:rsid="024fdea3"/>
    </style:style>
    <style:style style:name="T125" style:family="text">
      <style:text-properties officeooo:rsid="025024f5"/>
    </style:style>
    <style:style style:name="T126" style:family="text">
      <style:text-properties officeooo:rsid="02557126"/>
    </style:style>
    <style:style style:name="T127" style:family="text">
      <style:text-properties officeooo:rsid="0255a1f2"/>
    </style:style>
    <style:style style:name="T128" style:family="text">
      <style:text-properties officeooo:rsid="025648bc"/>
    </style:style>
    <style:style style:name="T129" style:family="text">
      <style:text-properties officeooo:rsid="02575805"/>
    </style:style>
    <style:style style:name="T130" style:family="text">
      <style:text-properties officeooo:rsid="02584273"/>
    </style:style>
    <style:style style:name="T131" style:family="text">
      <style:text-properties officeooo:rsid="0258e673"/>
    </style:style>
    <style:style style:name="T132" style:family="text">
      <style:text-properties officeooo:rsid="025a4066"/>
    </style:style>
    <style:style style:name="T133" style:family="text">
      <style:text-properties officeooo:rsid="025b7518"/>
    </style:style>
    <style:style style:name="T134" style:family="text">
      <style:text-properties officeooo:rsid="025d6d50"/>
    </style:style>
    <style:style style:name="T135" style:family="text">
      <style:text-properties officeooo:rsid="025ea8d9"/>
    </style:style>
    <style:style style:name="T136" style:family="text">
      <style:text-properties officeooo:rsid="02617f08"/>
    </style:style>
    <style:style style:name="T137" style:family="text">
      <style:text-properties officeooo:rsid="02619bfb"/>
    </style:style>
    <style:style style:name="T138" style:family="text">
      <style:text-properties officeooo:rsid="026334f5"/>
    </style:style>
    <style:style style:name="T139" style:family="text">
      <style:text-properties officeooo:rsid="0263b4f5"/>
    </style:style>
    <style:style style:name="T140" style:family="text">
      <style:text-properties officeooo:rsid="02641f18"/>
    </style:style>
    <style:style style:name="T141" style:family="text">
      <style:text-properties officeooo:rsid="02643b3f"/>
    </style:style>
    <style:style style:name="T142" style:family="text">
      <style:text-properties officeooo:rsid="026703ee"/>
    </style:style>
    <style:style style:name="T143" style:family="text">
      <style:text-properties officeooo:rsid="02685995"/>
    </style:style>
    <style:style style:name="T144" style:family="text">
      <style:text-properties officeooo:rsid="0269e181"/>
    </style:style>
    <style:style style:name="T145" style:family="text">
      <style:text-properties officeooo:rsid="026ae706"/>
    </style:style>
    <style:style style:name="T146" style:family="text">
      <style:text-properties officeooo:rsid="026c2304"/>
    </style:style>
    <style:style style:name="T147" style:family="text">
      <style:text-properties officeooo:rsid="026c2c50"/>
    </style:style>
    <style:style style:name="T148" style:family="text">
      <style:text-properties officeooo:rsid="026d2463"/>
    </style:style>
    <style:style style:name="T149" style:family="text">
      <style:text-properties officeooo:rsid="026d3e80"/>
    </style:style>
    <style:style style:name="T150" style:family="text">
      <style:text-properties officeooo:rsid="026f327c"/>
    </style:style>
    <style:style style:name="T151" style:family="text">
      <style:text-properties officeooo:rsid="0271a3ec"/>
    </style:style>
    <style:style style:name="T152" style:family="text">
      <style:text-properties officeooo:rsid="0272dfde"/>
    </style:style>
    <style:style style:name="T153" style:family="text">
      <style:text-properties officeooo:rsid="0272e243"/>
    </style:style>
    <style:style style:name="T154" style:family="text">
      <style:text-properties officeooo:rsid="0273551b"/>
    </style:style>
    <style:style style:name="T155" style:family="text">
      <style:text-properties officeooo:rsid="0273d8ee"/>
    </style:style>
    <style:style style:name="T156" style:family="text">
      <style:text-properties officeooo:rsid="0274f47c"/>
    </style:style>
    <style:style style:name="T157" style:family="text">
      <style:text-properties officeooo:rsid="02750bff"/>
    </style:style>
    <style:style style:name="T158" style:family="text">
      <style:text-properties officeooo:rsid="02754782"/>
    </style:style>
    <style:style style:name="T159" style:family="text">
      <style:text-properties officeooo:rsid="0277d531"/>
    </style:style>
    <style:style style:name="T160" style:family="text">
      <style:text-properties officeooo:rsid="027964fa"/>
    </style:style>
    <style:style style:name="T161" style:family="text">
      <style:text-properties officeooo:rsid="027975e9"/>
    </style:style>
    <style:style style:name="T162" style:family="text">
      <style:text-properties officeooo:rsid="027a1e8f"/>
    </style:style>
    <style:style style:name="T163" style:family="text">
      <style:text-properties officeooo:rsid="027bf84d"/>
    </style:style>
    <style:style style:name="T164" style:family="text">
      <style:text-properties officeooo:rsid="027db74c"/>
    </style:style>
    <style:style style:name="T165" style:family="text">
      <style:text-properties officeooo:rsid="027f2865"/>
    </style:style>
    <style:style style:name="T166" style:family="text">
      <style:text-properties officeooo:rsid="027f5278"/>
    </style:style>
    <style:style style:name="T167" style:family="text">
      <style:text-properties officeooo:rsid="02808b57"/>
    </style:style>
    <style:style style:name="T168" style:family="text">
      <style:text-properties officeooo:rsid="02853d62"/>
    </style:style>
    <style:style style:name="T169" style:family="text">
      <style:text-properties officeooo:rsid="02869193"/>
    </style:style>
    <style:style style:name="T170" style:family="text">
      <style:text-properties officeooo:rsid="02882337"/>
    </style:style>
    <style:style style:name="T171" style:family="text">
      <style:text-properties officeooo:rsid="02899dd8"/>
    </style:style>
    <style:style style:name="T172" style:family="text">
      <style:text-properties officeooo:rsid="028a0a0f"/>
    </style:style>
    <style:style style:name="T173" style:family="text">
      <style:text-properties officeooo:rsid="028a5547"/>
    </style:style>
    <style:style style:name="T174" style:family="text">
      <style:text-properties officeooo:rsid="028c2b44"/>
    </style:style>
    <style:style style:name="T175" style:family="text">
      <style:text-properties officeooo:rsid="028d68ff"/>
    </style:style>
    <style:style style:name="T176" style:family="text">
      <style:text-properties officeooo:rsid="028ec69b"/>
    </style:style>
    <style:style style:name="T177" style:family="text">
      <style:text-properties officeooo:rsid="02920ab3"/>
    </style:style>
    <style:style style:name="T178" style:family="text">
      <style:text-properties officeooo:rsid="0292e063"/>
    </style:style>
    <style:style style:name="T179" style:family="text">
      <style:text-properties officeooo:rsid="02949a2c"/>
    </style:style>
    <style:style style:name="T180" style:family="text">
      <style:text-properties officeooo:rsid="0296709e"/>
    </style:style>
    <style:style style:name="T181" style:family="text">
      <style:text-properties officeooo:rsid="02988755"/>
    </style:style>
    <style:style style:name="T182" style:family="text">
      <style:text-properties officeooo:rsid="029938a3"/>
    </style:style>
    <style:style style:name="T183" style:family="text">
      <style:text-properties officeooo:rsid="029b29e9"/>
    </style:style>
    <style:style style:name="T184" style:family="text">
      <style:text-properties officeooo:rsid="029c73bf"/>
    </style:style>
    <style:style style:name="T185" style:family="text">
      <style:text-properties officeooo:rsid="02a02755"/>
    </style:style>
    <style:style style:name="T186" style:family="text">
      <style:text-properties officeooo:rsid="02a38729"/>
    </style:style>
    <style:style style:name="T187" style:family="text">
      <style:text-properties officeooo:rsid="02a9801a"/>
    </style:style>
    <style:style style:name="T188" style:family="text">
      <style:text-properties officeooo:rsid="02aa70a4"/>
    </style:style>
    <style:style style:name="T189" style:family="text">
      <style:text-properties officeooo:rsid="02abe9de"/>
    </style:style>
    <style:style style:name="T190" style:family="text">
      <style:text-properties officeooo:rsid="02ad8e09"/>
    </style:style>
    <style:style style:name="T191" style:family="text">
      <style:text-properties officeooo:rsid="02af138e"/>
    </style:style>
    <style:style style:name="T192" style:family="text">
      <style:text-properties officeooo:rsid="02b00d74"/>
    </style:style>
    <style:style style:name="T193" style:family="text">
      <style:text-properties officeooo:rsid="02b33e74"/>
    </style:style>
    <style:style style:name="T194" style:family="text">
      <style:text-properties officeooo:rsid="02b3ad25"/>
    </style:style>
    <style:style style:name="T195" style:family="text">
      <style:text-properties officeooo:rsid="02b50c81"/>
    </style:style>
    <style:style style:name="T196" style:family="text">
      <style:text-properties officeooo:rsid="02bcde8e"/>
    </style:style>
    <style:style style:name="T197" style:family="text">
      <style:text-properties officeooo:rsid="02c0d55d"/>
    </style:style>
    <style:style style:name="T198" style:family="text">
      <style:text-properties officeooo:rsid="02c2ae94"/>
    </style:style>
    <style:style style:name="T199" style:family="text">
      <style:text-properties officeooo:rsid="02d0401b"/>
    </style:style>
    <style:style style:name="T200" style:family="text">
      <style:text-properties officeooo:rsid="02d1c0fd"/>
    </style:style>
    <style:style style:name="T201" style:family="text">
      <style:text-properties officeooo:rsid="02d1fe2c"/>
    </style:style>
    <style:style style:name="T202" style:family="text">
      <style:text-properties fo:font-style="normal" officeooo:rsid="02e96ee5" style:font-style-asian="normal" style:font-style-complex="normal"/>
    </style:style>
    <style:style style:name="T203" style:family="text">
      <style:text-properties fo:font-style="normal" officeooo:rsid="02ec2a0b" style:font-style-asian="normal" style:font-style-complex="normal"/>
    </style:style>
    <style:style style:name="T204" style:family="text">
      <style:text-properties fo:font-style="normal" officeooo:rsid="02ef7f68" style:font-style-asian="normal" style:font-style-complex="normal"/>
    </style:style>
    <style:style style:name="T205" style:family="text">
      <style:text-properties officeooo:rsid="02d56a24"/>
    </style:style>
    <style:style style:name="T206" style:family="text">
      <style:text-properties officeooo:rsid="02d6cf8c"/>
    </style:style>
    <style:style style:name="T207" style:family="text">
      <style:text-properties officeooo:rsid="02d7abd3"/>
    </style:style>
    <style:style style:name="T208" style:family="text">
      <style:text-properties officeooo:rsid="02d9e191"/>
    </style:style>
    <style:style style:name="T209" style:family="text">
      <style:text-properties officeooo:rsid="02da673b"/>
    </style:style>
    <style:style style:name="T210" style:family="text">
      <style:text-properties officeooo:rsid="02db46d9"/>
    </style:style>
    <style:style style:name="T211" style:family="text">
      <style:text-properties officeooo:rsid="02de0afe"/>
    </style:style>
    <style:style style:name="T212" style:family="text">
      <style:text-properties officeooo:rsid="02df7dff"/>
    </style:style>
    <style:style style:name="T213" style:family="text">
      <style:text-properties officeooo:rsid="02e13621"/>
    </style:style>
    <style:style style:name="T214" style:family="text">
      <style:text-properties officeooo:rsid="02e5a06d"/>
    </style:style>
    <style:style style:name="T215" style:family="text">
      <style:text-properties fo:font-style="italic" officeooo:rsid="02e7802a" style:font-style-asian="italic" style:font-style-complex="italic"/>
    </style:style>
    <style:style style:name="T216" style:family="text">
      <style:text-properties fo:font-style="italic" fo:font-weight="bold" officeooo:rsid="02eb4bfc" style:font-style-asian="italic" style:font-weight-asian="bold" style:font-style-complex="italic" style:font-weight-complex="bold"/>
    </style:style>
    <style:style style:name="T217" style:family="text">
      <style:text-properties officeooo:rsid="02eb4bfc"/>
    </style:style>
    <style:style style:name="T218" style:family="text">
      <style:text-properties officeooo:rsid="02ef7f68"/>
    </style:style>
    <style:style style:name="T219" style:family="text">
      <style:text-properties officeooo:rsid="02f086bb"/>
    </style:style>
    <style:style style:name="T220" style:family="text">
      <style:text-properties officeooo:rsid="02f26d52"/>
    </style:style>
    <style:style style:name="T221" style:family="text">
      <style:text-properties officeooo:rsid="02f39958"/>
    </style:style>
    <style:style style:name="T222" style:family="text">
      <style:text-properties officeooo:rsid="02f42aae"/>
    </style:style>
    <style:style style:name="T223" style:family="text">
      <style:text-properties officeooo:rsid="02f509f6"/>
    </style:style>
    <style:style style:name="T224" style:family="text">
      <style:text-properties officeooo:rsid="02f5e5e9"/>
    </style:style>
    <style:style style:name="T225" style:family="text">
      <style:text-properties officeooo:rsid="02f7db9c"/>
    </style:style>
    <style:style style:name="T226" style:family="text">
      <style:text-properties officeooo:rsid="02fa3166"/>
    </style:style>
    <style:style style:name="T227" style:family="text">
      <style:text-properties officeooo:rsid="02ff3c31"/>
    </style:style>
    <style:style style:name="T228" style:family="text">
      <style:text-properties officeooo:rsid="02ffd879"/>
    </style:style>
    <style:style style:name="T229" style:family="text">
      <style:text-properties officeooo:rsid="0300921c"/>
    </style:style>
    <style:style style:name="T230" style:family="text">
      <style:text-properties officeooo:rsid="0302cffc"/>
    </style:style>
    <style:style style:name="T231" style:family="text">
      <style:text-properties officeooo:rsid="03039b44"/>
    </style:style>
    <style:style style:name="T232" style:family="text">
      <style:text-properties officeooo:rsid="0307d10d"/>
    </style:style>
    <style:style style:name="T233" style:family="text">
      <style:text-properties officeooo:rsid="0309be2d"/>
    </style:style>
    <style:style style:name="T234" style:family="text">
      <style:text-properties officeooo:rsid="030ca677"/>
    </style:style>
    <style:style style:name="T235" style:family="text">
      <style:text-properties officeooo:rsid="030e84ee"/>
    </style:style>
    <style:style style:name="T236" style:family="text">
      <style:text-properties officeooo:rsid="03103b9c"/>
    </style:style>
    <style:style style:name="fr1" style:family="graphic" style:parent-style-name="Letter">
      <style:graphic-properties style:vertical-pos="top" style:vertical-rel="baseline" style:horizontal-pos="center" style:horizontal-rel="paragraph-content" loext:rel-width-rel="paragraph" loext:rel-height-rel="paragraph"/>
    </style:style>
    <style:style style:name="fr2" style:family="graphic" style:parent-style-name="Letter">
      <style:graphic-properties style:vertical-pos="top" style:vertical-rel="baseline" style:horizontal-pos="center" style:horizontal-rel="paragraph-content" loext:rel-width-rel="paragraph"/>
    </style:style>
    <style:style style:name="fr3" style:family="graphic" style:parent-style-name="Letter">
      <style:graphic-properties style:vertical-pos="top" style:vertical-rel="baseline" draw:fill-image-width="0in" draw:fill-image-height="0in" loext:rel-width-rel="paragraph" loext:rel-height-rel="paragraph"/>
    </style:style>
    <style:style style:name="fr4" style:family="graphic" style:parent-style-name="Letter">
      <style:graphic-properties style:vertical-pos="top" style:vertical-rel="baseline" loext:rel-width-rel="paragraph" loext:rel-height-rel="paragraph"/>
    </style:style>
    <style:style style:name="fr5" style:family="graphic" style:parent-style-name="Marginalia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draw:fill-image-width="0in" draw:fill-image-height="0in" fo:padding="0.0402in" fo:border="0.06pt solid #ffffff" style:shadow="#808080 0.0701in 0.0701in" draw:shadow-opacity="100%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16170736" text:id="ct316170736">
          <text:deletion>
            <office:change-info>
              <dc:creator>Žāle Mottahedin</dc:creator>
              <dc:date>2018-08-18T20:26:00</dc:date>
            </office:change-info>
            <text:p text:style-name="P1"><text:span text:style-name="Arabic"/></text:p>
            <text:p text:style-name="P1"><text:span text:style-name="Arabic"/></text:p>
          </text:deletion>
        </text:changed-region>
        <text:changed-region xml:id="ct318247616" text:id="ct318247616">
          <text:deletion>
            <office:change-info>
              <dc:creator>Žāle Mottahedin</dc:creator>
              <dc:date>2018-08-18T20:25:00</dc:date>
            </office:change-info>
            <text:p text:style-name="P1"><text:span text:style-name="Arabic"/></text:p>
            <text:p text:style-name="Text_20_body"><text:span text:style-name="Arabic"/></text:p>
            <text:p text:style-name="P1"><text:span text:style-name="Arabic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iktor" text:name="name1m"/>
        <text:user-field-decl office:value-type="string" office:string-value="Tobiās" text:name="name2m"/>
        <text:user-field-decl office:value-type="string" office:string-value="Ānātol" text:name="name3m"/>
        <text:user-field-decl office:value-type="string" office:string-value="Ingrid" text:name="name1f"/>
        <text:user-field-decl office:value-type="string" office:string-value="Sepide" text:name="name2f"/>
        <text:user-field-decl office:value-type="string" office:string-value="Kiānā" text:name="name3f"/>
        <text:user-field-decl office:value-type="string" office:string-value="Tarāne" text:name="name4f"/>
        <text:user-field-decl office:value-type="string" office:string-value="Ruzbe" text:name="name4m"/>
        <text:user-field-decl office:value-type="string" office:string-value="Mehrdād" text:name="name5m"/>
        <text:user-field-decl office:value-type="string" office:string-value="Farānse" text:name="country1"/>
        <text:user-field-decl office:value-type="string" office:string-value="Belārus" text:name="country2"/>
        <text:user-field-decl office:value-type="string" office:string-value="farānsavi" text:name="people1"/>
        <text:user-field-decl office:value-type="string" office:string-value="Pāris" text:name="city1"/>
        <text:user-field-decl office:value-type="string" office:string-value="ویکتور" text:name="name1mF"/>
        <text:user-field-decl office:value-type="string" office:string-value="توبیاس" text:name="name2mF"/>
        <text:user-field-decl office:value-type="string" office:string-value="آناتول" text:name="name3mF"/>
        <text:user-field-decl office:value-type="string" office:string-value="اینگرید" text:name="name1fF"/>
        <text:user-field-decl office:value-type="string" office:string-value="سپیده" text:name="name2fF"/>
        <text:user-field-decl office:value-type="string" office:string-value="کیانا" text:name="name3fF"/>
        <text:user-field-decl office:value-type="string" office:string-value="ترانه" text:name="name4fF"/>
        <text:user-field-decl office:value-type="string" office:string-value="روزبه" text:name="name4mF"/>
        <text:user-field-decl office:value-type="string" office:string-value="مهرداد" text:name="name5mF"/>
        <text:user-field-decl office:value-type="string" office:string-value="فرانسه" text:name="country1F"/>
        <text:user-field-decl office:value-type="string" office:string-value="بلاروس" text:name="country2F"/>
        <text:user-field-decl office:value-type="string" office:string-value="فرانسوی" text:name="people1F"/>
        <text:user-field-decl office:value-type="string" office:string-value="پاریس" text:name="city1F"/>
      </text:user-field-decls>
      <text:h text:style-name="P229" text:outline-level="3"><text:note text:id="ftn1" text:note-class="footnote"><text:note-citation text:label=" "> </text:note-citation><text:note-body><text:p text:style-name="P142"><text:span text:style-name="Footnote_20_Symbol"><text:span text:style-name="T24">yek </text:span></text:span><text:span text:style-name="Footnote_20_Symbol"><text:span text:style-name="T24"><text:page-number text:select-page="current">1</text:page-number></text:span></text:span></text:p><text:p text:style-name="P143"><text:page-number text:select-page="current">2</text:page-number> do</text:p><text:p text:style-name="P142"><text:span text:style-name="Footnote_20_Symbol"><text:span text:style-name="T24">se </text:span></text:span><text:span text:style-name="Footnote_20_Symbol"><text:span text:style-name="T24"><text:page-number text:select-page="current">3</text:page-number></text:span></text:span></text:p><text:p text:style-name="P143"><text:page-number text:select-page="current">4</text:page-number> cāhār</text:p><text:p text:style-name="P142"><text:span text:style-name="Footnote_20_Symbol"><text:span text:style-name="T24">panj </text:span></text:span><text:span text:style-name="Footnote_20_Symbol"><text:span text:style-name="T24"><text:page-number text:select-page="current">5</text:page-number></text:span></text:span></text:p><text:p text:style-name="P143"><text:page-number text:select-page="current">6</text:page-number> šeš</text:p><text:p text:style-name="P142"><text:span text:style-name="Footnote_20_Symbol"><text:span text:style-name="T24">haft </text:span></text:span><text:span text:style-name="Footnote_20_Symbol"><text:span text:style-name="T24"><text:page-number text:select-page="current">7</text:page-number></text:span></text:span></text:p><text:p text:style-name="P143"><text:page-number text:select-page="current">8</text:page-number> hašt</text:p><text:p text:style-name="P142"><text:span text:style-name="Footnote_20_Symbol"><text:span text:style-name="T24">noh </text:span></text:span><text:span text:style-name="Footnote_20_Symbol"><text:span text:style-name="T24"><text:page-number text:select-page="current">9</text:page-number></text:span></text:span></text:p><text:p text:style-name="P143"><text:page-number text:select-page="current">10</text:page-number> dah</text:p><text:p text:style-name="P142"><text:span text:style-name="Footnote_20_Symbol"><text:span text:style-name="T24">yāzdah </text:span></text:span><text:span text:style-name="Footnote_20_Symbol"><text:span text:style-name="T24"><text:page-number text:select-page="current">11</text:page-number></text:span></text:span></text:p><text:p text:style-name="P143"><text:page-number text:select-page="current">12</text:page-number> davāzdah</text:p><text:p text:style-name="P142"><text:span text:style-name="Footnote_20_Symbol"><text:span text:style-name="T24">sizdah </text:span></text:span><text:span text:style-name="Footnote_20_Symbol"><text:span text:style-name="T24"><text:page-number text:select-page="current">13</text:page-number></text:span></text:span></text:p><text:p text:style-name="P143"><text:page-number text:select-page="current">14</text:page-number> cahārdah</text:p><text:p text:style-name="P142"><text:span text:style-name="Footnote_20_Symbol"><text:span text:style-name="T24">pānzdah </text:span></text:span><text:span text:style-name="Footnote_20_Symbol"><text:span text:style-name="T24"><text:page-number text:select-page="current">15</text:page-number></text:span></text:span></text:p><text:p text:style-name="P143"><text:page-number text:select-page="current">16</text:page-number> šānzdah</text:p><text:p text:style-name="P142"><text:span text:style-name="Footnote_20_Symbol"><text:span text:style-name="T24">hefdah </text:span></text:span><text:span text:style-name="Footnote_20_Symbol"><text:span text:style-name="T24"><text:page-number text:select-page="current">17</text:page-number></text:span></text:span></text:p><text:p text:style-name="P143"><text:page-number text:select-page="current">18</text:page-number> hejdah</text:p><text:p text:style-name="P142"><text:span text:style-name="Footnote_20_Symbol"><text:span text:style-name="T24">nuzdah </text:span></text:span><text:span text:style-name="Footnote_20_Symbol"><text:span text:style-name="T24"><text:page-number text:select-page="current">19</text:page-number></text:span></text:span></text:p><text:p text:style-name="P143"><text:page-number text:select-page="current">20</text:page-number> bist</text:p><text:p text:style-name="P142"><text:span text:style-name="Footnote_20_Symbol"><text:span text:style-name="T24">bist-o yek </text:span></text:span><text:span text:style-name="Footnote_20_Symbol"><text:span text:style-name="T24"><text:page-number text:select-page="current">21</text:page-number></text:span></text:span></text:p><text:p text:style-name="P143"><text:page-number text:select-page="current">22</text:page-number> bist-o do</text:p><text:p text:style-name="P142"><text:span text:style-name="Footnote_20_Symbol"><text:span text:style-name="T24">bist-o se </text:span></text:span><text:span text:style-name="Footnote_20_Symbol"><text:span text:style-name="T24"><text:page-number text:select-page="current">23</text:page-number></text:span></text:span></text:p><text:p text:style-name="P143"><text:page-number text:select-page="current">24</text:page-number> bist-o cāhār</text:p><text:p text:style-name="P142"><text:span text:style-name="Footnote_20_Symbol"><text:span text:style-name="T24">bist-o panj </text:span></text:span><text:span text:style-name="Footnote_20_Symbol"><text:span text:style-name="T24"><text:page-number text:select-page="current">25</text:page-number></text:span></text:span></text:p><text:p text:style-name="P143"><text:page-number text:select-page="current">26</text:page-number> bist-o šeš</text:p><text:p text:style-name="P142"><text:span text:style-name="Footnote_20_Symbol"><text:span text:style-name="T24">bist-o haft </text:span></text:span><text:span text:style-name="Footnote_20_Symbol"><text:span text:style-name="T24"><text:page-number text:select-page="current">27</text:page-number></text:span></text:span></text:p><text:p text:style-name="P143"><text:page-number text:select-page="current">28</text:page-number> bist-o hašt</text:p><text:p text:style-name="P142"><text:span text:style-name="Footnote_20_Symbol"><text:span text:style-name="T24">bist-o noh </text:span></text:span><text:span text:style-name="Footnote_20_Symbol"><text:span text:style-name="T24"><text:page-number text:select-page="current">29</text:page-number></text:span></text:span></text:p><text:p text:style-name="P143"><text:page-number text:select-page="current">30</text:page-number> si</text:p><text:p text:style-name="P142"><text:span text:style-name="Footnote_20_Symbol"><text:span text:style-name="T24">si-o yek </text:span></text:span><text:span text:style-name="Footnote_20_Symbol"><text:span text:style-name="T24"><text:page-number text:select-page="current">31</text:page-number></text:span></text:span></text:p><text:p text:style-name="P143"><text:page-number text:select-page="current">32</text:page-number> si-o do</text:p><text:p text:style-name="P142"><text:span text:style-name="Footnote_20_Symbol"><text:span text:style-name="T24">si-o se </text:span></text:span><text:span text:style-name="Footnote_20_Symbol"><text:span text:style-name="T24"><text:page-number text:select-page="current">33</text:page-number></text:span></text:span></text:p><text:p text:style-name="P143"><text:page-number text:select-page="current">34</text:page-number> si-o cāhār</text:p><text:p text:style-name="P142"><text:span text:style-name="Footnote_20_Symbol"><text:span text:style-name="T24">si-o panj </text:span></text:span><text:span text:style-name="Footnote_20_Symbol"><text:span text:style-name="T24"><text:page-number text:select-page="current">35</text:page-number></text:span></text:span></text:p><text:p text:style-name="P143"><text:page-number text:select-page="current">36</text:page-number> si-o šeš</text:p><text:p text:style-name="P142"><text:span text:style-name="Footnote_20_Symbol"><text:span text:style-name="T24">si-o haft </text:span></text:span><text:span text:style-name="Footnote_20_Symbol"><text:span text:style-name="T24"><text:page-number text:select-page="current">37</text:page-number></text:span></text:span></text:p><text:p text:style-name="P143"><text:page-number text:select-page="current">38</text:page-number> si-o hašt</text:p><text:p text:style-name="P142"><text:span text:style-name="Footnote_20_Symbol"><text:span text:style-name="T24">si-o noh </text:span></text:span><text:span text:style-name="Footnote_20_Symbol"><text:span text:style-name="T24"><text:page-number text:select-page="current">39</text:page-number></text:span></text:span></text:p><text:p text:style-name="P143"><text:page-number text:select-page="current">40</text:page-number> cehel</text:p><text:p text:style-name="P142"><text:span text:style-name="Footnote_20_Symbol"><text:span text:style-name="T24">cehel-o yek </text:span></text:span><text:span text:style-name="Footnote_20_Symbol"><text:span text:style-name="T24"><text:page-number text:select-page="current">41</text:page-number></text:span></text:span></text:p><text:p text:style-name="P143"><text:page-number text:select-page="current">42</text:page-number> cehel-o do</text:p><text:p text:style-name="P142"><text:span text:style-name="Footnote_20_Symbol"><text:span text:style-name="T24">cehel-o se </text:span></text:span><text:span text:style-name="Footnote_20_Symbol"><text:span text:style-name="T24"><text:page-number text:select-page="current">43</text:page-number></text:span></text:span></text:p><text:p text:style-name="P143"><text:page-number text:select-page="current">44</text:page-number> cehel-o cāhār</text:p><text:p text:style-name="P142"><text:span text:style-name="Footnote_20_Symbol"><text:span text:style-name="T24">cehel-o panj </text:span></text:span><text:span text:style-name="Footnote_20_Symbol"><text:span text:style-name="T24"><text:page-number text:select-page="current">45</text:page-number></text:span></text:span></text:p><text:p text:style-name="P143"><text:page-number text:select-page="current">46</text:page-number> cehel-o šeš</text:p><text:p text:style-name="P142"><text:span text:style-name="Footnote_20_Symbol"><text:span text:style-name="T24">cehel-o haft </text:span></text:span><text:span text:style-name="Footnote_20_Symbol"><text:span text:style-name="T24"><text:page-number text:select-page="current">47</text:page-number></text:span></text:span></text:p><text:p text:style-name="P143"><text:page-number text:select-page="current">48</text:page-number> cehel-o hašt</text:p><text:p text:style-name="P142"><text:span text:style-name="Footnote_20_Symbol"><text:span text:style-name="T24">cehel-o noh </text:span></text:span><text:span text:style-name="Footnote_20_Symbol"><text:span text:style-name="T24"><text:page-number text:select-page="current">49</text:page-number></text:span></text:span></text:p><text:p text:style-name="P143"><text:page-number text:select-page="current">50</text:page-number> panjāh</text:p><text:p text:style-name="P142"><text:span text:style-name="Footnote_20_Symbol"><text:span text:style-name="T24">panjāh-o yek </text:span></text:span><text:span text:style-name="Footnote_20_Symbol"><text:span text:style-name="T24"><text:page-number text:select-page="current">51</text:page-number></text:span></text:span></text:p><text:p text:style-name="P143"><text:page-number text:select-page="current">52</text:page-number> panjāh-o do</text:p><text:p text:style-name="P142"><text:span text:style-name="Footnote_20_Symbol"><text:span text:style-name="T24">panjāh-o se </text:span></text:span><text:span text:style-name="Footnote_20_Symbol"><text:span text:style-name="T24"><text:page-number text:select-page="current">53</text:page-number></text:span></text:span></text:p><text:p text:style-name="P143"><text:page-number text:select-page="current">54</text:page-number> panjāh-o cāhār</text:p><text:p text:style-name="P142"><text:span text:style-name="Footnote_20_Symbol"><text:span text:style-name="T24">panjāh-o panj </text:span></text:span><text:span text:style-name="Footnote_20_Symbol"><text:span text:style-name="T24"><text:page-number text:select-page="current">55</text:page-number></text:span></text:span></text:p><text:p text:style-name="P143"><text:page-number text:select-page="current">56</text:page-number> panjāh-o šeš</text:p><text:p text:style-name="P142"><text:span text:style-name="Footnote_20_Symbol"><text:span text:style-name="T24">panjāh-o haft </text:span></text:span><text:span text:style-name="Footnote_20_Symbol"><text:span text:style-name="T24"><text:page-number text:select-page="current">57</text:page-number></text:span></text:span></text:p><text:p text:style-name="P143"><text:page-number text:select-page="current">58</text:page-number> panjāh-o hašt</text:p><text:p text:style-name="P142"><text:span text:style-name="Footnote_20_Symbol"><text:span text:style-name="T24">panjāh-o noh </text:span></text:span><text:span text:style-name="Footnote_20_Symbol"><text:span text:style-name="T24"><text:page-number text:select-page="current">59</text:page-number></text:span></text:span></text:p><text:p text:style-name="P143"><text:page-number text:select-page="current">60</text:page-number> šast</text:p><text:p text:style-name="P142"><text:span text:style-name="Footnote_20_Symbol"><text:span text:style-name="T24">šast-o yek </text:span></text:span><text:span text:style-name="Footnote_20_Symbol"><text:span text:style-name="T24"><text:page-number text:select-page="current">61</text:page-number></text:span></text:span></text:p><text:p text:style-name="P143"><text:page-number text:select-page="current">62</text:page-number> šast-o do</text:p><text:p text:style-name="P142"><text:span text:style-name="Footnote_20_Symbol"><text:span text:style-name="T24">šast-o se </text:span></text:span><text:span text:style-name="Footnote_20_Symbol"><text:span text:style-name="T24"><text:page-number text:select-page="current">63</text:page-number></text:span></text:span></text:p><text:p text:style-name="P143"><text:page-number text:select-page="current">64</text:page-number> šast-o cāhār</text:p><text:p text:style-name="P142"><text:span text:style-name="Footnote_20_Symbol"><text:span text:style-name="T24">šast-o panj </text:span></text:span><text:span text:style-name="Footnote_20_Symbol"><text:span text:style-name="T24"><text:page-number text:select-page="current">65</text:page-number></text:span></text:span></text:p><text:p text:style-name="P143"><text:page-number text:select-page="current">66</text:page-number> šast-o šeš</text:p><text:p text:style-name="P142"><text:span text:style-name="Footnote_20_Symbol"><text:span text:style-name="T24">šast-o haft </text:span></text:span><text:span text:style-name="Footnote_20_Symbol"><text:span text:style-name="T24"><text:page-number text:select-page="current">67</text:page-number></text:span></text:span></text:p><text:p text:style-name="P143"><text:page-number text:select-page="current">68</text:page-number> šast-o hašt</text:p><text:p text:style-name="P142"><text:span text:style-name="Footnote_20_Symbol"><text:span text:style-name="T24">šast-o noh </text:span></text:span><text:span text:style-name="Footnote_20_Symbol"><text:span text:style-name="T24"><text:page-number text:select-page="current">69</text:page-number></text:span></text:span></text:p><text:p text:style-name="P143"><text:page-number text:select-page="current">70</text:page-number> haftād</text:p><text:p text:style-name="P142"><text:span text:style-name="Footnote_20_Symbol"><text:span text:style-name="T24">haftād-o yek </text:span></text:span><text:span text:style-name="Footnote_20_Symbol"><text:span text:style-name="T24"><text:page-number text:select-page="current">71</text:page-number></text:span></text:span></text:p><text:p text:style-name="P143"><text:page-number text:select-page="current">72</text:page-number> haftād-o do</text:p><text:p text:style-name="P142"><text:span text:style-name="Footnote_20_Symbol"><text:span text:style-name="T24">haftād-o se </text:span></text:span><text:span text:style-name="Footnote_20_Symbol"><text:span text:style-name="T24"><text:page-number text:select-page="current">73</text:page-number></text:span></text:span></text:p><text:p text:style-name="P143"><text:page-number text:select-page="current">74</text:page-number> haftād-o cāhār</text:p><text:p text:style-name="P142"><text:span text:style-name="Footnote_20_Symbol"><text:span text:style-name="T24">haftād-o panj </text:span></text:span><text:span text:style-name="Footnote_20_Symbol"><text:span text:style-name="T24"><text:page-number text:select-page="current">75</text:page-number></text:span></text:span></text:p><text:p text:style-name="P143"><text:page-number text:select-page="current">76</text:page-number> haftād-o šeš</text:p><text:p text:style-name="P142"><text:span text:style-name="Footnote_20_Symbol"><text:span text:style-name="T24">haftād-o haft </text:span></text:span><text:span text:style-name="Footnote_20_Symbol"><text:span text:style-name="T24"><text:page-number text:select-page="current">77</text:page-number></text:span></text:span></text:p><text:p text:style-name="P143"><text:page-number text:select-page="current">78</text:page-number> haftād-o hašt</text:p><text:p text:style-name="P142"><text:span text:style-name="Footnote_20_Symbol"><text:span text:style-name="T24">haftād-o noh </text:span></text:span><text:span text:style-name="Footnote_20_Symbol"><text:span text:style-name="T24"><text:page-number text:select-page="current">79</text:page-number></text:span></text:span></text:p><text:p text:style-name="P143"><text:page-number text:select-page="current">80</text:page-number> haštād</text:p><text:p text:style-name="P142"><text:span text:style-name="Footnote_20_Symbol"><text:span text:style-name="T24">haštād-o yek </text:span></text:span><text:span text:style-name="Footnote_20_Symbol"><text:span text:style-name="T24"><text:page-number text:select-page="current">81</text:page-number></text:span></text:span></text:p><text:p text:style-name="P143"><text:page-number text:select-page="current">82</text:page-number> haštād-o do</text:p><text:p text:style-name="P142"><text:span text:style-name="Footnote_20_Symbol"><text:span text:style-name="T24">haštād-o se </text:span></text:span><text:span text:style-name="Footnote_20_Symbol"><text:span text:style-name="T24"><text:page-number text:select-page="current">83</text:page-number></text:span></text:span></text:p><text:p text:style-name="P143"><text:page-number text:select-page="current">84</text:page-number> haštād-o cāhār</text:p><text:p text:style-name="P142"><text:span text:style-name="Footnote_20_Symbol"><text:span text:style-name="T24">haštād-o panj </text:span></text:span><text:span text:style-name="Footnote_20_Symbol"><text:span text:style-name="T24"><text:page-number text:select-page="current">85</text:page-number></text:span></text:span></text:p><text:p text:style-name="P143"><text:page-number text:select-page="current">86</text:page-number> haštād-o šeš</text:p><text:p text:style-name="P142"><text:span text:style-name="Footnote_20_Symbol"><text:span text:style-name="T24">haštād-o haft </text:span></text:span><text:span text:style-name="Footnote_20_Symbol"><text:span text:style-name="T24"><text:page-number text:select-page="current">87</text:page-number></text:span></text:span></text:p><text:p text:style-name="P143"><text:page-number text:select-page="current">88</text:page-number> haštād-o hašt</text:p><text:p text:style-name="P142"><text:span text:style-name="Footnote_20_Symbol"><text:span text:style-name="T24">haštād-o noh </text:span></text:span><text:span text:style-name="Footnote_20_Symbol"><text:span text:style-name="T24"><text:page-number text:select-page="current">89</text:page-number></text:span></text:span></text:p><text:p text:style-name="P143"><text:page-number text:select-page="current">90</text:page-number> navad</text:p><text:p text:style-name="P142"><text:span text:style-name="Footnote_20_Symbol"><text:span text:style-name="T24">navad-o yek </text:span></text:span><text:span text:style-name="Footnote_20_Symbol"><text:span text:style-name="T24"><text:page-number text:select-page="current">91</text:page-number></text:span></text:span></text:p><text:p text:style-name="P143"><text:page-number text:select-page="current">92</text:page-number> navad-o do</text:p><text:p text:style-name="P142"><text:span text:style-name="Footnote_20_Symbol"><text:span text:style-name="T24">navad-o se </text:span></text:span><text:span text:style-name="Footnote_20_Symbol"><text:span text:style-name="T24"><text:page-number text:select-page="current">93</text:page-number></text:span></text:span></text:p><text:p text:style-name="P143"><text:page-number text:select-page="current">94</text:page-number> navad-o cāhār</text:p><text:p text:style-name="P142"><text:span text:style-name="Footnote_20_Symbol"><text:span text:style-name="T24">navad-o panj </text:span></text:span><text:span text:style-name="Footnote_20_Symbol"><text:span text:style-name="T24"><text:page-number text:select-page="current">95</text:page-number></text:span></text:span></text:p><text:p text:style-name="P143"><text:page-number text:select-page="current">96</text:page-number> navad-o šeš</text:p><text:p text:style-name="P142"><text:span text:style-name="Footnote_20_Symbol"><text:span text:style-name="T24">navad-o haft </text:span></text:span><text:span text:style-name="Footnote_20_Symbol"><text:span text:style-name="T24"><text:page-number text:select-page="current">97</text:page-number></text:span></text:span></text:p><text:p text:style-name="P143"><text:page-number text:select-page="current">98</text:page-number> navad-o hašt</text:p><text:p text:style-name="P142"><text:span text:style-name="Footnote_20_Symbol"><text:span text:style-name="T24">navad-o noh </text:span></text:span><text:span text:style-name="Footnote_20_Symbol"><text:span text:style-name="T24"><text:page-number text:select-page="current">99</text:page-number></text:span></text:span></text:p><text:p text:style-name="P143"><text:page-number text:select-page="current">100</text:page-number> sad</text:p><text:p text:style-name="P142"><text:span text:style-name="Footnote_20_Symbol"><text:span text:style-name="T24">sad-o yek </text:span></text:span><text:span text:style-name="Footnote_20_Symbol"><text:span text:style-name="T24"><text:page-number text:select-page="current">101</text:page-number></text:span></text:span></text:p><text:p text:style-name="P143"><text:page-number text:select-page="current">102</text:page-number> sad-o do</text:p><text:p text:style-name="P142"><text:span text:style-name="Footnote_20_Symbol"><text:span text:style-name="T24">sad-o se </text:span></text:span><text:span text:style-name="Footnote_20_Symbol"><text:span text:style-name="T24"><text:page-number text:select-page="current">103</text:page-number></text:span></text:span></text:p><text:p text:style-name="P143"><text:page-number text:select-page="current">104</text:page-number> sad-o cāhār</text:p><text:p text:style-name="P142"><text:span text:style-name="Footnote_20_Symbol"><text:span text:style-name="T24">sad-o panj </text:span></text:span><text:span text:style-name="Footnote_20_Symbol"><text:span text:style-name="T24"><text:page-number text:select-page="current">105</text:page-number></text:span></text:span></text:p><text:p text:style-name="P143"><text:page-number text:select-page="current">106</text:page-number> sad-o šeš</text:p><text:p text:style-name="P142"><text:span text:style-name="Footnote_20_Symbol"><text:span text:style-name="T24">sad-o haft </text:span></text:span><text:span text:style-name="Footnote_20_Symbol"><text:span text:style-name="T24"><text:page-number text:select-page="current">107</text:page-number></text:span></text:span></text:p><text:p text:style-name="P143"><text:page-number text:select-page="current">108</text:page-number> sad-o hašt</text:p><text:p text:style-name="P142"><text:span text:style-name="Footnote_20_Symbol"><text:span text:style-name="T24">sad-o noh </text:span></text:span><text:span text:style-name="Footnote_20_Symbol"><text:span text:style-name="T24"><text:page-number text:select-page="current">109</text:page-number></text:span></text:span></text:p><text:p text:style-name="P143"><text:page-number text:select-page="current">110</text:page-number> sad-o dah</text:p><text:p text:style-name="P142"><text:span text:style-name="Footnote_20_Symbol"><text:span text:style-name="T24">sad-o yāzdah </text:span></text:span><text:span text:style-name="Footnote_20_Symbol"><text:span text:style-name="T24"><text:page-number text:select-page="current">111</text:page-number></text:span></text:span></text:p><text:p text:style-name="P143"><text:page-number text:select-page="current">112</text:page-number> sad-o davāzdah</text:p><text:p text:style-name="P142"><text:span text:style-name="Footnote_20_Symbol"><text:span text:style-name="T24">sad-o sizdah </text:span></text:span><text:span text:style-name="Footnote_20_Symbol"><text:span text:style-name="T24"><text:page-number text:select-page="current">113</text:page-number></text:span></text:span></text:p><text:p text:style-name="P143"><text:page-number text:select-page="current">114</text:page-number> sad-o cahārdah</text:p><text:p text:style-name="P142"><text:span text:style-name="Footnote_20_Symbol"><text:span text:style-name="T24">sad-o pānzdah </text:span></text:span><text:span text:style-name="Footnote_20_Symbol"><text:span text:style-name="T24"><text:page-number text:select-page="current">115</text:page-number></text:span></text:span></text:p><text:p text:style-name="P143"><text:page-number text:select-page="current">116</text:page-number> sad-o šānzdah</text:p><text:p text:style-name="P142"><text:span text:style-name="Footnote_20_Symbol"><text:span text:style-name="T24">sad-o hefdah </text:span></text:span><text:span text:style-name="Footnote_20_Symbol"><text:span text:style-name="T24"><text:page-number text:select-page="current">117</text:page-number></text:span></text:span></text:p><text:p text:style-name="P143"><text:page-number text:select-page="current">118</text:page-number> sad-o hejdah</text:p><text:p text:style-name="P142"><text:span text:style-name="Footnote_20_Symbol"><text:span text:style-name="T24">sad-o nuzdah </text:span></text:span><text:span text:style-name="Footnote_20_Symbol"><text:span text:style-name="T24"><text:page-number text:select-page="current">119</text:page-number></text:span></text:span></text:p><text:p text:style-name="P143"><text:page-number text:select-page="current">120</text:page-number> sad-o bist</text:p><text:p text:style-name="P142"><text:span text:style-name="Footnote_20_Symbol"><text:span text:style-name="T24">sad-o bist-o yek </text:span></text:span><text:span text:style-name="Footnote_20_Symbol"><text:span text:style-name="T24"><text:page-number text:select-page="current">121</text:page-number></text:span></text:span></text:p><text:p text:style-name="P143"><text:page-number text:select-page="current">122</text:page-number> sad-o bist-o do</text:p><text:p text:style-name="P142"><text:span text:style-name="Footnote_20_Symbol"><text:span text:style-name="T24">sad-o bist-o se </text:span></text:span><text:span text:style-name="Footnote_20_Symbol"><text:span text:style-name="T24"><text:page-number text:select-page="current">123</text:page-number></text:span></text:span></text:p><text:p text:style-name="P143"><text:page-number text:select-page="current">124</text:page-number> sad-o bist-o cāhār</text:p><text:p text:style-name="P142"><text:span text:style-name="Footnote_20_Symbol"><text:span text:style-name="T24">sad-o bist-o panj </text:span></text:span><text:span text:style-name="Footnote_20_Symbol"><text:span text:style-name="T24"><text:page-number text:select-page="current">125</text:page-number></text:span></text:span></text:p><text:p text:style-name="P143"><text:page-number text:select-page="current">126</text:page-number> sad-o bist-o šeš</text:p><text:p text:style-name="P142"><text:span text:style-name="Footnote_20_Symbol"><text:span text:style-name="T24">sad-o bist-o haft </text:span></text:span><text:span text:style-name="Footnote_20_Symbol"><text:span text:style-name="T24"><text:page-number text:select-page="current">127</text:page-number></text:span></text:span></text:p><text:p text:style-name="P143"><text:page-number text:select-page="current">128</text:page-number> sad-o bist-o hašt</text:p><text:p text:style-name="P142"><text:span text:style-name="Footnote_20_Symbol"><text:span text:style-name="T24">sad-o bist-o noh </text:span></text:span><text:span text:style-name="Footnote_20_Symbol"><text:span text:style-name="T24"><text:page-number text:select-page="current">129</text:page-number></text:span></text:span></text:p><text:p text:style-name="P143"><text:page-number text:select-page="current">130</text:page-number> sad-o si</text:p><text:p text:style-name="P142"><text:span text:style-name="Footnote_20_Symbol"><text:span text:style-name="T24">sad-o si-o yek </text:span></text:span><text:span text:style-name="Footnote_20_Symbol"><text:span text:style-name="T24"><text:page-number text:select-page="current">131</text:page-number></text:span></text:span></text:p><text:p text:style-name="P143"><text:page-number text:select-page="current">132</text:page-number> sad-o si-o do</text:p><text:p text:style-name="P142"><text:span text:style-name="Footnote_20_Symbol"><text:span text:style-name="T24">sad-o si-o se </text:span></text:span><text:span text:style-name="Footnote_20_Symbol"><text:span text:style-name="T24"><text:page-number text:select-page="current">133</text:page-number></text:span></text:span></text:p><text:p text:style-name="P143"><text:page-number text:select-page="current">134</text:page-number> sad-o si-o cāhār</text:p><text:p text:style-name="P142"><text:span text:style-name="Footnote_20_Symbol"><text:span text:style-name="T24">sad-o si-o panj </text:span></text:span><text:span text:style-name="Footnote_20_Symbol"><text:span text:style-name="T24"><text:page-number text:select-page="current">135</text:page-number></text:span></text:span></text:p><text:p text:style-name="P143"><text:page-number text:select-page="current">136</text:page-number> sad-o si-o šeš</text:p><text:p text:style-name="P142"><text:span text:style-name="Footnote_20_Symbol"><text:span text:style-name="T24">sad-o si-o haft </text:span></text:span><text:span text:style-name="Footnote_20_Symbol"><text:span text:style-name="T24"><text:page-number text:select-page="current">137</text:page-number></text:span></text:span></text:p><text:p text:style-name="P143"><text:page-number text:select-page="current">138</text:page-number> sad-o si-o hašt</text:p><text:p text:style-name="P142"><text:span text:style-name="Footnote_20_Symbol"><text:span text:style-name="T24">sad-o si-o noh </text:span></text:span><text:span text:style-name="Footnote_20_Symbol"><text:span text:style-name="T24"><text:page-number text:select-page="current">139</text:page-number></text:span></text:span></text:p><text:p text:style-name="P143"><text:page-number text:select-page="current">140</text:page-number> sad-o cehel</text:p><text:p text:style-name="P142"><text:span text:style-name="Footnote_20_Symbol"><text:span text:style-name="T24">sad-o cehel-o yek </text:span></text:span><text:span text:style-name="Footnote_20_Symbol"><text:span text:style-name="T24"><text:page-number text:select-page="current">141</text:page-number></text:span></text:span></text:p><text:p text:style-name="P143"><text:page-number text:select-page="current">142</text:page-number> sad-o cehel-o do</text:p><text:p text:style-name="P142"><text:span text:style-name="Footnote_20_Symbol"><text:span text:style-name="T24">sad-o cehel-o se </text:span></text:span><text:span text:style-name="Footnote_20_Symbol"><text:span text:style-name="T24"><text:page-number text:select-page="current">143</text:page-number></text:span></text:span></text:p><text:p text:style-name="P143"><text:page-number text:select-page="current">144</text:page-number> sad-o cehel-o cāhār</text:p><text:p text:style-name="P142"><text:span text:style-name="Footnote_20_Symbol"><text:span text:style-name="T24">sad-o cehel-o panj </text:span></text:span><text:span text:style-name="Footnote_20_Symbol"><text:span text:style-name="T24"><text:page-number text:select-page="current">145</text:page-number></text:span></text:span></text:p><text:p text:style-name="P143"><text:page-number text:select-page="current">146</text:page-number> sad-o cehel-o šeš</text:p><text:p text:style-name="P142"><text:span text:style-name="Footnote_20_Symbol"><text:span text:style-name="T24">sad-o cehel-o haft </text:span></text:span><text:span text:style-name="Footnote_20_Symbol"><text:span text:style-name="T24"><text:page-number text:select-page="current">147</text:page-number></text:span></text:span></text:p><text:p text:style-name="P143"><text:page-number text:select-page="current">148</text:page-number> sad-o cehel-o hašt</text:p><text:p text:style-name="P142"><text:span text:style-name="Footnote_20_Symbol"><text:span text:style-name="T24">sad-o cehel-o noh </text:span></text:span><text:span text:style-name="Footnote_20_Symbol"><text:span text:style-name="T24"><text:page-number text:select-page="current">149</text:page-number></text:span></text:span></text:p><text:p text:style-name="P143"><text:page-number text:select-page="current">150</text:page-number> sad-o panjāh</text:p><text:p text:style-name="P142"><text:span text:style-name="Footnote_20_Symbol"><text:span text:style-name="T24">sad-o panjāh-o yek </text:span></text:span><text:span text:style-name="Footnote_20_Symbol"><text:span text:style-name="T24"><text:page-number text:select-page="current">151</text:page-number></text:span></text:span></text:p><text:p text:style-name="P143"><text:page-number text:select-page="current">152</text:page-number> sad-o panjāh-o do</text:p><text:p text:style-name="P142"><text:span text:style-name="Footnote_20_Symbol"><text:span text:style-name="T24">sad-o panjāh-o se </text:span></text:span><text:span text:style-name="Footnote_20_Symbol"><text:span text:style-name="T24"><text:page-number text:select-page="current">153</text:page-number></text:span></text:span></text:p><text:p text:style-name="P143"><text:page-number text:select-page="current">154</text:page-number> sad-o panjāh-o cāhār</text:p><text:p text:style-name="P142"><text:span text:style-name="Footnote_20_Symbol"><text:span text:style-name="T24">sad-o panjāh-o panj </text:span></text:span><text:span text:style-name="Footnote_20_Symbol"><text:span text:style-name="T24"><text:page-number text:select-page="current">155</text:page-number></text:span></text:span></text:p><text:p text:style-name="P143"><text:page-number text:select-page="current">156</text:page-number> sad-o panjāh-o šeš</text:p><text:p text:style-name="P142"><text:span text:style-name="Footnote_20_Symbol"><text:span text:style-name="T24">sad-o panjāh-o haft </text:span></text:span><text:span text:style-name="Footnote_20_Symbol"><text:span text:style-name="T24"><text:page-number text:select-page="current">157</text:page-number></text:span></text:span></text:p><text:p text:style-name="P143"><text:page-number text:select-page="current">158</text:page-number> sad-o panjāh-o hašt</text:p><text:p text:style-name="P142"><text:span text:style-name="Footnote_20_Symbol"><text:span text:style-name="T24">sad-o panjāh-o noh </text:span></text:span><text:span text:style-name="Footnote_20_Symbol"><text:span text:style-name="T24"><text:page-number text:select-page="current">159</text:page-number></text:span></text:span></text:p><text:p text:style-name="P143"><text:page-number text:select-page="current">160</text:page-number> sad-o šast</text:p><text:p text:style-name="P142"><text:span text:style-name="Footnote_20_Symbol"><text:span text:style-name="T24">sad-o šast-o yek </text:span></text:span><text:span text:style-name="Footnote_20_Symbol"><text:span text:style-name="T24"><text:page-number text:select-page="current">161</text:page-number></text:span></text:span></text:p><text:p text:style-name="P143"><text:page-number text:select-page="current">162</text:page-number> sad-o šast-o do</text:p><text:p text:style-name="P142"><text:span text:style-name="Footnote_20_Symbol"><text:span text:style-name="T24">sad-o šast-o se </text:span></text:span><text:span text:style-name="Footnote_20_Symbol"><text:span text:style-name="T24"><text:page-number text:select-page="current">163</text:page-number></text:span></text:span></text:p><text:p text:style-name="P143"><text:page-number text:select-page="current">164</text:page-number> sad-o šast-o cāhār</text:p><text:p text:style-name="P142"><text:span text:style-name="Footnote_20_Symbol"><text:span text:style-name="T24">sad-o šast-o panj </text:span></text:span><text:span text:style-name="Footnote_20_Symbol"><text:span text:style-name="T24"><text:page-number text:select-page="current">165</text:page-number></text:span></text:span></text:p><text:p text:style-name="P143"><text:page-number text:select-page="current">166</text:page-number> sad-o šast-o šeš</text:p><text:p text:style-name="P142"><text:span text:style-name="Footnote_20_Symbol"><text:span text:style-name="T24">sad-o šast-o haft </text:span></text:span><text:span text:style-name="Footnote_20_Symbol"><text:span text:style-name="T24"><text:page-number text:select-page="current">167</text:page-number></text:span></text:span></text:p><text:p text:style-name="P143"><text:page-number text:select-page="current">168</text:page-number> sad-o šast-o hašt</text:p><text:p text:style-name="P142"><text:span text:style-name="Footnote_20_Symbol"><text:span text:style-name="T24">sad-o šast-o noh </text:span></text:span><text:span text:style-name="Footnote_20_Symbol"><text:span text:style-name="T24"><text:page-number text:select-page="current">169</text:page-number></text:span></text:span></text:p><text:p text:style-name="P143"><text:page-number text:select-page="current">170</text:page-number> sad-o haftād</text:p><text:p text:style-name="P142"><text:span text:style-name="Footnote_20_Symbol"><text:span text:style-name="T24">sad-o haftād-o yek </text:span></text:span><text:span text:style-name="Footnote_20_Symbol"><text:span text:style-name="T24"><text:page-number text:select-page="current">171</text:page-number></text:span></text:span></text:p><text:p text:style-name="P143"><text:page-number text:select-page="current">172</text:page-number> sad-o haftād-o do</text:p><text:p text:style-name="P142"><text:span text:style-name="Footnote_20_Symbol"><text:span text:style-name="T24">sad-o haftād-o se </text:span></text:span><text:span text:style-name="Footnote_20_Symbol"><text:span text:style-name="T24"><text:page-number text:select-page="current">173</text:page-number></text:span></text:span></text:p><text:p text:style-name="P143"><text:page-number text:select-page="current">174</text:page-number> sad-o haftād-o cāhār</text:p><text:p text:style-name="P142"><text:span text:style-name="Footnote_20_Symbol"><text:span text:style-name="T24">sad-o haftād-o panj </text:span></text:span><text:span text:style-name="Footnote_20_Symbol"><text:span text:style-name="T24"><text:page-number text:select-page="current">175</text:page-number></text:span></text:span></text:p><text:p text:style-name="P143"><text:page-number text:select-page="current">176</text:page-number> sad-o haftād-o šeš</text:p><text:p text:style-name="P142"><text:span text:style-name="Footnote_20_Symbol"><text:span text:style-name="T24">sad-o haftād-o haft </text:span></text:span><text:span text:style-name="Footnote_20_Symbol"><text:span text:style-name="T24"><text:page-number text:select-page="current">177</text:page-number></text:span></text:span></text:p><text:p text:style-name="P143"><text:page-number text:select-page="current">178</text:page-number> sad-o haftād-o hašt</text:p><text:p text:style-name="P142"><text:span text:style-name="Footnote_20_Symbol"><text:span text:style-name="T24">sad-o haftād-o noh </text:span></text:span><text:span text:style-name="Footnote_20_Symbol"><text:span text:style-name="T24"><text:page-number text:select-page="current">179</text:page-number></text:span></text:span></text:p><text:p text:style-name="P143"><text:page-number text:select-page="current">180</text:page-number> sad-o haštād</text:p><text:p text:style-name="P142"><text:span text:style-name="Footnote_20_Symbol"><text:span text:style-name="T24">sad-o haštād-o yek </text:span></text:span><text:span text:style-name="Footnote_20_Symbol"><text:span text:style-name="T24"><text:page-number text:select-page="current">181</text:page-number></text:span></text:span></text:p><text:p text:style-name="P143"><text:page-number text:select-page="current">182</text:page-number> sad-o haštād-o do</text:p><text:p text:style-name="P142"><text:span text:style-name="Footnote_20_Symbol"><text:span text:style-name="T24">sad-o haštād-o se </text:span></text:span><text:span text:style-name="Footnote_20_Symbol"><text:span text:style-name="T24"><text:page-number text:select-page="current">183</text:page-number></text:span></text:span></text:p><text:p text:style-name="P143"><text:page-number text:select-page="current">184</text:page-number> sad-o haštād-o cāhār</text:p><text:p text:style-name="P142"><text:span text:style-name="Footnote_20_Symbol"><text:span text:style-name="T24">sad-o haštād-o panj </text:span></text:span><text:span text:style-name="Footnote_20_Symbol"><text:span text:style-name="T24"><text:page-number text:select-page="current">185</text:page-number></text:span></text:span></text:p><text:p text:style-name="P143"><text:page-number text:select-page="current">186</text:page-number> sad-o haštād-o šeš</text:p><text:p text:style-name="P142"><text:span text:style-name="Footnote_20_Symbol"><text:span text:style-name="T24">sad-o haštād-o haft </text:span></text:span><text:span text:style-name="Footnote_20_Symbol"><text:span text:style-name="T24"><text:page-number text:select-page="current">187</text:page-number></text:span></text:span></text:p><text:p text:style-name="P143"><text:page-number text:select-page="current">188</text:page-number> sad-o haštād-o hašt</text:p><text:p text:style-name="P142"><text:span text:style-name="Footnote_20_Symbol"><text:span text:style-name="T24">sad-o haštād-o noh </text:span></text:span><text:span text:style-name="Footnote_20_Symbol"><text:span text:style-name="T24"><text:page-number text:select-page="current">189</text:page-number></text:span></text:span></text:p><text:p text:style-name="P143"><text:page-number text:select-page="current">190</text:page-number> sad-o navad</text:p><text:p text:style-name="P142"><text:span text:style-name="Footnote_20_Symbol"><text:span text:style-name="T24">sad-o navad-o yek </text:span></text:span><text:span text:style-name="Footnote_20_Symbol"><text:span text:style-name="T24"><text:page-number text:select-page="current">191</text:page-number></text:span></text:span></text:p><text:p text:style-name="P143"><text:page-number text:select-page="current">192</text:page-number> sad-o navad-o do</text:p><text:p text:style-name="P142"><text:span text:style-name="Footnote_20_Symbol"><text:span text:style-name="T24">sad-o navad-o se </text:span></text:span><text:span text:style-name="Footnote_20_Symbol"><text:span text:style-name="T24"><text:page-number text:select-page="current">193</text:page-number></text:span></text:span></text:p><text:p text:style-name="P143"><text:page-number text:select-page="current">194</text:page-number> sad-o navad-o cāhār</text:p><text:p text:style-name="P142"><text:span text:style-name="Footnote_20_Symbol"><text:span text:style-name="T24">sad-o navad-o panj </text:span></text:span><text:span text:style-name="Footnote_20_Symbol"><text:span text:style-name="T24"><text:page-number text:select-page="current">195</text:page-number></text:span></text:span></text:p><text:p text:style-name="P143"><text:page-number text:select-page="current">196</text:page-number> sad-o navad-o šeš</text:p><text:p text:style-name="P142"><text:span text:style-name="Footnote_20_Symbol"><text:span text:style-name="T24">sad-o navad-o haft </text:span></text:span><text:span text:style-name="Footnote_20_Symbol"><text:span text:style-name="T24"><text:page-number text:select-page="current">197</text:page-number></text:span></text:span></text:p><text:p text:style-name="P143"><text:page-number text:select-page="current">198</text:page-number> sad-o navad-o hašt</text:p><text:p text:style-name="P142"><text:span text:style-name="Footnote_20_Symbol"><text:span text:style-name="T24">sad-o navad-o noh </text:span></text:span><text:span text:style-name="Footnote_20_Symbol"><text:span text:style-name="T24"><text:page-number text:select-page="current">199</text:page-number></text:span></text:span></text:p><text:p text:style-name="P143"><text:page-number text:select-page="current">200</text:page-number> devist</text:p><text:p text:style-name="P142"><text:span text:style-name="Footnote_20_Symbol"><text:span text:style-name="T24">devist-o yek </text:span></text:span><text:span text:style-name="Footnote_20_Symbol"><text:span text:style-name="T24"><text:page-number text:select-page="current">201</text:page-number></text:span></text:span></text:p><text:p text:style-name="P143"><text:page-number text:select-page="current">202</text:page-number> devist-o do</text:p><text:p text:style-name="P142"><text:span text:style-name="Footnote_20_Symbol"><text:span text:style-name="T24">devist-o se </text:span></text:span><text:span text:style-name="Footnote_20_Symbol"><text:span text:style-name="T24"><text:page-number text:select-page="current">203</text:page-number></text:span></text:span></text:p><text:p text:style-name="P143"><text:page-number text:select-page="current">204</text:page-number> devist-o cāhār</text:p><text:p text:style-name="P142"><text:span text:style-name="Footnote_20_Symbol"><text:span text:style-name="T24">devist-o panj </text:span></text:span><text:span text:style-name="Footnote_20_Symbol"><text:span text:style-name="T24"><text:page-number text:select-page="current">205</text:page-number></text:span></text:span></text:p><text:p text:style-name="P143"><text:page-number text:select-page="current">206</text:page-number> devist-o šeš</text:p><text:p text:style-name="P142"><text:span text:style-name="Footnote_20_Symbol"><text:span text:style-name="T24">devist-o haft </text:span></text:span><text:span text:style-name="Footnote_20_Symbol"><text:span text:style-name="T24"><text:page-number text:select-page="current">207</text:page-number></text:span></text:span></text:p><text:p text:style-name="P143"><text:page-number text:select-page="current">208</text:page-number> devist-o hašt</text:p><text:p text:style-name="P142"><text:span text:style-name="Footnote_20_Symbol"><text:span text:style-name="T24">devist-o noh </text:span></text:span><text:span text:style-name="Footnote_20_Symbol"><text:span text:style-name="T24"><text:page-number text:select-page="current">209</text:page-number></text:span></text:span></text:p><text:p text:style-name="P143"><text:page-number text:select-page="current">210</text:page-number> devist-o dah</text:p><text:p text:style-name="P142"><text:span text:style-name="Footnote_20_Symbol"><text:span text:style-name="T24">devist-o yāzdah </text:span></text:span><text:span text:style-name="Footnote_20_Symbol"><text:span text:style-name="T24"><text:page-number text:select-page="current">211</text:page-number></text:span></text:span></text:p><text:p text:style-name="P143"><text:page-number text:select-page="current">212</text:page-number> devist-o davāzdah</text:p><text:p text:style-name="P142"><text:span text:style-name="Footnote_20_Symbol"><text:span text:style-name="T24">devist-o sizdah </text:span></text:span><text:span text:style-name="Footnote_20_Symbol"><text:span text:style-name="T24"><text:page-number text:select-page="current">213</text:page-number></text:span></text:span></text:p><text:p text:style-name="P143"><text:page-number text:select-page="current">214</text:page-number> devist-o cahārdah</text:p><text:p text:style-name="P142"><text:span text:style-name="Footnote_20_Symbol"><text:span text:style-name="T24">devist-o pānzdah </text:span></text:span><text:span text:style-name="Footnote_20_Symbol"><text:span text:style-name="T24"><text:page-number text:select-page="current">215</text:page-number></text:span></text:span></text:p><text:p text:style-name="P143"><text:page-number text:select-page="current">216</text:page-number> devist-o šānzdah</text:p><text:p text:style-name="P142"><text:span text:style-name="Footnote_20_Symbol"><text:span text:style-name="T24">devist-o hefdah </text:span></text:span><text:span text:style-name="Footnote_20_Symbol"><text:span text:style-name="T24"><text:page-number text:select-page="current">217</text:page-number></text:span></text:span></text:p><text:p text:style-name="P143"><text:page-number text:select-page="current">218</text:page-number> devist-o hejdah</text:p><text:p text:style-name="P142"><text:span text:style-name="Footnote_20_Symbol"><text:span text:style-name="T24">devist-o nuzdah </text:span></text:span><text:span text:style-name="Footnote_20_Symbol"><text:span text:style-name="T24"><text:page-number text:select-page="current">219</text:page-number></text:span></text:span></text:p><text:p text:style-name="P143"><text:page-number text:select-page="current">220</text:page-number> devist-o bist</text:p><text:p text:style-name="P142"><text:span text:style-name="Footnote_20_Symbol"><text:span text:style-name="T24">devist-o bist-o yek </text:span></text:span><text:span text:style-name="Footnote_20_Symbol"><text:span text:style-name="T24"><text:page-number text:select-page="current">221</text:page-number></text:span></text:span></text:p><text:p text:style-name="P143"><text:page-number text:select-page="current">222</text:page-number> devist-o bist-o do</text:p><text:p text:style-name="P142"><text:span text:style-name="Footnote_20_Symbol"><text:span text:style-name="T24">devist-o bist-o se </text:span></text:span><text:span text:style-name="Footnote_20_Symbol"><text:span text:style-name="T24"><text:page-number text:select-page="current">223</text:page-number></text:span></text:span></text:p><text:p text:style-name="P143"><text:page-number text:select-page="current">224</text:page-number> devist-o bist-o cāhār</text:p><text:p text:style-name="P142"><text:span text:style-name="Footnote_20_Symbol"><text:span text:style-name="T24">devist-o bist-o panj </text:span></text:span><text:span text:style-name="Footnote_20_Symbol"><text:span text:style-name="T24"><text:page-number text:select-page="current">225</text:page-number></text:span></text:span></text:p><text:p text:style-name="P143"><text:page-number text:select-page="current">226</text:page-number> devist-o bist-o šeš</text:p><text:p text:style-name="P142"><text:span text:style-name="Footnote_20_Symbol"><text:span text:style-name="T24">devist-o bist-o haft </text:span></text:span><text:span text:style-name="Footnote_20_Symbol"><text:span text:style-name="T24"><text:page-number text:select-page="current">227</text:page-number></text:span></text:span></text:p><text:p text:style-name="P143"><text:page-number text:select-page="current">228</text:page-number> devist-o bist-o hašt</text:p><text:p text:style-name="P142"><text:span text:style-name="Footnote_20_Symbol"><text:span text:style-name="T24">devist-o bist-o noh </text:span></text:span><text:span text:style-name="Footnote_20_Symbol"><text:span text:style-name="T24"><text:page-number text:select-page="current">229</text:page-number></text:span></text:span></text:p><text:p text:style-name="P143"><text:page-number text:select-page="current">230</text:page-number> devist-o si</text:p><text:p text:style-name="P142"><text:span text:style-name="Footnote_20_Symbol"><text:span text:style-name="T24">devist-o si-o yek </text:span></text:span><text:span text:style-name="Footnote_20_Symbol"><text:span text:style-name="T24"><text:page-number text:select-page="current">231</text:page-number></text:span></text:span></text:p><text:p text:style-name="P143"><text:page-number text:select-page="current">232</text:page-number> devist-o si-o do</text:p><text:p text:style-name="P142"><text:span text:style-name="Footnote_20_Symbol"><text:span text:style-name="T24">devist-o si-o se </text:span></text:span><text:span text:style-name="Footnote_20_Symbol"><text:span text:style-name="T24"><text:page-number text:select-page="current">233</text:page-number></text:span></text:span></text:p><text:p text:style-name="P143"><text:page-number text:select-page="current">234</text:page-number> devist-o si-o cāhār</text:p><text:p text:style-name="P142"><text:span text:style-name="Footnote_20_Symbol"><text:span text:style-name="T24">devist-o si-o panj </text:span></text:span><text:span text:style-name="Footnote_20_Symbol"><text:span text:style-name="T24"><text:page-number text:select-page="current">235</text:page-number></text:span></text:span></text:p><text:p text:style-name="P143"><text:page-number text:select-page="current">236</text:page-number> devist-o si-o šeš</text:p><text:p text:style-name="P142"><text:span text:style-name="Footnote_20_Symbol"><text:span text:style-name="T24">devist-o si-o haft </text:span></text:span><text:span text:style-name="Footnote_20_Symbol"><text:span text:style-name="T24"><text:page-number text:select-page="current">237</text:page-number></text:span></text:span></text:p><text:p text:style-name="P143"><text:page-number text:select-page="current">238</text:page-number> devist-o si-o hašt</text:p><text:p text:style-name="P142"><text:span text:style-name="Footnote_20_Symbol"><text:span text:style-name="T24">devist-o si-o noh </text:span></text:span><text:span text:style-name="Footnote_20_Symbol"><text:span text:style-name="T24"><text:page-number text:select-page="current">239</text:page-number></text:span></text:span></text:p><text:p text:style-name="P143"><text:page-number text:select-page="current">240</text:page-number> devist-o cehel</text:p><text:p text:style-name="P142"><text:span text:style-name="Footnote_20_Symbol"><text:span text:style-name="T24">devist-o cehel-o yek </text:span></text:span><text:span text:style-name="Footnote_20_Symbol"><text:span text:style-name="T24"><text:page-number text:select-page="current">241</text:page-number></text:span></text:span></text:p><text:p text:style-name="P143"><text:page-number text:select-page="current">242</text:page-number> devist-o cehel-o do</text:p><text:p text:style-name="P142"><text:span text:style-name="Footnote_20_Symbol"><text:span text:style-name="T24">devist-o cehel-o se </text:span></text:span><text:span text:style-name="Footnote_20_Symbol"><text:span text:style-name="T24"><text:page-number text:select-page="current">243</text:page-number></text:span></text:span></text:p><text:p text:style-name="P143"><text:page-number text:select-page="current">244</text:page-number> devist-o cehel-o cāhār</text:p><text:p text:style-name="P142"><text:span text:style-name="Footnote_20_Symbol"><text:span text:style-name="T24">devist-o cehel-o panj </text:span></text:span><text:span text:style-name="Footnote_20_Symbol"><text:span text:style-name="T24"><text:page-number text:select-page="current">245</text:page-number></text:span></text:span></text:p><text:p text:style-name="P143"><text:page-number text:select-page="current">246</text:page-number> devist-o cehel-o šeš</text:p><text:p text:style-name="P142"><text:span text:style-name="Footnote_20_Symbol"><text:span text:style-name="T24">devist-o cehel-o haft </text:span></text:span><text:span text:style-name="Footnote_20_Symbol"><text:span text:style-name="T24"><text:page-number text:select-page="current">247</text:page-number></text:span></text:span></text:p><text:p text:style-name="P143"><text:page-number text:select-page="current">248</text:page-number> devist-o cehel-o hašt</text:p><text:p text:style-name="P142"><text:span text:style-name="Footnote_20_Symbol"><text:span text:style-name="T24">devist-o cehel-o noh </text:span></text:span><text:span text:style-name="Footnote_20_Symbol"><text:span text:style-name="T24"><text:page-number text:select-page="current">249</text:page-number></text:span></text:span></text:p><text:p text:style-name="P143"><text:page-number text:select-page="current">250</text:page-number> devist-o panjāh</text:p><text:p text:style-name="P142"><text:span text:style-name="Footnote_20_Symbol"><text:span text:style-name="T24">devist-o panjāh-o yek </text:span></text:span><text:span text:style-name="Footnote_20_Symbol"><text:span text:style-name="T24"><text:page-number text:select-page="current">251</text:page-number></text:span></text:span></text:p><text:p text:style-name="P143"><text:page-number text:select-page="current">252</text:page-number> devist-o panjāh-o do</text:p><text:p text:style-name="P142"><text:span text:style-name="Footnote_20_Symbol"><text:span text:style-name="T24">devist-o panjāh-o se </text:span></text:span><text:span text:style-name="Footnote_20_Symbol"><text:span text:style-name="T24"><text:page-number text:select-page="current">253</text:page-number></text:span></text:span></text:p><text:p text:style-name="P143"><text:page-number text:select-page="current">254</text:page-number> devist-o panjāh-o cāhār</text:p><text:p text:style-name="P142"><text:span text:style-name="Footnote_20_Symbol"><text:span text:style-name="T24">devist-o panjāh-o panj </text:span></text:span><text:span text:style-name="Footnote_20_Symbol"><text:span text:style-name="T24"><text:page-number text:select-page="current">255</text:page-number></text:span></text:span></text:p><text:p text:style-name="P143"><text:page-number text:select-page="current">256</text:page-number> devist-o panjāh-o šeš</text:p><text:p text:style-name="P142"><text:span text:style-name="Footnote_20_Symbol"><text:span text:style-name="T24">devist-o panjāh-o haft </text:span></text:span><text:span text:style-name="Footnote_20_Symbol"><text:span text:style-name="T24"><text:page-number text:select-page="current">257</text:page-number></text:span></text:span></text:p><text:p text:style-name="P143"><text:page-number text:select-page="current">258</text:page-number> devist-o panjāh-o hašt</text:p><text:p text:style-name="P142"><text:span text:style-name="Footnote_20_Symbol"><text:span text:style-name="T24">devist-o panjāh-o noh </text:span></text:span><text:span text:style-name="Footnote_20_Symbol"><text:span text:style-name="T24"><text:page-number text:select-page="current">259</text:page-number></text:span></text:span></text:p><text:p text:style-name="P143"><text:page-number text:select-page="current">260</text:page-number> devist-o šast</text:p><text:p text:style-name="P142"><text:span text:style-name="Footnote_20_Symbol"><text:span text:style-name="T24">devist-o šast-o yek </text:span></text:span><text:span text:style-name="Footnote_20_Symbol"><text:span text:style-name="T24"><text:page-number text:select-page="current">261</text:page-number></text:span></text:span></text:p><text:p text:style-name="P143"><text:page-number text:select-page="current">262</text:page-number> devist-o šast-o do</text:p><text:p text:style-name="P142"><text:span text:style-name="Footnote_20_Symbol"><text:span text:style-name="T24">devist-o šast-o se </text:span></text:span><text:span text:style-name="Footnote_20_Symbol"><text:span text:style-name="T24"><text:page-number text:select-page="current">263</text:page-number></text:span></text:span></text:p><text:p text:style-name="P143"><text:page-number text:select-page="current">264</text:page-number> devist-o šast-o cāhār</text:p><text:p text:style-name="P142"><text:span text:style-name="Footnote_20_Symbol"><text:span text:style-name="T24">devist-o šast-o panj </text:span></text:span><text:span text:style-name="Footnote_20_Symbol"><text:span text:style-name="T24"><text:page-number text:select-page="current">265</text:page-number></text:span></text:span></text:p><text:p text:style-name="P143"><text:page-number text:select-page="current">266</text:page-number> devist-o šast-o šeš</text:p><text:p text:style-name="P142"><text:span text:style-name="Footnote_20_Symbol"><text:span text:style-name="T24">devist-o šast-o haft </text:span></text:span><text:span text:style-name="Footnote_20_Symbol"><text:span text:style-name="T24"><text:page-number text:select-page="current">267</text:page-number></text:span></text:span></text:p><text:p text:style-name="P143"><text:page-number text:select-page="current">268</text:page-number> devist-o šast-o hašt</text:p><text:p text:style-name="P142"><text:span text:style-name="Footnote_20_Symbol"><text:span text:style-name="T24">devist-o šast-o noh </text:span></text:span><text:span text:style-name="Footnote_20_Symbol"><text:span text:style-name="T24"><text:page-number text:select-page="current">269</text:page-number></text:span></text:span></text:p><text:p text:style-name="P143"><text:page-number text:select-page="current">270</text:page-number> devist-o haftād</text:p><text:p text:style-name="P142"><text:span text:style-name="Footnote_20_Symbol"><text:span text:style-name="T24">devist-o haftād-o yek </text:span></text:span><text:span text:style-name="Footnote_20_Symbol"><text:span text:style-name="T24"><text:page-number text:select-page="current">271</text:page-number></text:span></text:span></text:p><text:p text:style-name="P143"><text:page-number text:select-page="current">272</text:page-number> devist-o haftād-o do</text:p><text:p text:style-name="P142"><text:span text:style-name="Footnote_20_Symbol"><text:span text:style-name="T24">devist-o haftād-o se </text:span></text:span><text:span text:style-name="Footnote_20_Symbol"><text:span text:style-name="T24"><text:page-number text:select-page="current">273</text:page-number></text:span></text:span></text:p><text:p text:style-name="P143"><text:page-number text:select-page="current">274</text:page-number> devist-o haftād-o cāhār</text:p><text:p text:style-name="P142"><text:span text:style-name="Footnote_20_Symbol"><text:span text:style-name="T24">devist-o haftād-o panj </text:span></text:span><text:span text:style-name="Footnote_20_Symbol"><text:span text:style-name="T24"><text:page-number text:select-page="current">275</text:page-number></text:span></text:span></text:p><text:p text:style-name="P143"><text:page-number text:select-page="current">276</text:page-number> devist-o haftād-o šeš</text:p><text:p text:style-name="P142"><text:span text:style-name="Footnote_20_Symbol"><text:span text:style-name="T24">devist-o haftād-o haft </text:span></text:span><text:span text:style-name="Footnote_20_Symbol"><text:span text:style-name="T24"><text:page-number text:select-page="current">277</text:page-number></text:span></text:span></text:p><text:p text:style-name="P143"><text:page-number text:select-page="current">278</text:page-number> devist-o haftād-o hašt</text:p><text:p text:style-name="P142"><text:span text:style-name="Footnote_20_Symbol"><text:span text:style-name="T24">devist-o haftād-o noh </text:span></text:span><text:span text:style-name="Footnote_20_Symbol"><text:span text:style-name="T24"><text:page-number text:select-page="current">279</text:page-number></text:span></text:span></text:p><text:p text:style-name="P143"><text:page-number text:select-page="current">280</text:page-number> devist-o haštād</text:p><text:p text:style-name="P142"><text:span text:style-name="Footnote_20_Symbol"><text:span text:style-name="T24">devist-o haštād-o yek </text:span></text:span><text:span text:style-name="Footnote_20_Symbol"><text:span text:style-name="T24"><text:page-number text:select-page="current">281</text:page-number></text:span></text:span></text:p><text:p text:style-name="P143"><text:page-number text:select-page="current">282</text:page-number> devist-o haštād-o do</text:p><text:p text:style-name="P142"><text:span text:style-name="Footnote_20_Symbol"><text:span text:style-name="T24">devist-o haštād-o se </text:span></text:span><text:span text:style-name="Footnote_20_Symbol"><text:span text:style-name="T24"><text:page-number text:select-page="current">283</text:page-number></text:span></text:span></text:p><text:p text:style-name="P143"><text:page-number text:select-page="current">284</text:page-number> devist-o haštād-o cāhār</text:p><text:p text:style-name="P142"><text:span text:style-name="Footnote_20_Symbol"><text:span text:style-name="T24">devist-o haštād-o panj </text:span></text:span><text:span text:style-name="Footnote_20_Symbol"><text:span text:style-name="T24"><text:page-number text:select-page="current">285</text:page-number></text:span></text:span></text:p><text:p text:style-name="P143"><text:page-number text:select-page="current">286</text:page-number> devist-o haštād-o šeš</text:p><text:p text:style-name="P142"><text:span text:style-name="Footnote_20_Symbol"><text:span text:style-name="T24">devist-o haštād-o haft </text:span></text:span><text:span text:style-name="Footnote_20_Symbol"><text:span text:style-name="T24"><text:page-number text:select-page="current">287</text:page-number></text:span></text:span></text:p><text:p text:style-name="P143"><text:page-number text:select-page="current">288</text:page-number> devist-o haštād-o hašt</text:p><text:p text:style-name="P142"><text:span text:style-name="Footnote_20_Symbol"><text:span text:style-name="T24">devist-o haštād-o noh </text:span></text:span><text:span text:style-name="Footnote_20_Symbol"><text:span text:style-name="T24"><text:page-number text:select-page="current">289</text:page-number></text:span></text:span></text:p><text:p text:style-name="P143"><text:page-number text:select-page="current">290</text:page-number> devist-o navad</text:p><text:p text:style-name="P142"><text:span text:style-name="Footnote_20_Symbol"><text:span text:style-name="T24">devist-o navad-o yek </text:span></text:span><text:span text:style-name="Footnote_20_Symbol"><text:span text:style-name="T24"><text:page-number text:select-page="current">291</text:page-number></text:span></text:span></text:p><text:p text:style-name="P143"><text:page-number text:select-page="current">292</text:page-number> devist-o navad-o do</text:p><text:p text:style-name="P142"><text:span text:style-name="Footnote_20_Symbol"><text:span text:style-name="T24">devist-o navad-o se </text:span></text:span><text:span text:style-name="Footnote_20_Symbol"><text:span text:style-name="T24"><text:page-number text:select-page="current">293</text:page-number></text:span></text:span></text:p><text:p text:style-name="P143"><text:page-number text:select-page="current">294</text:page-number> devist-o navad-o cāhār</text:p><text:p text:style-name="P142"><text:span text:style-name="Footnote_20_Symbol"><text:span text:style-name="T24">devist-o navad-o panj </text:span></text:span><text:span text:style-name="Footnote_20_Symbol"><text:span text:style-name="T24"><text:page-number text:select-page="current">295</text:page-number></text:span></text:span></text:p><text:p text:style-name="P143"><text:page-number text:select-page="current">296</text:page-number> devist-o navad-o šeš</text:p><text:p text:style-name="P142"><text:span text:style-name="Footnote_20_Symbol"><text:span text:style-name="T24">devist-o navad-o haft </text:span></text:span><text:span text:style-name="Footnote_20_Symbol"><text:span text:style-name="T24"><text:page-number text:select-page="current">297</text:page-number></text:span></text:span></text:p><text:p text:style-name="P143"><text:page-number text:select-page="current">298</text:page-number> devist-o navad-o hašt</text:p><text:p text:style-name="P142"><text:span text:style-name="Footnote_20_Symbol"><text:span text:style-name="T24">devist-o navad-o noh </text:span></text:span><text:span text:style-name="Footnote_20_Symbol"><text:span text:style-name="T24"><text:page-number text:select-page="current">299</text:page-number></text:span></text:span></text:p><text:p text:style-name="P143"><text:page-number text:select-page="current">300</text:page-number> <text:span text:style-name="T5">sisad</text:span></text:p></text:note-body></text:note><text:span text:style-name="T14">Fasl-e yek</text:span></text:h>
      <text:h text:style-name="P310" text:outline-level="3"><text:bookmark-start text:name="naxostin-didār"/>Naxostin didār<text:bookmark-end text:name="naxostin-didār"/></text:h>
      <text:h text:style-name="P307" text:outline-level="4"/>
      <text:p text:style-name="P240"><text:span text:style-name="T2">— </text:span>Ruz xoš. Nām-e man <text:user-field-get text:name="name1m">Viktor</text:user-field-get> ast. Man <text:user-field-get text:name="people1">farānsavi</text:user-field-get> hastam. Nām-e šomā čist?</text:p>
      <text:p text:style-name="P241"><text:span text:style-name="T2">— </text:span>Nām-e man <text:span text:style-name="T2"><text:user-field-get text:name="name5m">Mehrdād</text:user-field-get></text:span> ast. Nām-e xānevādegi, Širāzi. Az āšnāyi bā šomā xorsandam. Man dar hotel Āzādi zendegi mikonam. Šomā kojā zendegi mikonid?</text:p>
      <text:h text:style-name="P307" text:outline-level="4"/>
      <text:p text:style-name="P240">Mā bā ham dust šodim.</text:p>
      <text:p text:style-name="P242"><text:span text:style-name="T2">— </text:span>Šehr-e šomā zibā ast. Man mixāham dar Tehrān gardeš konam. Man jehāngard hastam. Kār-e šomā čist?</text:p>
      <text:p text:style-name="P242"><text:span text:style-name="T2">— </text:span>Man dānešju hastam. Dānesju-ye zabān-e fārsi.</text:p>
      <text:h text:style-name="P307" text:outline-level="4"/>
      <text:p text:style-name="P242"><text:span text:style-name="T2">— </text:span><text:span text:style-name="T2"><text:user-field-get text:name="name5m">Mehrdād</text:user-field-get></text:span> jān! Šomā fardā dars mixānid?</text:p>
      <text:p text:style-name="P242"><text:span text:style-name="T2">— </text:span>Na. <text:span text:style-name="T199">F</text:span>ardā āzād hastam.</text:p>
      <text:p text:style-name="P242"><text:span text:style-name="T2">— </text:span>Agar xāstid, fardā tamās begirid. Šomāre-ye telefon-e hotel Āzādi: do-panj-čahār-yek-noh-se. Šomā telefon-e hamrāh dārid?</text:p>
      <text:p text:style-name="P242"><text:span text:style-name="T2">— </text:span>Šomāre-ye man: šeš-do-haft-noh-se-hašt.</text:p>
      <text:p text:style-name="P242"><text:span text:style-name="T2">— </text:span>Pas, tā fardā, xodā negahdār.</text:p>
      <text:h text:style-name="P310" text:outline-level="3"><text:bookmark-start text:name="didār-e-dovvom"/>Didār-e dovvom<text:bookmark-end text:name="didār-e-dovvom"/></text:h>
      <text:h text:style-name="P307" text:outline-level="4"/>
      <text:p text:style-name="P241">Tamās-e telefoni miān-e <text:user-field-get text:name="name1m">Viktor</text:user-field-get> va <text:span text:style-name="T2"><text:user-field-get text:name="name5m">Mehrdād</text:user-field-get></text:span>.</text:p>
      <text:p text:style-name="P241"><text:soft-page-break/><text:span text:style-name="T2">— </text:span>Āqā-ye <text:user-field-get text:name="name1m">Viktor</text:user-field-get>, man <text:span text:style-name="T2"><text:user-field-get text:name="name5m">Mehrdād</text:user-field-get></text:span> hastam. Šomā xub hastid? Didār-e mā key va kojā ast?</text:p>
      <text:p text:style-name="P242"><text:span text:style-name="T2">— </text:span>Dah-e bāmdād, kenār-e metro.</text:p>
      <text:p text:style-name="P242"><text:span text:style-name="T2">— </text:span>Barnāme-ye šomā čist?</text:p>
      <text:p text:style-name="P242"><text:span text:style-name="T2">— Y</text:span>ek: bāzdid az muze-ye bāstān-šenāsi. <text:span text:style-name="T3">D</text:span>o: bāzdid az bāzār-e Tehrān. <text:span text:style-name="T3">S</text:span>e: šām dar restorān-e Homā.</text:p>
      <text:p text:style-name="P242"><text:span text:style-name="T2">— </text:span>Barnāme-ye xubi ast. Man āmāde hastam.</text:p>
      <text:h text:style-name="P307" text:outline-level="4"/>
      <text:p text:style-name="P242">Emruz havā xub ast. Irān sarzamin-e hamiše bahār ast.</text:p>
      <text:p text:style-name="P242"><text:span text:style-name="T2">— </text:span>Bā otobus beravim yā bā metro?</text:p>
      <text:p text:style-name="P242"><text:span text:style-name="T2">— </text:span>Bā otobus behtar ast.</text:p>
      <text:p text:style-name="P242"><text:span text:style-name="T2">— </text:span>Bahā-ye belit čand ast?</text:p>
      <text:p text:style-name="P242"><text:span text:style-name="T2">— </text:span>Pānsad riāl.</text:p>
      <text:p text:style-name="P242"><text:span text:style-name="T2">— </text:span>Nām-e in xiābān čist?</text:p>
      <text:p text:style-name="P242"><text:span text:style-name="T2">— </text:span>Xiābān-e Bahār.</text:p>
      <text:p text:style-name="P242"><text:span text:style-name="T2">— </text:span>Nām-e in sāxtemān čist?</text:p>
      <text:p text:style-name="P242"><text:span text:style-name="T2">— </text:span>Sāxtemān-e Fārābi.</text:p>
      <text:p text:style-name="P242"><text:span text:style-name="T2">— </text:span>Muze dur ast?</text:p>
      <text:p text:style-name="P242"><text:span text:style-name="T2">— </text:span>Na. Nazdik ast. Do istgāh mānde.</text:p>
      <text:p text:style-name="P242"><text:span text:style-name="T2">— </text:span>Pas az muze miravim bāzār.</text:p>
      <text:p text:style-name="P242"><text:span text:style-name="T2">— </text:span>Šomā kodām bāzār-rā dust dārid?</text:p>
      <text:p text:style-name="P243"><text:span text:style-name="T2">— </text:span>Bāzār-e farš. Mixāham farš bexaram.</text:p>
      <text:p text:style-name="P243"><text:span text:style-name="T2">— </text:span>Gerān yā arzān?</text:p>
      <text:h text:style-name="P307" text:outline-level="4"/>
      <text:p text:style-name="P244">Dar restorān.</text:p>
      <text:p text:style-name="P244"><text:span text:style-name="T2">— </text:span>Šomā āšpaz-xāne-ye Irāni-rā dust dārid?</text:p>
      <text:p text:style-name="P244"><text:span text:style-name="T2">— </text:span>Āri. Dust dāram.</text:p>
      <text:p text:style-name="P244"><text:span text:style-name="T2">— </text:span>Man māhi mixoram.</text:p>
      <text:p text:style-name="P244"><text:span text:style-name="T2">— </text:span>Šomā če mixorid?</text:p>
      <text:p text:style-name="P244"><text:soft-page-break/><text:span text:style-name="T2">— </text:span>Man «čelo-kabāb» mixoram.</text:p>
      <text:p text:style-name="P244"><text:span text:style-name="T2">— </text:span>Pas az šām čāy minušid?</text:p>
      <text:p text:style-name="P244"><text:span text:style-name="T2">— </text:span>Čāy bā šekar yā bi šekar?</text:p>
      <text:p text:style-name="P244"><text:span text:style-name="T2">— </text:span>Befarmāid!</text:p>
      <text:p text:style-name="P244"><text:span text:style-name="T2">— </text:span>Nuš-e jān!</text:p>
      <text:h text:style-name="P310" text:outline-level="3"><text:bookmark-start text:name="didār-e-sovvom"/>Didār-e sovvom<text:bookmark-end text:name="didār-e-sovvom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Bebaxšid doxtar xānom! Daftar-e Homā kojā ast?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5">D</text:span></text:span><text:span text:style-name="Emphasis"><text:span text:style-name="T24">oxtar xānom: </text:span></text:span></text:p>
          </table:table-cell>
          <table:table-cell table:style-name="Table1.A1" office:value-type="string">
            <text:p text:style-name="P211">Šomā az Ālmān āmadid?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Na. Man az <text:user-field-get text:name="country1">Farānse</text:user-field-get> āmadam.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5">D</text:span></text:span><text:span text:style-name="Emphasis"><text:span text:style-name="T24">oxtar xānom:</text:span></text:span></text:p>
          </table:table-cell>
          <table:table-cell table:style-name="Table1.A1" office:value-type="string">
            <text:p text:style-name="P211">Zabān-e fārsi-rā kojā yād gereftid?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2">Dar <text:user-field-get text:name="city1">Pāris</text:user-field-get>. <text:span text:style-name="T200">Ekol Normāl Superiyor</text:span>.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Xoš āmadid! Nām-e man <text:user-field-get text:name="name4f">Tarāne</text:user-field-get> ast.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Sepāsgozāram. Man <text:user-field-get text:name="name1m">Viktor</text:user-field-get> hastam.</text:p>
          </table:table-cell>
        </table:table-row>
        <table:table-row>
          <table:table-cell table:style-name="Table1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Tā key šomā dar Irān hastid?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Tā hafte-ye āyande.</text:p>
          </table:table-cell>
        </table:table-row>
        <table:table-row>
          <table:table-cell table:style-name="Table1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Az kodām šahr-hā bāzdid kardid?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Mixāham be Širāz beravam.</text:p>
          </table:table-cell>
        </table:table-row>
        <table:table-row>
          <table:table-cell table:style-name="Table1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Čerā be Širāz?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Mixāham az Perspolis bāzdid konam.</text:p>
          </table:table-cell>
        </table:table-row>
        <table:table-row>
          <table:table-cell table:style-name="Table1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Šahr-e bāstāni-e «Taxt-e Jamšid».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Šomā kojā kār mikonid?</text:p>
          </table:table-cell>
        </table:table-row>
        <table:table-row>
          <table:table-cell table:style-name="Table1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Man dar daftar-e jehān-gardi kār mikonam.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Šomā rāhnamā hastid?</text:p>
          </table:table-cell>
        </table:table-row>
        <text:soft-page-break/>
        <table:table-row>
          <table:table-cell table:style-name="Table1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Agar rāhnamā niāz dārid, man āmāde hastam.</text:p>
            <text:p text:style-name="P211">«Homā» ruzāne do parvāz be Širāz dārad.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Pas, fardā bā ham parvāz mikonim.</text:p>
          </table:table-cell>
        </table:table-row>
        <table:table-row>
          <table:table-cell table:style-name="Table1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1.A1" office:value-type="string">
            <text:p text:style-name="P211">Pas, didār-e mā dar forudgāh ast.</text:p>
          </table:table-cell>
        </table:table-row>
      </table:table>
      <text:h text:style-name="P310" text:outline-level="3"><text:bookmark-start text:name="didār-e-čahārom"/>Didār-e čahārom<text:bookmark-end text:name="didār-e-čahārom"/></text:h>
      <text:h text:style-name="P307" text:outline-level="4"/>
      <text:p text:style-name="P245"><text:user-field-get text:name="name1m">Viktor</text:user-field-get> va <text:user-field-get text:name="name4f">Tarāne</text:user-field-get> dar šahr-e Širāz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1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.A1" office:value-type="string">
            <text:p text:style-name="P211">Nām-e in forudgāh čist?</text:p>
          </table:table-cell>
        </table:table-row>
        <table:table-row>
          <table:table-cell table:style-name="Table2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2.A1" office:value-type="string">
            <text:p text:style-name="P211">Forudgāh-e Mehr-ābād. </text:p>
          </table:table-cell>
        </table:table-row>
        <table:table-row>
          <table:table-cell table:style-name="Table2.A1" office:value-type="string">
            <text:p text:style-name="P201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.A1" office:value-type="string">
            <text:p text:style-name="P211">Az Tehrān t<text:span text:style-name="T201">ā</text:span> Širāz čand kilumetr ast? </text:p>
          </table:table-cell>
        </table:table-row>
        <table:table-row>
          <table:table-cell table:style-name="Table2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2.A1" office:value-type="string">
            <text:p text:style-name="P211">Haštsad kilumetr ast. </text:p>
          </table:table-cell>
        </table:table-row>
        <table:table-row>
          <table:table-cell table:style-name="Table2.A1" office:value-type="string">
            <text:p text:style-name="P201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.A1" office:value-type="string">
            <text:p text:style-name="P211">Negāh konid! Do jehān-gard ālmāni! </text:p>
          </table:table-cell>
        </table:table-row>
        <table:table-row>
          <table:table-cell table:style-name="Table2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2.A1" office:value-type="string">
            <text:p text:style-name="P211">Biyā bā ānhā āšnā šavim.</text:p>
          </table:table-cell>
        </table:table-row>
      </table:table>
      <text:h text:style-name="P307" text:outline-level="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3.A1" office:value-type="string">
            <text:p text:style-name="P211">Šomā zabān-e fārsi midānid?</text:p>
          </table:table-cell>
        </table:table-row>
        <table:table-row>
          <table:table-cell table:style-name="Table3.A1" office:value-type="string">
            <text:p text:style-name="Table_20_Contents"><text:span text:style-name="Emphasis"><text:span text:style-name="T24">Jehān-gardān: </text:span></text:span></text:p>
          </table:table-cell>
          <table:table-cell table:style-name="Table3.A1" office:value-type="string">
            <text:p text:style-name="P213">Āri. Nām-e man <text:user-field-get text:name="name2m">Tobiās</text:user-field-get>, nām-e dustam <text:user-field-get text:name="name1f">Ingrid</text:user-field-get>. </text:p>
          </table:table-cell>
        </table:table-row>
        <table:table-row>
          <table:table-cell table:style-name="Table3.A1" office:value-type="string">
            <text:p text:style-name="P20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3.A1" office:value-type="string">
            <text:p text:style-name="P214">Zabān-e fārsi-rā kojā yād gereftid?</text:p>
          </table:table-cell>
        </table:table-row>
        <table:table-row>
          <table:table-cell table:style-name="Table3.A1" office:value-type="string">
            <text:p text:style-name="P204"><text:span text:style-name="Emphasis"><text:span text:style-name="T24"><text:user-field-get text:name="name2m">Tobiās</text:user-field-get></text:span></text:span><text:span text:style-name="Emphasis"><text:span text:style-name="T24">: </text:span></text:span></text:p>
          </table:table-cell>
          <table:table-cell table:style-name="Table3.A1" office:value-type="string">
            <text:p text:style-name="P214">Dar Koln.</text:p>
          </table:table-cell>
        </table:table-row>
        <table:table-row>
          <table:table-cell table:style-name="Table3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 </text:span></text:span></text:p>
          </table:table-cell>
          <table:table-cell table:style-name="Table3.A1" office:value-type="string">
            <text:p text:style-name="P215">Man dar «DW» baxš-e zabān-e fārsi kār mikonam.</text:p>
          </table:table-cell>
        </table:table-row>
        <table:table-row>
          <table:table-cell table:style-name="Table3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3.A1" office:value-type="string">
            <text:p text:style-name="P215">Šomā niz be Širāz parvāz mikonid?</text:p>
          </table:table-cell>
        </table:table-row>
        <table:table-row>
          <table:table-cell table:style-name="Table3.A1" office:value-type="string">
            <text:p text:style-name="P204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.A1" office:value-type="string">
            <text:p text:style-name="P211">Āri. Mā mixāhim dar bāre-ye Perspolis gozāreš benevisim.</text:p>
          </table:table-cell>
        </table:table-row>
        <table:table-row>
          <table:table-cell table:style-name="Table3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3.A1" office:value-type="string">
            <text:p text:style-name="P211">Taxt-e Jamšid šešsad sāl piš az milād ābād <text:soft-page-break/>šod.</text:p>
          </table:table-cell>
        </table:table-row>
      </table:table>
      <text:h text:style-name="P307" text:outline-level="4"/>
      <text:p text:style-name="P246">Čahār jehān-gard dar Širāz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9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4.A1" office:value-type="string">
            <text:p text:style-name="P211">Be kodām mehmān-xāne beravim?</text:p>
          </table:table-cell>
        </table:table-row>
        <table:table-row>
          <table:table-cell table:style-name="Table4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4.A1" office:value-type="string">
            <text:p text:style-name="P211">Mehmān-xāne-ye Pārsiān.</text:p>
          </table:table-cell>
        </table:table-row>
        <table:table-row>
          <table:table-cell table:style-name="Table4.A1" office:value-type="string">
            <text:p text:style-name="P199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4.A1" office:value-type="string">
            <text:p text:style-name="P211">Man mixāham az namāyešgāh-e gol bāzdid konam.</text:p>
          </table:table-cell>
        </table:table-row>
        <table:table-row>
          <table:table-cell table:style-name="Table4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 </text:span></text:span></text:p>
          </table:table-cell>
          <table:table-cell table:style-name="Table4.A1" office:value-type="string">
            <text:p text:style-name="P211">Širāz šahr-e gol ast.</text:p>
          </table:table-cell>
        </table:table-row>
        <table:table-row>
          <table:table-cell table:style-name="Table4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4.A1" office:value-type="string">
            <text:p text:style-name="P211">Čand ruz dar Širāz mimānid?</text:p>
          </table:table-cell>
        </table:table-row>
        <table:table-row>
          <table:table-cell table:style-name="Table4.A1" office:value-type="string">
            <text:p text:style-name="P204"><text:span text:style-name="Emphasis"><text:span text:style-name="T24"><text:user-field-get text:name="name2m">Tobiās</text:user-field-get></text:span></text:span><text:span text:style-name="Emphasis"><text:span text:style-name="T24">: </text:span></text:span></text:p>
          </table:table-cell>
          <table:table-cell table:style-name="Table4.A1" office:value-type="string">
            <text:p text:style-name="P211">Do ruz, sepas miravim jazire-ye Kiš.</text:p>
          </table:table-cell>
        </table:table-row>
        <table:table-row>
          <table:table-cell table:style-name="Table4.A1" office:value-type="string">
            <text:p text:style-name="P19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4.A1" office:value-type="string">
            <text:p text:style-name="P211">Jazire-ye Kiš kojā ast?</text:p>
          </table:table-cell>
        </table:table-row>
        <table:table-row>
          <table:table-cell table:style-name="Table4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 </text:span></text:span></text:p>
          </table:table-cell>
          <table:table-cell table:style-name="Table4.A1" office:value-type="string">
            <text:p text:style-name="P211">Dar Xalij-e Fārs.</text:p>
          </table:table-cell>
        </table:table-row>
        <table:table-row>
          <table:table-cell table:style-name="Table4.A1" office:value-type="string">
            <text:p text:style-name="P19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4.A1" office:value-type="string">
            <text:p text:style-name="P211">Xalij-e Fārs be Oqyānus-e Hend peyvaste ast.</text:p>
          </table:table-cell>
        </table:table-row>
        <table:table-row>
          <table:table-cell table:style-name="Table4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</text:span></text:span></text:p>
          </table:table-cell>
          <table:table-cell table:style-name="Table4.A1" office:value-type="string">
            <text:p text:style-name="P211">Pas az bāzdid az Kiš kojā miravid?</text:p>
          </table:table-cell>
        </table:table-row>
        <table:table-row>
          <table:table-cell table:style-name="Table4.A1" office:value-type="string">
            <text:p text:style-name="P204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4.A1" office:value-type="string">
            <text:p text:style-name="P211">Be Bahreyn. Dar ānjā niz mardom be zabān-e fārsi soxan miguyand.</text:p>
          </table:table-cell>
        </table:table-row>
        <table:table-row>
          <table:table-cell table:style-name="Table4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4.A1" office:value-type="string">
            <text:p text:style-name="P211">Zabān-e fārsi zibā ast.</text:p>
          </table:table-cell>
        </table:table-row>
        <table:table-row>
          <table:table-cell table:style-name="Table4.A1" office:value-type="string">
            <text:p text:style-name="P207"><text:span text:style-name="Emphasis"><text:span text:style-name="T24"><text:user-field-get text:name="name4f">Tarāne</text:user-field-get></text:span></text:span><text:span text:style-name="Emphasis"><text:span text:style-name="T24">:</text:span></text:span></text:p>
          </table:table-cell>
          <table:table-cell table:style-name="Table4.A1" office:value-type="string">
            <text:p text:style-name="P211">Va bāstāni.</text:p>
          </table:table-cell>
        </table:table-row>
      </table:table>
      <text:h text:style-name="P310" text:outline-level="3"><text:bookmark-start text:name="didār-e-panjom"/>Didār-e panjom<text:bookmark-end text:name="didār-e-panjom"/></text:h>
      <text:h text:style-name="P307" text:outline-level="4"/>
      <text:p text:style-name="P231"><text:user-field-get text:name="name1m">Viktor</text:user-field-get> bā kešti be Hend miravad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Xānom bebaxšid!</text:p>
            <text:p text:style-name="P211">Rāh-e bandar kojā ast?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Xānom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Bebaxšid, namidānam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Āqā, xāheš mikonam befarmāid: rāh-e bandar <text:soft-page-break/>kojā ast?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Āqā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Kodām bandar?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Man mixāham be Hend beravam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Āqā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Biyā hamrāh-e man.</text:p>
            <text:p text:style-name="P211">Šomā az Engelestān hastid?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6">Na. Man az <text:user-field-get text:name="country1">Farānse</text:user-field-get> hastam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Āqā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6">Vāy! Sarzamin-e <text:span text:style-name="T201">dur</text:span>-e <text:user-field-get text:name="country1">Farānse</text:user-field-get>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Nām-e man <text:user-field-get text:name="name1m">Viktor</text:user-field-get> ast. Nām-e šomā čist?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Āqā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Nām-e man Āraš ast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Kār-e šomā čist?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Āraš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Man kār-šenās-e naft hastam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Šomā kojā kār mikonid?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Āraš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Dar daryā-ye Māzanderān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Vāy! Pas dar Xalij-e Fārs če mikonid?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Āraš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Barāye āmuzeš āmadam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Piruz bāšid!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6">Āraš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Befarmāid, in bandar ast.</text:p>
          </table:table-cell>
        </table:table-row>
        <table:table-row>
          <table:table-cell table:style-name="Table6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6.A1" office:value-type="string">
            <text:p text:style-name="P211">Sepāsgozāram, xodā negahdār.</text:p>
          </table:table-cell>
        </table:table-row>
      </table:table>
      <text:h text:style-name="P307" text:outline-level="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8"><text:span text:style-name="Emphasis"><text:span text:style-name="T27">Marzbān:</text:span></text:span></text:p>
          </table:table-cell>
          <table:table-cell table:style-name="Table5.A1" office:value-type="string">
            <text:p text:style-name="P211"><text:span text:style-name="T4">G</text:span>ozār-nāme-ye šomā, xāheš mikonam.</text:p>
          </table:table-cell>
        </table:table-row>
        <table:table-row>
          <table:table-cell table:style-name="Table5.A1" office:value-type="string">
            <text:p text:style-name="P197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5.A1" office:value-type="string">
            <text:p text:style-name="P211">Befarmāid.</text:p>
          </table:table-cell>
        </table:table-row>
        <table:table-row>
          <table:table-cell table:style-name="Table5.A1" office:value-type="string">
            <text:p text:style-name="P197"><text:span text:style-name="Emphasis"><text:span text:style-name="T27">Marzbān:</text:span></text:span></text:p>
          </table:table-cell>
          <table:table-cell table:style-name="Table5.A1" office:value-type="string">
            <text:p text:style-name="P211">Šomā vizā-ye Hend dārid?</text:p>
          </table:table-cell>
        </table:table-row>
        <table:table-row>
          <table:table-cell table:style-name="Table5.A1" office:value-type="string">
            <text:p text:style-name="P197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5.A1" office:value-type="string">
            <text:p text:style-name="P212">Āri. Az konsolgari-e Hend dar <text:user-field-get text:name="city1">Pāris</text:user-field-get>.</text:p>
          </table:table-cell>
        </table:table-row>
        <table:table-row>
          <table:table-cell table:style-name="Table5.A1" office:value-type="string">
            <text:p text:style-name="P197"><text:span text:style-name="Emphasis"><text:span text:style-name="T27">Marzbān:</text:span></text:span></text:p>
          </table:table-cell>
          <table:table-cell table:style-name="Table5.A1" office:value-type="string">
            <text:p text:style-name="P211">Kešti be su-ye Bambey, dast-e rāst.</text:p>
          </table:table-cell>
        </table:table-row>
      </table:table>
      <text:h text:style-name="P307" text:outline-level="4"><text:soft-page-break/></text:h>
      <text:p text:style-name="P247">Dar kešti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Šab-e šomā xoš.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Keštirān: </text:span></text:span></text:p>
          </table:table-cell>
          <table:table-cell table:style-name="Table8.A1" office:value-type="string">
            <text:p text:style-name="P211">Šab-e šomā hamčenin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Befarmāid xāheš mikonam: key be Bambey mirasim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Keštirān: </text:span></text:span></text:p>
          </table:table-cell>
          <table:table-cell table:style-name="Table8.A1" office:value-type="string">
            <text:p text:style-name="P211">Pas fardā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Āsmān-e emšab por setāre ast.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Keštirān: </text:span></text:span></text:p>
          </table:table-cell>
          <table:table-cell table:style-name="Table8.A1" office:value-type="string">
            <text:p text:style-name="P211">Setāre-hā rāhnamā-ye mā hastand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Kešti-ye mā be kodām su miravad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Keštirān: </text:span></text:span></text:p>
          </table:table-cell>
          <table:table-cell table:style-name="Table8.A1" office:value-type="string">
            <text:p text:style-name="P211">Be su-ye xāvar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Āyā hame-ye jehāngardān-e in kešti Irāni hastand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Keštirān: </text:span></text:span></text:p>
          </table:table-cell>
          <table:table-cell table:style-name="Table8.A1" office:value-type="string">
            <text:p text:style-name="P211">Na. Hendi va arab niz hastand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Beravam bā ānhā āšnā šavam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Šomā fārsi midānid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Hendi: </text:span></text:span></text:p>
          </table:table-cell>
          <table:table-cell table:style-name="Table8.A1" office:value-type="string">
            <text:p text:style-name="P211">Āri. midānam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Nām-e šomā čist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Hendi: </text:span></text:span></text:p>
          </table:table-cell>
          <table:table-cell table:style-name="Table8.A1" office:value-type="string">
            <text:p text:style-name="P211">Nām-e man Rāji ast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Kār-e šomā čist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Rāji:</text:span></text:span></text:p>
          </table:table-cell>
          <table:table-cell table:style-name="Table8.A1" office:value-type="string">
            <text:p text:style-name="P211">Man bāzargān hastam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Kālā-ye šomā čist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Rāji:</text:span></text:span></text:p>
          </table:table-cell>
          <table:table-cell table:style-name="Table8.A1" office:value-type="string">
            <text:p text:style-name="P211">Fil-foruši!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Šuxi mikonid!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Arab: </text:span></text:span></text:p>
          </table:table-cell>
          <table:table-cell table:style-name="Table8.A1" office:value-type="string">
            <text:p text:style-name="P211">Kār-e man šotor-foruši ast!</text:p>
          </table:table-cell>
        </table:table-row>
        <text:soft-page-break/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Nām-e šomā čist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Arab: </text:span></text:span></text:p>
          </table:table-cell>
          <table:table-cell table:style-name="Table8.A1" office:value-type="string">
            <text:p text:style-name="P211">Nām-e man Sa’id ast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Zabān-e fārsi-rā kojā yād gereftid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Sa’id: </text:span></text:span></text:p>
          </table:table-cell>
          <table:table-cell table:style-name="Table8.A1" office:value-type="string">
            <text:p text:style-name="P211">Man bā bāzār-e farš-e Irān kār mikonam.</text:p>
          </table:table-cell>
        </table:table-row>
        <table:table-row>
          <table:table-cell table:style-name="Table8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8.A1" office:value-type="string">
            <text:p text:style-name="P211">Šomā az Dobay hastid?</text:p>
          </table:table-cell>
        </table:table-row>
        <table:table-row>
          <table:table-cell table:style-name="Table8.A1" office:value-type="string">
            <text:p text:style-name="P196"><text:span text:style-name="Emphasis"><text:span text:style-name="T24">Sa’id:</text:span></text:span></text:p>
          </table:table-cell>
          <table:table-cell table:style-name="Table8.A1" office:value-type="string">
            <text:p text:style-name="P211">Na. Man az Kuweyt hastam.</text:p>
          </table:table-cell>
        </table:table-row>
      </table:table>
      <text:h text:style-name="P307" text:outline-level="4"/>
      <text:p text:style-name="P248"><text:user-field-get text:name="name1m">Viktor</text:user-field-get> dar Bambеy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5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9.A1" office:value-type="string">
            <text:p text:style-name="P211">Dustān! Be kodām hotel beravim?</text:p>
          </table:table-cell>
        </table:table-row>
        <table:table-row>
          <table:table-cell table:style-name="Table9.A1" office:value-type="string">
            <text:p text:style-name="P193"><text:span text:style-name="Emphasis"><text:span text:style-name="T24">Sa’id: </text:span></text:span></text:p>
          </table:table-cell>
          <table:table-cell table:style-name="Table9.A1" office:value-type="string">
            <text:p text:style-name="P211">Behtar ast az Rāji beporsim.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Rāji:</text:span></text:span></text:p>
          </table:table-cell>
          <table:table-cell table:style-name="Table9.A1" office:value-type="string">
            <text:p text:style-name="P211">Hotel-e xub va arzān dar xiābān-e Gāndi ast.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9.A1" office:value-type="string">
            <text:p text:style-name="P211">Nām-e hotel čist?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Rāji:</text:span></text:span></text:p>
          </table:table-cell>
          <table:table-cell table:style-name="Table9.A1" office:value-type="string">
            <text:p text:style-name="P211">Hotel «Tājmahal».</text:p>
          </table:table-cell>
        </table:table-row>
        <table:table-row>
          <table:table-cell table:style-name="Table9.A1" office:value-type="string">
            <text:p text:style-name="P193"><text:span text:style-name="Emphasis"><text:span text:style-name="T24">Sa’id: </text:span></text:span></text:p>
          </table:table-cell>
          <table:table-cell table:style-name="Table9.A1" office:value-type="string">
            <text:p text:style-name="P211">Emšab film-e hendi tamāšā mikonim.</text:p>
          </table:table-cell>
        </table:table-row>
        <table:table-row>
          <table:table-cell table:style-name="Table9.A1" office:value-type="string">
            <text:p text:style-name="P195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9.A1" office:value-type="string">
            <text:p text:style-name="P211">Šomā zabān-e hendi midānid?</text:p>
          </table:table-cell>
        </table:table-row>
        <table:table-row>
          <table:table-cell table:style-name="Table9.A1" office:value-type="string">
            <text:p text:style-name="P193"><text:span text:style-name="Emphasis"><text:span text:style-name="T24">Sa’id: </text:span></text:span></text:p>
          </table:table-cell>
          <table:table-cell table:style-name="Table9.A1" office:value-type="string">
            <text:p text:style-name="P211">Kami. Zabān-e hendi be fārsi nazdik ast.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9.A1" office:value-type="string">
            <text:p text:style-name="P211">Āri. Zabān-e hendi az xānevāde-ye zabān-hā-ye hendo-oropāyi ast.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Rāji:</text:span></text:span></text:p>
          </table:table-cell>
          <table:table-cell table:style-name="Table9.A1" office:value-type="string">
            <text:p text:style-name="P211">Hendi, fārsi, engelisi, ālmāni, hame hendo-oropāyi hastand.</text:p>
          </table:table-cell>
        </table:table-row>
        <table:table-row>
          <table:table-cell table:style-name="Table9.A1" office:value-type="string">
            <text:p text:style-name="P193"><text:span text:style-name="Emphasis"><text:span text:style-name="T24">Sa’id: </text:span></text:span></text:p>
          </table:table-cell>
          <table:table-cell table:style-name="Table9.A1" office:value-type="string">
            <text:p text:style-name="P211"><text:user-field-get text:name="name1m">Viktor</text:user-field-get> jān! Šomā xorāk-e hendi dust dārid?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9.A1" office:value-type="string">
            <text:p text:style-name="P211">Xorāk-e hendi xoš-maze ast, vali xeyli felfel dārad.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Rāji:</text:span></text:span></text:p>
          </table:table-cell>
          <table:table-cell table:style-name="Table9.A1" office:value-type="string">
            <text:p text:style-name="P211"><text:user-field-get text:name="name1m">Viktor</text:user-field-get> jān! Pas az bāzdid az Bambey kojā miravid?</text:p>
          </table:table-cell>
        </table:table-row>
        <table:table-row>
          <table:table-cell table:style-name="Table9.A1" office:value-type="string">
            <text:p text:style-name="P195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9.A1" office:value-type="string">
            <text:p text:style-name="P216">Be <text:user-field-get text:name="country1">Farānse</text:user-field-get> barmigardam.</text:p>
          </table:table-cell>
        </table:table-row>
        <text:soft-page-break/>
        <table:table-row>
          <table:table-cell table:style-name="Table9.A1" office:value-type="string">
            <text:p text:style-name="P193"><text:span text:style-name="Emphasis"><text:span text:style-name="T24">Sa’id:</text:span></text:span></text:p>
          </table:table-cell>
          <table:table-cell table:style-name="Table9.A1" office:value-type="string">
            <text:p text:style-name="P211">Bā havā-peymā?</text:p>
          </table:table-cell>
        </table:table-row>
        <table:table-row>
          <table:table-cell table:style-name="Table9.A1" office:value-type="string">
            <text:p text:style-name="P195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9.A1" office:value-type="string">
            <text:p text:style-name="P211">Na tanhā! Az rāh-e zamini, havāyi, daryāyi.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Rāji:</text:span></text:span></text:p>
          </table:table-cell>
          <table:table-cell table:style-name="Table9.A1" office:value-type="string">
            <text:p text:style-name="P211">Be kodām su?</text:p>
          </table:table-cell>
        </table:table-row>
        <table:table-row>
          <table:table-cell table:style-name="Table9.A1" office:value-type="string">
            <text:p text:style-name="P194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9.A1" office:value-type="string">
            <text:p text:style-name="P302"><text:span text:style-name="T24">Az Bambey be Tehrān, havāyi. Az Tehrān be Anzali, zamini. Az Anzali be Āstrāxān, daryāyi. </text:span><text:span text:style-name="T36">Az Āstrāxān be Mosko va Peterburg</text:span><text:span text:style-name="T24"> </text:span><text:span text:style-name="T36">bā qatār, va sepas be Pāris bā havā-peymā.</text:span></text:p>
          </table:table-cell>
        </table:table-row>
        <table:table-row>
          <table:table-cell table:style-name="Table9.A1" office:value-type="string">
            <text:p text:style-name="P193"><text:span text:style-name="Emphasis"><text:span text:style-name="T24">Sa’id:</text:span></text:span></text:p>
          </table:table-cell>
          <table:table-cell table:style-name="Table9.A1" office:value-type="string">
            <text:p text:style-name="P211">To yek jehāngard-e sar-šenās hasti!</text:p>
          </table:table-cell>
        </table:table-row>
      </table:table>
      <text:h text:style-name="P310" text:outline-level="3"><text:bookmark-start text:name="didār-e-šešom"/>Didār-e šešom<text:bookmark-end text:name="didār-e-šešom"/></text:h>
      <text:h text:style-name="P307" text:outline-level="4"/>
      <text:p text:style-name="P249">Bāzgašt-e <text:user-field-get text:name="name1m">Viktor</text:user-field-get> be Irān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2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Bebaxšid doxtar xānom! Šomā Irāni hastid?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8">D</text:span></text:span><text:span text:style-name="Emphasis"><text:span text:style-name="T24">oxtar xānom: </text:span></text:span></text:p>
          </table:table-cell>
          <table:table-cell table:style-name="Table10.A1" office:value-type="string">
            <text:p text:style-name="P211">Bale. Az kojā dānestid?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Čehre-ye šomā Irāni ast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8">D</text:span></text:span><text:span text:style-name="Emphasis"><text:span text:style-name="T24">oxtar xānom: </text:span></text:span></text:p>
          </table:table-cell>
          <table:table-cell table:style-name="Table10.A1" office:value-type="string">
            <text:p text:style-name="P211">Šomā mardom-šenās hastid?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Na. Man jehān-gard hastam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doxtar xānom: </text:span></text:span></text:p>
          </table:table-cell>
          <table:table-cell table:style-name="Table10.A1" office:value-type="string">
            <text:p text:style-name="P217">Nām-e man <text:user-field-get text:name="name2f">Sepide</text:user-field-get> ast.</text:p>
          </table:table-cell>
        </table:table-row>
        <table:table-row>
          <table:table-cell table:style-name="Table10.A1" office:value-type="string">
            <text:p text:style-name="P192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2">Nām-e man <text:user-field-get text:name="name1m">Viktor</text:user-field-get> ast, man <text:user-field-get text:name="people1">farānsavi</text:user-field-get> hastam.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Šomā ne tanhā jehān-gard hastid, zabān-šenās niz hastid.</text:p>
          </table:table-cell>
        </table:table-row>
        <table:table-row>
          <table:table-cell table:style-name="Table10.A1" office:value-type="string">
            <text:p text:style-name="P192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0.A1" office:value-type="string">
            <text:p text:style-name="P211">Man be čahār zabān soxan miguyam: fārsi, engelisi, ālmāni, va <text:span text:style-name="T205">farānsavi</text:span> zabān-e mādari-ye man ast.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Didār-e man bā šomā marā šād sāxt.</text:p>
          </table:table-cell>
        </table:table-row>
        <text:soft-page-break/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0.A1" office:value-type="string">
            <text:p text:style-name="P211">Šomā key be Iran barmigardid?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Šāyed fardā, šāyed pas fardā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Agar dust dārid, bāham miravim.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Az kodām rāh? Daryāyi, zamini yā havāyi?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Har če šomā beguyid.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Bā havā-peymā behtar ast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Parvāz-e Bambey-Tehrān.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 </text:span></text:span></text:p>
          </table:table-cell>
          <table:table-cell table:style-name="Table10.A1" office:value-type="string">
            <text:p text:style-name="P211">Na. Bambey-Tehrān-Yazd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Yazd kojā ast?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Yazd šahr-e man ast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Xānevāde-ye šomā dar Yazd hastand?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Pedar-e man dar Bambey zendegi mikonad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Kār-e pedar-e šomā čist?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Sarparast-e anjoman-e zartoštiān ast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Pas, šomā zartošti hastid?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Āri.</text:p>
          </table:table-cell>
        </table:table-row>
        <table:table-row>
          <table:table-cell table:style-name="Table10.A1" office:value-type="string">
            <text:p text:style-name="P191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96"><text:span text:style-name="T24">Man ketāb-e F</text:span><text:span text:style-name="T37">e</text:span><text:span text:style-name="T24">ridri</text:span><text:span text:style-name="T37">š</text:span><text:span text:style-name="T24"> Ni</text:span><text:span text:style-name="T37">č</text:span><text:span text:style-name="T24">e «Čanin goft Zartošt»-rā xāndam.</text:span></text:p>
          </table:table-cell>
        </table:table-row>
        <table:table-row>
          <table:table-cell table:style-name="Table10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0.A1" office:value-type="string">
            <text:p text:style-name="P211">Irān sarzamin-e čahār āyin ast; mosalmānān, zartoštiān, masihiān va kalimiān ast.</text:p>
          </table:table-cell>
        </table:table-row>
      </table:table>
      <text:h text:style-name="P307" text:outline-level="4"/>
      <text:p text:style-name="P250">Dar forudgāh-e Bambey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0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1.A1" office:value-type="string">
            <text:p text:style-name="P217"><text:user-field-get text:name="name2f">Sepide</text:user-field-get> jān! Behtar ast piš az parvāz šām bexorim.</text:p>
          </table:table-cell>
        </table:table-row>
        <table:table-row>
          <table:table-cell table:style-name="Table11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1.A1" office:value-type="string">
            <text:p text:style-name="P211">Dar restorān-e <text:span text:style-name="T205">« M</text:span>āhārājā <text:span text:style-name="T205">»</text:span>.</text:p>
          </table:table-cell>
        </table:table-row>
        <text:soft-page-break/>
        <table:table-row>
          <table:table-cell table:style-name="Table11.A1" office:value-type="string">
            <text:p text:style-name="P190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1.A1" office:value-type="string">
            <text:p text:style-name="P211">Bāmdād-e fardā man dar Tehrān va šomā dar Yazd xāhim bud.</text:p>
          </table:table-cell>
        </table:table-row>
        <table:table-row>
          <table:table-cell table:style-name="Table11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1.A1" office:value-type="string">
            <text:p text:style-name="P211">Biyā nešāni-ye hamdigar rā benevisim tā bāham nāme negāri konim.</text:p>
          </table:table-cell>
        </table:table-row>
        <table:table-row>
          <table:table-cell table:style-name="Table11.A1" office:value-type="string">
            <text:p text:style-name="P190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1.A1" office:value-type="string">
            <text:p text:style-name="P290">Adres-e man: <text:span text:style-name="T207">Čehel-o-hašt, (</text:span>xiābān-e<text:span text:style-name="T207">)</text:span> <text:span text:style-name="T207">Bolvār-e Žurdān</text:span>, <text:span text:style-name="T207">haftād-o-panj, sifr, čahārdah, </text:span><text:user-field-get text:name="city1">Pāris</text:user-field-get>, <text:span text:style-name="T207">Farānse.</text:span></text:p>
          </table:table-cell>
        </table:table-row>
        <table:table-row>
          <table:table-cell table:style-name="Table11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1.A1" office:value-type="string">
            <text:p text:style-name="P290"><text:user-field-get text:name="name2f">Sepide</text:user-field-get>: Irān, Yazd, <text:span text:style-name="T207">sad-o-bist-o-noh, pānsad</text:span>, xiābān-e <text:span text:style-name="T206">Ā</text:span>tašgāh, sāxtamān-e šomāre-ye bist, pelāk-e panj, <text:user-field-get text:name="name2f">Sepide</text:user-field-get>-e Jamšidi.</text:p>
          </table:table-cell>
        </table:table-row>
        <table:table-row>
          <table:table-cell table:style-name="Table11.A1" office:value-type="string">
            <text:p text:style-name="P190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1.A1" office:value-type="string">
            <text:p text:style-name="P211">Man zemestān-e āyande bār-e digar be Irān miāyam.</text:p>
          </table:table-cell>
        </table:table-row>
        <table:table-row>
          <table:table-cell table:style-name="Table11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11.A1" office:value-type="string">
            <text:p text:style-name="P211">Man be didār-e šomā xāham āmad.</text:p>
          </table:table-cell>
        </table:table-row>
      </table:table>
      <text:h text:style-name="P310" text:outline-level="3"><text:bookmark-start text:name="didār-e-haftom"/>Didār-e haftom<text:bookmark-end text:name="didār-e-haftom"/></text:h>
      <text:h text:style-name="P307" text:outline-level="4"/>
      <text:p text:style-name="P251"><text:user-field-get text:name="name1m">Viktor</text:user-field-get> miān-e kuh va daryā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8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2.A1" office:value-type="string">
            <text:p text:style-name="P211">Bebaxšid, injā daftar-e Irān-peymā ast?</text:p>
          </table:table-cell>
        </table:table-row>
        <table:table-row>
          <table:table-cell table:style-name="Table12.A1" office:value-type="string">
            <text:p text:style-name="P189"><text:span text:style-name="Emphasis"><text:span text:style-name="T24">Kārmand: </text:span></text:span></text:p>
          </table:table-cell>
          <table:table-cell table:style-name="Table12.A1" office:value-type="string">
            <text:p text:style-name="P211">Bale, befarmāid!</text:p>
          </table:table-cell>
        </table:table-row>
        <table:table-row>
          <table:table-cell table:style-name="Table12.A1" office:value-type="string">
            <text:p text:style-name="P18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2.A1" office:value-type="string">
            <text:p text:style-name="P211">Xāhes mikonam, yek belit be bandar Anzali.</text:p>
          </table:table-cell>
        </table:table-row>
        <table:table-row>
          <table:table-cell table:style-name="Table12.A1" office:value-type="string">
            <text:p text:style-name="P189"><text:span text:style-name="Emphasis"><text:span text:style-name="T24">Kārmand: </text:span></text:span></text:p>
          </table:table-cell>
          <table:table-cell table:style-name="Table12.A1" office:value-type="string">
            <text:p text:style-name="P211">Sandali-ye šomāre-ye yek, kenār-e rānande.</text:p>
          </table:table-cell>
        </table:table-row>
        <table:table-row>
          <table:table-cell table:style-name="Table12.A1" office:value-type="string">
            <text:p text:style-name="P18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2.A1" office:value-type="string">
            <text:p text:style-name="P211">Sepāsgozāram, nerx-e belit čand ast?</text:p>
          </table:table-cell>
        </table:table-row>
        <table:table-row>
          <table:table-cell table:style-name="Table12.A1" office:value-type="string">
            <text:p text:style-name="P189"><text:span text:style-name="Emphasis"><text:span text:style-name="T24">Kārmand: </text:span></text:span></text:p>
          </table:table-cell>
          <table:table-cell table:style-name="Table12.A1" office:value-type="string">
            <text:p text:style-name="P211">Do hezār tomān.</text:p>
          </table:table-cell>
        </table:table-row>
      </table:table>
      <text:h text:style-name="P307" text:outline-level="4"/>
      <text:p text:style-name="P252">Dar otobus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88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3.A1" office:value-type="string">
            <text:p text:style-name="P211">Nām-e in kuh čist?</text:p>
          </table:table-cell>
        </table:table-row>
        <table:table-row>
          <table:table-cell table:style-name="Table13.A1" office:value-type="string">
            <text:p text:style-name="P187"><text:span text:style-name="Emphasis"><text:span text:style-name="T24">Rānande: </text:span></text:span></text:p>
          </table:table-cell>
          <table:table-cell table:style-name="Table13.A1" office:value-type="string">
            <text:p text:style-name="P211">Damāvand, bolandtarin kuh-e Irān.</text:p>
          </table:table-cell>
        </table:table-row>
        <text:soft-page-break/>
        <table:table-row>
          <table:table-cell table:style-name="Table13.A1" office:value-type="string">
            <text:p text:style-name="P188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3.A1" office:value-type="string">
            <text:p text:style-name="P211">Bolandi ān čand metr ast?</text:p>
          </table:table-cell>
        </table:table-row>
        <table:table-row>
          <table:table-cell table:style-name="Table13.A1" office:value-type="string">
            <text:p text:style-name="P187"><text:span text:style-name="Emphasis"><text:span text:style-name="T24">Rānande: </text:span></text:span></text:p>
          </table:table-cell>
          <table:table-cell table:style-name="Table13.A1" office:value-type="string">
            <text:p text:style-name="P211">Panj hezār-o-šešsad-o-haftād-o-yek metr bālātar az tarāz-e daryā.</text:p>
          </table:table-cell>
        </table:table-row>
        <table:table-row>
          <table:table-cell table:style-name="Table13.A1" office:value-type="string">
            <text:p text:style-name="P188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3.A1" office:value-type="string">
            <text:p text:style-name="P211">Daryā-ye <text:span text:style-name="T208">M</text:span>āzanderān nazdik ast?</text:p>
          </table:table-cell>
        </table:table-row>
        <table:table-row>
          <table:table-cell table:style-name="Table13.A1" office:value-type="string">
            <text:p text:style-name="P187"><text:span text:style-name="Emphasis"><text:span text:style-name="T24">Rānande: </text:span></text:span></text:p>
          </table:table-cell>
          <table:table-cell table:style-name="Table13.A1" office:value-type="string">
            <text:p text:style-name="P211">Āri. Bā durbin mitavān daryā-rā did.</text:p>
          </table:table-cell>
        </table:table-row>
        <table:table-row>
          <table:table-cell table:style-name="Table13.A1" office:value-type="string">
            <text:p text:style-name="P188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3.A1" office:value-type="string">
            <text:p text:style-name="P211">Čand ostān miān-e kuh-o-daryā jāy dārand?</text:p>
          </table:table-cell>
        </table:table-row>
        <table:table-row>
          <table:table-cell table:style-name="Table13.A1" office:value-type="string">
            <text:p text:style-name="P187"><text:span text:style-name="Emphasis"><text:span text:style-name="T24">Rānande: </text:span></text:span></text:p>
          </table:table-cell>
          <table:table-cell table:style-name="Table13.A1" office:value-type="string">
            <text:p text:style-name="P211">Se ostān: Gilān, Māzanderān va Golestān.</text:p>
          </table:table-cell>
        </table:table-row>
      </table:table>
      <text:h text:style-name="P310" text:outline-level="3"><text:bookmark-start text:name="didār-e-hastom"/>Didār-e hastom<text:bookmark-end text:name="didār-e-hastom"/></text:h>
      <text:h text:style-name="P307" text:outline-level="4"/>
      <text:p text:style-name="P253"><text:user-field-get text:name="name1m">Viktor</text:user-field-get> dar kenār-e daryā.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6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4.A1" office:value-type="string">
            <text:p text:style-name="P211">Bebaxšid, hotel Daryā kojā ast?</text:p>
          </table:table-cell>
        </table:table-row>
        <table:table-row>
          <table:table-cell table:style-name="Table14.A1" office:value-type="string">
            <text:p text:style-name="P185"><text:span text:style-name="Emphasis"><text:span text:style-name="T24">Ruznāme-foruš:</text:span></text:span></text:p>
          </table:table-cell>
          <table:table-cell table:style-name="Table14.A1" office:value-type="string">
            <text:p text:style-name="P211">Do kuče bālātar, dast-e čap.</text:p>
          </table:table-cell>
        </table:table-row>
        <table:table-row>
          <table:table-cell table:style-name="Table14.A1" office:value-type="string">
            <text:p text:style-name="P186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4.A1" office:value-type="string">
            <text:p text:style-name="P211">Ruz xoš. Man be yek otāq niāz dāram.</text:p>
          </table:table-cell>
        </table:table-row>
        <table:table-row>
          <table:table-cell table:style-name="Table14.A1" office:value-type="string">
            <text:p text:style-name="P185"><text:span text:style-name="Emphasis"><text:span text:style-name="T24">Kārmand-e pazireš:</text:span></text:span></text:p>
          </table:table-cell>
          <table:table-cell table:style-name="Table14.A1" office:value-type="string">
            <text:p text:style-name="P211">Xoš āmadid! Yek taxte yā do taxte? </text:p>
          </table:table-cell>
        </table:table-row>
        <table:table-row>
          <table:table-cell table:style-name="Table14.A1" office:value-type="string">
            <text:p text:style-name="P186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4.A1" office:value-type="string">
            <text:p text:style-name="P211">Yek taxte.</text:p>
          </table:table-cell>
        </table:table-row>
        <table:table-row>
          <table:table-cell table:style-name="Table14.A1" office:value-type="string">
            <text:p text:style-name="P185"><text:span text:style-name="Emphasis"><text:span text:style-name="T24">Kārmand-e pazireš:</text:span></text:span></text:p>
          </table:table-cell>
          <table:table-cell table:style-name="Table14.A1" office:value-type="string">
            <text:p text:style-name="P211">Barāye čand šab?</text:p>
          </table:table-cell>
        </table:table-row>
        <table:table-row>
          <table:table-cell table:style-name="Table14.A1" office:value-type="string">
            <text:p text:style-name="P186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4.A1" office:value-type="string">
            <text:p text:style-name="P211">Yek šab.</text:p>
          </table:table-cell>
        </table:table-row>
        <table:table-row>
          <table:table-cell table:style-name="Table14.A1" office:value-type="string">
            <text:p text:style-name="P185"><text:span text:style-name="Emphasis"><text:span text:style-name="T24">Kārmand-e pazireš:</text:span></text:span></text:p>
          </table:table-cell>
          <table:table-cell table:style-name="Table14.A1" office:value-type="string">
            <text:p text:style-name="P211">Xāheš mikonam kelid-e otāq-e xod-rā begirid.</text:p>
          </table:table-cell>
        </table:table-row>
        <table:table-row>
          <table:table-cell table:style-name="Table14.A1" office:value-type="string">
            <text:p text:style-name="P185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4.A1" office:value-type="string">
            <text:p text:style-name="P211">Šomā barnāme-ye keštirāni-ye Anzali-Āstrāxān-rā dārid? </text:p>
          </table:table-cell>
        </table:table-row>
        <table:table-row>
          <table:table-cell table:style-name="Table14.A1" office:value-type="string">
            <text:p text:style-name="P185"><text:span text:style-name="Emphasis"><text:span text:style-name="T24">Kārmand-e pazireš:</text:span></text:span></text:p>
          </table:table-cell>
          <table:table-cell table:style-name="Table14.A1" office:value-type="string">
            <text:p text:style-name="P211">Kešti fardā noh-e bāmdād rāh miоftad.</text:p>
          </table:table-cell>
        </table:table-row>
        <table:table-row>
          <table:table-cell table:style-name="Table14.A1" office:value-type="string">
            <text:p text:style-name="P185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4.A1" office:value-type="string">
            <text:p text:style-name="P211">Xāheš mikonam, šeš-e bāmdād marā bidār konid.</text:p>
          </table:table-cell>
        </table:table-row>
      </table:table>
      <text:h text:style-name="P307" text:outline-level="4"><text:soft-page-break/></text:h>
      <text:p text:style-name="P254"><text:user-field-get text:name="name1m">Viktor</text:user-field-get> dar bāzār-e šahr.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84"><text:span text:style-name="Emphasis"><text:span text:style-name="T24">Mive-foruš: </text:span></text:span></text:p>
          </table:table-cell>
          <table:table-cell table:style-name="Table15.A1" office:value-type="string">
            <text:p text:style-name="P211">Befarmāid, sib, nārengi, anār, ālu-siāh. </text:p>
          </table:table-cell>
        </table:table-row>
        <table:table-row>
          <table:table-cell table:style-name="Table15.A1" office:value-type="string">
            <text:p text:style-name="P184"><text:span text:style-name="Emphasis"><text:span text:style-name="T24">Māhi-foruš: </text:span></text:span></text:p>
          </table:table-cell>
          <table:table-cell table:style-name="Table15.A1" office:value-type="string">
            <text:p text:style-name="P211">Māhi-ye tāze, xāvyār, meygu.</text:p>
          </table:table-cell>
        </table:table-row>
        <table:table-row>
          <table:table-cell table:style-name="Table15.A1" office:value-type="string">
            <text:p text:style-name="P184"><text:span text:style-name="Emphasis"><text:span text:style-name="T24">Sabzi-foruš: </text:span></text:span></text:p>
          </table:table-cell>
          <table:table-cell table:style-name="Table15.A1" office:value-type="string">
            <text:p text:style-name="P211">Javān! Befarmāid! Torob, piāz, sib-zamini! </text:p>
          </table:table-cell>
        </table:table-row>
        <table:table-row>
          <table:table-cell table:style-name="Table15.A1" office:value-type="string">
            <text:p text:style-name="P184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5.A1" office:value-type="string">
            <text:p text:style-name="P211">Yek kilu anār, xāheš mikonam.</text:p>
          </table:table-cell>
        </table:table-row>
        <table:table-row>
          <table:table-cell table:style-name="Table15.A1" office:value-type="string">
            <text:p text:style-name="P184"><text:span text:style-name="Emphasis"><text:span text:style-name="T24">Mive-foruš: </text:span></text:span></text:p>
          </table:table-cell>
          <table:table-cell table:style-name="Table15.A1" office:value-type="string">
            <text:p text:style-name="P211">Anār širin ast va raside. Befarmāid, yek kilu. </text:p>
          </table:table-cell>
        </table:table-row>
        <table:table-row>
          <table:table-cell table:style-name="Table15.A1" office:value-type="string">
            <text:p text:style-name="P184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5.A1" office:value-type="string">
            <text:p text:style-name="P211">Sepāsgozāram. Befarmāid injā dāru-xāne kojā ast?</text:p>
          </table:table-cell>
        </table:table-row>
        <table:table-row>
          <table:table-cell table:style-name="Table15.A1" office:value-type="string">
            <text:p text:style-name="P184"><text:span text:style-name="Emphasis"><text:span text:style-name="T24">Mive-foruš: </text:span></text:span></text:p>
          </table:table-cell>
          <table:table-cell table:style-name="Table15.A1" office:value-type="string">
            <text:p text:style-name="P211">Pošt-e bāzār, dast-e čap.</text:p>
          </table:table-cell>
        </table:table-row>
        <table:table-row>
          <table:table-cell table:style-name="Table15.A1" office:value-type="string">
            <text:p text:style-name="P184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5.A1" office:value-type="string">
            <text:p text:style-name="P211">Az sar-dard va golu-dard dāru hast?</text:p>
          </table:table-cell>
        </table:table-row>
        <table:table-row>
          <table:table-cell table:style-name="Table15.A1" office:value-type="string">
            <text:p text:style-name="P184"><text:span text:style-name="Emphasis"><text:span text:style-name="T24">Dāru-sāz: </text:span></text:span></text:p>
          </table:table-cell>
          <table:table-cell table:style-name="Table15.A1" office:value-type="string">
            <text:p text:style-name="P211">Hast.</text:p>
          </table:table-cell>
        </table:table-row>
      </table:table>
      <text:h text:style-name="P307" text:outline-level="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83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6.A1" office:value-type="string">
            <text:p text:style-name="P211">Tāksi!!! Termināl-e daryāyi.</text:p>
          </table:table-cell>
        </table:table-row>
        <table:table-row>
          <table:table-cell table:style-name="Table16.A1" office:value-type="string">
            <text:p text:style-name="P183"><text:span text:style-name="Emphasis"><text:span text:style-name="T24">Taksi-rān: </text:span></text:span></text:p>
          </table:table-cell>
          <table:table-cell table:style-name="Table16.A1" office:value-type="string">
            <text:p text:style-name="P211">Be Āstrāxān miravid?</text:p>
          </table:table-cell>
        </table:table-row>
        <table:table-row>
          <table:table-cell table:style-name="Table16.A1" office:value-type="string">
            <text:p text:style-name="P183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6.A1" office:value-type="string">
            <text:p text:style-name="P211">Āri. Agar mišavad tondtar beravim?</text:p>
          </table:table-cell>
        </table:table-row>
        <table:table-row>
          <table:table-cell table:style-name="Table16.A1" office:value-type="string">
            <text:p text:style-name="P183"><text:span text:style-name="Emphasis"><text:span text:style-name="T24">Taksi-rān: </text:span></text:span></text:p>
          </table:table-cell>
          <table:table-cell table:style-name="Table16.A1" office:value-type="string">
            <text:p text:style-name="P211">Āri. Kešti bezudi rāh miоftad.</text:p>
          </table:table-cell>
        </table:table-row>
      </table:table>
      <text:h text:style-name="P310" text:outline-level="3"><text:bookmark-start text:name="didār-e-nohom"/>Didār-e nohom<text:bookmark-end text:name="didār-e-nohom"/></text:h>
      <text:h text:style-name="P307" text:outline-level="4"/>
      <text:p text:style-name="P255"><text:user-field-get text:name="name1m">Viktor</text:user-field-get> miān-e do bandar.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82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7.A1" office:value-type="string">
            <text:p text:style-name="P211">Bebaxšid. Šomā rus hastid?</text:p>
          </table:table-cell>
        </table:table-row>
        <table:table-row>
          <table:table-cell table:style-name="Table17.A1" office:value-type="string">
            <text:p text:style-name="P182"><text:span text:style-name="Emphasis"><text:span text:style-name="T24">Ham-safar: </text:span></text:span></text:p>
          </table:table-cell>
          <table:table-cell table:style-name="Table17.A1" office:value-type="string">
            <text:p text:style-name="P218">Na. Man az <text:user-field-get text:name="country2">Belārus</text:user-field-get> hastam.</text:p>
          </table:table-cell>
        </table:table-row>
        <table:table-row>
          <table:table-cell table:style-name="Table17.A1" office:value-type="string">
            <text:p text:style-name="P182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7.A1" office:value-type="string">
            <text:p text:style-name="P211">Nām-e man <text:user-field-get text:name="name1m">Viktor</text:user-field-get> ast.</text:p>
          </table:table-cell>
        </table:table-row>
        <text:soft-page-break/>
        <table:table-row>
          <table:table-cell table:style-name="Table17.A1" office:value-type="string">
            <text:p text:style-name="P298"><text:span text:style-name="Emphasis"><text:span text:style-name="T24">Ham-safar:</text:span></text:span></text:p>
          </table:table-cell>
          <table:table-cell table:style-name="Table17.A1" office:value-type="string">
            <text:p text:style-name="P291">Nām-e man <text:user-field-get text:name="name3m">Ānātol</text:user-field-get> ast. Man bāstān-šenās hastam.</text:p>
          </table:table-cell>
        </table:table-row>
        <table:table-row>
          <table:table-cell table:style-name="Table17.A1" office:value-type="string">
            <text:p text:style-name="P182"><text:span text:style-name="Emphasis"><text:span text:style-name="T24">Marz-bān: </text:span></text:span></text:p>
          </table:table-cell>
          <table:table-cell table:style-name="Table17.A1" office:value-type="string">
            <text:p text:style-name="P211">Xāhes mikonam gozarnāme-hā-ye xod-rā āmāde konid.</text:p>
          </table:table-cell>
        </table:table-row>
        <table:table-row>
          <table:table-cell table:style-name="Table17.A1" office:value-type="string">
            <text:p text:style-name="P182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7.A1" office:value-type="string">
            <text:p text:style-name="P211">Šomā naxostin bār be Irān miāyid?</text:p>
          </table:table-cell>
        </table:table-row>
        <table:table-row>
          <table:table-cell table:style-name="Table17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17.A1" office:value-type="string">
            <text:p text:style-name="P211">Na. Man Irān-gardi-rā dust dāram.</text:p>
          </table:table-cell>
        </table:table-row>
        <table:table-row>
          <table:table-cell table:style-name="Table17.A1" office:value-type="string">
            <text:p text:style-name="P182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7.A1" office:value-type="string">
            <text:p text:style-name="P211">Pas, zabān-e fārsi-rā behtar az man midānid. </text:p>
          </table:table-cell>
        </table:table-row>
        <table:table-row>
          <table:table-cell table:style-name="Table17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17.A1" office:value-type="string">
            <text:p text:style-name="P211">Zabān-e fārsi mānand-e farānse xoš-āhang ast. </text:p>
          </table:table-cell>
        </table:table-row>
        <table:table-row>
          <table:table-cell table:style-name="Table17.A1" office:value-type="string">
            <text:p text:style-name="P182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7.A1" office:value-type="string">
            <text:p text:style-name="P211">Az didgāh-e šomā kodām šahr-e Irān zibātar ast? </text:p>
          </table:table-cell>
        </table:table-row>
        <table:table-row>
          <table:table-cell table:style-name="Table17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17.A1" office:value-type="string">
            <text:p text:style-name="P211">Man šahr-e Esfahān-rā bištar mipasandam. </text:p>
          </table:table-cell>
        </table:table-row>
        <table:table-row>
          <table:table-cell table:style-name="Table17.A1" office:value-type="string">
            <text:p text:style-name="P182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17.A1" office:value-type="string">
            <text:p text:style-name="P211">Va man az Širāz va bandar Anzali.</text:p>
          </table:table-cell>
        </table:table-row>
        <table:table-row>
          <table:table-cell table:style-name="Table17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17.A1" office:value-type="string">
            <text:p text:style-name="P211">Anzali «Veniz»-e xāvar-zamin ast.</text:p>
          </table:table-cell>
        </table:table-row>
      </table:table>
      <text:h text:style-name="P307" text:outline-level="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Emphasis"><text:span text:style-name="T24">Doxtar xānom: </text:span></text:span></text:p>
          </table:table-cell>
          <table:table-cell table:style-name="Table7.A1" office:value-type="string">
            <text:p text:style-name="P211">Bebaxšid, jā-ye man kenār-e šomā ast.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7.A1" office:value-type="string">
            <text:p text:style-name="P211">Šomāre-ye jāygāh-e šomā čand ast?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Doxtar xānom: </text:span></text:span></text:p>
          </table:table-cell>
          <table:table-cell table:style-name="Table7.A1" office:value-type="string">
            <text:p text:style-name="P211">Čahārdahom.</text:p>
          </table:table-cell>
        </table:table-row>
        <table:table-row>
          <table:table-cell table:style-name="Table7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7.A1" office:value-type="string">
            <text:p text:style-name="P211">Āri. Jā-ye šomā injā ast.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7.A1" office:value-type="string">
            <text:p text:style-name="P211">Šomā irāni hastid?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Doxtar xānom: </text:span></text:span></text:p>
          </table:table-cell>
          <table:table-cell table:style-name="Table7.A1" office:value-type="string">
            <text:p text:style-name="P211">Āri.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7.A1" office:value-type="string">
            <text:p text:style-name="P211">Nām-e šomā čist?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Doxtar </text:span></text:span><text:soft-page-break/><text:span text:style-name="Emphasis"><text:span text:style-name="T24">xānom: </text:span></text:span></text:p>
          </table:table-cell>
          <table:table-cell table:style-name="Table7.A1" office:value-type="string">
            <text:p text:style-name="P211"><text:user-field-get text:name="name3f">Kiānā</text:user-field-get>.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7.A1" office:value-type="string">
            <text:p text:style-name="P219">Nām-e man <text:user-field-get text:name="name1m">Viktor</text:user-field-get> va nām-e ham-safar-e mā <text:user-field-get text:name="name3m">Ānātol</text:user-field-get> ast. Šomā dānešju hastid?</text:p>
          </table:table-cell>
        </table:table-row>
        <table:table-row>
          <table:table-cell table:style-name="Table7.A1" office:value-type="string">
            <text:p text:style-name="P206"><text:span text:style-name="Emphasis"><text:span text:style-name="T24"><text:user-field-get text:name="name3f">Kiānā</text:user-field-get></text:span></text:span><text:span text:style-name="Emphasis"><text:span text:style-name="T24">: </text:span></text:span></text:p>
          </table:table-cell>
          <table:table-cell table:style-name="Table7.A1" office:value-type="string">
            <text:p text:style-name="P211">Bale. Man dānešju-ye dānešgāh-e <text:span text:style-name="T209">Kiyev</text:span> hastam.</text:p>
          </table:table-cell>
        </table:table-row>
        <table:table-row>
          <table:table-cell table:style-name="Table7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7.A1" office:value-type="string">
            <text:p text:style-name="P211">Dar kodām rešte?</text:p>
          </table:table-cell>
        </table:table-row>
        <table:table-row>
          <table:table-cell table:style-name="Table7.A1" office:value-type="string">
            <text:p text:style-name="P20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7.A1" office:value-type="string">
            <text:p text:style-name="P220">Dar rešte-ye zaminšenāsi.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7.A1" office:value-type="string">
            <text:p text:style-name="P211">Šomā az kodām šahr hastid?</text:p>
          </table:table-cell>
        </table:table-row>
        <table:table-row>
          <table:table-cell table:style-name="Table7.A1" office:value-type="string">
            <text:p text:style-name="P206"><text:span text:style-name="Emphasis"><text:span text:style-name="T24"><text:user-field-get text:name="name3f">Kiānā</text:user-field-get></text:span></text:span><text:span text:style-name="Emphasis"><text:span text:style-name="T24">: </text:span></text:span></text:p>
          </table:table-cell>
          <table:table-cell table:style-name="Table7.A1" office:value-type="string">
            <text:p text:style-name="P211">Šahr-e Qazvin.</text:p>
          </table:table-cell>
        </table:table-row>
        <table:table-row>
          <table:table-cell table:style-name="Table7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7.A1" office:value-type="string">
            <text:p text:style-name="P211">Qazvin hamān Kāspin ast.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7.A1" office:value-type="string">
            <text:p text:style-name="P211">Pas, nām-e daryā az nām-e in šahr gerefte šod? </text:p>
          </table:table-cell>
        </table:table-row>
        <table:table-row>
          <table:table-cell table:style-name="Table7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7.A1" office:value-type="string">
            <text:p text:style-name="P211">Āri. In daryā nām-hā-ye gunāgun dārad: Māzanderān, Qazvin, Xazar…</text:p>
          </table:table-cell>
        </table:table-row>
        <table:table-row>
          <table:table-cell table:style-name="Table7.A1" office:value-type="string">
            <text:p text:style-name="Table_20_Contents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7.A1" office:value-type="string">
            <text:p text:style-name="P211">Dustān! Pas az nāhār goftegu-ye xod-rā donbāl mikonim.</text:p>
          </table:table-cell>
        </table:table-row>
      </table:table>
      <text:h text:style-name="P307" text:outline-level="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81"><text:span text:style-name="Emphasis"><text:span text:style-name="T24">Piš-xedmat: </text:span></text:span></text:p>
          </table:table-cell>
          <table:table-cell table:style-name="Table19.A1" office:value-type="string">
            <text:p text:style-name="P211">Xoš āmadid! Emruz, nāhār, māhi va morğ ast.</text:p>
          </table:table-cell>
        </table:table-row>
        <table:table-row>
          <table:table-cell table:style-name="Table19.A1" office:value-type="string">
            <text:p text:style-name="P18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9.A1" office:value-type="string">
            <text:p text:style-name="P211">Barāye man, xāheš mikonam, morğ va sālād.</text:p>
          </table:table-cell>
        </table:table-row>
        <table:table-row>
          <table:table-cell table:style-name="Table19.A1" office:value-type="string">
            <text:p text:style-name="P206"><text:span text:style-name="Emphasis"><text:span text:style-name="T24"><text:user-field-get text:name="name3f">Kiānā</text:user-field-get></text:span></text:span><text:span text:style-name="Emphasis"><text:span text:style-name="T24">: </text:span></text:span></text:p>
          </table:table-cell>
          <table:table-cell table:style-name="Table19.A1" office:value-type="string">
            <text:p text:style-name="P211">Barāye man, māhi-ye dudi.</text:p>
          </table:table-cell>
        </table:table-row>
        <table:table-row>
          <table:table-cell table:style-name="Table19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19.A1" office:value-type="string">
            <text:p text:style-name="P211">Sālād va meygu.</text:p>
          </table:table-cell>
        </table:table-row>
        <table:table-row>
          <table:table-cell table:style-name="Table19.A1" office:value-type="string">
            <text:p text:style-name="P18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19.A1" office:value-type="string">
            <text:p text:style-name="P211">Xāhes mikonam, pas az nāhār barāye mā čāy biāvarid.</text:p>
          </table:table-cell>
        </table:table-row>
      </table:table>
      <text:h text:style-name="P307" text:outline-level="4"><text:soft-page-break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06"><text:span text:style-name="Emphasis"><text:span text:style-name="T24"><text:user-field-get text:name="name3f">Kiānā</text:user-field-get></text:span></text:span><text:span text:style-name="Emphasis"><text:span text:style-name="T24">: </text:span></text:span></text:p>
          </table:table-cell>
          <table:table-cell table:style-name="Table20.A1" office:value-type="string">
            <text:p text:style-name="P211">In če šahri ast ke mibinim?</text:p>
          </table:table-cell>
        </table:table-row>
        <table:table-row>
          <table:table-cell table:style-name="Table20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0.A1" office:value-type="string">
            <text:p text:style-name="P211">In Bāku yā <text:span text:style-name="T210">« </text:span>bād-kub <text:span text:style-name="T210">»*</text:span><draw:frame draw:style-name="fr5" draw:name="Frame14" text:anchor-type="char" svg:x="2.7425in" svg:y="0.0402in" svg:width="1.0154in" draw:z-index="13"><draw:text-box fo:min-height="0.4555in"><text:p text:style-name="P314"><text:span text:style-name="T216">Étymologie</text:span></text:p><text:p text:style-name="P313"><text:span text:style-name="T217">* </text:span><text:span text:style-name="T204">Cette <text:s/>étymo­lo­gie est correcte.</text:span></text:p></draw:text-box></draw:frame>.</text:p>
          </table:table-cell>
        </table:table-row>
        <table:table-row>
          <table:table-cell table:style-name="Table20.A1" office:value-type="string">
            <text:p text:style-name="P179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0.A1" office:value-type="string">
            <text:p text:style-name="P211">Bād-kub čist?</text:p>
          </table:table-cell>
        </table:table-row>
        <table:table-row>
          <table:table-cell table:style-name="Table20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0.A1" office:value-type="string">
            <text:p text:style-name="P211">Šahri ke bād hamiše ān-rā mikubad.</text:p>
          </table:table-cell>
        </table:table-row>
        <table:table-row>
          <table:table-cell table:style-name="Table20.A1" office:value-type="string">
            <text:p text:style-name="P206"><text:span text:style-name="Emphasis"><text:span text:style-name="T24"><text:user-field-get text:name="name3f">Kiānā</text:user-field-get></text:span></text:span><text:span text:style-name="Emphasis"><text:span text:style-name="T24">: </text:span></text:span></text:p>
          </table:table-cell>
          <table:table-cell table:style-name="Table20.A1" office:value-type="string">
            <text:p text:style-name="P216">Bezudi be marz-e <text:span text:style-name="T211">rusi</text:span> mirasim.</text:p>
          </table:table-cell>
        </table:table-row>
        <table:table-row>
          <table:table-cell table:style-name="Table20.A1" office:value-type="string">
            <text:p text:style-name="P17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0.A1" office:value-type="string">
            <text:p text:style-name="P221"><text:user-field-get text:name="name3f">Kiānā</text:user-field-get> jān! Kodām zabān āsāntar ast, fārsi yā rusi? </text:p>
          </table:table-cell>
        </table:table-row>
        <table:table-row>
          <table:table-cell table:style-name="Table20.A1" office:value-type="string">
            <text:p text:style-name="P20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0.A1" office:value-type="string">
            <text:p text:style-name="P211">Az didgāh-e man, fārsi āsāntarin zabān-e jehān ast. </text:p>
          </table:table-cell>
        </table:table-row>
        <table:table-row>
          <table:table-cell table:style-name="Table20.A1" office:value-type="string">
            <text:p text:style-name="P29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0.A1" office:value-type="string">
            <text:p text:style-name="P211">Soxan-e šomā dorost ast.</text:p>
          </table:table-cell>
        </table:table-row>
        <table:table-row>
          <table:table-cell table:style-name="Table20.A1" office:value-type="string">
            <text:p text:style-name="P299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20.A1" office:value-type="string">
            <text:p text:style-name="P211">Zabān-e rusi yeki az saxttarin zabān-hā ast.</text:p>
          </table:table-cell>
        </table:table-row>
        <table:table-row>
          <table:table-cell table:style-name="Table20.A1" office:value-type="string">
            <text:p text:style-name="P20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0.A1" office:value-type="string">
            <text:p text:style-name="P211">Dustān! Hamnešini bā šomā xub bud. Šab-e šomā xoš.</text:p>
          </table:table-cell>
        </table:table-row>
        <table:table-row>
          <table:table-cell table:style-name="Table20.A1" office:value-type="string">
            <text:p text:style-name="P203"><text:span text:style-name="Emphasis"><text:span text:style-name="T29"><text:user-field-get text:name="name1m">Viktor</text:user-field-get></text:span></text:span><text:span text:style-name="Emphasis"><text:span text:style-name="T29"> va </text:span></text:span><text:span text:style-name="Emphasis"><text:span text:style-name="T29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20.A1" office:value-type="string">
            <text:p text:style-name="P211">Šab-e šomā hamčanin! Fardā hame dar Āstrāxān xāhim bud.</text:p>
          </table:table-cell>
        </table:table-row>
      </table:table>
      <text:h text:style-name="P310" text:outline-level="3"><text:bookmark-start text:name="didār-e-dahom"/>Didār-e dahom<text:bookmark-end text:name="didār-e-dahom"/></text:h>
      <text:p text:style-name="P256">Dar bandar-e Āstrāxān.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92">Āqā-ye <text:user-field-get text:name="name1m">Viktor</text:user-field-get>! Šoma čand ruz dar <text:span text:style-name="T212">Rusiye</text:span> mimānid?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2">Panj ruz dar <text:span text:style-name="T213">Mosko</text:span> va panj ruz dar Peterburg. </text:p>
          </table:table-cell>
        </table:table-row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Agar xāstid, man rāhnamā-ye šomā xāham bud. 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Sepāsgozāram. Šomā mitavānid rāhnamā-ye xubi barāye jehān-gardān-e fārsi-zabān bašid.</text:p>
          </table:table-cell>
        </table:table-row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Āri. Man mixāham yek rāh-e sāde va zibā barāye jehān-gardān, bāzargānān va <text:soft-page-break/>pažuhešgarān bāz konam. 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Mānand-e rāh-e abrišam?</text:p>
          </table:table-cell>
        </table:table-row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Āri. Az Oropa be Čin.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Az didgāh-e man šomā naxostin gām-rā bardāštid.</text:p>
          </table:table-cell>
        </table:table-row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Pas, biyāyid emšab dar <text:span text:style-name="T214">in šahr</text:span> bemānim va dar in bāre goftegu konim.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Man āmāde hastam.</text:p>
          </table:table-cell>
        </table:table-row>
        <table:table-row>
          <table:table-cell table:style-name="Table21.A1" table:number-columns-spanned="2" office:value-type="string">
            <text:p text:style-name="P303"><text:span text:style-name="T24">* * *</text:span></text:p>
          </table:table-cell>
          <table:covered-table-cell/>
        </table:table-row>
        <table:table-row>
          <table:table-cell table:style-name="Table21.A1" office:value-type="string">
            <text:p text:style-name="P178"><text:span text:style-name="Emphasis"><text:span text:style-name="T29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1.A1" office:value-type="string">
            <text:p text:style-name="P222">Āqā-ye <text:user-field-get text:name="name3m">Ānātol</text:user-field-get>, āyā vāže-ye «Āstrāxān» fār<draw:frame draw:style-name="fr5" draw:name="Frame13" text:anchor-type="char" svg:x="2.8429in" svg:y="0.0402in" svg:width="0.9146in" draw:z-index="12"><draw:text-box fo:min-height="0.939in"><text:p text:style-name="P314"><text:span text:style-name="T216">Étymologie</text:span></text:p><text:p text:style-name="P313"><text:span text:style-name="T217">* En réalité, ce mot est une déformation de la forme turco-mongole </text:span><text:span text:style-name="T215">hadji tarkhan </text:span><text:span text:style-name="T202">« grand khan</text:span><text:span text:style-name="T203"> pieux</text:span><text:span text:style-name="T202">».</text:span></text:p></draw:text-box></draw:frame>si ast? </text:p>
          </table:table-cell>
        </table:table-row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Āri. Astar <text:span text:style-name="T197">—</text:span> xān. (Xāne-ye astar*).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9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1.A1" office:value-type="string">
            <text:p text:style-name="P222">Āqā-ye <text:user-field-get text:name="name3m">Ānātol</text:user-field-get>, aknun befarmāid šām bexorim, sepas be hotel miravim.</text:p>
          </table:table-cell>
        </table:table-row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93">Āri.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9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1.A1" office:value-type="string">
            <text:p text:style-name="P294"><text:user-field-get text:name="name3m">Ānātol</text:user-field-get>, šomā rāhnamā-ye man mišavid, man zabān-e rusi nemidānam. Dar zabān-šenāsi va bāstān-šenāsi šomā behtarin rāhnamā hastid!</text:p>
          </table:table-cell>
        </table:table-row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Barāye hamkāri āmāde hastam.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9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1.A1" office:value-type="string">
            <text:p text:style-name="P211">Sāl-e āyande bāham irāngardi xāhim kard. </text:p>
          </table:table-cell>
        </table:table-row>
        <table:table-row>
          <table:table-cell table:style-name="Table21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21.A1" office:value-type="string">
            <text:p text:style-name="P211">Pas, <text:user-field-get text:name="name1m">Viktor</text:user-field-get> jān, tā sāl-e āyande bāyad zabān-e fārsi-e xod-rā behtar konid.</text:p>
          </table:table-cell>
        </table:table-row>
        <table:table-row>
          <table:table-cell table:style-name="Table21.A1" office:value-type="string">
            <text:p text:style-name="P178"><text:span text:style-name="Emphasis"><text:span text:style-name="T29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1.A1" office:value-type="string">
            <text:p text:style-name="P211">Zabān-e Omar Xayyām, Ferdousi, Sa’adi…</text:p>
          </table:table-cell>
        </table:table-row>
      </table:table>
      <text:h text:style-name="P310" text:outline-level="3"><text:bookmark-start text:name="didār-e-yāzdahom"/>Didār-e yāzdahom<text:bookmark-end text:name="didār-e-yāzdahom"/></text:h>
      <text:h text:style-name="P307" text:outline-level="4"/>
      <text:p text:style-name="P257">Nāme az <text:user-field-get text:name="country1">Farānse</text:user-field-get>.</text:p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Table_20_Contents"><text:span text:style-name="Emphasis"><text:span text:style-name="T24">Nāme-rasān: </text:span></text:span></text:p>
          </table:table-cell>
          <table:table-cell table:style-name="Table18.A1" office:value-type="string">
            <text:p text:style-name="P217">Xānom-e <text:user-field-get text:name="name2f">Sepide</text:user-field-get>-<text:span text:style-name="T218">y</text:span>e Jamšidi? </text:p>
          </table:table-cell>
        </table:table-row>
        <table:table-row>
          <table:table-cell table:style-name="Table18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 </text:span></text:span></text:p>
          </table:table-cell>
          <table:table-cell table:style-name="Table18.A1" office:value-type="string">
            <text:p text:style-name="P211">Bale. Man hastam.</text:p>
          </table:table-cell>
        </table:table-row>
        <table:table-row>
          <table:table-cell table:style-name="Table18.A1" office:value-type="string">
            <text:p text:style-name="Table_20_Contents"><text:span text:style-name="Emphasis"><text:span text:style-name="T24">Nāme-rasān: </text:span></text:span></text:p>
          </table:table-cell>
          <table:table-cell table:style-name="Table18.A1" office:value-type="string">
            <text:p text:style-name="P216">Nāme az <text:user-field-get text:name="country1">Farānse</text:user-field-get> barāye šomā.</text:p>
          </table:table-cell>
        </table:table-row>
      </table:table>
      <text:p text:style-name="P232"><text:user-field-get text:name="name2f">Sepide</text:user-field-get> nāme-rā bāz mikonad va ānrā mixānad.</text:p>
      <text:p text:style-name="P258"><draw:frame draw:style-name="fr1" draw:name="Frame1" text:anchor-type="as-char" svg:width="3.3161in" style:rel-width="78%" svg:height="1.7957in" draw:z-index="0"><draw:text-box fo:min-height="16%"><text:p text:style-name="P232"><text:user-field-get text:name="name2f">Sepide</text:user-field-get> jān!</text:p><text:p text:style-name="P233">Jašn-e bāstāni nowruz va sāl-e no-rā be šomā va xānevāde šād bāš miguyam va ārzu dāram sāl-e āyande dar zendegi-e xod piruz bāšid.</text:p><text:p text:style-name="P233"><text:user-field-get text:name="name1m">Viktor</text:user-field-get>.</text:p><text:p text:style-name="P234"><text:span text:style-name="T6">B</text:span>ist-o-yekom-e māh-e mārs-e sāl-e do hezār-o-<text:span text:style-name="T219">čahārdah</text:span>.</text:p></draw:text-box></draw:frame></text:p>
      <text:h text:style-name="P307" text:outline-level="4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05"><text:span text:style-name="Emphasis"><text:span text:style-name="T24">Mādar-e </text:span></text:span><text:span text:style-name="Emphasis"><text:span text:style-name="T24"><text:user-field-get text:name="name2f">Sepide</text:user-field-get></text:span></text:span><text:span text:style-name="Emphasis"><text:span text:style-name="T24">: </text:span></text:span></text:p>
          </table:table-cell>
          <table:table-cell table:style-name="Table22.A1" office:value-type="string">
            <text:p text:style-name="P211">Doxtaram! Nāme az kojā ast?</text:p>
          </table:table-cell>
        </table:table-row>
        <table:table-row>
          <table:table-cell table:style-name="Table22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 </text:span></text:span></text:p>
          </table:table-cell>
          <table:table-cell table:style-name="Table22.A1" office:value-type="string">
            <text:p text:style-name="P216">Az <text:user-field-get text:name="country1">Farānse</text:user-field-get>. Az dust-e man, <text:user-field-get text:name="name1m">Viktor</text:user-field-get>.</text:p>
          </table:table-cell>
        </table:table-row>
        <table:table-row>
          <table:table-cell table:style-name="Table22.A1" office:value-type="string">
            <text:p text:style-name="P205"><text:span text:style-name="Emphasis"><text:span text:style-name="T24">Xā</text:span></text:span><text:span text:style-name="Emphasis"><text:span text:style-name="T38">h</text:span></text:span><text:span text:style-name="Emphasis"><text:span text:style-name="T24">ar-e </text:span></text:span><text:span text:style-name="Emphasis"><text:span text:style-name="T24"><text:user-field-get text:name="name2f">Sepide</text:user-field-get></text:span></text:span><text:span text:style-name="Emphasis"><text:span text:style-name="T24">: </text:span></text:span></text:p>
          </table:table-cell>
          <table:table-cell table:style-name="Table22.A1" office:value-type="string">
            <text:p text:style-name="P211">Magar to zabān-e <text:span text:style-name="T220">farānsavi</text:span> midāni?</text:p>
          </table:table-cell>
        </table:table-row>
        <table:table-row>
          <table:table-cell table:style-name="Table22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22.A1" office:value-type="string">
            <text:p text:style-name="P211">Na. U zabān-e fārsi midānad.</text:p>
          </table:table-cell>
        </table:table-row>
        <table:table-row>
          <table:table-cell table:style-name="Table22.A1" office:value-type="string">
            <text:p text:style-name="P205"><text:span text:style-name="Emphasis"><text:span text:style-name="T24">Barādar-e </text:span></text:span><text:span text:style-name="Emphasis"><text:span text:style-name="T24"><text:user-field-get text:name="name2f">Sepide</text:user-field-get></text:span></text:span><text:span text:style-name="Emphasis"><text:span text:style-name="T24">: </text:span></text:span></text:p>
          </table:table-cell>
          <table:table-cell table:style-name="Table22.A1" office:value-type="string">
            <text:p text:style-name="P211">To pāsox-e nāme-rā key minevisi?</text:p>
          </table:table-cell>
        </table:table-row>
        <table:table-row>
          <table:table-cell table:style-name="Table22.A1" office:value-type="string">
            <text:p text:style-name="P205"><text:span text:style-name="Emphasis"><text:span text:style-name="T24"><text:user-field-get text:name="name2f">Sepide</text:user-field-get></text:span></text:span><text:span text:style-name="Emphasis"><text:span text:style-name="T24">:</text:span></text:span></text:p>
          </table:table-cell>
          <table:table-cell table:style-name="Table22.A1" office:value-type="string">
            <text:p text:style-name="P211">Emruz minevisam va fardā bā post miferestam.</text:p>
          </table:table-cell>
        </table:table-row>
      </table:table>
      <text:h text:style-name="P307" text:outline-level="4"/>
      <text:p text:style-name="P235">Nāme az Irān.</text:p>
      <text:p text:style-name="P235"><text:soft-page-break/><draw:frame draw:style-name="fr1" draw:name="Frame2" text:anchor-type="as-char" svg:width="3.3161in" style:rel-width="78%" svg:height="1.7957in" draw:z-index="1"><draw:text-box fo:min-height="16%"><text:p text:style-name="P235"><text:user-field-get text:name="name1m">Viktor</text:user-field-get> jān!</text:p><text:p text:style-name="P235">Nāme-ye to be dastam rasid. Hargāh Irān āmadi mehmān-e mā bāš. Xāneye mā, xāneye to ast. Mā to-rā dust dārim.</text:p><text:p text:style-name="P232"><text:user-field-get text:name="name2f">Sepide</text:user-field-get>.</text:p><text:p text:style-name="P235"><text:span text:style-name="T7">D</text:span>ahom farvardin-e sāl-e <text:span text:style-name="T221">navad</text:span>-o-<text:span text:style-name="T221">se</text:span>.</text:p></draw:text-box></draw:frame></text:p>
      <text:h text:style-name="P310" text:outline-level="3"><text:bookmark-start text:name="didār-e-davāzdahom"/>Didār-e davāzdahom<text:bookmark-end text:name="didār-e-davāzdahom"/></text:h>
      <text:p text:style-name="P259">Tamās-e telefoni miān-e <text:user-field-get text:name="name3f">Kiānā</text:user-field-get> va <text:user-field-get text:name="name1m">Viktor</text:user-field-get>.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08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4.A1" office:value-type="string">
            <text:p text:style-name="P221"><text:user-field-get text:name="name1m">Viktor</text:user-field-get> jān! Man <text:user-field-get text:name="name3f">Kiānā</text:user-field-get> hastam. Šomā xub hastid?</text:p>
          </table:table-cell>
        </table:table-row>
        <table:table-row>
          <table:table-cell table:style-name="Table24.A1" office:value-type="string">
            <text:p text:style-name="P21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4.A1" office:value-type="string">
            <text:p text:style-name="P221">Bah-bah! <text:user-field-get text:name="name3f">Kiānā</text:user-field-get> jān! Hanuz dar dānešgāh dars mixānid?</text:p>
          </table:table-cell>
        </table:table-row>
        <table:table-row>
          <table:table-cell table:style-name="Table24.A1" office:value-type="string">
            <text:p text:style-name="P208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4.A1" office:value-type="string">
            <text:p text:style-name="P211">Āri. Bezudi tābestān ast. Barnāme-ye šomā čist?</text:p>
          </table:table-cell>
        </table:table-row>
        <table:table-row>
          <table:table-cell table:style-name="Table24.A1" office:value-type="string">
            <text:p text:style-name="P21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4.A1" office:value-type="string">
            <text:p text:style-name="P211">Emsāl bāz ham mixāham Irāngardi konam.</text:p>
          </table:table-cell>
        </table:table-row>
        <table:table-row>
          <table:table-cell table:style-name="Table24.A1" office:value-type="string">
            <text:p text:style-name="P208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4.A1" office:value-type="string">
            <text:p text:style-name="P211">Zabān-e fārsi-ye šomā behtar az sāl-e piš ast.</text:p>
          </table:table-cell>
        </table:table-row>
        <table:table-row>
          <table:table-cell table:style-name="Table24.A1" office:value-type="string">
            <text:p text:style-name="P21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4.A1" office:value-type="string">
            <text:p text:style-name="P211">Man aknun mitavānam be fārsi benevisam va bexānam.</text:p>
          </table:table-cell>
        </table:table-row>
        <table:table-row>
          <table:table-cell table:style-name="Table24.A1" office:value-type="string">
            <text:p text:style-name="P208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4.A1" office:value-type="string">
            <text:p text:style-name="P211">Šomā javān-e bā-huši hastid.</text:p>
          </table:table-cell>
        </table:table-row>
        <table:table-row>
          <table:table-cell table:style-name="Table24.A1" office:value-type="string">
            <text:p text:style-name="P21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4.A1" office:value-type="string">
            <text:p text:style-name="P211">Bebaxšid, man nām-e xānevādegi-ye šomā-rā farāmuš kardam.</text:p>
          </table:table-cell>
        </table:table-row>
        <table:table-row>
          <table:table-cell table:style-name="Table24.A1" office:value-type="string">
            <text:p text:style-name="P208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4.A1" office:value-type="string">
            <text:p text:style-name="P211">Sāsāni.</text:p>
          </table:table-cell>
        </table:table-row>
        <table:table-row>
          <table:table-cell table:style-name="Table24.A1" office:value-type="string">
            <text:p text:style-name="P21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4.A1" office:value-type="string">
            <text:p text:style-name="P211">Dar kodām māh-e tābestān be Irān miravid?</text:p>
          </table:table-cell>
        </table:table-row>
        <table:table-row>
          <table:table-cell table:style-name="Table24.A1" office:value-type="string">
            <text:p text:style-name="P208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4.A1" office:value-type="string">
            <text:p text:style-name="P211">Dar tir māh.</text:p>
          </table:table-cell>
        </table:table-row>
        <table:table-row>
          <table:table-cell table:style-name="Table24.A1" office:value-type="string">
            <text:p text:style-name="P21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4.A1" office:value-type="string">
            <text:p text:style-name="P211">Tir barābar bā kodām māh-e milādi ast?</text:p>
          </table:table-cell>
        </table:table-row>
        <text:soft-page-break/>
        <table:table-row>
          <table:table-cell table:style-name="Table24.A1" office:value-type="string">
            <text:p text:style-name="P208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4.A1" office:value-type="string">
            <text:p text:style-name="P211">Az bist-o-dovvom-e māh-e šešom tā bist-o-dovvom-e māh-e haftom-e milādi.</text:p>
          </table:table-cell>
        </table:table-row>
        <table:table-row>
          <table:table-cell table:style-name="Table24.A1" office:value-type="string">
            <text:p text:style-name="P210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4.A1" office:value-type="string">
            <text:p text:style-name="P211">Az in-ke bā man tamās gereftid, sepāsgozāram.</text:p>
          </table:table-cell>
        </table:table-row>
        <table:table-row>
          <table:table-cell table:style-name="Table24.A1" office:value-type="string">
            <text:p text:style-name="P208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24.A1" office:value-type="string">
            <text:p text:style-name="P211">Be omid-e didār.</text:p>
          </table:table-cell>
        </table:table-row>
        <table:table-row>
          <table:table-cell table:style-name="Table24.A1" office:value-type="string">
            <text:p text:style-name="P177"><text:span text:style-name="Emphasis"><text:span text:style-name="T24"><text:s/></text:span></text:span></text:p>
          </table:table-cell>
          <table:table-cell table:style-name="Table24.A1" office:value-type="string">
            <text:p text:style-name="P211">Pāyān-e tamās.</text:p>
          </table:table-cell>
        </table:table-row>
      </table:table>
      <text:h text:style-name="P310" text:outline-level="3"><text:bookmark-start text:name="didār-e-sizdahom"/>Didār-e sizdahom<text:bookmark-end text:name="didār-e-sizdahom"/></text:h>
      <text:h text:style-name="P307" text:outline-level="4"/>
      <text:p text:style-name="P236">Nāme az <text:span text:style-name="T222">Farānse</text:span>.</text:p>
      <text:p text:style-name="P236"><draw:frame draw:style-name="fr1" draw:name="Frame3" text:anchor-type="as-char" svg:width="2.9764in" style:rel-width="70%" svg:height="2.8146in" draw:z-index="2"><draw:text-box fo:min-height="39%"><text:p text:style-name="P284">Āqā-ye <text:user-field-get text:name="name3m">Ānātol</text:user-field-get>,</text:p><text:p text:style-name="P284">Man va dust<text:span text:style-name="T223">ān-e man</text:span> <text:user-field-get text:name="name1f">Ingrid</text:user-field-get> <text:span text:style-name="T223">va </text:span><text:span text:style-name="T223"><text:user-field-get text:name="name2m">Tobiās</text:user-field-get></text:span><text:span text:style-name="T223"> </text:span>bezudi bā xodrow-ye xodemān be Irān miravim.</text:p><text:p text:style-name="P237">Mā pas az gozaštan az kešvar-hā-ye Otriš, Majārestān, Bol<text:span text:style-name="T223">q</text:span>ārestān, Turkiye vāred<text:span text:style-name="T8">­</text:span>e Irān mišavim.</text:p><text:p text:style-name="P237">Barnāme-ye emsāl-e mā: bāzdid az šahr-hā-ye Tabriz, Kermānšāh va Šuš xāhad bud.</text:p><text:p text:style-name="P236">Agar mixāhid bā mā Irāngardi konid, xāheš mikonam mā-rā āgāh konid.</text:p><text:p text:style-name="P284">Dust-e šomā <text:user-field-get text:name="name1m">Viktor</text:user-field-get>.</text:p><text:p text:style-name="P236"><text:span text:style-name="T223">Farānse</text:span>-<text:span text:style-name="T223">Pāris</text:span>.</text:p></draw:text-box></draw:frame></text:p>
      <text:h text:style-name="P307" text:outline-level="4"/>
      <text:p text:style-name="P285">Pāsox-e <text:user-field-get text:name="name3m">Ānātol</text:user-field-get>.</text:p>
      <text:p text:style-name="P238"><text:soft-page-break/><draw:frame draw:style-name="fr2" draw:name="Frame4" text:anchor-type="as-char" svg:width="2.9764in" style:rel-width="70%" draw:z-index="3"><draw:text-box fo:min-height="2in"><text:p text:style-name="P285">Āqā-ye <text:user-field-get text:name="name1m">Viktor</text:user-field-get>,</text:p><text:p text:style-name="P238">Az nāme va farāxān-e šomā, sepās<text:span text:style-name="T9">­</text:span>gozāram.</text:p><text:p text:style-name="P285">Man gozāreš-e <text:span text:style-name="T224">Āqā-ye </text:span><text:user-field-get text:name="name2m">Tobiās</text:user-field-get> dar bāre-ye taxt-e Jamšid az rādio DW be zabān-e fārsi-rā šanidam. Barāye man besyār sudmand bud.</text:p><text:p text:style-name="P238">Xāheš mikonam hargāh be Turkiye rasidid marā āgāh konid ke xod-rā āmāde konam.</text:p><text:p text:style-name="P286">Dust-e šomā <text:user-field-get text:name="name3m">Ānātol</text:user-field-get>.</text:p><text:p text:style-name="P239"><text:span text:style-name="T225">Belārus</text:span>-<text:span text:style-name="T225">Minsk</text:span></text:p></draw:text-box></draw:frame></text:p>
      <text:h text:style-name="P310" text:outline-level="3"><text:bookmark-start text:name="didār-e-čahārdahom"/>Didār-e čahārdahom<text:bookmark-end text:name="didār-e-čahārdahom"/></text:h>
      <text:h text:style-name="P307" text:outline-level="4"/>
      <text:p text:style-name="P260">Be su-ye Tabriz.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202"><text:span text:style-name="Emphasis"><text:span text:style-name="T24"><text:user-field-get text:name="name2m">Tobiās</text:user-field-get></text:span></text:span><text:span text:style-name="Emphasis"><text:span text:style-name="T24">: </text:span></text:span></text:p>
          </table:table-cell>
          <table:table-cell table:style-name="Table25.A1" office:value-type="string">
            <text:p text:style-name="P295"><text:span text:style-name="T226">Āqā-ye </text:span><text:user-field-get text:name="name1m">Viktor</text:user-field-get>, <text:span text:style-name="T226">š</text:span>omā hamnešin va hamrāh-e xubi hastid.</text:p>
            <text:p text:style-name="P222">Dust-e šomā <text:user-field-get text:name="name3m">Ānātol</text:user-field-get> key mirasad?</text:p>
          </table:table-cell>
        </table:table-row>
        <table:table-row>
          <table:table-cell table:style-name="Table25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5.A1" office:value-type="string">
            <text:p text:style-name="P211">Emšab.</text:p>
          </table:table-cell>
        </table:table-row>
        <table:table-row>
          <table:table-cell table:style-name="Table25.A1" office:value-type="string">
            <text:p text:style-name="P202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25.A1" office:value-type="string">
            <text:p text:style-name="P211">Kār-e u čist va dar kojā zendegi mikonad?</text:p>
          </table:table-cell>
        </table:table-row>
        <table:table-row>
          <table:table-cell table:style-name="Table25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5.A1" office:value-type="string">
            <text:p text:style-name="P211">U bāstānšenās az <text:user-field-get text:name="country2">Belārus</text:user-field-get> ast.</text:p>
          </table:table-cell>
        </table:table-row>
        <table:table-row>
          <table:table-cell table:style-name="Table25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25.A1" office:value-type="string">
            <text:p text:style-name="P211">Pas, bezudi bā u didār mikonim.</text:p>
          </table:table-cell>
        </table:table-row>
      </table:table>
      <text:h text:style-name="P307" text:outline-level="4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3.A1" office:value-type="string">
            <text:p text:style-name="P295">Āqā-ye <text:user-field-get text:name="name3m">Ānātol</text:user-field-get>, dorud bar šomā!</text:p>
          </table:table-cell>
        </table:table-row>
        <table:table-row>
          <table:table-cell table:style-name="Table23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23.A1" office:value-type="string">
            <text:p text:style-name="P211">Āqā-ye <text:user-field-get text:name="name1m">Viktor</text:user-field-get>, šomā goruh-e xubi sāxtid!</text:p>
          </table:table-cell>
        </table:table-row>
        <text:soft-page-break/>
        <table:table-row>
          <table:table-cell table:style-name="Table23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3.A1" office:value-type="string">
            <text:p text:style-name="P211">Biyāyid bā ham āšnā šavid:</text:p>
            <text:p text:style-name="P213">Āqā-ye <text:user-field-get text:name="name2m">Tobiās</text:user-field-get> va xānom-e <text:user-field-get text:name="name1f">Ingrid</text:user-field-get> az Ālmān.</text:p>
          </table:table-cell>
        </table:table-row>
        <table:table-row>
          <table:table-cell table:style-name="Table23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23.A1" office:value-type="string">
            <text:p text:style-name="P211">Xoš āmadid!</text:p>
          </table:table-cell>
        </table:table-row>
        <table:table-row>
          <table:table-cell table:style-name="Table23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 </text:span></text:span></text:p>
          </table:table-cell>
          <table:table-cell table:style-name="Table23.A1" office:value-type="string">
            <text:p text:style-name="P211">Dustān! Gomān mikonam ke man tab dāram.</text:p>
          </table:table-cell>
        </table:table-row>
        <table:table-row>
          <table:table-cell table:style-name="Table23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23.A1" office:value-type="string">
            <text:p text:style-name="P211">Tab! Pas jā-ye šomā Tabriz ast!</text:p>
          </table:table-cell>
        </table:table-row>
        <table:table-row>
          <table:table-cell table:style-name="Table23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23.A1" office:value-type="string">
            <text:p text:style-name="P211">Čerā?</text:p>
          </table:table-cell>
        </table:table-row>
        <table:table-row>
          <table:table-cell table:style-name="Table23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23.A1" office:value-type="string">
            <text:p text:style-name="P211"><draw:frame draw:style-name="fr5" draw:name="Frame15" text:anchor-type="char" svg:x="2.7425in" svg:y="0.0402in" svg:width="1.0154in" draw:z-index="14"><draw:text-box fo:min-height="0.4555in"><text:p text:style-name="P314"><text:span text:style-name="T216">Étymologie</text:span></text:p><text:p text:style-name="P313"><text:span text:style-name="T217">* </text:span><text:span text:style-name="T204">Cette <text:s/>étymo­lo­gie est correcte.</text:span></text:p></draw:text-box></draw:frame>Tabriz, šahri ast ke tab dar ān mirizad.</text:p>
            <text:p text:style-name="P211">Tab — riz*!</text:p>
          </table:table-cell>
        </table:table-row>
      </table:table>
      <text:h text:style-name="P307" text:outline-level="4"/>
      <text:p text:style-name="P261">Dustān dar šahr-e Tabriz.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02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27.A1" office:value-type="string">
            <text:p text:style-name="P211">Mā be naqše-ye šahr niyāz dārim.</text:p>
          </table:table-cell>
        </table:table-row>
        <table:table-row>
          <table:table-cell table:style-name="Table27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 </text:span></text:span></text:p>
          </table:table-cell>
          <table:table-cell table:style-name="Table27.A1" office:value-type="string">
            <text:p text:style-name="P211">Behtarin rāhnamā, mardom-e šahr hastand.</text:p>
          </table:table-cell>
        </table:table-row>
        <table:table-row>
          <table:table-cell table:style-name="Table27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7.A1" office:value-type="string">
            <text:p text:style-name="P211">Pesar jān! Bebaxšid, šomā dānešju hastid?</text:p>
          </table:table-cell>
        </table:table-row>
        <table:table-row>
          <table:table-cell table:style-name="Table27.A1" office:value-type="string">
            <text:p text:style-name="P176"><text:span text:style-name="Emphasis"><text:span text:style-name="T24">Pesar:</text:span></text:span></text:p>
          </table:table-cell>
          <table:table-cell table:style-name="Table27.A1" office:value-type="string">
            <text:p text:style-name="P211">Na. Man dāneš-āmuz hastam.</text:p>
          </table:table-cell>
        </table:table-row>
        <table:table-row>
          <table:table-cell table:style-name="Table27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7.A1" office:value-type="string">
            <text:p text:style-name="P211">Nām-e šomā čist?</text:p>
          </table:table-cell>
        </table:table-row>
        <table:table-row>
          <table:table-cell table:style-name="Table27.A1" office:value-type="string">
            <text:p text:style-name="P176"><text:span text:style-name="Emphasis"><text:span text:style-name="T24">Pesar:</text:span></text:span></text:p>
          </table:table-cell>
          <table:table-cell table:style-name="Table27.A1" office:value-type="string">
            <text:p text:style-name="P211">Nām-e man Jehāngir ast.</text:p>
          </table:table-cell>
        </table:table-row>
        <table:table-row>
          <table:table-cell table:style-name="Table27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27.A1" office:value-type="string">
            <text:p text:style-name="P211">Jehāngir! Šomā midānid jā-hā-ye didani-ye šahr kojā ast?</text:p>
          </table:table-cell>
        </table:table-row>
        <table:table-row>
          <table:table-cell table:style-name="Table27.A1" office:value-type="string">
            <text:p text:style-name="P306"><text:span text:style-name="Emphasis"><text:span text:style-name="T24">Jehāngir:</text:span></text:span></text:p>
          </table:table-cell>
          <table:table-cell table:style-name="Table27.A1" office:value-type="string">
            <text:p text:style-name="P211">Bale. Man dar in šahr zāde šodam.</text:p>
          </table:table-cell>
        </table:table-row>
        <table:table-row>
          <table:table-cell table:style-name="Table27.A1" office:value-type="string">
            <text:p text:style-name="P167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7.A1" office:value-type="string">
            <text:p text:style-name="P211">Pas šomā mitavānid rāh-rā be mā nešān dahid.</text:p>
          </table:table-cell>
        </table:table-row>
        <table:table-row>
          <table:table-cell table:style-name="Table27.A1" office:value-type="string">
            <text:p text:style-name="P306"><text:span text:style-name="Emphasis"><text:span text:style-name="T24">Jehāngir:</text:span></text:span></text:p>
          </table:table-cell>
          <table:table-cell table:style-name="Table27.A1" office:value-type="string">
            <text:p text:style-name="P211">Šomā bāyad be su-ye midān-e šahrdāri beravid.</text:p>
          </table:table-cell>
        </table:table-row>
        <table:table-row>
          <table:table-cell table:style-name="Table27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27.A1" office:value-type="string">
            <text:p text:style-name="P211">Jehāngir jān! Behtarin hotel-e šahr kojā ast?</text:p>
          </table:table-cell>
        </table:table-row>
        <table:table-row>
          <table:table-cell table:style-name="Table27.A1" office:value-type="string">
            <text:p text:style-name="P306"><text:span text:style-name="Emphasis"><text:span text:style-name="T24">Jehāngir:</text:span></text:span></text:p>
          </table:table-cell>
          <table:table-cell table:style-name="Table27.A1" office:value-type="string">
            <text:p text:style-name="P211">Behtarin hotel, gerāntarin hotel ast.</text:p>
          </table:table-cell>
        </table:table-row>
        <table:table-row>
          <table:table-cell table:style-name="Table27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7.A1" office:value-type="string">
            <text:p text:style-name="P211">Nerx-e miāne. Na xeyli gerān, na xeyli <text:soft-page-break/>arzān.</text:p>
          </table:table-cell>
        </table:table-row>
        <table:table-row>
          <table:table-cell table:style-name="Table27.A1" office:value-type="string">
            <text:p text:style-name="P305"><text:span text:style-name="Emphasis"><text:span text:style-name="T24">Jehāngir:</text:span></text:span></text:p>
          </table:table-cell>
          <table:table-cell table:style-name="Table27.A1" office:value-type="string">
            <text:p text:style-name="P211">Birun-e šahr arzāntar va ārāmtar ast.</text:p>
          </table:table-cell>
        </table:table-row>
      </table:table>
      <text:h text:style-name="P310" text:outline-level="3"><text:bookmark-start text:name="didār-e-pānzdahom"/>Didār-e pānzdahom<text:bookmark-end text:name="didār-e-pānzdahom"/>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209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28.A1" office:value-type="string">
            <text:p text:style-name="P211">Dustān! Piš az raftan be šahr-e Kermānšāh, biyāyid az ārāmgāh-e Sinā dar šahr-e Hamadān bāzdid konim.</text:p>
          </table:table-cell>
        </table:table-row>
        <table:table-row>
          <table:table-cell table:style-name="Table28.A1" office:value-type="string">
            <text:p text:style-name="P202"><text:span text:style-name="Emphasis"><text:span text:style-name="T24"><text:user-field-get text:name="name2m">Tobiās</text:user-field-get></text:span></text:span><text:span text:style-name="Emphasis"><text:span text:style-name="T24">: </text:span></text:span></text:p>
          </table:table-cell>
          <table:table-cell table:style-name="Table28.A1" office:value-type="string">
            <text:p text:style-name="P211">Āri. Dānešmand, pezešk va feylasuf-e xāvarzamin.</text:p>
          </table:table-cell>
        </table:table-row>
        <table:table-row>
          <table:table-cell table:style-name="Table28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28.A1" office:value-type="string">
            <text:p text:style-name="P211">Pas, barnāme-ye Irāngardi-ye mā čanin xāhad bud:</text:p>
          </table:table-cell>
        </table:table-row>
      </table:table>
      <text:p text:style-name="P231"><draw:frame draw:style-name="fr1" draw:name="Frame5" text:anchor-type="as-char" svg:width="3.7047in" style:rel-width="87%" svg:height="3.2283in" draw:z-index="4"><draw:text-box fo:min-height="47%"><table:table table:name="Table26" table:style-name="Table26"><table:table-column table:style-name="Table26.A"/><table:table-column table:style-name="Table26.B"/><table:table-row><table:table-cell table:style-name="Table26.A1" office:value-type="string"><text:p text:style-name="P211">Ruz-e šanbe:</text:p></table:table-cell><table:table-cell table:style-name="Table26.A1" office:value-type="string"><text:p text:style-name="P211">Bāzdid az ārāmgāh-e Sinā dar šahr-e Hamadān.</text:p></table:table-cell></table:table-row><table:table-row><table:table-cell table:style-name="Table26.A1" office:value-type="string"><text:p text:style-name="P211">Ruz-e yekšanbe:</text:p></table:table-cell><table:table-cell table:style-name="Table26.A1" office:value-type="string"><text:p text:style-name="P211">Bāzdid az kuh-e Bisetun dar šahr-e Kermānšāh.</text:p></table:table-cell></table:table-row><table:table-row><table:table-cell table:style-name="Table26.A1" office:value-type="string"><text:p text:style-name="P211">Ruz-e došanbe:</text:p></table:table-cell><table:table-cell table:style-name="Table26.A1" office:value-type="string"><text:p text:style-name="P211">Kuhnavardi dar kuhestān-e Zāgros.</text:p></table:table-cell></table:table-row><table:table-row><table:table-cell table:style-name="Table26.A1" office:value-type="string"><text:p text:style-name="P211">Ruz-e sešanbe:</text:p></table:table-cell><table:table-cell table:style-name="Table26.A1" office:value-type="string"><text:p text:style-name="P211">Be su-ye šahr-e bāstāni-ye Šuš.</text:p></table:table-cell></table:table-row><table:table-row><table:table-cell table:style-name="Table26.A1" office:value-type="string"><text:p text:style-name="P211">Ruz-e čahāršanbe:</text:p></table:table-cell><table:table-cell table:style-name="Table26.A1" office:value-type="string"><text:p text:style-name="P211">Bāzdid az ārāmgāh-e Dāniāl-e payāmbar.</text:p></table:table-cell></table:table-row><table:table-row><table:table-cell table:style-name="Table26.A1" office:value-type="string"><text:p text:style-name="P211">Ruz-e panjšanbe:</text:p></table:table-cell><table:table-cell table:style-name="Table26.A1" office:value-type="string"><text:p text:style-name="P211">Gardeš dar bāğ-e xormā.<text:line-break/></text:p></table:table-cell></table:table-row><table:table-row><table:table-cell table:style-name="Table26.A1" office:value-type="string"><text:p text:style-name="P211">Ruz-e ādine:</text:p></table:table-cell><table:table-cell table:style-name="Table26.A1" office:value-type="string"><text:p text:style-name="P211">Be su-ye Tehrān, pāytaxt-e Irān.</text:p></table:table-cell></table:table-row></table:table></draw:text-box></draw:frame>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63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0.A1" office:value-type="string">
            <text:p text:style-name="P213">Xānom-e <text:user-field-get text:name="name1f">Ingrid</text:user-field-get>, šomā hazine-ye rāh-rā yāddāšt konid.</text:p>
          </table:table-cell>
        </table:table-row>
        <text:soft-page-break/>
        <table:table-row>
          <table:table-cell table:style-name="Table30.A1" office:value-type="string">
            <text:p text:style-name="P202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0.A1" office:value-type="string">
            <text:p text:style-name="P211">Āri. Hazine-ye suxt, xorāk, hotel va…</text:p>
          </table:table-cell>
        </table:table-row>
        <table:table-row>
          <table:table-cell table:style-name="Table30.A1" office:value-type="string">
            <text:p text:style-name="P203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30.A1" office:value-type="string">
            <text:p text:style-name="P211">Nagarān nabāšid, Irān arzāntarin kešvar-e jehān ast. </text:p>
          </table:table-cell>
        </table:table-row>
        <table:table-row>
          <table:table-cell table:style-name="Table30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30.A1" office:value-type="string">
            <text:p text:style-name="P211">Emruz az bāzār-e Tabriz xarid mikonim.</text:p>
          </table:table-cell>
        </table:table-row>
        <table:table-row>
          <table:table-cell table:style-name="Table30.A1" office:value-type="string">
            <text:p text:style-name="P167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30.A1" office:value-type="string">
            <text:p text:style-name="P211">Emruz bāzār kār namikonad.</text:p>
          </table:table-cell>
        </table:table-row>
        <table:table-row>
          <table:table-cell table:style-name="Table30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30.A1" office:value-type="string">
            <text:p text:style-name="P211">Čerā kār namikonad?</text:p>
          </table:table-cell>
        </table:table-row>
        <table:table-row>
          <table:table-cell table:style-name="Table30.A1" office:value-type="string">
            <text:p text:style-name="P167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30.A1" office:value-type="string">
            <text:p text:style-name="P211">Emruz ādine ast.</text:p>
          </table:table-cell>
        </table:table-row>
        <table:table-row>
          <table:table-cell table:style-name="Table30.A1" office:value-type="string">
            <text:p text:style-name="P202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0.A1" office:value-type="string">
            <text:p text:style-name="P211">Mixāxam čand ketāb be zabān-e fārsi bexaram va dar rāh ānhā-rā bexānam.</text:p>
          </table:table-cell>
        </table:table-row>
        <table:table-row>
          <table:table-cell table:style-name="Table30.A1" office:value-type="string">
            <text:p text:style-name="P167"><text:span text:style-name="Emphasis"><text:span text:style-name="T24"><text:user-field-get text:name="name1m">Viktor</text:user-field-get></text:span></text:span><text:span text:style-name="Emphasis"><text:span text:style-name="T24">:</text:span></text:span></text:p>
          </table:table-cell>
          <table:table-cell table:style-name="Table30.A1" office:value-type="string">
            <text:p text:style-name="P211">Man dar Tehrān ketāb xāham xarid.</text:p>
          </table:table-cell>
        </table:table-row>
      </table:table>
      <text:h text:style-name="P310" text:outline-level="3"><text:bookmark-start text:name="didār-e-šānzdahom"/>Didār-e šānzdahom<text:bookmark-end text:name="didār-e-šānzdahom"/></text:h>
      <text:h text:style-name="P307" text:outline-level="4"/>
      <text:p text:style-name="P262">Dar bānk.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62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29.A1" office:value-type="string">
            <text:p text:style-name="P211">Dustān! Mā bāyad be bānk beravim va tomān bexarim.</text:p>
          </table:table-cell>
        </table:table-row>
        <table:table-row>
          <table:table-cell table:style-name="Table29.A1" office:value-type="string">
            <text:p text:style-name="P202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29.A1" office:value-type="string">
            <text:p text:style-name="P211">Čerā be bānk, mā mitavānim az bāzār-e āzād bexarim.</text:p>
          </table:table-cell>
        </table:table-row>
        <table:table-row>
          <table:table-cell table:style-name="Table29.A1" office:value-type="string">
            <text:p text:style-name="P204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29.A1" office:value-type="string">
            <text:p text:style-name="P211">Bale. Nerx-e xarid-o-foruš-e ārz, dar bāzār-e āzād va dar bānk yeksān ast.</text:p>
          </table:table-cell>
        </table:table-row>
        <table:table-row>
          <table:table-cell table:style-name="Table29.A1" office:value-type="string">
            <text:p text:style-name="P161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29.A1" office:value-type="string">
            <text:p text:style-name="P211">Bad nist agar emruz az bānk bexarim.</text:p>
          </table:table-cell>
        </table:table-row>
      </table:table>
      <text:h text:style-name="P307" text:outline-level="4"/>
      <text:p text:style-name="P263">Bānk-e Sāmān.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60"><text:span text:style-name="Emphasis"><text:span text:style-name="T24">Kārmand-e bānk: </text:span></text:span></text:p>
          </table:table-cell>
          <table:table-cell table:style-name="Table32.A1" office:value-type="string">
            <text:p text:style-name="P211">Befarmāyid, xāheš mikonam. </text:p>
          </table:table-cell>
        </table:table-row>
        <table:table-row>
          <table:table-cell table:style-name="Table32.A1" office:value-type="string">
            <text:p text:style-name="P160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2.A1" office:value-type="string">
            <text:p text:style-name="P211">Bebaxšid, baxš-e ārzi kojā ast?</text:p>
          </table:table-cell>
        </table:table-row>
        <table:table-row>
          <table:table-cell table:style-name="Table32.A1" office:value-type="string">
            <text:p text:style-name="P160"><text:span text:style-name="Emphasis"><text:span text:style-name="T24">Kārmand-e bānk:</text:span></text:span></text:p>
          </table:table-cell>
          <table:table-cell table:style-name="Table32.A1" office:value-type="string">
            <text:p text:style-name="P211">Baxš-e xarid-o-foruš-e ārz injā ast.</text:p>
            <text:p text:style-name="P211">Šomā mitavānid hame-ye ārz-hā-ye <text:soft-page-break/>jehān-rā dar tāblo-ye ruberu negāh konid.</text:p>
          </table:table-cell>
        </table:table-row>
        <table:table-row>
          <table:table-cell table:style-name="Table32.A1" office:value-type="string">
            <text:p text:style-name="P164"><text:span text:style-name="Emphasis"><text:span text:style-name="Emphasis"><text:span text:style-name="T24"><text:user-field-get text:name="name2m">Tobiās</text:user-field-get></text:span></text:span></text:span><text:span text:style-name="Emphasis"><text:span text:style-name="Emphasis"><text:span text:style-name="T24"> </text:span></text:span></text:span><text:span text:style-name="Emphasis"><text:span text:style-name="T24">(</text:span></text:span><text:span text:style-name="Small"><text:span text:style-name="T24">mixānad</text:span></text:span><text:span text:style-name="Emphasis"><text:span text:style-name="T24">): </text:span></text:span></text:p>
          </table:table-cell>
          <table:table-cell table:style-name="Table32.A1" office:value-type="string">
            <text:p text:style-name="P211"><text:span text:style-name="T10">Y</text:span>ek dolar barābar-e <text:span text:style-name="T227">do hezār-o-pansad </text:span>tomān. </text:p>
          </table:table-cell>
        </table:table-row>
        <table:table-row>
          <table:table-cell table:style-name="Table32.A1" office:value-type="string">
            <text:p text:style-name="P174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32.A1" office:value-type="string">
            <text:p text:style-name="P211">Xāheš mikonam befarmāid: se hezār-o-pansad-o-bist yuro barābar-e čand tomān ast?</text:p>
          </table:table-cell>
        </table:table-row>
      </table:table>
      <text:h text:style-name="P307" text:outline-level="4"/>
      <text:p text:style-name="P264">Dar rāh.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58"><text:span text:style-name="Emphasis"><text:span text:style-name="T24">Polis-e rāhnamāyi:</text:span></text:span></text:p>
          </table:table-cell>
          <table:table-cell table:style-name="Table35.A1" office:value-type="string">
            <text:p text:style-name="P223">Ist! Gavāhināme-ye rānandagi xāheš mikonam.</text:p>
            <text:p text:style-name="P223">Xodrow be nām-e šomā ast?</text:p>
          </table:table-cell>
        </table:table-row>
        <table:table-row>
          <table:table-cell table:style-name="Table35.A1" office:value-type="string">
            <text:p text:style-name="P164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5.A1" office:value-type="string">
            <text:p text:style-name="P211">Bale.</text:p>
          </table:table-cell>
        </table:table-row>
        <table:table-row>
          <table:table-cell table:style-name="Table35.A1" office:value-type="string">
            <text:p text:style-name="P159"><text:span text:style-name="Emphasis"><text:span text:style-name="T24">Polis-e rāhnamāyi:</text:span></text:span></text:p>
          </table:table-cell>
          <table:table-cell table:style-name="Table35.A1" office:value-type="string">
            <text:p text:style-name="P211">Az kodām marz vāred-e Irān šodid?</text:p>
          </table:table-cell>
        </table:table-row>
        <table:table-row>
          <table:table-cell table:style-name="Table35.A1" office:value-type="string">
            <text:p text:style-name="P164"><text:span text:style-name="Emphasis"><text:span text:style-name="T24"><text:user-field-get text:name="name2m">Tobiās</text:user-field-get></text:span></text:span><text:span text:style-name="Emphasis"><text:span text:style-name="T24">: </text:span></text:span></text:p>
          </table:table-cell>
          <table:table-cell table:style-name="Table35.A1" office:value-type="string">
            <text:p text:style-name="P211">Az marz-e miān-e Irān va Turkiye.</text:p>
          </table:table-cell>
        </table:table-row>
        <table:table-row>
          <table:table-cell table:style-name="Table35.A1" office:value-type="string">
            <text:p text:style-name="P157"><text:span text:style-name="Emphasis"><text:span text:style-name="T24">Polis-e rāhnamāyi:</text:span></text:span></text:p>
          </table:table-cell>
          <table:table-cell table:style-name="Table35.A1" office:value-type="string">
            <text:p text:style-name="P211">Be kojā miravid?</text:p>
          </table:table-cell>
        </table:table-row>
        <table:table-row>
          <table:table-cell table:style-name="Table35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5.A1" office:value-type="string">
            <text:p text:style-name="P211">Be šahr-e Hamadān.</text:p>
          </table:table-cell>
        </table:table-row>
        <table:table-row>
          <table:table-cell table:style-name="Table35.A1" office:value-type="string">
            <text:p text:style-name="P157"><text:span text:style-name="Emphasis"><text:span text:style-name="T24">Polis-e rāhnamāyi:</text:span></text:span></text:p>
          </table:table-cell>
          <table:table-cell table:style-name="Table35.A1" office:value-type="string">
            <text:p text:style-name="P224">Agar komak niāz bud, bā polis-e rāhnamāyi tamās begirid, šomāre-ye mā: čehel bist-o-yek.</text:p>
            <text:p text:style-name="P225">Befarmāid, xodā negahdār.</text:p>
          </table:table-cell>
        </table:table-row>
      </table:table>
      <text:h text:style-name="P307" text:outline-level="4"/>
      <text:p text:style-name="P264">Nazd-e pezešk.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1.A1" office:value-type="string">
            <text:p text:style-name="P211">Dustān! Guš-e rāstam kami dard mikonad.</text:p>
          </table:table-cell>
        </table:table-row>
        <table:table-row>
          <table:table-cell table:style-name="Table31.A1" office:value-type="string">
            <text:p text:style-name="P165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31.A1" office:value-type="string">
            <text:p text:style-name="P211">Pas az rasidan be šahr, be bimārestān miravim.</text:p>
          </table:table-cell>
        </table:table-row>
        <text:soft-page-break/>
        <table:table-row>
          <table:table-cell table:style-name="Table31.A1" office:value-type="string">
            <text:p text:style-name="P174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31.A1" office:value-type="string">
            <text:p text:style-name="P211">Niāz be bimārestān nist, bāyad donbāl-e pezešk-e guš, galu, bini begardim.</text:p>
          </table:table-cell>
        </table:table-row>
        <table:table-row>
          <table:table-cell table:style-name="Table31.A1" office:value-type="string">
            <text:p text:style-name="P156"><text:span text:style-name="Emphasis"><text:span text:style-name="T30"><text:user-field-get text:name="name1m">Viktor</text:user-field-get></text:span></text:span><text:span text:style-name="Emphasis"><text:span text:style-name="T30">:</text:span></text:span><text:span text:style-name="Emphasis"><text:span text:style-name="T24"> </text:span></text:span></text:p>
          </table:table-cell>
          <table:table-cell table:style-name="Table31.A1" office:value-type="string">
            <text:p text:style-name="P211">Kojā?</text:p>
          </table:table-cell>
        </table:table-row>
        <table:table-row>
          <table:table-cell table:style-name="Table31.A1" office:value-type="string">
            <text:p text:style-name="P174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31.A1" office:value-type="string">
            <text:p text:style-name="P211">Dar šahr, hame jā.</text:p>
          </table:table-cell>
        </table:table-row>
      </table:table>
      <text:h text:style-name="P307" text:outline-level="4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75"><text:span text:style-name="Emphasis"><text:span text:style-name="T24"><text:user-field-get text:name="name1f">Ingrid</text:user-field-get></text:span></text:span><text:span text:style-name="Emphasis"><text:span text:style-name="T24"> (</text:span></text:span><text:span text:style-name="Small"><text:span text:style-name="T24">mixānad</text:span></text:span><text:span text:style-name="Emphasis"><text:span text:style-name="T24">): </text:span></text:span></text:p>
          </table:table-cell>
          <table:table-cell table:style-name="Table33.A1" office:value-type="string">
            <text:p text:style-name="P211"><text:span text:style-name="T11">D</text:span>oktor Yazdi, pezešk-e guš, galu, bini.</text:p>
          </table:table-cell>
        </table:table-row>
        <table:table-row>
          <table:table-cell table:style-name="Table33.A1" office:value-type="string">
            <text:p text:style-name="P164"><text:span text:style-name="Emphasis"><text:span text:style-name="T24"><text:user-field-get text:name="name2m">Tobiās</text:user-field-get></text:span></text:span><text:span text:style-name="Emphasis"><text:span text:style-name="T24">: </text:span></text:span></text:p>
          </table:table-cell>
          <table:table-cell table:style-name="Table33.A1" office:value-type="string">
            <text:p text:style-name="P211">Ruz xoš, doktor. Man guš-dard dāram.</text:p>
          </table:table-cell>
        </table:table-row>
        <table:table-row>
          <table:table-cell table:style-name="Table33.A1" office:value-type="string">
            <text:p text:style-name="P172"><text:span text:style-name="Emphasis"><text:span text:style-name="T24">Pezešk: </text:span></text:span></text:p>
          </table:table-cell>
          <table:table-cell table:style-name="Table33.A1" office:value-type="string">
            <text:p text:style-name="P211">Guš-e šomā az key dard mikonad?</text:p>
          </table:table-cell>
        </table:table-row>
        <table:table-row>
          <table:table-cell table:style-name="Table33.A1" office:value-type="string">
            <text:p text:style-name="P164"><text:span text:style-name="Emphasis"><text:span text:style-name="T24"><text:user-field-get text:name="name2m">Tobiās</text:user-field-get></text:span></text:span><text:span text:style-name="Emphasis"><text:span text:style-name="T24">: </text:span></text:span></text:p>
          </table:table-cell>
          <table:table-cell table:style-name="Table33.A1" office:value-type="string">
            <text:p text:style-name="P211">Az diruz.</text:p>
          </table:table-cell>
        </table:table-row>
        <table:table-row>
          <table:table-cell table:style-name="Table33.A1" office:value-type="string">
            <text:p text:style-name="P172"><text:span text:style-name="Emphasis"><text:span text:style-name="T24">Pezešk:</text:span></text:span></text:p>
          </table:table-cell>
          <table:table-cell table:style-name="Table33.A1" office:value-type="string">
            <text:p text:style-name="P211">Negarān nabāšid! Man barāyetān dāru minevisam.</text:p>
            <text:p text:style-name="P226">Dar har dāruxāne peydā mišavad.</text:p>
          </table:table-cell>
        </table:table-row>
        <table:table-row>
          <table:table-cell table:style-name="Table33.A1" office:value-type="string">
            <text:p text:style-name="P164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3.A1" office:value-type="string">
            <text:p text:style-name="P211">Sepāsgozāram.</text:p>
          </table:table-cell>
        </table:table-row>
      </table:table>
      <text:h text:style-name="P310" text:outline-level="3"><text:bookmark-start text:name="didār-e-hefdahom"/>Didār-e hefdahom<text:bookmark-end text:name="didār-e-hefdahom"/></text:h>
      <text:p text:style-name="P259"><text:user-field-get text:name="name3f">Kiānā</text:user-field-get> dar daftar-e kāryābi.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 az kodām dānešgāh kār-šenāsi gereft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6"><text:s/>Az dānešgāh-e <text:span text:style-name="T228">Kiyev</text:span> dar <text:span text:style-name="T228">Ukrāyin</text:span>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Dar če rešte-yi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Dar rešte-ye zeminšenāsi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 čand sāl dār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Bist-o-panj sāl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 be čand zabān āšnā hast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Be do zabān: fārsi va rusi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 ham-sar va farzand dārid?</text:p>
          </table:table-cell>
        </table:table-row>
        <text:soft-page-break/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Na. Nadāram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Xānevāde-ye šomā kojā zendegi mikona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Dar šahr-e Qazvin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Kār-e pedar-o-mādar-e šomā čist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Pedaram pezešk va mādaram xāne-dār ast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 b<text:span text:style-name="T12">a</text:span>rādar va xāhar dār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Āri. Do b<text:span text:style-name="T12">a</text:span>rādar va yek xāhar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Az šomā bozorgtárand yā kučektar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Kučektar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Čand ruz dar hafte mitavānid kār kon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Panj ruz dar hafte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Piš az in šomā kojā kār kard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Hič jā. 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6">Bejoz Irān va <text:span text:style-name="T229">Ukrāyin</text:span>, jā-ye digari bud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<text:span text:style-name="T229">Bale, dar Rusiye. </text:span>Jā-ye digari nabudam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 daftar-če-ye behdāšt dār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Na. Vali bezudi āmāde mišavad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 bime hast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Na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 bā barnāme-nevisi-ye kāmpyuter āšnāyi dārid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Bale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Sar-garmi-ye šomā čist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Ketāb-xāni, nāme-negāri, film-bardāri, gerdāvari-ye sang-hā-ye kamyāb.</text:p>
          </table:table-cell>
        </table:table-row>
        <text:soft-page-break/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re-ye telefon-e hamrāh* šomā čand ast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Navad-o-panj haftad-o-haft šast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Šomāre-ye telefon-e xāne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Šast-o-panj čehel-o-čahār bist-o-yek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Nešāni-ye xāne?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21">Qazvin, xiābān-e Jāmi, pelāk-e čehel, <text:user-field-get text:name="name3f">Kiānā</text:user-field-get>-e Sāsāni.</text:p>
          </table:table-cell>
        </table:table-row>
        <table:table-row>
          <table:table-cell table:style-name="Table36.A1" office:value-type="string">
            <text:p text:style-name="P171"><text:span text:style-name="Emphasis"><text:span text:style-name="T24">Kārmand:</text:span></text:span></text:p>
          </table:table-cell>
          <table:table-cell table:style-name="Table36.A1" office:value-type="string">
            <text:p text:style-name="P211">Mā bezudi bā šomā tamās xāhim gereft.</text:p>
          </table:table-cell>
        </table:table-row>
        <table:table-row>
          <table:table-cell table:style-name="Table36.A1" office:value-type="string">
            <text:p text:style-name="P166"><text:span text:style-name="Emphasis"><text:span text:style-name="T24"><text:user-field-get text:name="name3f">Kiānā</text:user-field-get></text:span></text:span><text:span text:style-name="Emphasis"><text:span text:style-name="T24">:</text:span></text:span></text:p>
          </table:table-cell>
          <table:table-cell table:style-name="Table36.A1" office:value-type="string">
            <text:p text:style-name="P211">Be omid-e didār.</text:p>
          </table:table-cell>
        </table:table-row>
      </table:table>
      <text:h text:style-name="P310" text:outline-level="3"><text:bookmark-start text:name="didār-e-hijdahom"/>Didār-e hijdahom<text:bookmark-end text:name="didār-e-hijdahom"/></text:h>
      <text:h text:style-name="P307" text:outline-level="4"/>
      <text:p text:style-name="P231">Dustān dar šahr-e Hamadān.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54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8.A1" office:value-type="string">
            <text:p text:style-name="P211">Be kodām hotel beravim? Sinā, Āzādi, Ekbātān?</text:p>
          </table:table-cell>
        </table:table-row>
        <table:table-row>
          <table:table-cell table:style-name="Table38.A1" office:value-type="string">
            <text:p text:style-name="P165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38.A1" office:value-type="string">
            <text:p text:style-name="P211">In hotel-hā čand setāre hastand?</text:p>
          </table:table-cell>
        </table:table-row>
        <table:table-row>
          <table:table-cell table:style-name="Table38.A1" office:value-type="string">
            <text:p text:style-name="P154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8.A1" office:value-type="string">
            <text:p text:style-name="P211">Sinā panj setāre, Āzādi va Ekbātān čahār setāre hastand.</text:p>
          </table:table-cell>
        </table:table-row>
        <table:table-row>
          <table:table-cell table:style-name="Table38.A1" office:value-type="string">
            <text:p text:style-name="P165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38.A1" office:value-type="string">
            <text:p text:style-name="P211">Behtar ast hame-ye hotel-hā-rā az nazdik bebinim.</text:p>
          </table:table-cell>
        </table:table-row>
        <table:table-row>
          <table:table-cell table:style-name="Table38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8.A1" office:value-type="string">
            <text:p text:style-name="P211">Hotel Sinā ruberu-ye ārāmgāh-e Sinā ast.</text:p>
          </table:table-cell>
        </table:table-row>
        <table:table-row>
          <table:table-cell table:style-name="Table38.A1" office:value-type="string">
            <text:p text:style-name="P165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38.A1" office:value-type="string">
            <text:p text:style-name="P211">Hotel Āzādi durtar va otāq-hā-yeš kučektar ast.</text:p>
          </table:table-cell>
        </table:table-row>
        <table:table-row>
          <table:table-cell table:style-name="Table38.A1" office:value-type="string">
            <text:p text:style-name="P174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38.A1" office:value-type="string">
            <text:p text:style-name="P211">Hotel Ekbātān bad nist vali emruz jā nadārad.</text:p>
          </table:table-cell>
        </table:table-row>
        <table:table-row>
          <table:table-cell table:style-name="Table38.A1" office:value-type="string">
            <text:p text:style-name="P155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8.A1" office:value-type="string">
            <text:p text:style-name="P211">Dar darun-e hotel Sinā: forušgāh, estaxr, sinemā, ketāb-foruši niz hast.</text:p>
          </table:table-cell>
        </table:table-row>
        <table:table-row>
          <table:table-cell table:style-name="Table38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8.A1" office:value-type="string">
            <text:p text:style-name="P211">Pas, emšab mitavānim film-e irāni dar sinemā bebinim.</text:p>
          </table:table-cell>
        </table:table-row>
        <text:soft-page-break/>
        <table:table-row>
          <table:table-cell table:style-name="Table38.A1" office:value-type="string">
            <text:p text:style-name="P174"><text:span text:style-name="Emphasis"><text:span text:style-name="T31"><text:user-field-get text:name="name3m">Ānātol</text:user-field-get></text:span></text:span><text:span text:style-name="Emphasis"><text:span text:style-name="T31">:</text:span></text:span></text:p>
          </table:table-cell>
          <table:table-cell table:style-name="Table38.A1" office:value-type="string">
            <text:p text:style-name="P211">Va dar estaxr šenā konim.</text:p>
          </table:table-cell>
        </table:table-row>
        <table:table-row>
          <table:table-cell table:style-name="Table38.A1" office:value-type="string">
            <text:p text:style-name="P165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38.A1" office:value-type="string">
            <text:p text:style-name="P211">Va az forušgāh xarid konim.</text:p>
          </table:table-cell>
        </table:table-row>
        <table:table-row>
          <table:table-cell table:style-name="Table38.A1" office:value-type="string">
            <text:p text:style-name="P154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8.A1" office:value-type="string">
            <text:p text:style-name="P211">Va čand ketāb be zabān-e fārsi bexarim.</text:p>
          </table:table-cell>
        </table:table-row>
      </table:table>
      <text:h text:style-name="P307" text:outline-level="4"/>
      <text:p text:style-name="P265">Dar rāh-e Kermānšāh.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53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7.A1" office:value-type="string">
            <text:p text:style-name="P211">Negāh konid! Bālāye kuh!</text:p>
          </table:table-cell>
        </table:table-row>
        <table:table-row>
          <table:table-cell table:style-name="Table37.A1" office:value-type="string">
            <text:p text:style-name="P174"><text:span text:style-name="Emphasis"><text:span text:style-name="T31"><text:user-field-get text:name="name3m">Ānātol</text:user-field-get></text:span></text:span><text:span text:style-name="Emphasis"><text:span text:style-name="T31">:</text:span></text:span></text:p>
          </table:table-cell>
          <table:table-cell table:style-name="Table37.A1" office:value-type="string">
            <text:p text:style-name="P211">Nām-e in kuh Alvand ast.</text:p>
            <text:p text:style-name="P227">In payām-e Dāryuš ast be zabān-e fārsi bāstān.</text:p>
          </table:table-cell>
        </table:table-row>
        <table:table-row>
          <table:table-cell table:style-name="Table37.A1" office:value-type="string">
            <text:p text:style-name="P152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7.A1" office:value-type="string">
            <text:p text:style-name="P211">Nām-e in payām čist?</text:p>
          </table:table-cell>
        </table:table-row>
        <table:table-row>
          <table:table-cell table:style-name="Table37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7.A1" office:value-type="string">
            <text:p text:style-name="P211">Ganjnāme.</text:p>
          </table:table-cell>
        </table:table-row>
        <table:table-row>
          <table:table-cell table:style-name="Table37.A1" office:value-type="string">
            <text:p text:style-name="P152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7.A1" office:value-type="string">
            <text:p text:style-name="P211">Az Hamadān tā Kermānšāh čand kilometr ast?</text:p>
          </table:table-cell>
        </table:table-row>
        <table:table-row>
          <table:table-cell table:style-name="Table37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7.A1" office:value-type="string">
            <text:p text:style-name="P211">Sad-o-panjah kilometr ast.</text:p>
          </table:table-cell>
        </table:table-row>
        <table:table-row>
          <table:table-cell table:style-name="Table37.A1" office:value-type="string">
            <text:p text:style-name="P174"><text:span text:style-name="Emphasis"><text:span text:style-name="T31"><text:user-field-get text:name="name3m">Ānātol</text:user-field-get></text:span></text:span><text:span text:style-name="Emphasis"><text:span text:style-name="T31">:</text:span></text:span></text:p>
          </table:table-cell>
          <table:table-cell table:style-name="Table37.A1" office:value-type="string">
            <text:p text:style-name="P211">Payām-e dovvom-e Dāryuš dar bālā-ye kuh-e Bisetun dar šahr-e Kermānšāh ast.</text:p>
          </table:table-cell>
        </table:table-row>
        <table:table-row>
          <table:table-cell table:style-name="Table37.A1" office:value-type="string">
            <text:p text:style-name="P152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7.A1" office:value-type="string">
            <text:p text:style-name="P211">Man šenidam ke širini-ye šahr-e Kermānšāh xoš-maze ast.</text:p>
          </table:table-cell>
        </table:table-row>
        <table:table-row>
          <table:table-cell table:style-name="Table37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7.A1" office:value-type="string">
            <text:p text:style-name="P211">Hargāh širini foruši didim, mi’istim.</text:p>
          </table:table-cell>
        </table:table-row>
        <table:table-row>
          <table:table-cell table:style-name="Table37.A1" office:value-type="string">
            <text:p text:style-name="P151"><text:span text:style-name="Emphasis"><text:span text:style-name="T30"><text:user-field-get text:name="name1m">Viktor</text:user-field-get></text:span></text:span><text:span text:style-name="Emphasis"><text:span text:style-name="T30">: (</text:span></text:span><text:span text:style-name="Small"><text:span text:style-name="T30">mixānad</text:span></text:span><text:span text:style-name="Emphasis"><text:span text:style-name="T30">)</text:span></text:span></text:p>
          </table:table-cell>
          <table:table-cell table:style-name="Table37.A1" office:value-type="string">
            <text:p text:style-name="P211">Be šahr-e Kermānšāh xoš āmadid!</text:p>
          </table:table-cell>
        </table:table-row>
      </table:table>
      <text:h text:style-name="P307" text:outline-level="4"/>
      <text:p text:style-name="P266">Čahār kuhnavard.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150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9.A1" office:value-type="string">
            <text:p text:style-name="P211">Kuh-hā-ye Irān boland va zibā hastand.</text:p>
          </table:table-cell>
        </table:table-row>
        <table:table-row>
          <table:table-cell table:style-name="Table39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9.A1" office:value-type="string">
            <text:p text:style-name="P211">Yek-dovvom-e sarzamin-e Irān, kuhestāni ast.</text:p>
          </table:table-cell>
        </table:table-row>
        <table:table-row>
          <table:table-cell table:style-name="Table39.A1" office:value-type="string">
            <text:p text:style-name="P174"><text:span text:style-name="Emphasis"><text:span text:style-name="T31"><text:user-field-get text:name="name3m">Ānātol</text:user-field-get></text:span></text:span><text:span text:style-name="Emphasis"><text:span text:style-name="T31">:</text:span></text:span></text:p>
          </table:table-cell>
          <table:table-cell table:style-name="Table39.A1" office:value-type="string">
            <text:p text:style-name="P211">Āri. Do rešte-kuh-e Alborz va Zāgros.</text:p>
          </table:table-cell>
        </table:table-row>
        <table:table-row>
          <table:table-cell table:style-name="Table39.A1" office:value-type="string">
            <text:p text:style-name="P149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9.A1" office:value-type="string">
            <text:p text:style-name="P211">Dustān! Kojā nāhār bexorim?</text:p>
          </table:table-cell>
        </table:table-row>
        <text:soft-page-break/>
        <table:table-row>
          <table:table-cell table:style-name="Table39.A1" office:value-type="string">
            <text:p text:style-name="P173"><text:span text:style-name="Emphasis"><text:span text:style-name="T32"><text:user-field-get text:name="name2m">Tobiās</text:user-field-get></text:span></text:span><text:span text:style-name="Emphasis"><text:span text:style-name="T32">:</text:span></text:span></text:p>
          </table:table-cell>
          <table:table-cell table:style-name="Table39.A1" office:value-type="string">
            <text:p text:style-name="P211">Bālā-ye kuh restorān hast. Dar ānjā, ham havā tamiztar ast va ham didgāh zibātar ast.</text:p>
          </table:table-cell>
        </table:table-row>
        <table:table-row>
          <table:table-cell table:style-name="Table39.A1" office:value-type="string">
            <text:p text:style-name="P149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9.A1" office:value-type="string">
            <text:p text:style-name="P211">Varzeš-e kuhnavardi ādam-rā nirumand misāzad.</text:p>
          </table:table-cell>
        </table:table-row>
        <table:table-row>
          <table:table-cell table:style-name="Table39.A1" office:value-type="string">
            <text:p text:style-name="P174"><text:span text:style-name="Emphasis"><text:span text:style-name="T31"><text:user-field-get text:name="name3m">Ānātol</text:user-field-get></text:span></text:span><text:span text:style-name="Emphasis"><text:span text:style-name="T31">:</text:span></text:span></text:p>
          </table:table-cell>
          <table:table-cell table:style-name="Table39.A1" office:value-type="string">
            <text:p text:style-name="P211">Hame, kafš-e kuhnavardi dārand?</text:p>
          </table:table-cell>
        </table:table-row>
        <table:table-row>
          <table:table-cell table:style-name="Table39.A1" office:value-type="string">
            <text:p text:style-name="P150"><text:span text:style-name="Emphasis"><text:span text:style-name="T30">Dustān: </text:span></text:span></text:p>
          </table:table-cell>
          <table:table-cell table:style-name="Table39.A1" office:value-type="string">
            <text:p text:style-name="P211">Āri. Hame dārand.</text:p>
          </table:table-cell>
        </table:table-row>
        <table:table-row>
          <table:table-cell table:style-name="Table39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9.A1" office:value-type="string">
            <text:p text:style-name="P211">Behtar ast kami ājil bexārim va bā xod bebarim.</text:p>
          </table:table-cell>
        </table:table-row>
        <table:table-row>
          <table:table-cell table:style-name="Table39.A1" office:value-type="string">
            <text:p text:style-name="P149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39.A1" office:value-type="string">
            <text:p text:style-name="P211">Mānand-e če?</text:p>
          </table:table-cell>
        </table:table-row>
        <table:table-row>
          <table:table-cell table:style-name="Table39.A1" office:value-type="string">
            <text:p text:style-name="P173"><text:span text:style-name="Emphasis"><text:span text:style-name="T24"><text:user-field-get text:name="name2m">Tobiās</text:user-field-get></text:span></text:span><text:span text:style-name="Emphasis"><text:span text:style-name="T24">:</text:span></text:span></text:p>
          </table:table-cell>
          <table:table-cell table:style-name="Table39.A1" office:value-type="string">
            <text:p text:style-name="P211">Peste, bādām, gerdu…</text:p>
          </table:table-cell>
        </table:table-row>
        <table:table-row>
          <table:table-cell table:style-name="Table39.A1" office:value-type="string">
            <text:p text:style-name="P165"><text:span text:style-name="Emphasis"><text:span text:style-name="T24"><text:user-field-get text:name="name1f">Ingrid</text:user-field-get></text:span></text:span><text:span text:style-name="Emphasis"><text:span text:style-name="T24">:</text:span></text:span></text:p>
          </table:table-cell>
          <table:table-cell table:style-name="Table39.A1" office:value-type="string">
            <text:p text:style-name="P211">Pas, piš be su-ye kuhestān!</text:p>
          </table:table-cell>
        </table:table-row>
      </table:table>
      <text:h text:style-name="P310" text:outline-level="3"><text:bookmark-start text:name="didār-e-nuzdahom"/>Didār-e nuzdahom<text:bookmark-end text:name="didār-e-nuzdahom"/></text:h>
      <text:h text:style-name="P307" text:outline-level="4"/>
      <text:p text:style-name="P267">Dar post-xāne.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148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44.A1" office:value-type="string">
            <text:p text:style-name="P211">Bebaxšid, post-xāne kojā ast?</text:p>
          </table:table-cell>
        </table:table-row>
        <table:table-row>
          <table:table-cell table:style-name="Table44.A1" office:value-type="string">
            <text:p text:style-name="P170"><text:span text:style-name="Emphasis"><text:span text:style-name="T24">Ruz-nāme-foruš: </text:span></text:span></text:p>
          </table:table-cell>
          <table:table-cell table:style-name="Table44.A1" office:value-type="string">
            <text:p text:style-name="P211">Naraside be sāxtemān-e šahrbāni, dast-e čap.</text:p>
          </table:table-cell>
        </table:table-row>
        <table:table-row>
          <table:table-cell table:style-name="Table44.A1" office:value-type="string">
            <text:p text:style-name="P148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44.A1" office:value-type="string">
            <text:p text:style-name="P211">Xaste nabāšid. Man mixāham in nāme-rā be Yazd post konam.</text:p>
          </table:table-cell>
        </table:table-row>
        <table:table-row>
          <table:table-cell table:style-name="Table44.A1" office:value-type="string">
            <text:p text:style-name="P148"><text:span text:style-name="Emphasis"><text:span text:style-name="T24">Kārmand-e post: </text:span></text:span></text:p>
          </table:table-cell>
          <table:table-cell table:style-name="Table44.A1" office:value-type="string">
            <text:p text:style-name="P211">Xāheš mikonam nešāni-e girande va ferestande-rā benevisid.</text:p>
          </table:table-cell>
        </table:table-row>
        <table:table-row>
          <table:table-cell table:style-name="Table44.A1" office:value-type="string">
            <text:p text:style-name="P148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44.A1" office:value-type="string">
            <text:p text:style-name="P211">In nāme key be dast-e girande mirasad?</text:p>
          </table:table-cell>
        </table:table-row>
        <table:table-row>
          <table:table-cell table:style-name="Table44.A1" office:value-type="string">
            <text:p text:style-name="P148"><text:span text:style-name="Emphasis"><text:span text:style-name="T24">Kārmand-e post: </text:span></text:span></text:p>
          </table:table-cell>
          <table:table-cell table:style-name="Table44.A1" office:value-type="string">
            <text:p text:style-name="P211">Zamini, dah ruze, havāyi, panj ruze mirasad.</text:p>
          </table:table-cell>
        </table:table-row>
        <table:table-row>
          <table:table-cell table:style-name="Table44.A1" office:value-type="string">
            <text:p text:style-name="P148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44.A1" office:value-type="string">
            <text:p text:style-name="P211">Pas, xāheš mikonam, havāyi.</text:p>
          </table:table-cell>
        </table:table-row>
        <text:soft-page-break/>
        <table:table-row>
          <table:table-cell table:style-name="Table44.A1" office:value-type="string">
            <text:p text:style-name="P148"><text:span text:style-name="Emphasis"><text:span text:style-name="T30">Kārmand-e post: </text:span></text:span></text:p>
          </table:table-cell>
          <table:table-cell table:style-name="Table44.A1" office:value-type="string">
            <text:p text:style-name="P211">Devist tomān, xāheš mikonam.</text:p>
          </table:table-cell>
        </table:table-row>
      </table:table>
      <text:h text:style-name="P307" text:outline-level="4"/>
      <text:p text:style-name="P268">Be su-ye šahr-e Šuš.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147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43.A1" office:value-type="string">
            <text:p text:style-name="P211">Dustān! Radio-rā rowšan konid, tā gozāreš-e havā-šenāsi-rā bešenavim.</text:p>
          </table:table-cell>
        </table:table-row>
        <table:table-row>
          <table:table-cell table:style-name="Table43.A1" office:value-type="string">
            <text:p text:style-name="P169"><text:span text:style-name="Emphasis"><text:span text:style-name="T24">Guyande: </text:span></text:span></text:p>
          </table:table-cell>
          <table:table-cell table:style-name="Table43.A1" office:value-type="string">
            <text:p text:style-name="P211">Be piš-bini-ye sāzmān-e havā-šenāsi-ye ostān-e Xuzestān, damā-ye havā, emruz be si daraje bālā-ye sefr mirasad. Havā abri, gāhi bārāni ast.</text:p>
          </table:table-cell>
        </table:table-row>
        <table:table-row>
          <table:table-cell table:style-name="Table43.A1" office:value-type="string">
            <text:p text:style-name="P165"><text:span text:style-name="Emphasis"><text:span text:style-name="T33"><text:user-field-get text:name="name1f">Ingrid</text:user-field-get></text:span></text:span><text:span text:style-name="Emphasis"><text:span text:style-name="T33">:</text:span></text:span></text:p>
          </table:table-cell>
          <table:table-cell table:style-name="Table43.A1" office:value-type="string">
            <text:p text:style-name="P228"><text:user-field-get text:name="name2m">Tobiās</text:user-field-get> jān! Šomā mitavānid dar hangām-e bāreš-e bārān rānandegi konid?</text:p>
          </table:table-cell>
        </table:table-row>
        <table:table-row>
          <table:table-cell table:style-name="Table43.A1" office:value-type="string">
            <text:p text:style-name="P164"><text:span text:style-name="Emphasis"><text:span text:style-name="T33"><text:user-field-get text:name="name2m">Tobiās</text:user-field-get></text:span></text:span><text:span text:style-name="Emphasis"><text:span text:style-name="T33">:</text:span></text:span><text:span text:style-name="Emphasis"><text:span text:style-name="T24"> </text:span></text:span></text:p>
          </table:table-cell>
          <table:table-cell table:style-name="Table43.A1" office:value-type="string">
            <text:p text:style-name="P211">Čerā ke na!</text:p>
          </table:table-cell>
        </table:table-row>
        <table:table-row>
          <table:table-cell table:style-name="Table43.A1" office:value-type="string">
            <text:p text:style-name="P147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43.A1" office:value-type="string">
            <text:p text:style-name="P211">Ostān-e Xuzestān, yeki az sarsabztarin ostān-hā-ye Irān ast.</text:p>
          </table:table-cell>
        </table:table-row>
        <table:table-row>
          <table:table-cell table:style-name="Table43.A1" office:value-type="string">
            <text:p text:style-name="P165"><text:span text:style-name="Emphasis"><text:span text:style-name="T33"><text:user-field-get text:name="name1f">Ingrid</text:user-field-get></text:span></text:span><text:span text:style-name="Emphasis"><text:span text:style-name="T33">:</text:span></text:span></text:p>
          </table:table-cell>
          <table:table-cell table:style-name="Table43.A1" office:value-type="string">
            <text:p text:style-name="P211">Tā šahr-e bāstāni-ye Šuš, čand kilumetr mānde ast?</text:p>
          </table:table-cell>
        </table:table-row>
        <table:table-row>
          <table:table-cell table:style-name="Table43.A1" office:value-type="string">
            <text:p text:style-name="P164"><text:span text:style-name="Emphasis"><text:span text:style-name="T33"><text:user-field-get text:name="name2m">Tobiās</text:user-field-get></text:span></text:span><text:span text:style-name="Emphasis"><text:span text:style-name="T33">:</text:span></text:span><text:span text:style-name="Emphasis"><text:span text:style-name="T24"> </text:span></text:span></text:p>
          </table:table-cell>
          <table:table-cell table:style-name="Table43.A1" office:value-type="string">
            <text:p text:style-name="P211">Devist-o-panjāh kilumetr mānde ast.</text:p>
          </table:table-cell>
        </table:table-row>
      </table:table>
      <text:h text:style-name="P307" text:outline-level="4"/>
      <text:p text:style-name="P269">Soxani az jang.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164"><text:span text:style-name="Emphasis"><text:span text:style-name="T33"><text:user-field-get text:name="name2m">Tobiās</text:user-field-get></text:span></text:span><text:span text:style-name="Emphasis"><text:span text:style-name="T33">:</text:span></text:span></text:p>
          </table:table-cell>
          <table:table-cell table:style-name="Table42.A1" office:value-type="string">
            <text:p text:style-name="P211">Dustān! Āyā šomā midānid ke az sāl-e (yek hezār-o-nohsad-o-haštād) tā sāl-e (yek hezar-o-nohsad-o-haštad-o-hašt) dar in sarzamin jang rox dād?</text:p>
          </table:table-cell>
        </table:table-row>
        <table:table-row>
          <table:table-cell table:style-name="Table42.A1" office:value-type="string">
            <text:p text:style-name="P174"><text:span text:style-name="Emphasis"><text:span text:style-name="T24"><text:user-field-get text:name="name3m">Ānātol</text:user-field-get></text:span></text:span><text:span text:style-name="Emphasis"><text:span text:style-name="T24">: </text:span></text:span></text:p>
          </table:table-cell>
          <table:table-cell table:style-name="Table42.A1" office:value-type="string">
            <text:p text:style-name="P211">Āri. Yek ādam-e d<text:span text:style-name="T230">ivan</text:span>e be nām-e Saddām, hame-ye in ostān-rā be ātaš kešid.</text:p>
          </table:table-cell>
        </table:table-row>
        <table:table-row>
          <table:table-cell table:style-name="Table42.A1" office:value-type="string">
            <text:p text:style-name="P165"><text:span text:style-name="Emphasis"><text:span text:style-name="T33"><text:user-field-get text:name="name1f">Ingrid</text:user-field-get></text:span></text:span><text:span text:style-name="Emphasis"><text:span text:style-name="T33">:</text:span></text:span></text:p>
          </table:table-cell>
          <table:table-cell table:style-name="Table42.A1" office:value-type="string">
            <text:p text:style-name="P211">Xoš-baxtāne, inak, ārāmi va šādābi be in sarzamin bāzgašt.</text:p>
          </table:table-cell>
        </table:table-row>
      </table:table>
      <text:h text:style-name="P310" text:outline-level="3"><text:bookmark-start text:name="didār-e-bistom"/><text:soft-page-break/>Didār-e bistom<text:bookmark-end text:name="didār-e-bistom"/></text:h>
      <text:h text:style-name="P307" text:outline-level="4"/>
      <text:p text:style-name="P270">Dustān dar restorān.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146"><text:span text:style-name="Emphasis"><text:span text:style-name="T24">Piš-xedmat:</text:span></text:span></text:p>
          </table:table-cell>
          <table:table-cell table:style-name="Table41.A1" office:value-type="string">
            <text:p text:style-name="P211"><text:span text:style-name="T13">M</text:span>ehmānān-e gerāmi, befarmāid, xāheš mikonam, in miz-e šomā ast. Čizi safāreš mikonid?</text:p>
          </table:table-cell>
        </table:table-row>
        <table:table-row>
          <table:table-cell table:style-name="Table41.A1" office:value-type="string">
            <text:p text:style-name="P168"><text:span text:style-name="Emphasis"><text:span text:style-name="T24">Dustān:</text:span></text:span></text:p>
          </table:table-cell>
          <table:table-cell table:style-name="Table41.A1" office:value-type="string">
            <text:p text:style-name="P211">Xāheš mikonim barāye mā čahār kāse-ye āš biāvarid.</text:p>
          </table:table-cell>
        </table:table-row>
        <table:table-row>
          <table:table-cell table:style-name="Table41.A1" office:value-type="string">
            <text:p text:style-name="P146"><text:span text:style-name="Emphasis"><text:span text:style-name="T24">Piš-xedmat:</text:span></text:span></text:p>
          </table:table-cell>
          <table:table-cell table:style-name="Table41.A1" office:value-type="string">
            <text:p text:style-name="P211">Sālād?</text:p>
          </table:table-cell>
        </table:table-row>
        <table:table-row>
          <table:table-cell table:style-name="Table41.A1" office:value-type="string">
            <text:p text:style-name="P146"><text:span text:style-name="Emphasis"><text:span text:style-name="T24">Dustān:</text:span></text:span></text:p>
          </table:table-cell>
          <table:table-cell table:style-name="Table41.A1" office:value-type="string">
            <text:p text:style-name="P211">Sālād-e xiār-o-gowje farangi.</text:p>
          </table:table-cell>
        </table:table-row>
        <table:table-row>
          <table:table-cell table:style-name="Table41.A1" office:value-type="string">
            <text:p text:style-name="P146"><text:span text:style-name="Emphasis"><text:span text:style-name="T24">Piš-xedmat:</text:span></text:span></text:p>
          </table:table-cell>
          <table:table-cell table:style-name="Table41.A1" office:value-type="string">
            <text:p text:style-name="P211">Āb-mive dust dārid? Āb-e sib, āb-e anār, āb-e angur, āb-e havij.</text:p>
          </table:table-cell>
        </table:table-row>
        <table:table-row>
          <table:table-cell table:style-name="Table41.A1" office:value-type="string">
            <text:p text:style-name="P146"><text:span text:style-name="Emphasis"><text:span text:style-name="T24">Dustān:</text:span></text:span></text:p>
          </table:table-cell>
          <table:table-cell table:style-name="Table41.A1" office:value-type="string">
            <text:p text:style-name="P211">Barāye hame āb-e sib.</text:p>
          </table:table-cell>
        </table:table-row>
        <table:table-row>
          <table:table-cell table:style-name="Table41.A1" office:value-type="string">
            <text:p text:style-name="P146"><text:span text:style-name="Emphasis"><text:span text:style-name="T24">Piš-xedmat:</text:span></text:span></text:p>
          </table:table-cell>
          <table:table-cell table:style-name="Table41.A1" office:value-type="string">
            <text:p text:style-name="P211">Xurāk-e garm: juje-kabāb, čelo-kabāb, berenj-o-xorešt, morğ, māhi.</text:p>
          </table:table-cell>
        </table:table-row>
        <table:table-row>
          <table:table-cell table:style-name="Table41.A1" office:value-type="string">
            <text:p text:style-name="P146"><text:span text:style-name="Emphasis"><text:span text:style-name="T24">Dustān:</text:span></text:span></text:p>
          </table:table-cell>
          <table:table-cell table:style-name="Table41.A1" office:value-type="string">
            <text:p text:style-name="P211">Do tā juje-kabāb, dotā polow-māhi.</text:p>
          </table:table-cell>
        </table:table-row>
        <table:table-row>
          <table:table-cell table:style-name="Table41.A1" office:value-type="string">
            <text:p text:style-name="P146"><text:span text:style-name="Emphasis"><text:span text:style-name="T24">Piš-xedmat:</text:span></text:span></text:p>
          </table:table-cell>
          <table:table-cell table:style-name="Table41.A1" office:value-type="string">
            <text:p text:style-name="P211">Safāreš-e šomā bezudi āmāde mišavad.</text:p>
          </table:table-cell>
        </table:table-row>
      </table:table>
      <text:h text:style-name="P307" text:outline-level="4"/>
      <text:p text:style-name="P271">Pāyān-e Irān-gardi-ye dustān.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45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40.A1" office:value-type="string">
            <text:p text:style-name="P211">Dustān! Irāngardi-ye mā be pāyān rasid. Didār-e āyande-ye mā, dar sāl-e āyande xāhad bud.</text:p>
          </table:table-cell>
        </table:table-row>
        <table:table-row>
          <table:table-cell table:style-name="Table40.A1" office:value-type="string">
            <text:p text:style-name="P165"><text:span text:style-name="Emphasis"><text:span text:style-name="T33"><text:user-field-get text:name="name1f">Ingrid</text:user-field-get></text:span></text:span><text:span text:style-name="Emphasis"><text:span text:style-name="T33">:</text:span></text:span></text:p>
          </table:table-cell>
          <table:table-cell table:style-name="Table40.A1" office:value-type="string">
            <text:p text:style-name="P211">Āmuxtan-e zabān-e fārsi yādetān naravad!</text:p>
          </table:table-cell>
        </table:table-row>
        <table:table-row>
          <table:table-cell table:style-name="Table40.A1" office:value-type="string">
            <text:p text:style-name="P164"><text:span text:style-name="Emphasis"><text:span text:style-name="T33"><text:user-field-get text:name="name2m">Tobiās</text:user-field-get></text:span></text:span><text:span text:style-name="Emphasis"><text:span text:style-name="T33">:</text:span></text:span></text:p>
          </table:table-cell>
          <table:table-cell table:style-name="Table40.A1" office:value-type="string">
            <text:p text:style-name="P211">Nāme-negāri bā hamdigar yādetān naravad!</text:p>
          </table:table-cell>
        </table:table-row>
        <table:table-row>
          <table:table-cell table:style-name="Table40.A1" office:value-type="string">
            <text:p text:style-name="P174"><text:span text:style-name="Emphasis"><text:span text:style-name="T24"><text:user-field-get text:name="name3m">Ānātol</text:user-field-get></text:span></text:span><text:span text:style-name="Emphasis"><text:span text:style-name="T24">:</text:span></text:span></text:p>
          </table:table-cell>
          <table:table-cell table:style-name="Table40.A1" office:value-type="string">
            <text:p text:style-name="P211">Nāme-hā va payām-hā-rā be zabān-e fārsi benevisid.</text:p>
          </table:table-cell>
        </table:table-row>
        <table:table-row>
          <table:table-cell table:style-name="Table40.A1" office:value-type="string">
            <text:p text:style-name="P145"><text:span text:style-name="Emphasis"><text:span text:style-name="T30"><text:user-field-get text:name="name1m">Viktor</text:user-field-get></text:span></text:span><text:span text:style-name="Emphasis"><text:span text:style-name="T30">:</text:span></text:span></text:p>
          </table:table-cell>
          <table:table-cell table:style-name="Table40.A1" office:value-type="string">
            <text:p text:style-name="P211">Piš az jodā šodan, biyāid bā ham aks-e yādgāri <text:soft-page-break/>begirim.</text:p>
          </table:table-cell>
        </table:table-row>
        <table:table-row>
          <table:table-cell table:style-name="Table40.A1" office:value-type="string">
            <text:p text:style-name="P144"><text:span text:style-name="Emphasis"><text:span text:style-name="T24"/></text:span></text:p>
          </table:table-cell>
          <table:table-cell table:style-name="Table40.A1" office:value-type="string">
            <text:p text:style-name="P211">Xodā negahdār.</text:p>
          </table:table-cell>
        </table:table-row>
        <table:table-row>
          <table:table-cell table:style-name="Table40.A1" office:value-type="string">
            <text:p text:style-name="P144"><text:span text:style-name="Emphasis"><text:span text:style-name="T24"/></text:span></text:p>
          </table:table-cell>
          <table:table-cell table:style-name="Table40.A1" office:value-type="string">
            <text:p text:style-name="P211">Be omid-e didār!</text:p>
          </table:table-cell>
        </table:table-row>
      </table:table>
      <text:p text:style-name="P281">Pāyān-e naxostin baxš.</text:p>
      <text:h text:style-name="P230" text:outline-level="3">Fasl-e do</text:h>
      <text:h text:style-name="P309" text:outline-level="3">Ruz-negār-e <text:user-field-get text:name="name4m">Ruzbe</text:user-field-get></text:h>
      <text:h text:style-name="P307" text:outline-level="4"/>
      <text:p text:style-name="P272">Dustān! Dorud bar šomā! Agar mixāhid bā man āšnā šavid, xāheš mikonam ruz-negār-e marā bexānid.</text:p>
      <text:p text:style-name="P272">Nām-e man <text:user-field-get text:name="name4m">Ruzbe</text:user-field-get> ast. Man dar šahr-e Tehrān, pāytaxt-e Irān, zendegi mikonam. Man bist sāl dāram va dānešju hastam.</text:p>
      <text:p text:style-name="P231">Dānešju-ye sāl-e dovvom, rešte-ye pezeški, dānešgāh-e Tehrān.</text:p>
      <text:h text:style-name="P307" text:outline-level="4"/>
      <text:p text:style-name="P231">Man har ruz hašt-e bāmdād az xāb bidār mišavam. Naxost dast-o-ru-ye xod-rā mišuyam, sepas, nāštā mixoram.</text:p>
      <text:p text:style-name="P231">Man dar xāne tanhā nistam, hamrāh-e man pedaram, mādaram va xāharam niz zendegi mikonand. Mā hamdigar-rā dust dārim.</text:p>
      <text:p text:style-name="P231">Pedar-e man pezešk ast va dar bimārestān kār mikonad. Mādar-e man duzande ast va dar xāne kār mikonad. Xāhar-e man dāneš-āmuz ast. U šānzdah sāl dārad va čahār sāl az man kučektar ast.</text:p>
      <text:h text:style-name="P307" text:outline-level="4"/>
      <text:p text:style-name="P231">Mā har ruz-e panjšanbe, pas az šām, bā ham minešinim va dar bāre-ye barnāme-ye ruz-e ādine goft-o-gu mikonim: kojā beravim?</text:p>
      <text:p text:style-name="P231">Hafte-ye gozašte mādar bozorgam bimār bud va mā be didār-e u raftim.</text:p>
      <text:p text:style-name="P272">In hafte bāz ham hič jā naraftim. Midānid čerā?</text:p>
      <text:p text:style-name="P272"><text:soft-page-break/>Pas az inke xod-rā āmāde kardim tā be kuhestān beravim, nāgahān telefon-e xāne zang zad. Pedaram guši-rā bardāšt. Yek zan bud. U gerye kard va goft:</text:p>
      <text:p text:style-name="P272"><text:span text:style-name="T15">— </text:span>Āqā-ye doktor, bačče-ye do sāle-ye man tab dārad. Xāheš mikonam, komak konid.</text:p>
      <text:h text:style-name="P307" text:outline-level="4"/>
      <text:p text:style-name="P272">Pedar-e man mehrabān ast.</text:p>
      <text:p text:style-name="P272">U hamiše va hame jā be bimārān komak mikonad: dar bimārestān, dar xāne, dar xiābān! Hame-ye mardom pedaram-rā dust dārand. Man niz dar āyande mixāham pezešk šavam.</text:p>
      <text:p text:style-name="P272">Xāharam Parvāne pezeški-rā dust nadārad. U mixāhad ruz-nāme-negār šavad. Xāharam ruydād-hā-ye har ruz-e jehān-rā az rasāne-hā-ye goruhi daryāft mikonad va ānhā-rā dar ruz-negār-e xod yāddāšt mikonad. Gāhi bā mardom va dustān dar bāre-ye in ruydād-hā goft-o-gu mikonad. U zabān-e fārsi-rā behtar az man minegārad.</text:p>
      <text:h text:style-name="P307" text:outline-level="4"/>
      <text:p text:style-name="P231">Mā har sāl, tābestān, kenār-e daryā miravim.</text:p>
      <text:p text:style-name="P231">Az Tehrān tā daryā-ye Māzanderān nim ruz rāh ast. Mā pas az gozaštan az kuh-hā-ye besyār boland-e Alborz, be su-ye sarzamin-e past-e kenār-e daryā sarāzir mišavim.</text:p>
      <text:p text:style-name="P231">Emsāl pedaram xodrow xarid va mā mitavānim bā xodrow-ye xodemān beravim. Man niz mixāham gavāhi-nāme-ye rānandegi begiram tā dar hengām-e rānandegi be pedaram komak konam.</text:p>
      <text:p text:style-name="P231">Man dar hengām-e rānandegi dust dāram āvāz bešenavam va xodam niz āvāz bexānam. Man āvaz-hā-ye Irāni-rā bištar az āvaz-hā-ye bigāne dust dāram.</text:p>
      <text:h text:style-name="P307" text:outline-level="4"><text:soft-page-break/></text:h>
      <text:p text:style-name="P231">Xānevāde-ye mā na tanhā dar Irān balke dar kešvar-hā-ye digār-e jehān niz zendegi mikonad.</text:p>
      <text:p text:style-name="P231">Dāyi-ye man dar Ālmān zendegi mikonad. U haft sāl piš hamrāh bā zan-o-farzandaš be ānjā raft. Dāyi-ye man honarmand ast. U peykar-tarāš ast. Dāyi-ye man čehel-o-do sāl dārad va do sāl az mādaram bozorgtar ast.</text:p>
      <text:p text:style-name="P231">Pesar-dāyi, hamsāl-e man ast. U niz mānand-e pedaraš honarmand ast. U qāli-bāf ast. Qāli-ye dast-bāf dar bāzār-e jehān arzeš dārad.</text:p>
      <text:p text:style-name="P231">Mā hamiše bā hamdigar nāme-nagāri mikonim.</text:p>
      <text:h text:style-name="P307" text:outline-level="4"/>
      <text:p text:style-name="P231">Emruz naxostin ruz-e zemestān ast. Dar Irān zemestān kutāh ast va xeyli sard nist.</text:p>
      <text:p text:style-name="P231">Dišab jašn-e šab-e «yaldā» bud. Derāztarin šab-e sāl. Mā dišab pas az xordan-e šām kenār-e ham nešastim. Mādaram barā-ye-mān «ājil» āvard (bādām, peste, gerdu, noxod, fondoq, toxm-e kadu…). Pedaram barāye mā hendovāne āvard.</text:p>
      <text:p text:style-name="P231">Man va xāharam az pedar-o-mādaremān sepāsgozāri kardim va az xodā xāstim ke ānhā-rā hamiše tan-dorost negahdārad.</text:p>
      <text:h text:style-name="P307" text:outline-level="4"/>
      <text:p text:style-name="P231">Xāne-ye mā dar yeki az xiābān-hā-ye ārām-e šahr-e Tehrān jāy dārad.</text:p>
      <text:p text:style-name="P231">Dah sāl piš, pedaram dar in xiābān zamin xarid va kam kam in xāne-rā sāxt.</text:p>
      <text:p text:style-name="P231">Xāne-ye mā čahār otāq dārad. <text:span text:style-name="T16">O</text:span>tāq-e pazirāyi, ke viže-ye pazirāyiaz mehmānān ast. Otāq-e xāb-e pedar-o-mādar-e-mān. Otāq-e xāb-e man va xāharam. Va otāq-e nešiman ke dar ān <text:soft-page-break/>gerd-e ham minešinim, mixorim yā televizion tamāšā mikonim. Hamčanin āšpaz-xāne va garm-ābe.</text:p>
      <text:p text:style-name="P231">Pirāmun-e xāne-ye mā yek bāğče-ye zibā ast. Mā, dar bāğče-ye xod-emān čahār deraxt kāštim: deraxt-e sib, deraxt-e golābi, deraxt-e holu va deraxt-e nārangi.</text:p>
      <text:h text:style-name="P307" text:outline-level="4"/>
      <text:p text:style-name="P231">Dar xāne, mādaram dar otāq-e xodaš kār mikonad.</text:p>
      <text:p text:style-name="P231">Abzār-e kār-e mādaram dar yek guše-ye otāq jāy dārand: māšin-e duzandegi, pārče-hā-ye rangārang va gunāgun: abrišami, pašmi, maxmali, naxi… Qayči, suzan, tiğ, dogme, qerqere-ye nax va… dar andāze-hā-ye kučak-o-bozorg. U har hafte yek bār be bāzār-e pārče-foruši miravad tā niyāz-hā va kambud-hā-ye xodaš-rā az ānjā bexarad.</text:p>
      <text:p text:style-name="P231">Mādaram jāme-hā-ye zanāne miduzad, mānand-e:šalvār, dāman, pirāhan… U har hafte yek safāreš tāze migirad. Mādaram dar xāne hičgāh bikār naminešinad.</text:p>
      <text:p text:style-name="P231">Āšpazi, duzandegi, xānedāri — kār-e hamišegi-ye u ast.</text:p>
      <text:h text:style-name="P307" text:outline-level="4"/>
      <text:p text:style-name="P231">Xānevāde-ye man varzeš va gardeš-rā dust dārad: man dočarxe-savāri-rā dust dāram, xāharam asb-savāri-rā dust dārad, pedaram qāyeq-savāri va mādaram piyāde-ravi-rā dust dārand.</text:p>
      <text:p text:style-name="P231">Man az kudaki dočarxe dāštam va tā konun dočarxe-savāri mikonam. Barāye hamin man bā hame jā-ye šahr āšnā hastam: xiābān-hā, kučehā, forušgāh-hā, sinemā-hā, āmuzešgāh-hā…</text:p>
      <text:p text:style-name="P231">Xāharam Parvāne har hafte yek bār be bāšgāh-e asb-savāri miravad. U hamiše be man miguyad ke asb-savāri az dočarxe-savāri saxttar ast. Parvāne hamiše piš az savār-šodan ru-ye asb, az jib-e xodaš kami širini dar-miāvarad va be asb midahad.</text:p>
      <text:h text:style-name="P307" text:outline-level="4"><text:soft-page-break/></text:h>
      <text:p text:style-name="P231">Nowruz āmad. Fardā naxostin ruz-e bahār va naxostin ruz-e sāl ast. Pas az gardān šodan sāl hame-ye xānevāde-hā, āšnāyān, dustān, ham-sāyegān va ham-kelāsān bā ham-digar tamās migirand va āğāz-e sāl-e now-rā be ham-digar šādbāš miguyand.</text:p>
      <text:p text:style-name="P231">Emruz pedaram bā man tamās gereft va goft:</text:p>
      <text:p text:style-name="P273"><text:span text:style-name="T17">— </text:span><text:span text:style-name="T17"><text:user-field-get text:name="name4m">Ruzbe</text:user-field-get></text:span> jān, be mādarat va xāharat begu ke fardā bā ham kenār-e daryāče miravim. Pas, bār-e safar-rā āmāde konid: čādor, manqal, six, zoğāl, qāliče, bošqāb, čangāl, čāqu… Man azsar-erā ham: gušt, nān vamive mixaram.</text:p>
      <text:p text:style-name="P231">Man bā šādi pāsox dādam: «Āri, pedar jān!» va bā šetāb be otāq-e mādaram raftam ke u-rā āgāh konam.</text:p>
      <text:h text:style-name="P307" text:outline-level="4"/>
      <text:p text:style-name="P231">Kenār-e daryāče, be joz xānevāde-ye mā, nazdik be haft xānevāde-ye digar niz čādor zade budand. Man va pedaram čādor-rā āmāde kardim.</text:p>
      <text:p text:style-name="P231">Mādaram va xāharam barāye hame nāštā āmāde kardand: nān, panir, gerdu va čāy. Xeyli xoš-maze bud.</text:p>
      <text:p text:style-name="P231">Havā garm bud vali āb-e daryāče hanuz barāye šenā kardan sard bud.</text:p>
      <text:p text:style-name="P231">Bačče-hā hame jā bāzi mikardand va dardast-ešān bād-konakva bād-bādak bā rang-hā-ye sorx, ābi va sabz gerefte budand. Bu-ye šekufe-hā-ye deraxtān hame jā-rā por karde bud.</text:p>
      <text:p text:style-name="P231">Nahār-e mā šašlig bud. Mā qāliče-rā pahn kardim va gerd-e ham nešastim va nāhār xordim.</text:p>
      <text:p text:style-name="P231">Piš az tārik šodan-e havā, savār-e xodrow-ye xod-emān šodim va be xāne raftim.</text:p>
      <text:h text:style-name="P307" text:outline-level="4"><text:soft-page-break/></text:h>
      <text:p text:style-name="P231">Tā bāz šodan dānešgāh panj ruz mānde ast. Emruz man be dustam Farhād telefon kardam. U niz mānand-e man dānešju ast. Dānešju-ye rešte-ye dāru-sāzi.</text:p>
      <text:p text:style-name="P231">Mā bā ham didār kardim va be sinemā raftim. Dar sinemā do bār bastani xordim va xeyli be mā xoš gozašt.</text:p>
      <text:p text:style-name="P231">Emšab das xāne mehmān dāštim. Dust-e pedaram hamrāh-e xānevāde-aš. U dām-pezešk ast. Hame-ye mā dar otāq-e pazirāyi nešastim.</text:p>
      <text:p text:style-name="P231">Dust-e pedaram yek doxtar be nām-e Sapide va yek pesar be nām-e Sāmān dārad. Ānān hamsāl-e mā hastand. Sapide doxtar-e dānā va zibāyi ast va man u-rā dust dāram.</text:p>
      <text:p text:style-name="P231">Mā az mehmānān be xubi pazirāyi kardim: čāy, širini, āb-mive, mive…</text:p>
      <text:h text:style-name="P307" text:outline-level="4"/>
      <text:p text:style-name="P231">Otāq-e xāb-e man, otāq-e kār-e man niz hast.</text:p>
      <text:p text:style-name="P274">Miz-e man kenār-e panjere ast. Ru-ye miz: čerāğ-e ru-mizi, čandin xodkār, medād, tarāš, pāk-kon va barge-hā-ye sefid. Kenār-e miz yek tāqče por az ketāb ast: čandin ketāb-e pezeški va čandin farhang.</text:p>
      <text:p text:style-name="P274">Miz-e man čahār tā kešu dārad. Dar darun-e ānhā hame čiz hast: māšin-e riš-tarāši, navārhā-ye āhang va āvāzva… Man hamiše otāq-e xod-am-rā tamiz mikonam.</text:p>
      <text:p text:style-name="P231">Kenār-e taxt-e xāb-e man, yek jāme-dān hast ke dar ān: šalvār, pirāhan, jurāb, kolāh va zir-puš-e man jāy dārand.</text:p>
      <text:p text:style-name="P231">Kenār-e dar-e otāq, yek āyne-ye bozorg āvizān ast. Jāme-hā-ye man hamiše tamiz va utu-zade-and. Man sigār namikešam, zirā midānam ke sigār-kešidan barāye ādam ziān-āvar ast.</text:p>
      <text:h text:style-name="P307" text:outline-level="4"/>
      <text:p text:style-name="P231">Mardom-e Irān, čāy-rā dust dārand.</text:p>
      <text:p text:style-name="P231"><text:soft-page-break/>Mā dar xāne čahār tā samāvar dārim: barqi, nafti, gāzi va zoğāli. Man ruzi az panj tā dah bār čāy minušam. Estakān-hā-ye mā xeyli kučak va sabok hastand.</text:p>
      <text:p text:style-name="P231">Man hamiše čāy-ye kam-rang minušam, vali pedaram čāy-ye por-rang-rā bištar dust dārad.</text:p>
      <text:p text:style-name="P231">Mā irāni-hā dar čāy šekar namirizim va be jā-yeš dardahān-e xod-emān yek tekke qand migozarim. Agarče vāže-hā-ye samāvar va estakān rusi hastand vali emruze dar har xāne-ye irāni peydā mišavand. Xāharam dust dārad dar čāy dārčin berizad va mādaram āb-e limu-torš.</text:p>
      <text:p text:style-name="P275">Dar čāy-xāne-hā gāhi yek samāvar-e panjāh litri niz mitavān did ke bar dahāne-ye ān čandin quri-ye bozorg va kučak ru-ye yek-digar jāy dārand.</text:p>
      <text:h text:style-name="P307" text:outline-level="4"/>
      <text:p text:style-name="P276">Fardā jašn-e zād-ruz-e mādaram ast. Emruz dar in andiše budam ke barāye u če bexaram? Yek daste-gol? Gardan-band? Angoštar? Bā xāharam goft-e-gu kardam. U goft:</text:p>
      <text:p text:style-name="P273"><text:span text:style-name="T18">— </text:span><text:span text:style-name="T18"><text:user-field-get text:name="name4m">Ruzbe</text:user-field-get></text:span> jān, pedar-e dustam zargar ast, biyā tā man-o-to pul-hā-ye xod-emān-rā ru-ye ham begozarim (bogzārim) va barāye mādar-mān do dast-band-e zarrin bexarim!</text:p>
      <text:p text:style-name="P231">Man az pand-e xāharam šād šodam-o-bā šetāb pul-e xod-rā ke panjāh hezār tomān bud bardāštam va hamrāh-e xāharam be mağāze-ye zargar raftim-o-do dast-band-e zibā xaridim.</text:p>
      <text:p text:style-name="P231">Pedaram yek dastgāh māšin-e raxt-šuyi barā-ye mādaram be armağān āvarde-bud.</text:p>
      <text:p text:style-name="P231">Man-o-xāharam otāq-hā-ye xāne-rā āzin-bandi kardim-o-hame-jā-rā jāru-zadim-o-tamiz kardim, zirā mādar-emān-rā xeyli dust dārim.</text:p>
      <text:h text:style-name="P307" text:outline-level="4"/>
      <text:p text:style-name="P231">Emruz az lule-ye āb dar āšpaz-xāne, āb čekid.</text:p>
      <text:p text:style-name="P231"><text:soft-page-break/>Man bā šetāb pirāhan va šalvār-e xod-rā pušidam va az xāne birun raftam tā yek lule-keš peydā konam. Az hamsāye porsidam, u goft dar zir-e pol ke ruberu-ye xāne-ye mā ast čandin kārgar bā piše-hā-ye gunāgun istāde-and, šāyad miyān-e ānhā lule-keš niz bāšad. Kārgarān mārā be yek lule-keš-e piremard rāhnemāyi kardand. Man ham-rāh-e u be xāne bargaštam.</text:p>
      <text:p text:style-name="P231">U kif-e abzār-e xod-rā bāz kard va az ān āčār, anbor-dast va navār-e āb-bandi darāvard va kā r-aš-rā āğāzkard. Pas az pāyān-e kār, man dast-mozd-e u-rā dādam va az u sepāsgozāri kardam.</text:p>
      <text:h text:style-name="P307" text:outline-level="4"/>
      <text:p text:style-name="P231">Bāmdād emruz yeki zang-e dar-rā zad. Porsidam: «Kist?» Pāsox āmad: «Man Šeydā hastam. Mādar-e šomā xāne ast?»</text:p>
      <text:p text:style-name="P231"><text:span text:style-name="T19">— </text:span>Āri, xāne ast.</text:p>
      <text:p text:style-name="P231">Dar-rā bāz kardam va be mehmān xošāmad goftam. U nazd-e mādaram yek dāman safāreš dāde bud.</text:p>
      <text:p text:style-name="P231">Šeydā yek zan-e javān va zibā ast. Mu-ye sar-eš siāh va boland, češmān-e u dorošt va lab-hā-yeš hamiše labxand mizanad. Dāman-e u hanuz āmāde našode bud. U āmade bud tā dāman-e nov-e xodaš-rā andāze begirad.</text:p>
      <text:p text:style-name="P231">Haminke dāmanaš-rā pušid zibātar šod. Man āh kešidam va bā xod goftam: «Aykāš Šeydā ham-sar-e man mibud!»</text:p>
      <text:h text:style-name="P307" text:outline-level="4"/>
      <text:p text:style-name="P231">Emruz xāharam bā xod-aš ruznāme āvard. Hengāmi ke ruznāme-rā mixāndam yek āgehi didam. Āgehi bozorg va rangin čāp šode bud:</text:p>
      <text:p text:style-name="P277"><text:soft-page-break/><draw:frame draw:style-name="fr1" draw:name="Frame6" text:anchor-type="as-char" svg:width="2.2909in" style:rel-width="54%" svg:height="1.7689in" draw:z-index="5"><draw:text-box fo:min-height="26%"><text:p text:style-name="P239">Goruh-e sirk-e šahr-e <text:user-field-get text:name="city1">Pāris</text:user-field-get> barā-ye namāyeš-e se ruze be Tehrān āmadand.</text:p><text:p text:style-name="P231">Dar in barnāme band-bāzān, jādugarān, hamčanin goruhi az jānevarān mānand-e: šir, babr, xers va meymun namāyeš xāhand dād.</text:p></draw:text-box></draw:frame></text:p>
      <text:p text:style-name="P278">Haminke āgehi-rā xāndam bā pedaram tamās gereftam va mā dar in bāre bā ham goft-o-gu kardim. U pāsox dād:</text:p>
      <text:p text:style-name="P273"><text:span text:style-name="T20">— </text:span><text:span text:style-name="T20"><text:user-field-get text:name="name4m">Ruzbe</text:user-field-get></text:span> jān, boro az mādar-at pul begir va barā-ye namāyeš-e emšab čahār tā belit bexar. Kušeš kon ke dar redif-hā-ye jelo bāšad.</text:p>
      <text:p text:style-name="P278">Emšab pedar-am zudtar az hamiše be xāne āmad va mā be sirk raftim. Xeyli xoš gozašt.</text:p>
      <text:p text:style-name="P278"><text:span text:style-name="T231">Farānsavi</text:span>-hā dar sirk-bāzi hamtā nadārand!</text:p>
      <text:h text:style-name="P307" text:outline-level="4"/>
      <text:p text:style-name="P231">Emruz man hamrāh-e mādar-am be xāstegāri raftam.</text:p>
      <text:p text:style-name="P231">U dust-e xāhar-e man va nām-aš Bānu ast. Bānu doxtari xoš andām, mehrabān va xāne-dar-e xubi ast. Man šeš māh piš bā u āšnā šodam.</text:p>
      <text:p text:style-name="P231">Man behtarin jāme-hā-yam-rā pušidam va mā be xāne-ye ānhā raftim. Dar otāq-e pezirāyi hengāmi ke man, mādar-am va mādar-e Bānu nešaste budim, Bānu bā yek sini dar dast ke dar ān čāy va širini bud darun-e otāq āmad. Az mā pezirāyi kard va bā mā nešast.</text:p>
      <text:p text:style-name="P279">Mādarān-e mā dar bāre-ye zendegi va āyande-ye man va Bānu goft-o-gu kardand. Mādar-am goft:</text:p>
      <text:p text:style-name="P273"><text:soft-page-break/><text:span text:style-name="T21">— </text:span><text:span text:style-name="T21"><text:user-field-get text:name="name4m">Ruzbe</text:user-field-get></text:span> bezudi pezešk mišavad va Bānu bargardān-e zabān-e engelisi, ānhā har-do kār xāhand kard va barā-ye xod yek xāne-ye yek otāq-e xāhand xarid.</text:p>
      <text:p text:style-name="P280">Hame xošnud va xandān budim. Sepas mādarān-e mā goftand:</text:p>
      <text:p text:style-name="P273"><text:span text:style-name="T22">— </text:span><text:span text:style-name="T22"><text:user-field-get text:name="name4m">Ruzbe</text:user-field-get></text:span> va Bānu, aknun ham-digar-rā dar āğuš begirid va angoštar-e nāmzadi-rā be dast-e ham konid. Šād-kām bāšid!</text:p>
      <text:p text:style-name="P282">Pāyān-e baxš-<text:span text:style-name="T23">e do</text:span>.</text:p>
      <text:h text:style-name="Heading_20_3" text:outline-level="3"><text:span text:style-name="Arabic">فصل سه</text:span></text:h>
      <text:h text:style-name="Heading_20_3" text:outline-level="3"><text:span text:style-name="Arabic">نخستین دیدار</text:span></text:h>
      <text:h text:style-name="P308" text:outline-level="4"><text:span text:style-name="Arabic"/></text:h>
      <text:p text:style-name="P1"><text:span text:style-name="Arabic">— روز خوش. نام من </text:span><text:span text:style-name="Arabic"><text:user-field-get text:name="name1mF">ویکتور</text:user-field-get></text:span><text:span text:style-name="Arabic"> است. من </text:span><text:span text:style-name="Arabic"><text:user-field-get text:name="people1F">فرانسوی</text:user-field-get></text:span><text:span text:style-name="Arabic"> هستم. نام شما چیست؟</text:span></text:p>
      <text:p text:style-name="P1"><text:span text:style-name="Arabic">— نام من </text:span><text:span text:style-name="Arabic"><text:user-field-get text:name="name5mF">مهرداد</text:user-field-get></text:span><text:span text:style-name="Arabic"> است. نام خانوادگى، شیرازى. از آشنایى با شما خرسندم. من در هتل آزادى زندگى ﻤﻰكنم. شم</text:span><text:span text:style-name="Arabic"><text:span text:style-name="T24">ا كجا زندگى ﻤﻰكنید؟</text:span></text:span></text:p>
      <text:h text:style-name="P308" text:outline-level="4"><text:span text:style-name="Arabic"/></text:h>
      <text:p text:style-name="P1"><text:span text:style-name="Arabic">ما با هم دوست شدیم.</text:span></text:p>
      <text:p text:style-name="P1"><text:soft-page-break/><text:span text:style-name="Arabic">— شهر شما زیبا است. من ﻤﻰخواهم در تهران گردش كنم. من جهانگرد هستم. كار شما چیست؟</text:span></text:p>
      <text:p text:style-name="P1"><text:span text:style-name="Arabic">— من دانشجو هستم. دانشجوى زبان فارسى.</text:span></text:p>
      <text:h text:style-name="P308" text:outline-level="4"><text:span text:style-name="Arabic"/></text:h>
      <text:p text:style-name="P1"><text:span text:style-name="Arabic">— </text:span><text:span text:style-name="Arabic"><text:user-field-get text:name="name5mF">مهرداد</text:user-field-get></text:span><text:span text:style-name="Arabic"> جان! شما فردا درس ﻤﻰخوانید؟</text:span></text:p>
      <text:p text:style-name="P1"><text:span text:style-name="Arabic">— نه. فردا آزاد هستم.</text:span></text:p>
      <text:p text:style-name="P1"><text:span text:style-name="Arabic">— اگر خواستید، فردا تماس بگیرید. شماره تلفن هتل آزادى: د</text:span><text:span text:style-name="Arabic"><text:span text:style-name="T197">و</text:span></text:span><text:span text:style-name="Arabic">-پنج-جهار-یک-نه-سه. شما تلفن همراه دارید؟</text:span></text:p>
      <text:p text:style-name="P1"><text:span text:style-name="Arabic">— شماره من: شش-دو-هفت-نه-سه-هشت.</text:span></text:p>
      <text:p text:style-name="P1"><text:span text:style-name="Arabic">— پس، تا فردا خدا نگهدار.</text:span></text:p>
      <text:h text:style-name="Heading_20_3" text:outline-level="3"><text:span text:style-name="Arabic">دیدار دوم</text:span></text:h>
      <text:h text:style-name="P308" text:outline-level="4"><text:span text:style-name="Arabic"/></text:h>
      <text:p text:style-name="P139"><text:span text:style-name="Arabic">تماس تلفنى میان </text:span><text:span text:style-name="Arabic"><text:user-field-get text:name="name1mF">ویکتور</text:user-field-get></text:span><text:span text:style-name="Arabic"> و </text:span><text:span text:style-name="Arabic"><text:user-field-get text:name="name5mF">مهرداد</text:user-field-get></text:span><text:span text:style-name="Arabic">.</text:span></text:p>
      <text:p text:style-name="P139"><text:span text:style-name="Arabic">— آقاى </text:span><text:span text:style-name="Arabic"><text:user-field-get text:name="name1mF">ویکتور</text:user-field-get></text:span><text:span text:style-name="Arabic">، من </text:span><text:span text:style-name="Arabic"><text:user-field-get text:name="name5mF">مهرداد</text:user-field-get></text:span><text:span text:style-name="Arabic"> هستم. شما خوب هستید؟ دیدار ما كى و كجا است؟</text:span></text:p>
      <text:p text:style-name="P1"><text:span text:style-name="Arabic"><text:span text:style-name="T24">— ده بامداد كنار مترو.</text:span></text:span></text:p>
      <text:p text:style-name="P1"><text:span text:style-name="Arabic">— برنامه شما چیست؟</text:span></text:p>
      <text:p text:style-name="P1"><text:span text:style-name="Arabic">— یک: بازدید از موزه باستاﻥشناسى. .دو: بازدید از بازار تهران. سه: شام در رستوران هما.</text:span></text:p>
      <text:p text:style-name="P1"><text:span text:style-name="Arabic">— برنامه خوبى است. من آماده هستم.</text:span></text:p>
      <text:h text:style-name="P308" text:outline-level="4"><text:span text:style-name="Arabic"/></text:h>
      <text:p text:style-name="P1"><text:span text:style-name="Arabic">امروز هوا خوب است. ایران سرزمین همیشه بهار است.</text:span></text:p>
      <text:p text:style-name="P1"><text:span text:style-name="Arabic">— با اتوبوس برویم یا با مترو؟</text:span></text:p>
      <text:p text:style-name="P1"><text:span text:style-name="Arabic">— با اتوبوس بهتر است.</text:span></text:p>
      <text:p text:style-name="P1"><text:span text:style-name="Arabic">— بهاى بلیت چند است؟</text:span></text:p>
      <text:p text:style-name="P1"><text:soft-page-break/><text:span text:style-name="Arabic">— پانصد ریال.</text:span></text:p>
      <text:p text:style-name="P1"><text:span text:style-name="Arabic">— نام این خیابان چیست؟</text:span></text:p>
      <text:p text:style-name="P1"><text:span text:style-name="Arabic">— خیابان بهار.</text:span></text:p>
      <text:p text:style-name="P1"><text:span text:style-name="Arabic">— نام این ساختمان چیست؟ </text:span></text:p>
      <text:p text:style-name="P1"><text:span text:style-name="Arabic">— ساختمان فارابى.</text:span></text:p>
      <text:p text:style-name="P1"><text:span text:style-name="Arabic">— موزه دور است؟</text:span></text:p>
      <text:p text:style-name="P1"><text:span text:style-name="Arabic">— نه. نزدیک است.</text:span></text:p>
      <text:p text:style-name="P1"><text:span text:style-name="Arabic">— دو ایستگاه مانده.</text:span></text:p>
      <text:p text:style-name="P1"><text:span text:style-name="Arabic">— پس از موزه ﻤﻰرویم بازار.</text:span></text:p>
      <text:p text:style-name="P1"><text:span text:style-name="Arabic">— شما كدام بازار را دوست دارید؟</text:span></text:p>
      <text:p text:style-name="P1"><text:span text:style-name="Arabic">— بازار فرش.</text:span></text:p>
      <text:p text:style-name="P1"><text:span text:style-name="Arabic">— ﻤﻰخواهم فرش بخرم.</text:span></text:p>
      <text:p text:style-name="P1"><text:span text:style-name="Arabic">— گران یا ارزان؟</text:span></text:p>
      <text:h text:style-name="P308" text:outline-level="4"><text:span text:style-name="Arabic"/></text:h>
      <text:p text:style-name="P1"><text:span text:style-name="Arabic">در رستوران.</text:span></text:p>
      <text:p text:style-name="P1"><text:span text:style-name="Arabic">— شما آشپزخانه ایرانى را دوست دارید؟</text:span></text:p>
      <text:p text:style-name="P1"><text:span text:style-name="Arabic">— آرى. دوست دارم.</text:span></text:p>
      <text:p text:style-name="P1"><text:span text:style-name="Arabic">— من ماهى ﻤﻰخورم.</text:span></text:p>
      <text:p text:style-name="P1"><text:span text:style-name="Arabic">— شما چه ﻤﻰخورید؟</text:span></text:p>
      <text:p text:style-name="P1"><text:span text:style-name="Arabic">— من چلوكباب ﻤﻰخورم.</text:span></text:p>
      <text:p text:style-name="P1"><text:span text:style-name="Arabic">— پس از شام چاى ﻤﻰنوشید؟</text:span></text:p>
      <text:p text:style-name="P1"><text:span text:style-name="Arabic">— چاى با شكر یا بى شكر؟</text:span></text:p>
      <text:p text:style-name="P1"><text:span text:style-name="Arabic">— بفرمایید!</text:span></text:p>
      <text:p text:style-name="P1"><text:span text:style-name="Arabic">— نوش جان!</text:span></text:p>
      <text:h text:style-name="Heading_20_3" text:outline-level="3"><text:span text:style-name="Arabic">دیدار سوم</text:span></text:h>
      <text:p text:style-name="P1"><text:span text:style-name="Arabic">— ببخشید دختر خانم! دفتر هما كجا است؟</text:span></text:p>
      <text:p text:style-name="P1"><text:soft-page-break/><text:span text:style-name="Arabic">— شما از آلمان آمدید؟</text:span></text:p>
      <text:p text:style-name="P1"><text:span text:style-name="Arabic">— نه. من از </text:span><text:span text:style-name="Arabic"><text:user-field-get text:name="country1F">فرانسه</text:user-field-get></text:span><text:span text:style-name="Arabic"> آمدم.</text:span></text:p>
      <text:p text:style-name="P1"><text:span text:style-name="Arabic">— زبان فارسى را كجا یاد گرفتید؟</text:span></text:p>
      <text:p text:style-name="P287"><text:span text:style-name="Arabic">— در </text:span><text:span text:style-name="Arabic"><text:span text:style-name="T232">پاریس</text:span></text:span><text:span text:style-name="Arabic">. </text:span><text:span text:style-name="Arabic"><text:span text:style-name="T232">اکول نرمال سوپریور</text:span></text:span><text:span text:style-name="Arabic">.</text:span></text:p>
      <text:p text:style-name="P1"><text:span text:style-name="Arabic">— خوش آمدید. نام من </text:span><text:span text:style-name="Arabic"><text:user-field-get text:name="name4fF">ترانه</text:user-field-get></text:span><text:span text:style-name="Arabic"> است.</text:span></text:p>
      <text:p text:style-name="P139"><text:span text:style-name="Arabic">— سپاسگزارم. من </text:span><text:span text:style-name="Arabic"><text:user-field-get text:name="name1mF">ویکتور</text:user-field-get></text:span><text:span text:style-name="Arabic"> هستم.</text:span></text:p>
      <text:p text:style-name="P1"><text:span text:style-name="Arabic">— تا كى شما در ایران هستید؟</text:span></text:p>
      <text:p text:style-name="P1"><text:span text:style-name="Arabic">— تا هفته آینده.</text:span></text:p>
      <text:p text:style-name="P1"><text:span text:style-name="Arabic">— از كدام شهرها بازدید كردید؟</text:span></text:p>
      <text:p text:style-name="P1"><text:span text:style-name="Arabic">— ﻤﻰخواهم به شیراز بروم.</text:span></text:p>
      <text:p text:style-name="P1"><text:span text:style-name="Arabic">— چرا به شیراز؟</text:span></text:p>
      <text:p text:style-name="P1"><text:span text:style-name="Arabic">— ﻤﻰخواهم از پرسپولیس بازدید كنم.</text:span></text:p>
      <text:p text:style-name="P1"><text:span text:style-name="Arabic">— شهر باستانى «تخت جمشید».</text:span></text:p>
      <text:p text:style-name="P1"><text:span text:style-name="Arabic">— شما كجا كار ﻤﻰكنید؟</text:span></text:p>
      <text:p text:style-name="P1"><text:span text:style-name="Arabic">— من در دفتر جهاﻥگردى كار ﻤﻰكنم.</text:span></text:p>
      <text:p text:style-name="P1"><text:span text:style-name="Arabic">— شما راهنما هستید؟</text:span></text:p>
      <text:p text:style-name="P1"><text:span text:style-name="Arabic">— اگر راهنما نیاز دارید من آماده هستم.</text:span></text:p>
      <text:p text:style-name="P1"><text:span text:style-name="Arabic">— «هما» روزانه دو پرواز به شیراز دارد.</text:span></text:p>
      <text:p text:style-name="P1"><text:span text:style-name="Arabic">— پس، فردا با هم پرواز ﻤﻰكنیم.</text:span></text:p>
      <text:p text:style-name="P1"><text:span text:style-name="Arabic">— پس، دیدار ما در فرودگاه است.</text:span></text:p>
      <text:h text:style-name="Heading_20_3" text:outline-level="3"><text:span text:style-name="Arabic">دیدار چهارم.</text:span></text:h>
      <text:h text:style-name="P308" text:outline-level="4"><text:span text:style-name="Arabic"/></text:h>
      <text:p text:style-name="P141"><text:span text:style-name="Arabic"><text:user-field-get text:name="name1mF">ویکتور</text:user-field-get></text:span><text:span text:style-name="Arabic"> و </text:span><text:span text:style-name="Arabic"><text:user-field-get text:name="name4fF">ترانه</text:user-field-get></text:span><text:span text:style-name="Arabic"> در شهر شیراز.</text:span></text:p>
      <text:p text:style-name="P1"><text:span text:style-name="Arabic">— نام این فرودگاه چیست؟</text:span></text:p>
      <text:p text:style-name="P1"><text:span text:style-name="Arabic">— فرودگاه مهرآباد.</text:span></text:p>
      <text:p text:style-name="P1"><text:span text:style-name="Arabic">— از تهران تا شیراز چند كیلومتر است؟</text:span></text:p>
      <text:p text:style-name="P1"><text:soft-page-break/><text:span text:style-name="Arabic">— هشتصد كیلومتر است.</text:span></text:p>
      <text:p text:style-name="P1"><text:span text:style-name="Arabic">— نگاه كنید! دو جهاﻥگرد آلمانى!</text:span></text:p>
      <text:p text:style-name="P1"><text:span text:style-name="Arabic">— بیا با آنها آشنا شویم.</text:span></text:p>
      <text:h text:style-name="P308" text:outline-level="4"><text:span text:style-name="Arabic"/></text:h>
      <text:p text:style-name="P1"><text:span text:style-name="Arabic">— شما زبان فارسى ﻤﻰدانید؟</text:span></text:p>
      <text:p text:style-name="P1"><text:span text:style-name="Arabic">جهاﻦگردان:</text:span></text:p>
      <text:p text:style-name="P1"><text:span text:style-name="Arabic">— آرى. نام من </text:span><text:span text:style-name="Arabic"><text:user-field-get text:name="name2mF">توبیاس</text:user-field-get></text:span><text:span text:style-name="Arabic">، نام دوستم كاترینا.</text:span></text:p>
      <text:p text:style-name="P1"><text:span text:style-name="Arabic">— زبان فارسى را كجا یاد گرفتید؟</text:span></text:p>
      <text:p text:style-name="P1"><text:span text:style-name="Arabic">— در كلن.</text:span></text:p>
      <text:p text:style-name="P140"><text:span text:style-name="Arabic"><text:user-field-get text:name="name1fF">اینگرید</text:user-field-get></text:span><text:span text:style-name="Arabic">:</text:span></text:p>
      <text:p text:style-name="P1"><text:span text:style-name="Arabic">— من در «د-و» بخش زبان فارسى كار ﻤﻰكنم.</text:span></text:p>
      <text:p text:style-name="P1"><text:span text:style-name="Arabic">— شما نیز به شیراز پرواز ﻤﻰكنید؟</text:span></text:p>
      <text:p text:style-name="P1"><text:span text:style-name="Arabic">— آرى. ما ﻤﻰخواهیم در باره پرسپولیس گزارش بنویسیم.</text:span></text:p>
      <text:p text:style-name="P1"><text:span text:style-name="Arabic">— تخت جمشید ششصد سال پیش از میلاد آباد شد.</text:span></text:p>
      <text:h text:style-name="P308" text:outline-level="4"><text:span text:style-name="Arabic"/></text:h>
      <text:p text:style-name="P1"><text:span text:style-name="Arabic">چهار جهاﻥگرد در شیراز.</text:span></text:p>
      <text:p text:style-name="P1"><text:span text:style-name="Arabic">— به كدام مهماﻦخانه برویم؟</text:span></text:p>
      <text:p text:style-name="P1"><text:span text:style-name="Arabic">— مهماﻦخانه پارسیان. </text:span></text:p>
      <text:p text:style-name="P1"><text:span text:style-name="Arabic">— من ﻤﻰخواهم از نمایشگاه گل بازدید كنم.</text:span></text:p>
      <text:p text:style-name="P1"><text:span text:style-name="Arabic">— شیراز شهر گل است.</text:span></text:p>
      <text:p text:style-name="P1"><text:span text:style-name="Arabic">— چند روز در شیراز ﻤﻰمانید؟</text:span></text:p>
      <text:p text:style-name="P1"><text:span text:style-name="Arabic">— دو روز، سپس ﻤﻰرویم جزیره كیش.</text:span></text:p>
      <text:p text:style-name="P1"><text:span text:style-name="Arabic">— جزیره كیش كجا است؟</text:span></text:p>
      <text:p text:style-name="P1"><text:span text:style-name="Arabic">— در خلیج فارس.</text:span></text:p>
      <text:p text:style-name="P1"><text:span text:style-name="Arabic">— خلیج فارس به اقیانوس هند پیوسته است.</text:span></text:p>
      <text:p text:style-name="P1"><text:span text:style-name="Arabic">— پس از بازدید از كیش كجا ﻤﻰروید؟</text:span></text:p>
      <text:p text:style-name="P1"><text:soft-page-break/><text:span text:style-name="Arabic">— به بحرین. در آنجا نیز مردم به زبان فارسى سخن ﻤﻰگویند.</text:span></text:p>
      <text:p text:style-name="P1"><text:span text:style-name="Arabic">— زبان فارسى زیبا است.</text:span></text:p>
      <text:p text:style-name="P1"><text:span text:style-name="Arabic">— و باستانى.</text:span></text:p>
      <text:h text:style-name="Heading_20_3" text:outline-level="3"><text:span text:style-name="Arabic"><text:span text:style-name="T24">د</text:span></text:span><text:span text:style-name="Arabic">یدار پنجم</text:span></text:h>
      <text:h text:style-name="P308" text:outline-level="4"><text:span text:style-name="Arabic"/></text:h>
      <text:p text:style-name="P1"><text:span text:style-name="Arabic"><text:user-field-get text:name="name1mF">ویکتور</text:user-field-get></text:span><text:span text:style-name="Arabic"> با آشتی به هند می</text:span><text:span text:style-name="Arabic"><text:span text:style-name="T198">‌</text:span></text:span><text:span text:style-name="Arabic">رود.</text:span></text:p>
      <text:p text:style-name="P1"><text:span text:style-name="Arabic">— خانم ببخشید! راه بندر </text:span><text:span text:style-name="Arabic"><text:span text:style-name="T39">ک</text:span></text:span><text:span text:style-name="Arabic">جا است؟</text:span></text:p>
      <text:p text:style-name="P1"><text:span text:style-name="Arabic">— ببخشید٬ نمی</text:span><text:span text:style-name="Arabic"><text:span text:style-name="T39">‌</text:span></text:span><text:span text:style-name="Arabic">دانم.</text:span></text:p>
      <text:p text:style-name="P4"><text:span text:style-name="Arabic">— آقا، خواهش می</text:span><text:span text:style-name="Arabic"><text:span text:style-name="T39">‌ک</text:span></text:span><text:span text:style-name="Arabic">نم بفرمایید: راه بندر </text:span><text:span text:style-name="Arabic"><text:span text:style-name="T39">ک</text:span></text:span><text:span text:style-name="Arabic">جا است؟</text:span></text:p>
      <text:p text:style-name="P4"><text:span text:style-name="Arabic"><text:span text:style-name="T39">— ک</text:span></text:span><text:span text:style-name="Arabic">دام بندر؟</text:span></text:p>
      <text:p text:style-name="P4"><text:span text:style-name="Arabic">— من می</text:span><text:span text:style-name="Arabic"><text:span text:style-name="T39">‌</text:span></text:span><text:span text:style-name="Arabic">خواهم به هند بروم.</text:span></text:p>
      <text:p text:style-name="P4"><text:span text:style-name="Arabic">— بیا همراه من. </text:span><text:span text:style-name="Arabic"><text:span text:style-name="T39">ش</text:span></text:span><text:span text:style-name="Arabic">ما از انگلستان هستید؟</text:span></text:p>
      <text:p text:style-name="P40"><text:span text:style-name="Arabic">— </text:span><text:span text:style-name="Arabic"><text:span text:style-name="T39">نه٬ </text:span></text:span><text:span text:style-name="Arabic">من از </text:span><text:span text:style-name="Arabic"><text:user-field-get text:name="country1F">فرانسه</text:user-field-get></text:span><text:span text:style-name="Arabic"> هستم.</text:span></text:p>
      <text:p text:style-name="P40"><text:span text:style-name="Arabic">— وای! سرزمین </text:span><text:span text:style-name="Arabic"><text:span text:style-name="T233">دور</text:span></text:span><text:span text:style-name="Arabic"> </text:span><text:span text:style-name="Arabic"><text:user-field-get text:name="country1F">فرانسه</text:user-field-get></text:span><text:span text:style-name="Arabic">.</text:span></text:p>
      <text:p text:style-name="P38"><text:span text:style-name="Arabic">— نام من </text:span><text:span text:style-name="Arabic"><text:user-field-get text:name="name1mF">ویکتور</text:user-field-get></text:span><text:span text:style-name="Arabic"> است، نام شما چیست؟</text:span></text:p>
      <text:p text:style-name="P5"><text:span text:style-name="Arabic"><text:span text:style-name="T40">— </text:span></text:span><text:span text:style-name="Arabic">نام من آرش است.</text:span></text:p>
      <text:p text:style-name="P5"><text:span text:style-name="Arabic"><text:span text:style-name="T40">— ک</text:span></text:span><text:span text:style-name="Arabic">ار شما چیست؟</text:span></text:p>
      <text:p text:style-name="P5"><text:span text:style-name="Arabic"><text:span text:style-name="T40">— </text:span></text:span><text:span text:style-name="Arabic">من </text:span><text:span text:style-name="Arabic"><text:span text:style-name="T40">ک</text:span></text:span><text:span text:style-name="Arabic">ارشناس نفت هستم.</text:span></text:p>
      <text:p text:style-name="P5"><text:span text:style-name="Arabic"><text:span text:style-name="T40">— </text:span></text:span><text:span text:style-name="Arabic">شما </text:span><text:span text:style-name="Arabic"><text:span text:style-name="T40">ک</text:span></text:span><text:span text:style-name="Arabic">جا </text:span><text:span text:style-name="Arabic"><text:span text:style-name="T40">ک</text:span></text:span><text:span text:style-name="Arabic">ار می</text:span><text:span text:style-name="Arabic"><text:span text:style-name="T40">‌‌ک</text:span></text:span><text:span text:style-name="Arabic">نید؟</text:span></text:p>
      <text:p text:style-name="P5"><text:span text:style-name="Arabic"><text:span text:style-name="T40">— </text:span></text:span><text:span text:style-name="Arabic">در دریای مازندران.</text:span></text:p>
      <text:p text:style-name="P5"><text:span text:style-name="Arabic"><text:span text:style-name="T40">— </text:span></text:span><text:span text:style-name="Arabic">وای! پس در خلیج فارس چه می</text:span><text:span text:style-name="Arabic"><text:span text:style-name="T40">ک</text:span></text:span><text:span text:style-name="Arabic">نید؟</text:span></text:p>
      <text:p text:style-name="P5"><text:span text:style-name="Arabic"><text:span text:style-name="T40">— </text:span></text:span><text:span text:style-name="Arabic">برای آموزش آمدم.</text:span></text:p>
      <text:p text:style-name="P5"><text:span text:style-name="Arabic"><text:span text:style-name="T40">— پی</text:span></text:span><text:span text:style-name="Arabic">روز باشید!</text:span></text:p>
      <text:p text:style-name="P5"><text:span text:style-name="Arabic"><text:span text:style-name="T40">— </text:span></text:span><text:span text:style-name="Arabic">بفرمایید</text:span><text:span text:style-name="Arabic"><text:span text:style-name="T40">٬ این بندر است</text:span></text:span><text:span text:style-name="Arabic">.</text:span></text:p>
      <text:p text:style-name="P5"><text:span text:style-name="Arabic"><text:span text:style-name="T40">— </text:span></text:span><text:span text:style-name="Arabic">سپاسگزارم</text:span><text:span text:style-name="Arabic"><text:span text:style-name="T40">٬ خدا نگهدار</text:span></text:span><text:span text:style-name="Arabic">.</text:span></text:p>
      <text:h text:style-name="P308" text:outline-level="4"><text:soft-page-break/><text:span text:style-name="Arabic"/></text:h>
      <text:p text:style-name="P6"><text:span text:style-name="Arabic">مرزبان:</text:span></text:p>
      <text:p text:style-name="P6"><text:span text:style-name="Arabic"><text:span text:style-name="T41">— </text:span></text:span><text:span text:style-name="Arabic">گذرنامه شما، خواهش می</text:span><text:span text:style-name="Arabic"><text:span text:style-name="T41">‌ک</text:span></text:span><text:span text:style-name="Arabic">نم.</text:span></text:p>
      <text:p text:style-name="P6"><text:span text:style-name="Arabic"><text:span text:style-name="T41">— </text:span></text:span><text:span text:style-name="Arabic">بفرمایید.</text:span></text:p>
      <text:p text:style-name="P6"><text:span text:style-name="Arabic"><text:span text:style-name="T41">— </text:span></text:span><text:span text:style-name="Arabic">شما ویزای هند دارید؟</text:span></text:p>
      <text:p text:style-name="P40"><text:span text:style-name="Arabic"><text:span text:style-name="T41">— </text:span></text:span><text:span text:style-name="Arabic">آری.</text:span><text:span text:style-name="Arabic"><text:span text:style-name="T41"> </text:span></text:span><text:span text:style-name="Arabic">از </text:span><text:span text:style-name="Arabic"><text:span text:style-name="T41">ک</text:span></text:span><text:span text:style-name="Arabic">نسولگری هند در </text:span><text:span text:style-name="Arabic"><text:user-field-get text:name="city1F">پاریس</text:user-field-get></text:span><text:span text:style-name="Arabic">.</text:span></text:p>
      <text:p text:style-name="P6"><text:span text:style-name="Arabic"><text:span text:style-name="T41">— ک</text:span></text:span><text:span text:style-name="Arabic">شتی به سوی بمبی، دست راست.</text:span></text:p>
      <text:h text:style-name="P308" text:outline-level="4"><text:span text:style-name="Arabic"/></text:h>
      <text:p text:style-name="P7"><text:span text:style-name="Arabic">در </text:span><text:span text:style-name="Arabic"><text:span text:style-name="T42">ک</text:span></text:span><text:span text:style-name="Arabic">شتی.</text:span></text:p>
      <text:p text:style-name="P7"><text:span text:style-name="Arabic"><text:span text:style-name="T42">— </text:span></text:span><text:span text:style-name="Arabic">شب شما خوش.</text:span></text:p>
      <text:p text:style-name="P7"><text:span text:style-name="Arabic"><text:span text:style-name="T42">ک</text:span></text:span><text:span text:style-name="Arabic">شتیران:</text:span></text:p>
      <text:p text:style-name="P7"><text:span text:style-name="Arabic"><text:span text:style-name="T42">— شب شما </text:span></text:span><text:span text:style-name="Arabic">همچنین.</text:span></text:p>
      <text:p text:style-name="P7"><text:span text:style-name="Arabic"><text:span text:style-name="T42">— </text:span></text:span><text:span text:style-name="Arabic">بفرمایید خواهش می</text:span><text:span text:style-name="Arabic"><text:span text:style-name="T42">‌ک</text:span></text:span><text:span text:style-name="Arabic">نم: </text:span><text:span text:style-name="Arabic"><text:span text:style-name="T42">ک</text:span></text:span><text:span text:style-name="Arabic">ی به بمبی می</text:span><text:span text:style-name="Arabic"><text:span text:style-name="T42">‌</text:span></text:span><text:span text:style-name="Arabic">رسیم؟</text:span></text:p>
      <text:p text:style-name="P7"><text:span text:style-name="Arabic"><text:span text:style-name="T42">— </text:span></text:span><text:span text:style-name="Arabic">پس فردا.</text:span></text:p>
      <text:p text:style-name="P8"><text:span text:style-name="Arabic"><text:span text:style-name="T43">— </text:span></text:span><text:span text:style-name="Arabic">آسمان امشب پر ستاره است.</text:span></text:p>
      <text:p text:style-name="P8"><text:span text:style-name="Arabic"><text:span text:style-name="T43">— </text:span></text:span><text:span text:style-name="Arabic">ستاره</text:span><text:span text:style-name="Arabic"><text:span text:style-name="T43">‌</text:span></text:span><text:span text:style-name="Arabic">ها راه</text:span><text:span text:style-name="Arabic"><text:span text:style-name="T43">‌</text:span></text:span><text:span text:style-name="Arabic">نمای ما هستند.</text:span></text:p>
      <text:p text:style-name="P8"><text:span text:style-name="Arabic"><text:span text:style-name="T43">— ک</text:span></text:span><text:span text:style-name="Arabic">شتی ما به </text:span><text:span text:style-name="Arabic"><text:span text:style-name="T43">ک</text:span></text:span><text:span text:style-name="Arabic">دام سو می</text:span><text:span text:style-name="Arabic"><text:span text:style-name="T43">‌</text:span></text:span><text:span text:style-name="Arabic">رود؟</text:span></text:p>
      <text:p text:style-name="P8"><text:span text:style-name="Arabic"><text:span text:style-name="T43">— </text:span></text:span><text:span text:style-name="Arabic">به سوی خاور.</text:span></text:p>
      <text:p text:style-name="P8"><text:span text:style-name="Arabic"><text:span text:style-name="T43">— </text:span></text:span><text:span text:style-name="Arabic">آیا همه جهان</text:span><text:span text:style-name="Arabic"><text:span text:style-name="T43">‌</text:span></text:span><text:span text:style-name="Arabic">گردان این </text:span><text:span text:style-name="Arabic"><text:span text:style-name="T43">ک</text:span></text:span><text:span text:style-name="Arabic">شتی ایرانی هستند؟</text:span></text:p>
      <text:p text:style-name="P8"><text:span text:style-name="Arabic"><text:span text:style-name="T43">— </text:span></text:span><text:span text:style-name="Arabic">نه. هندی و عرب نیز هستند.</text:span></text:p>
      <text:p text:style-name="P8"><text:span text:style-name="Arabic"><text:span text:style-name="T43">— </text:span></text:span><text:span text:style-name="Arabic">بروم با آنها آشنا شوم.</text:span></text:p>
      <text:p text:style-name="P9"><text:span text:style-name="Arabic"><text:span text:style-name="T44">— </text:span></text:span><text:span text:style-name="Arabic">شما فارسی می</text:span><text:span text:style-name="Arabic"><text:span text:style-name="T44">‌</text:span></text:span><text:span text:style-name="Arabic">دانید؟</text:span></text:p>
      <text:p text:style-name="P9"><text:span text:style-name="Arabic">هندی:</text:span></text:p>
      <text:p text:style-name="P9"><text:span text:style-name="Arabic"><text:span text:style-name="T44">— آری٬ می‌دانم.</text:span></text:span></text:p>
      <text:p text:style-name="P9"><text:span text:style-name="Arabic"><text:span text:style-name="T44">— </text:span></text:span><text:span text:style-name="Arabic">نام شما چیست؟</text:span></text:p>
      <text:p text:style-name="P9"><text:span text:style-name="Arabic"><text:span text:style-name="T44">— </text:span></text:span><text:span text:style-name="Arabic">نام من راجی است.</text:span></text:p>
      <text:p text:style-name="P9"><text:soft-page-break/><text:span text:style-name="Arabic"><text:span text:style-name="T44">— ک</text:span></text:span><text:span text:style-name="Arabic">ار شما چیست؟</text:span></text:p>
      <text:p text:style-name="P9"><text:span text:style-name="Arabic"><text:span text:style-name="T44">— </text:span></text:span><text:span text:style-name="Arabic">من بازرگان هستم.</text:span></text:p>
      <text:p text:style-name="P9"><text:span text:style-name="Arabic"><text:span text:style-name="T44">— ک</text:span></text:span><text:span text:style-name="Arabic">الای شما چیست؟</text:span></text:p>
      <text:p text:style-name="P9"><text:span text:style-name="Arabic"><text:span text:style-name="T44">— </text:span></text:span><text:span text:style-name="Arabic">فیل</text:span><text:span text:style-name="Arabic"><text:span text:style-name="T44">‌</text:span></text:span><text:span text:style-name="Arabic">فروشی!</text:span></text:p>
      <text:p text:style-name="P9"><text:span text:style-name="Arabic"><text:span text:style-name="T44">— </text:span></text:span><text:span text:style-name="Arabic">شوخی می</text:span><text:span text:style-name="Arabic"><text:span text:style-name="T44">‌ک</text:span></text:span><text:span text:style-name="Arabic">نید!</text:span></text:p>
      <text:p text:style-name="P10"><text:span text:style-name="Arabic">عرب:</text:span></text:p>
      <text:p text:style-name="P10"><text:span text:style-name="Arabic"><text:span text:style-name="T45">— کار من</text:span></text:span><text:span text:style-name="Arabic"> شترفروشی است!</text:span></text:p>
      <text:p text:style-name="P10"><text:span text:style-name="Arabic"><text:span text:style-name="T45">— </text:span></text:span><text:span text:style-name="Arabic">نام شما چیست؟</text:span></text:p>
      <text:p text:style-name="P10"><text:span text:style-name="Arabic"><text:span text:style-name="T45">— </text:span></text:span><text:span text:style-name="Arabic">نام من سعید است.</text:span></text:p>
      <text:p text:style-name="P11"><text:span text:style-name="Arabic"><text:span text:style-name="T46">— </text:span></text:span><text:span text:style-name="Arabic">زبان فارسی را </text:span><text:span text:style-name="Arabic"><text:span text:style-name="T46">ک</text:span></text:span><text:span text:style-name="Arabic">جا یاد گرفتید؟</text:span></text:p>
      <text:p text:style-name="P11"><text:span text:style-name="Arabic"><text:span text:style-name="T46">— </text:span></text:span><text:span text:style-name="Arabic">من با بازار فرش ایران </text:span><text:span text:style-name="Arabic"><text:span text:style-name="T46">ک</text:span></text:span><text:span text:style-name="Arabic">ار می</text:span><text:span text:style-name="Arabic"><text:span text:style-name="T46">‌ک</text:span></text:span><text:span text:style-name="Arabic">نم.</text:span></text:p>
      <text:p text:style-name="P11"><text:span text:style-name="Arabic"><text:span text:style-name="T46">— </text:span></text:span><text:span text:style-name="Arabic">شما از دبی هستید؟</text:span></text:p>
      <text:p text:style-name="P11"><text:span text:style-name="Arabic"><text:span text:style-name="T46">— نه. </text:span></text:span><text:span text:style-name="Arabic">من از </text:span><text:span text:style-name="Arabic"><text:span text:style-name="T46">ک</text:span></text:span><text:span text:style-name="Arabic">ویت هستم.</text:span></text:p>
      <text:h text:style-name="P308" text:outline-level="4"><text:span text:style-name="Arabic"/></text:h>
      <text:p text:style-name="P38"><text:span text:style-name="Arabic"><text:user-field-get text:name="name1mF">ویکتور</text:user-field-get></text:span><text:span text:style-name="Arabic"> در بمبی.</text:span></text:p>
      <text:p text:style-name="P12"><text:span text:style-name="Arabic"><text:span text:style-name="T47">— </text:span></text:span><text:span text:style-name="Arabic">دوستان! به </text:span><text:span text:style-name="Arabic"><text:span text:style-name="T47">ک</text:span></text:span><text:span text:style-name="Arabic">دام هتل برویم؟</text:span></text:p>
      <text:p text:style-name="P12"><text:span text:style-name="Arabic"><text:span text:style-name="T47">— </text:span></text:span><text:span text:style-name="Arabic">بهتر است از راجی بپرسیم.</text:span></text:p>
      <text:p text:style-name="P12"><text:span text:style-name="Arabic"><text:span text:style-name="T47">— </text:span></text:span><text:span text:style-name="Arabic">هتل خوب و ارز</text:span><text:span text:style-name="Arabic"><text:span text:style-name="T47">ان٬ در </text:span></text:span><text:span text:style-name="Arabic">خیابان گاندی است.</text:span></text:p>
      <text:p text:style-name="P12"><text:span text:style-name="Arabic"><text:span text:style-name="T47">— </text:span></text:span><text:span text:style-name="Arabic">نام هتل چیست؟</text:span></text:p>
      <text:p text:style-name="P12"><text:span text:style-name="Arabic"><text:span text:style-name="T47">— </text:span></text:span><text:span text:style-name="Arabic">هتل تاج محل.</text:span></text:p>
      <text:p text:style-name="P12"><text:span text:style-name="Arabic"><text:span text:style-name="T47">— </text:span></text:span><text:span text:style-name="Arabic">امشب فیلم هندی تماشا می</text:span><text:span text:style-name="Arabic"><text:span text:style-name="T47">‌ک</text:span></text:span><text:span text:style-name="Arabic">نیم.</text:span></text:p>
      <text:p text:style-name="P12"><text:span text:style-name="Arabic"><text:span text:style-name="T47">— </text:span></text:span><text:span text:style-name="Arabic">شما زبان هندی می</text:span><text:span text:style-name="Arabic"><text:span text:style-name="T47">‌</text:span></text:span><text:span text:style-name="Arabic">دانید؟</text:span></text:p>
      <text:p text:style-name="P12"><text:span text:style-name="Arabic"><text:span text:style-name="T47">— </text:span></text:span><text:span text:style-name="Arabic">آ</text:span><text:span text:style-name="Arabic"><text:span text:style-name="T47">ر</text:span></text:span><text:span text:style-name="Arabic">ی. زبان هندی به فارسی نزدیک است.</text:span></text:p>
      <text:p text:style-name="P12"><text:span text:style-name="Arabic"><text:span text:style-name="T47">— </text:span></text:span><text:span text:style-name="Arabic">آری. زبان هندی از خانواده زبان</text:span><text:span text:style-name="Arabic"><text:span text:style-name="T47">‌</text:span></text:span><text:span text:style-name="Arabic">های هندواروپایی است.</text:span></text:p>
      <text:p text:style-name="P12"><text:span text:style-name="Arabic"><text:span text:style-name="T47">— </text:span></text:span><text:span text:style-name="Arabic">انگلیسی، فارسی، هندی، آلمانی همه هندواروپایی هستند.</text:span></text:p>
      <text:p text:style-name="P38"><text:span text:style-name="Arabic"><text:span text:style-name="T47">— </text:span></text:span><text:span text:style-name="Arabic"><text:span text:style-name="T47"><text:user-field-get text:name="name1mF">ویکتور</text:user-field-get></text:span></text:span><text:span text:style-name="Arabic"> جان! شما خوراک هندی دوست دارید؟</text:span></text:p>
      <text:p text:style-name="P12"><text:soft-page-break/><text:span text:style-name="Arabic"><text:span text:style-name="T47">— </text:span></text:span><text:span text:style-name="Arabic">خوراک هندی خوش</text:span><text:span text:style-name="Arabic"><text:span text:style-name="T47">‌</text:span></text:span><text:span text:style-name="Arabic">مزه است</text:span><text:span text:style-name="Arabic"><text:span text:style-name="T47">٬ ولی خیلی فلفل</text:span></text:span><text:span text:style-name="Arabic"> دارد.</text:span></text:p>
      <text:p text:style-name="P38"><text:span text:style-name="Arabic"><text:span text:style-name="T47">— </text:span></text:span><text:span text:style-name="Arabic"><text:span text:style-name="T47"><text:user-field-get text:name="name1mF">ویکتور</text:user-field-get></text:span></text:span><text:span text:style-name="Arabic"> جان! پس از بازدید از بمبی </text:span><text:span text:style-name="Arabic"><text:span text:style-name="T47">ک</text:span></text:span><text:span text:style-name="Arabic">جا می روید؟</text:span></text:p>
      <text:p text:style-name="P40"><text:span text:style-name="Arabic"><text:span text:style-name="T48">— </text:span></text:span><text:span text:style-name="Arabic">به </text:span><text:span text:style-name="Arabic"><text:user-field-get text:name="country1F">فرانسه</text:user-field-get></text:span><text:span text:style-name="Arabic"> برمی</text:span><text:span text:style-name="Arabic"><text:span text:style-name="T48">‌</text:span></text:span><text:span text:style-name="Arabic">گردم.</text:span></text:p>
      <text:p text:style-name="P13"><text:span text:style-name="Arabic"><text:span text:style-name="T49">— </text:span></text:span><text:span text:style-name="Arabic">با هواپیما؟</text:span></text:p>
      <text:p text:style-name="P13"><text:span text:style-name="Arabic"><text:span text:style-name="T49">— </text:span></text:span><text:span text:style-name="Arabic">نه تنها! از راه زمینی، دریایی، هوایی.</text:span></text:p>
      <text:p text:style-name="P13"><text:span text:style-name="Arabic"><text:span text:style-name="T49">— </text:span></text:span><text:span text:style-name="Arabic">به </text:span><text:span text:style-name="Arabic"><text:span text:style-name="T49">ک</text:span></text:span><text:span text:style-name="Arabic">دام سو؟</text:span></text:p>
      <text:p text:style-name="P13"><text:span text:style-name="Arabic"><text:span text:style-name="T49">— </text:span></text:span><text:span text:style-name="Arabic">از بمبی به تهران، هوایی. از تهران به انزلی</text:span><text:span text:style-name="Arabic"><text:span text:style-name="T49">٬ </text:span></text:span><text:span text:style-name="Arabic">زمینی. از انزلی </text:span><text:span text:style-name="Arabic"><text:span text:style-name="T49">به </text:span></text:span><text:span text:style-name="Arabic">استراخان</text:span><text:span text:style-name="Arabic"><text:span text:style-name="T49">٬ <text:s/>دریایی. از استراخان به مسکو و پترزبورگ با قطار٬ و سپس به پاریس با هواپیما.</text:span></text:span></text:p>
      <text:p text:style-name="P13"><text:span text:style-name="Arabic"><text:span text:style-name="T49">— </text:span></text:span><text:span text:style-name="Arabic">تو یک جهان</text:span><text:span text:style-name="Arabic"><text:span text:style-name="T49">‌</text:span></text:span><text:span text:style-name="Arabic">گرد سرشناس هستی!</text:span></text:p>
      <text:h text:style-name="Heading_20_3" text:outline-level="3"><text:span text:style-name="Arabic">دیدار ششم</text:span></text:h>
      <text:h text:style-name="P308" text:outline-level="4"><text:span text:style-name="Arabic"/></text:h>
      <text:p text:style-name="P38"><text:span text:style-name="Arabic">بازگشت </text:span><text:span text:style-name="Arabic"><text:user-field-get text:name="name1mF">ویکتور</text:user-field-get></text:span><text:span text:style-name="Arabic"> به ایران.</text:span></text:p>
      <text:p text:style-name="P14"><text:span text:style-name="Arabic"><text:span text:style-name="T50">— </text:span></text:span><text:span text:style-name="Arabic">ببخشید دختر خانم! شما ایرانی هستید؟</text:span></text:p>
      <text:p text:style-name="P14"><text:span text:style-name="Arabic"><text:span text:style-name="T50">— </text:span></text:span><text:span text:style-name="Arabic">بله. از </text:span><text:span text:style-name="Arabic"><text:span text:style-name="T50">ک</text:span></text:span><text:span text:style-name="Arabic">جا دانستید؟</text:span></text:p>
      <text:p text:style-name="P14"><text:span text:style-name="Arabic"><text:span text:style-name="T50">— </text:span></text:span><text:span text:style-name="Arabic">چهره شما ایرانی است.</text:span></text:p>
      <text:p text:style-name="P14"><text:span text:style-name="Arabic"><text:span text:style-name="T50">— </text:span></text:span><text:span text:style-name="Arabic">شما مردم</text:span><text:span text:style-name="Arabic"><text:span text:style-name="T50">‌</text:span></text:span><text:span text:style-name="Arabic">شناس هستید؟</text:span></text:p>
      <text:p text:style-name="P14"><text:span text:style-name="Arabic"><text:span text:style-name="T50">— نه. </text:span></text:span><text:span text:style-name="Arabic">من جهان</text:span><text:span text:style-name="Arabic"><text:span text:style-name="T50">‌</text:span></text:span><text:span text:style-name="Arabic">گرد هستم.</text:span></text:p>
      <text:p text:style-name="P14"><text:span text:style-name="Arabic"><text:span text:style-name="T50">—</text:span></text:span><text:span text:style-name="Arabic"> نام من </text:span><text:span text:style-name="Arabic"><text:user-field-get text:name="name2fF">سپیده</text:user-field-get></text:span><text:span text:style-name="Arabic"> است.</text:span></text:p>
      <text:p text:style-name="P40"><text:span text:style-name="Arabic"><text:span text:style-name="T50">— </text:span></text:span><text:span text:style-name="Arabic">نام من </text:span><text:span text:style-name="Arabic"><text:user-field-get text:name="name1mF">ویکتور</text:user-field-get></text:span><text:span text:style-name="Arabic"> است</text:span><text:span text:style-name="Arabic"><text:span text:style-name="T50">٬ من</text:span></text:span><text:span text:style-name="Arabic"> </text:span><text:span text:style-name="Arabic"><text:user-field-get text:name="people1F">فرانسوی</text:user-field-get></text:span><text:span text:style-name="Arabic"> هستم.</text:span></text:p>
      <text:p text:style-name="P14"><text:span text:style-name="Arabic"><text:span text:style-name="T50">— </text:span></text:span><text:span text:style-name="Arabic">شما نه تنها جهان</text:span><text:span text:style-name="Arabic"><text:span text:style-name="T50">‌</text:span></text:span><text:span text:style-name="Arabic">گرد هستید</text:span><text:span text:style-name="Arabic"><text:span text:style-name="T50">٬ زبان‌شناس نیز</text:span></text:span><text:span text:style-name="Arabic"> هستید.</text:span></text:p>
      <text:p text:style-name="P15"><text:span text:style-name="Arabic"><text:span text:style-name="T51">— </text:span></text:span><text:span text:style-name="Arabic">من به چهار زبان سخن می</text:span><text:span text:style-name="Arabic"><text:span text:style-name="T51">‌</text:span></text:span><text:span text:style-name="Arabic">گویم: فارسی، انگلیسی</text:span><text:span text:style-name="Arabic"><text:span text:style-name="T51">٬</text:span></text:span><text:span text:style-name="Arabic"> آلمانی و </text:span><text:span text:style-name="Arabic"><text:span text:style-name="T234">فرانسوی</text:span></text:span><text:span text:style-name="Arabic"> زبان مادری من است.</text:span></text:p>
      <text:p text:style-name="P15"><text:span text:style-name="Arabic"><text:span text:style-name="T51">— </text:span></text:span><text:span text:style-name="Arabic">دیدار من با شما مرا شاد ساخت.</text:span></text:p>
      <text:p text:style-name="P15"><text:span text:style-name="Arabic"><text:span text:style-name="T51">— </text:span></text:span><text:span text:style-name="Arabic">شما </text:span><text:span text:style-name="Arabic"><text:span text:style-name="T51">ک</text:span></text:span><text:span text:style-name="Arabic">ی به ایران برمی</text:span><text:span text:style-name="Arabic"><text:span text:style-name="T51">‌</text:span></text:span><text:span text:style-name="Arabic">گردید؟</text:span></text:p>
      <text:p text:style-name="P16"><text:span text:style-name="Arabic"><text:span text:style-name="T51">—</text:span></text:span><text:span text:style-name="Arabic"> شاید فردا، شاید پس فردا.</text:span></text:p>
      <text:p text:style-name="P16"><text:soft-page-break/><text:span text:style-name="Arabic"><text:span text:style-name="T52">— </text:span></text:span><text:span text:style-name="Arabic">اگر دوست دارید</text:span><text:span text:style-name="Arabic"><text:span text:style-name="T52">٬ با هم</text:span></text:span><text:span text:style-name="Arabic"> می</text:span><text:span text:style-name="Arabic"><text:span text:style-name="T52">‌</text:span></text:span><text:span text:style-name="Arabic">رویم.</text:span></text:p>
      <text:p text:style-name="P17"><text:span text:style-name="Arabic"><text:span text:style-name="T53">— </text:span></text:span><text:span text:style-name="Arabic">از </text:span><text:span text:style-name="Arabic"><text:span text:style-name="T53">ک</text:span></text:span><text:span text:style-name="Arabic">دام راه؟ دریایی، زمینی یا هوایی؟</text:span></text:p>
      <text:p text:style-name="P17"><text:span text:style-name="Arabic"><text:span text:style-name="T53">— </text:span></text:span><text:span text:style-name="Arabic">هر چه شما بگویید.</text:span></text:p>
      <text:p text:style-name="P18"><text:span text:style-name="Arabic"><text:span text:style-name="T54">— </text:span></text:span><text:span text:style-name="Arabic">با هواپیما بهتر است.</text:span></text:p>
      <text:p text:style-name="P18"><text:span text:style-name="Arabic"><text:span text:style-name="T54">— </text:span></text:span><text:span text:style-name="Arabic">پرواز بمبی — تهران.</text:span></text:p>
      <text:p text:style-name="P18"><text:span text:style-name="Arabic"><text:span text:style-name="T54">— </text:span></text:span><text:span text:style-name="Arabic">نه. بمبی — تهران — یزد.</text:span></text:p>
      <text:p text:style-name="P18"><text:span text:style-name="Arabic"><text:span text:style-name="T54">— </text:span></text:span><text:span text:style-name="Arabic">یزد </text:span><text:span text:style-name="Arabic"><text:span text:style-name="T54">ک</text:span></text:span><text:span text:style-name="Arabic">جا است؟</text:span></text:p>
      <text:p text:style-name="P18"><text:span text:style-name="Arabic"><text:span text:style-name="T54">— </text:span></text:span><text:span text:style-name="Arabic">یزد شهر من است.</text:span></text:p>
      <text:p text:style-name="P18"><text:span text:style-name="Arabic"><text:span text:style-name="T54">— </text:span></text:span><text:span text:style-name="Arabic">خانواده شما در یزد هستند؟</text:span></text:p>
      <text:p text:style-name="P18"><text:span text:style-name="Arabic"><text:span text:style-name="T54">— </text:span></text:span><text:span text:style-name="Arabic">پدر من در بمبی زندگی می</text:span><text:span text:style-name="Arabic"><text:span text:style-name="T54">ک</text:span></text:span><text:span text:style-name="Arabic">ند.</text:span></text:p>
      <text:p text:style-name="P18"><text:span text:style-name="Arabic"><text:span text:style-name="T54">— کار پدر شما چیست؟</text:span></text:span></text:p>
      <text:p text:style-name="P18"><text:span text:style-name="Arabic"><text:span text:style-name="T54">— </text:span></text:span><text:span text:style-name="Arabic">سرپرست انجمن زرتشتیان است.</text:span></text:p>
      <text:p text:style-name="P18"><text:span text:style-name="Arabic"><text:span text:style-name="T54">— </text:span></text:span><text:span text:style-name="Arabic">پس شما زرتشتی هستید؟</text:span></text:p>
      <text:p text:style-name="P18"><text:span text:style-name="Arabic"><text:span text:style-name="T54">—</text:span></text:span><text:span text:style-name="Arabic"> آری.</text:span></text:p>
      <text:p text:style-name="P19"><text:span text:style-name="Arabic"><text:span text:style-name="T54">— </text:span></text:span><text:span text:style-name="Arabic">من </text:span><text:span text:style-name="Arabic"><text:span text:style-name="T54">ک</text:span></text:span><text:span text:style-name="Arabic">تاب فردریش نی</text:span><text:span text:style-name="Arabic"><text:span text:style-name="T234">چ</text:span></text:span><text:span text:style-name="Arabic">ه — «چنین گفت زرتشت» را خواندم.</text:span></text:p>
      <text:p text:style-name="P19"><text:span text:style-name="Arabic"><text:span text:style-name="T55">— </text:span></text:span><text:span text:style-name="Arabic">ایران سرزمین چهار آیین است: مسلمانان</text:span><text:span text:style-name="Arabic"><text:span text:style-name="T55">٬ </text:span></text:span><text:span text:style-name="Arabic">زرتشتیان</text:span><text:span text:style-name="Arabic"><text:span text:style-name="T55">٬</text:span></text:span><text:span text:style-name="Arabic"> مسیحیان و </text:span><text:span text:style-name="Arabic"><text:span text:style-name="T55">ک</text:span></text:span><text:span text:style-name="Arabic">لیمیان است.</text:span></text:p>
      <text:h text:style-name="P308" text:outline-level="4"><text:span text:style-name="Arabic"/></text:h>
      <text:p text:style-name="P20"><text:span text:style-name="Arabic">در فرودگاه بمبی.</text:span></text:p>
      <text:p text:style-name="P39"><text:span text:style-name="Arabic"><text:span text:style-name="T56">— </text:span></text:span><text:span text:style-name="Arabic"><text:span text:style-name="T56"><text:user-field-get text:name="name2fF">سپیده</text:user-field-get></text:span></text:span><text:span text:style-name="Arabic"> جان! بهتر است پیش از پرواز شام بخوریم.</text:span></text:p>
      <text:p text:style-name="P21"><text:span text:style-name="Arabic"><text:span text:style-name="T56">— </text:span></text:span><text:span text:style-name="Arabic">در رستوران ماهاراجا.</text:span></text:p>
      <text:p text:style-name="P21"><text:span text:style-name="Arabic"><text:span text:style-name="T56">— </text:span></text:span><text:span text:style-name="Arabic">بامداد فردا من در تهران و شما در یزد خواهیم بود.</text:span></text:p>
      <text:p text:style-name="P21"><text:span text:style-name="Arabic"><text:span text:style-name="T56">— </text:span></text:span><text:span text:style-name="Arabic">بیا نشانی همدیگر را بنویسیم تا با هم نامه نگاری </text:span><text:span text:style-name="Arabic"><text:span text:style-name="T56">ک</text:span></text:span><text:span text:style-name="Arabic">نیم.</text:span></text:p>
      <text:p text:style-name="P40"><text:span text:style-name="Arabic"><text:span text:style-name="T57">— </text:span></text:span><text:span text:style-name="Arabic">آدرس من: </text:span><text:span text:style-name="Arabic"><text:span text:style-name="T234">چهل و هشت٬ (خیابان) بلوار جوردان٬ هفتاد و پنج٬ صفر٬ چهارده٬ پاریس٬ فرانسه.</text:span></text:span></text:p>
      <text:p text:style-name="P39"><text:soft-page-break/><text:span text:style-name="Arabic"><text:user-field-get text:name="name2fF">سپیده</text:user-field-get></text:span><text:span text:style-name="Arabic">:</text:span></text:p>
      <text:p text:style-name="P288"><text:span text:style-name="Arabic"><text:span text:style-name="T58">— </text:span></text:span><text:span text:style-name="Arabic">ایران </text:span><text:span text:style-name="Arabic"><text:span text:style-name="T58">—</text:span></text:span><text:span text:style-name="Arabic"> یزد — </text:span><text:span text:style-name="Arabic"><text:span text:style-name="T234"><text:s/></text:span></text:span><text:span text:style-name="Arabic">صد و بیست و نه</text:span><text:span text:style-name="Arabic"><text:span text:style-name="T57">٬ پانصد٬ خیابان آتشگاه٬</text:span></text:span><text:span text:style-name="Arabic"> ساختمان شماره بیست</text:span><text:span text:style-name="Arabic"><text:span text:style-name="T57">٬ پلاک پنج٬</text:span></text:span><text:span text:style-name="Arabic"> — </text:span><text:span text:style-name="Arabic"><text:user-field-get text:name="name2fF">سپیده</text:user-field-get></text:span><text:span text:style-name="Arabic"> جمشیدی.</text:span></text:p>
      <text:p text:style-name="P22"><text:span text:style-name="Arabic"><text:span text:style-name="T59">— </text:span></text:span><text:span text:style-name="Arabic">من زمستان آینده بار دیگر به ایران میآیم.</text:span></text:p>
      <text:p text:style-name="P22"><text:span text:style-name="Arabic"><text:span text:style-name="T59">— </text:span></text:span><text:span text:style-name="Arabic">من به دیدار شما خواهم آمد.</text:span></text:p>
      <text:h text:style-name="Heading_20_3" text:outline-level="3"><text:span text:style-name="Arabic">دیدار هفتم</text:span></text:h>
      <text:h text:style-name="P308" text:outline-level="4"><text:span text:style-name="Arabic"/></text:h>
      <text:p text:style-name="P38"><text:span text:style-name="Arabic"><text:user-field-get text:name="name1mF">ویکتور</text:user-field-get></text:span><text:span text:style-name="Arabic"> میان </text:span><text:span text:style-name="Arabic"><text:span text:style-name="T60">ک</text:span></text:span><text:span text:style-name="Arabic">وه و دریا.</text:span></text:p>
      <text:p text:style-name="P23"><text:span text:style-name="Arabic"><text:span text:style-name="T61">— </text:span></text:span><text:span text:style-name="Arabic">ببخشید</text:span><text:span text:style-name="Arabic"><text:span text:style-name="T61">٬ اینجا دفتر</text:span></text:span><text:span text:style-name="Arabic"> «ایران</text:span><text:span text:style-name="Arabic"><text:span text:style-name="T61">‌</text:span></text:span><text:span text:style-name="Arabic">پیما» است؟</text:span></text:p>
      <text:p text:style-name="P24"><text:span text:style-name="Arabic"><text:span text:style-name="T62">ک</text:span></text:span><text:span text:style-name="Arabic">ارمند:</text:span></text:p>
      <text:p text:style-name="P24"><text:span text:style-name="Arabic"><text:span text:style-name="T62">— بله٬ بفرمایید</text:span></text:span><text:span text:style-name="Arabic">!</text:span></text:p>
      <text:p text:style-name="P24"><text:span text:style-name="Arabic"><text:span text:style-name="T62">— </text:span></text:span><text:span text:style-name="Arabic">خواهش می</text:span><text:span text:style-name="Arabic"><text:span text:style-name="T62">‌ک</text:span></text:span><text:span text:style-name="Arabic">نم</text:span><text:span text:style-name="Arabic"><text:span text:style-name="T62">٬</text:span></text:span><text:span text:style-name="Arabic"> یک بلیت به بندر انزلی.</text:span></text:p>
      <text:p text:style-name="P25"><text:span text:style-name="Arabic"><text:span text:style-name="T63">— </text:span></text:span><text:span text:style-name="Arabic">صندلی </text:span><text:span text:style-name="Arabic"><text:span text:style-name="T63">ش</text:span></text:span><text:span text:style-name="Arabic">ماره یک</text:span><text:span text:style-name="Arabic"><text:span text:style-name="T63">٬</text:span></text:span><text:span text:style-name="Arabic"> </text:span><text:span text:style-name="Arabic"><text:span text:style-name="T63">ک</text:span></text:span><text:span text:style-name="Arabic">نار راننده.</text:span></text:p>
      <text:p text:style-name="P25"><text:span text:style-name="Arabic"><text:span text:style-name="T63">— </text:span></text:span><text:span text:style-name="Arabic">سپاسگزارم</text:span><text:span text:style-name="Arabic"><text:span text:style-name="T63">٬</text:span></text:span><text:span text:style-name="Arabic"> نرخ بلیت چند است؟</text:span></text:p>
      <text:p text:style-name="P25"><text:span text:style-name="Arabic"><text:span text:style-name="T63">— </text:span></text:span><text:span text:style-name="Arabic">دو هزار تومان.</text:span></text:p>
      <text:h text:style-name="P308" text:outline-level="4"><text:span text:style-name="Arabic"/></text:h>
      <text:p text:style-name="P26"><text:span text:style-name="Arabic">در اتوبوس.</text:span></text:p>
      <text:p text:style-name="P26"><text:span text:style-name="Arabic"><text:span text:style-name="T64">— </text:span></text:span><text:span text:style-name="Arabic">نام این </text:span><text:span text:style-name="Arabic"><text:span text:style-name="T64">ک</text:span></text:span><text:span text:style-name="Arabic">وه چیست؟</text:span></text:p>
      <text:p text:style-name="P27"><text:span text:style-name="Arabic">راننده:</text:span></text:p>
      <text:p text:style-name="P27"><text:span text:style-name="Arabic"><text:span text:style-name="T65">— </text:span></text:span><text:span text:style-name="Arabic">دماوند — بلندترین </text:span><text:span text:style-name="Arabic"><text:span text:style-name="T65">ک</text:span></text:span><text:span text:style-name="Arabic">وه ایران.</text:span></text:p>
      <text:p text:style-name="P27"><text:span text:style-name="Arabic"><text:span text:style-name="T65">— </text:span></text:span><text:span text:style-name="Arabic">بلندی آن چند متر است؟</text:span></text:p>
      <text:p text:style-name="P28"><text:span text:style-name="Arabic"><text:span text:style-name="T66">— </text:span></text:span><text:span text:style-name="Arabic">پنج هزار و ششصد و هفتاد و یک متر بالاتر از تراز دریا.</text:span></text:p>
      <text:p text:style-name="P28"><text:span text:style-name="Arabic"><text:span text:style-name="T66">— </text:span></text:span><text:span text:style-name="Arabic">دریای مازندران نزدیک است؟</text:span></text:p>
      <text:p text:style-name="P28"><text:span text:style-name="Arabic"><text:span text:style-name="T66">— </text:span></text:span><text:span text:style-name="Arabic">آری. با دوربین می</text:span><text:span text:style-name="Arabic"><text:span text:style-name="T66">‌</text:span></text:span><text:span text:style-name="Arabic">توان دریا را دید.</text:span></text:p>
      <text:p text:style-name="P29"><text:soft-page-break/><text:span text:style-name="Arabic"><text:span text:style-name="T67">— </text:span></text:span><text:span text:style-name="Arabic">چند استان میان </text:span><text:span text:style-name="Arabic"><text:span text:style-name="T67">ک</text:span></text:span><text:span text:style-name="Arabic">وه و دریا جای دارند؟</text:span></text:p>
      <text:p text:style-name="P1"><text:span text:style-name="Arabic"><text:span text:style-name="T67">— </text:span></text:span><text:span text:style-name="Arabic">سه استان: گیلان</text:span><text:span text:style-name="Arabic"><text:span text:style-name="T68">٬</text:span></text:span><text:span text:style-name="Arabic"> مازندران و گلستان.</text:span></text:p>
      <text:h text:style-name="Heading_20_3" text:outline-level="3"><text:span text:style-name="Arabic">دیدار هشتم</text:span></text:h>
      <text:h text:style-name="P308" text:outline-level="4"><text:span text:style-name="Arabic"/></text:h>
      <text:p text:style-name="P38"><text:span text:style-name="Arabic"><text:user-field-get text:name="name1mF">ویکتور</text:user-field-get></text:span><text:span text:style-name="Arabic"> در </text:span><text:span text:style-name="Arabic"><text:span text:style-name="T69">ک</text:span></text:span><text:span text:style-name="Arabic">نار دریا.</text:span></text:p>
      <text:p text:style-name="P30"><text:span text:style-name="Arabic"><text:span text:style-name="T69">— </text:span></text:span><text:span text:style-name="Arabic">ببخشید</text:span><text:span text:style-name="Arabic"><text:span text:style-name="T69">٬</text:span></text:span><text:span text:style-name="Arabic"> هتل دریا </text:span><text:span text:style-name="Arabic"><text:span text:style-name="T69">ک</text:span></text:span><text:span text:style-name="Arabic">جا است؟</text:span></text:p>
      <text:p text:style-name="P31"><text:span text:style-name="Arabic">روزنامه</text:span><text:span text:style-name="Arabic"><text:span text:style-name="T70">‌</text:span></text:span><text:span text:style-name="Arabic">فروش:</text:span></text:p>
      <text:p text:style-name="P31"><text:span text:style-name="Arabic"><text:span text:style-name="T70">— </text:span></text:span><text:span text:style-name="Arabic">دو </text:span><text:span text:style-name="Arabic"><text:span text:style-name="T70">ک</text:span></text:span><text:span text:style-name="Arabic">وچه بالاتر</text:span><text:span text:style-name="Arabic"><text:span text:style-name="T70">٬ دست چپ</text:span></text:span><text:span text:style-name="Arabic">.</text:span></text:p>
      <text:p text:style-name="P32"><text:span text:style-name="Arabic"><text:span text:style-name="T71">— </text:span></text:span><text:span text:style-name="Arabic">روز خوش. من به یک اتاق نیاز دارم.</text:span></text:p>
      <text:p text:style-name="P32"><text:span text:style-name="Arabic"><text:span text:style-name="T71">ک</text:span></text:span><text:span text:style-name="Arabic">ارمند پذیرش:</text:span></text:p>
      <text:p text:style-name="P32"><text:span text:style-name="Arabic"><text:span text:style-name="T71">— </text:span></text:span><text:span text:style-name="Arabic">خوش آمدید! یک تخته یا دو تخته؟</text:span></text:p>
      <text:p text:style-name="P33"><text:span text:style-name="Arabic"><text:span text:style-name="T72">— </text:span></text:span><text:span text:style-name="Arabic">یک تخته.</text:span></text:p>
      <text:p text:style-name="P33"><text:span text:style-name="Arabic"><text:span text:style-name="T72">— </text:span></text:span><text:span text:style-name="Arabic">برای چند شب؟</text:span></text:p>
      <text:p text:style-name="P33"><text:span text:style-name="Arabic"><text:span text:style-name="T72">— </text:span></text:span><text:span text:style-name="Arabic">یک شب.</text:span></text:p>
      <text:p text:style-name="P33"><text:span text:style-name="Arabic"><text:span text:style-name="T72">— </text:span></text:span><text:span text:style-name="Arabic">خواهش می</text:span><text:span text:style-name="Arabic"><text:span text:style-name="T72">‌ک</text:span></text:span><text:span text:style-name="Arabic">نم </text:span><text:span text:style-name="Arabic"><text:span text:style-name="T72">ک</text:span></text:span><text:span text:style-name="Arabic">لید اتاق خود را بگیرید.</text:span></text:p>
      <text:p text:style-name="P33"><text:span text:style-name="Arabic"><text:span text:style-name="T72">— </text:span></text:span><text:span text:style-name="Arabic">شما برنامه </text:span><text:span text:style-name="Arabic"><text:span text:style-name="T72">ک</text:span></text:span><text:span text:style-name="Arabic">شتی</text:span><text:span text:style-name="Arabic"><text:span text:style-name="T72">‌</text:span></text:span><text:span text:style-name="Arabic">رانی انزلی — استراخان را دارید؟</text:span></text:p>
      <text:p text:style-name="P34"><text:span text:style-name="Arabic"><text:span text:style-name="T72">— ک</text:span></text:span><text:span text:style-name="Arabic">شتی فردا نه بامداد راه می</text:span><text:span text:style-name="Arabic"><text:span text:style-name="T73">‌</text:span></text:span><text:span text:style-name="Arabic">افتد.</text:span></text:p>
      <text:p text:style-name="P34"><text:span text:style-name="Arabic"><text:span text:style-name="T73">— </text:span></text:span><text:span text:style-name="Arabic">خواهش می</text:span><text:span text:style-name="Arabic"><text:span text:style-name="T73">‌ک</text:span></text:span><text:span text:style-name="Arabic">نم</text:span><text:span text:style-name="Arabic"><text:span text:style-name="T73">٬ شش</text:span></text:span><text:span text:style-name="Arabic"> بامداد مرا بیدار </text:span><text:span text:style-name="Arabic"><text:span text:style-name="T73">ک</text:span></text:span><text:span text:style-name="Arabic">نید.</text:span></text:p>
      <text:h text:style-name="P308" text:outline-level="4"><text:span text:style-name="Arabic"/></text:h>
      <text:p text:style-name="P139"><text:span text:style-name="Arabic"><text:user-field-get text:name="name1mF">ویکتور</text:user-field-get></text:span><text:span text:style-name="Arabic"> در بازار شهر.</text:span></text:p>
      <text:p text:style-name="P41"><text:span text:style-name="Arabic">میوه</text:span><text:span text:style-name="Arabic"><text:span text:style-name="T77">‌</text:span></text:span><text:span text:style-name="Arabic">فروش:</text:span></text:p>
      <text:p text:style-name="P41"><text:span text:style-name="Arabic"><text:span text:style-name="T77">— </text:span></text:span><text:span text:style-name="Arabic">بفرمایید! سیب، نارنگی، انار، آلوسیاه.</text:span></text:p>
      <text:p text:style-name="P41"><text:span text:style-name="Arabic">ماهی</text:span><text:span text:style-name="Arabic"><text:span text:style-name="T77">‌</text:span></text:span><text:span text:style-name="Arabic">فروش:</text:span></text:p>
      <text:p text:style-name="P41"><text:span text:style-name="Arabic"><text:span text:style-name="T77">— ماهی</text:span></text:span><text:span text:style-name="Arabic"> </text:span><text:span text:style-name="Arabic"><text:span text:style-name="T77">تازه٬ </text:span></text:span><text:span text:style-name="Arabic">خاویار</text:span><text:span text:style-name="Arabic"><text:span text:style-name="T77">٬ میگو</text:span></text:span><text:span text:style-name="Arabic">.</text:span></text:p>
      <text:p text:style-name="P41"><text:span text:style-name="Arabic">سبزی</text:span><text:span text:style-name="Arabic"><text:span text:style-name="T77">‌</text:span></text:span><text:span text:style-name="Arabic">فروش:</text:span></text:p>
      <text:p text:style-name="P42"><text:soft-page-break/><text:span text:style-name="Arabic"><text:span text:style-name="T77">— جوان</text:span></text:span><text:span text:style-name="Arabic">! بفرمایید! ترب، پیاز، سیب</text:span><text:span text:style-name="Arabic"><text:span text:style-name="T78">‌</text:span></text:span><text:span text:style-name="Arabic">زمینی.</text:span></text:p>
      <text:p text:style-name="P42"><text:span text:style-name="Arabic"><text:span text:style-name="T78">— </text:span></text:span><text:span text:style-name="Arabic">یک </text:span><text:span text:style-name="Arabic"><text:span text:style-name="T78">ک</text:span></text:span><text:span text:style-name="Arabic">یلو انار</text:span><text:span text:style-name="Arabic"><text:span text:style-name="T78">٬ خواهش</text:span></text:span><text:span text:style-name="Arabic"> می</text:span><text:span text:style-name="Arabic"><text:span text:style-name="T78">ک</text:span></text:span><text:span text:style-name="Arabic">نم!</text:span></text:p>
      <text:p text:style-name="P42"><text:span text:style-name="Arabic">میوه</text:span><text:span text:style-name="Arabic"><text:span text:style-name="T78">‌</text:span></text:span><text:span text:style-name="Arabic">فروش:</text:span></text:p>
      <text:p text:style-name="P42"><text:span text:style-name="Arabic"><text:span text:style-name="T78">— انار </text:span></text:span><text:span text:style-name="Arabic"><text:span text:style-name="T78"><text:user-field-get text:name="name3fF">کیانا</text:user-field-get></text:span></text:span><text:span text:style-name="Arabic"><text:span text:style-name="T78"> </text:span></text:span><text:span text:style-name="Arabic">است و رسیده. بفرمایید</text:span><text:span text:style-name="Arabic"><text:span text:style-name="T78">٬</text:span></text:span><text:span text:style-name="Arabic"> یک </text:span><text:span text:style-name="Arabic"><text:span text:style-name="T78">ک</text:span></text:span><text:span text:style-name="Arabic">یلو.</text:span></text:p>
      <text:p text:style-name="P42"><text:span text:style-name="Arabic"><text:span text:style-name="T78">— </text:span></text:span><text:span text:style-name="Arabic">سپاسگزارم. بفرمایید این جا داروخانه </text:span><text:span text:style-name="Arabic"><text:span text:style-name="T78">ک</text:span></text:span><text:span text:style-name="Arabic">جا است؟</text:span></text:p>
      <text:p text:style-name="P42"><text:span text:style-name="Arabic"><text:span text:style-name="T78">— </text:span></text:span><text:span text:style-name="Arabic">پشت بازار</text:span><text:span text:style-name="Arabic"><text:span text:style-name="T78">٬ دست چپ</text:span></text:span><text:span text:style-name="Arabic">.</text:span></text:p>
      <text:p text:style-name="P42"><text:span text:style-name="Arabic"><text:span text:style-name="T78">— </text:span></text:span><text:span text:style-name="Arabic">از سردرد و گلودرد دارو هست؟</text:span></text:p>
      <text:p text:style-name="P42"><text:span text:style-name="Arabic">داروساز:</text:span></text:p>
      <text:p text:style-name="P42"><text:span text:style-name="Arabic"><text:span text:style-name="T78">— هست.</text:span></text:span></text:p>
      <text:h text:style-name="P308" text:outline-level="4"><text:span text:style-name="Arabic"/></text:h>
      <text:p text:style-name="P43"><text:span text:style-name="Arabic"><text:span text:style-name="T79">— </text:span></text:span><text:span text:style-name="Arabic">تا</text:span><text:span text:style-name="Arabic"><text:span text:style-name="T79">ک</text:span></text:span><text:span text:style-name="Arabic">سی! ترمینال دریایی.</text:span></text:p>
      <text:p text:style-name="P43"><text:span text:style-name="Arabic">تاکسی</text:span><text:span text:style-name="Arabic"><text:span text:style-name="T79">‌</text:span></text:span><text:span text:style-name="Arabic">ران:</text:span></text:p>
      <text:p text:style-name="P43"><text:span text:style-name="Arabic"><text:span text:style-name="T79">— به آستراخان </text:span></text:span><text:span text:style-name="Arabic">می</text:span><text:span text:style-name="Arabic"><text:span text:style-name="T79">‌</text:span></text:span><text:span text:style-name="Arabic">روید؟</text:span></text:p>
      <text:p text:style-name="P43"><text:span text:style-name="Arabic"><text:span text:style-name="T79">— </text:span></text:span><text:span text:style-name="Arabic">آری. اگر می</text:span><text:span text:style-name="Arabic"><text:span text:style-name="T79">‌</text:span></text:span><text:span text:style-name="Arabic">شود تندتر برویم؟</text:span></text:p>
      <text:p text:style-name="P43"><text:span text:style-name="Arabic"><text:span text:style-name="T79">— </text:span></text:span><text:span text:style-name="Arabic">آری. </text:span><text:span text:style-name="Arabic"><text:span text:style-name="T79">ک</text:span></text:span><text:span text:style-name="Arabic">شتی بزودی راه می</text:span><text:span text:style-name="Arabic"><text:span text:style-name="T79">‌</text:span></text:span><text:span text:style-name="Arabic">افتد.</text:span></text:p>
      <text:h text:style-name="Heading_20_3" text:outline-level="3"><text:span text:style-name="Arabic">دیدار نهم</text:span></text:h>
      <text:h text:style-name="P308" text:outline-level="4"><text:span text:style-name="Arabic"/></text:h>
      <text:p text:style-name="P139"><text:span text:style-name="Arabic"><text:user-field-get text:name="name1mF">ویکتور</text:user-field-get></text:span><text:span text:style-name="Arabic"> میان دو بندر.</text:span></text:p>
      <text:p text:style-name="P141"><text:span text:style-name="Arabic"><text:span text:style-name="T80">— </text:span></text:span><text:span text:style-name="Arabic">ببخشید. شما </text:span><text:span text:style-name="Arabic"><text:user-field-get text:name="people1F">فرانسوی</text:user-field-get></text:span><text:span text:style-name="Arabic"> هستید؟</text:span></text:p>
      <text:p text:style-name="P44"><text:span text:style-name="Arabic">هم</text:span><text:span text:style-name="Arabic"><text:span text:style-name="T80">‌</text:span></text:span><text:span text:style-name="Arabic">سفر:</text:span></text:p>
      <text:p text:style-name="P141"><text:span text:style-name="Arabic"><text:span text:style-name="T80">— نه. من از</text:span></text:span><text:span text:style-name="Arabic"> </text:span><text:span text:style-name="Arabic"><text:user-field-get text:name="country2F">بلاروس</text:user-field-get></text:span><text:span text:style-name="Arabic"> هستم.</text:span></text:p>
      <text:p text:style-name="P139"><text:span text:style-name="Arabic"><text:span text:style-name="T80">— </text:span></text:span><text:span text:style-name="Arabic">نام من </text:span><text:span text:style-name="Arabic"><text:user-field-get text:name="name1mF">ویکتور</text:user-field-get></text:span><text:span text:style-name="Arabic"> است.</text:span></text:p>
      <text:p text:style-name="P44"><text:span text:style-name="Arabic"><text:span text:style-name="T80">— </text:span></text:span><text:span text:style-name="Arabic">نام من </text:span><text:span text:style-name="Arabic"><text:user-field-get text:name="name3mF">آناتول</text:user-field-get></text:span><text:span text:style-name="Arabic"> است. من باستان</text:span><text:span text:style-name="Arabic"><text:span text:style-name="T80">‌</text:span></text:span><text:span text:style-name="Arabic">شناس هستم.</text:span></text:p>
      <text:p text:style-name="P44"><text:span text:style-name="Arabic">مرزبان:</text:span></text:p>
      <text:p text:style-name="P44"><text:span text:style-name="Arabic"><text:span text:style-name="T80">— خواهش میکنم:</text:span></text:span><text:span text:style-name="Arabic"> گذرنامه</text:span><text:span text:style-name="Arabic"><text:span text:style-name="T80">‌</text:span></text:span><text:span text:style-name="Arabic">های خود را آماده </text:span><text:span text:style-name="Arabic"><text:span text:style-name="T80">ک</text:span></text:span><text:span text:style-name="Arabic">نید.</text:span></text:p>
      <text:p text:style-name="P139"><text:soft-page-break/><text:span text:style-name="Arabic"><text:user-field-get text:name="name1mF">ویکتور</text:user-field-get></text:span><text:span text:style-name="Arabic">:</text:span></text:p>
      <text:p text:style-name="P44"><text:span text:style-name="Arabic"><text:span text:style-name="T80">— </text:span></text:span><text:span text:style-name="Arabic">شما نخستین بار به ایران می</text:span><text:span text:style-name="Arabic"><text:span text:style-name="T80">‌</text:span></text:span><text:span text:style-name="Arabic">آیید؟</text:span></text:p>
      <text:p text:style-name="P44"><text:span text:style-name="Arabic"><text:span text:style-name="T80">— </text:span></text:span><text:span text:style-name="Arabic">نه. من ایران</text:span><text:span text:style-name="Arabic"><text:span text:style-name="T80">‌</text:span></text:span><text:span text:style-name="Arabic">گردی را دوست دارم.</text:span></text:p>
      <text:p text:style-name="P44"><text:span text:style-name="Arabic"><text:span text:style-name="T80">— </text:span></text:span><text:span text:style-name="Arabic">پس</text:span><text:span text:style-name="Arabic"><text:span text:style-name="T80">٬ زبان فارسی را بهتر</text:span></text:span><text:span text:style-name="Arabic"> از من می</text:span><text:span text:style-name="Arabic"><text:span text:style-name="T80">‌</text:span></text:span><text:span text:style-name="Arabic">دانید.</text:span></text:p>
      <text:p text:style-name="P141"><text:span text:style-name="Arabic"><text:span text:style-name="T81">— </text:span></text:span><text:span text:style-name="Arabic">زبان فارسی مانند </text:span><text:span text:style-name="Arabic"><text:user-field-get text:name="country2F">بلاروس</text:user-field-get></text:span><text:span text:style-name="Arabic"> خوش</text:span><text:span text:style-name="Arabic"><text:span text:style-name="T81">‌</text:span></text:span><text:span text:style-name="Arabic">اهنگ است.</text:span></text:p>
      <text:p text:style-name="P45"><text:span text:style-name="Arabic"><text:span text:style-name="T81">— </text:span></text:span><text:span text:style-name="Arabic">از دیدگاه شما </text:span><text:span text:style-name="Arabic"><text:span text:style-name="T81">ک</text:span></text:span><text:span text:style-name="Arabic">دام شهر ایران زیباتر است؟</text:span></text:p>
      <text:p text:style-name="P45"><text:span text:style-name="Arabic"><text:span text:style-name="T81">— </text:span></text:span><text:span text:style-name="Arabic">من شهر اصفهان را بیشتر می</text:span><text:span text:style-name="Arabic"><text:span text:style-name="T81">‌</text:span></text:span><text:span text:style-name="Arabic">پسندم.</text:span></text:p>
      <text:p text:style-name="P45"><text:span text:style-name="Arabic"><text:span text:style-name="T81">— </text:span></text:span><text:span text:style-name="Arabic">و من از شیراز و بندر انزلی.</text:span></text:p>
      <text:p text:style-name="P45"><text:span text:style-name="Arabic"><text:span text:style-name="T81">— </text:span></text:span><text:span text:style-name="Arabic">انزلی «ونیز» خاورزمین است.</text:span></text:p>
      <text:h text:style-name="P308" text:outline-level="4"><text:span text:style-name="Arabic"/></text:h>
      <text:p text:style-name="P46"><text:span text:style-name="Arabic">دختر خانم:</text:span></text:p>
      <text:p text:style-name="P47"><text:span text:style-name="Arabic"><text:span text:style-name="T82">— </text:span></text:span><text:span text:style-name="Arabic">ببخشید</text:span><text:span text:style-name="Arabic"><text:span text:style-name="T83">٬</text:span></text:span><text:span text:style-name="Arabic"> جای من </text:span><text:span text:style-name="Arabic"><text:span text:style-name="T83">ک</text:span></text:span><text:span text:style-name="Arabic">نار شما است.</text:span></text:p>
      <text:p text:style-name="P47"><text:span text:style-name="Arabic"><text:span text:style-name="T83">— شماره جایگاه شما</text:span></text:span><text:span text:style-name="Arabic"> چند است؟</text:span></text:p>
      <text:p text:style-name="P47"><text:span text:style-name="Arabic"><text:span text:style-name="T83">— </text:span></text:span><text:span text:style-name="Arabic">چهاردهم.</text:span></text:p>
      <text:p text:style-name="P139"><text:span text:style-name="Arabic"><text:user-field-get text:name="name3mF">آناتول</text:user-field-get></text:span><text:span text:style-name="Arabic">:</text:span></text:p>
      <text:p text:style-name="P48"><text:span text:style-name="Arabic"><text:span text:style-name="T84">— </text:span></text:span><text:span text:style-name="Arabic">آری. جای شما اینجا است.</text:span></text:p>
      <text:p text:style-name="P48"><text:span text:style-name="Arabic"><text:span text:style-name="T84">— </text:span></text:span><text:span text:style-name="Arabic">شما ایرانی هستید؟</text:span></text:p>
      <text:p text:style-name="P48"><text:span text:style-name="Arabic"><text:span text:style-name="T84">— </text:span></text:span><text:span text:style-name="Arabic">آری.</text:span></text:p>
      <text:p text:style-name="P48"><text:span text:style-name="Arabic"><text:span text:style-name="T84">— </text:span></text:span><text:span text:style-name="Arabic">نام شما چیست؟</text:span></text:p>
      <text:p text:style-name="P141"><text:span text:style-name="Arabic"><text:span text:style-name="T84">— </text:span></text:span><text:span text:style-name="Arabic"><text:span text:style-name="T84"><text:user-field-get text:name="name3fF">کیانا</text:user-field-get></text:span></text:span><text:span text:style-name="Arabic">.</text:span></text:p>
      <text:p text:style-name="P139"><text:span text:style-name="Arabic"><text:span text:style-name="T84">— </text:span></text:span><text:span text:style-name="Arabic">نام من </text:span><text:span text:style-name="Arabic"><text:user-field-get text:name="name1mF">ویکتور</text:user-field-get></text:span><text:span text:style-name="Arabic"> و نام هم</text:span><text:span text:style-name="Arabic"><text:span text:style-name="T84">‌</text:span></text:span><text:span text:style-name="Arabic">سفر ما </text:span><text:span text:style-name="Arabic"><text:user-field-get text:name="name3mF">آناتول</text:user-field-get></text:span><text:span text:style-name="Arabic"> است. شما دانشجو هستید؟</text:span></text:p>
      <text:p text:style-name="P49"><text:span text:style-name="Arabic"><text:span text:style-name="T85">— </text:span></text:span><text:span text:style-name="Arabic">بله. من دانشجوی دانشگاه </text:span><text:span text:style-name="Arabic"><text:span text:style-name="T235">کی‌یف</text:span></text:span><text:span text:style-name="Arabic"> هستم.</text:span></text:p>
      <text:p text:style-name="P139"><text:span text:style-name="Arabic"><text:user-field-get text:name="name3mF">آناتول</text:user-field-get></text:span><text:span text:style-name="Arabic">:</text:span></text:p>
      <text:p text:style-name="P49"><text:span text:style-name="Arabic"><text:span text:style-name="T85">— </text:span></text:span><text:span text:style-name="Arabic">در </text:span><text:span text:style-name="Arabic"><text:span text:style-name="T85">ک</text:span></text:span><text:span text:style-name="Arabic">دام رشته؟</text:span></text:p>
      <text:p text:style-name="P49"><text:span text:style-name="Arabic"><text:span text:style-name="T85">— </text:span></text:span><text:span text:style-name="Arabic">در رشته زمین</text:span><text:span text:style-name="Arabic"><text:span text:style-name="T85">‌</text:span></text:span><text:span text:style-name="Arabic">شناسی</text:span></text:p>
      <text:p text:style-name="P49"><text:soft-page-break/><text:span text:style-name="Arabic"><text:span text:style-name="T85">— </text:span></text:span><text:span text:style-name="Arabic">شما از </text:span><text:span text:style-name="Arabic"><text:span text:style-name="T85">ک</text:span></text:span><text:span text:style-name="Arabic">دام شهر هستید؟</text:span></text:p>
      <text:p text:style-name="P49"><text:span text:style-name="Arabic"><text:span text:style-name="T85">— </text:span></text:span><text:span text:style-name="Arabic">شهر قزوین.</text:span></text:p>
      <text:p text:style-name="P139"><text:span text:style-name="Arabic"><text:user-field-get text:name="name3mF">آناتول</text:user-field-get></text:span><text:span text:style-name="Arabic">:</text:span></text:p>
      <text:p text:style-name="P50"><text:span text:style-name="Arabic"><text:span text:style-name="T86">— </text:span></text:span><text:span text:style-name="Arabic">قزوین همان </text:span><text:span text:style-name="Arabic"><text:span text:style-name="T86">ک</text:span></text:span><text:span text:style-name="Arabic">اسپین است.</text:span></text:p>
      <text:p text:style-name="P139"><text:span text:style-name="Arabic"><text:user-field-get text:name="name1mF">ویکتور</text:user-field-get></text:span><text:span text:style-name="Arabic">:</text:span></text:p>
      <text:p text:style-name="P51"><text:span text:style-name="Arabic"><text:span text:style-name="T87">— پس نام دریا از نام</text:span></text:span><text:span text:style-name="Arabic"> این شهر گرفته شد؟</text:span></text:p>
      <text:p text:style-name="P139"><text:span text:style-name="Arabic"><text:user-field-get text:name="name3mF">آناتول</text:user-field-get></text:span><text:span text:style-name="Arabic">:</text:span></text:p>
      <text:p text:style-name="P52"><text:span text:style-name="Arabic"><text:span text:style-name="T88">— آری. این دریا </text:span></text:span><text:span text:style-name="Arabic">نام</text:span><text:span text:style-name="Arabic"><text:span text:style-name="T88">‌</text:span></text:span><text:span text:style-name="Arabic">های گوناگون دارد: مازندران، قزوین، خزر.</text:span></text:p>
      <text:p text:style-name="P52"><text:span text:style-name="Arabic"><text:span text:style-name="T88">— </text:span></text:span><text:span text:style-name="Arabic">دوستان! پس از ناهار گفت و گوی خود را دنبال می</text:span><text:span text:style-name="Arabic"><text:span text:style-name="T88">‌ک</text:span></text:span><text:span text:style-name="Arabic">نیم.</text:span></text:p>
      <text:h text:style-name="P308" text:outline-level="4"><text:span text:style-name="Arabic"/></text:h>
      <text:p text:style-name="P53"><text:span text:style-name="Arabic">پیش</text:span><text:span text:style-name="Arabic"><text:span text:style-name="T89">‌</text:span></text:span><text:span text:style-name="Arabic">خدمت:</text:span></text:p>
      <text:p text:style-name="P53"><text:span text:style-name="Arabic"><text:span text:style-name="T89">— </text:span></text:span><text:span text:style-name="Arabic">خوش آمدید! امروز</text:span><text:span text:style-name="Arabic"><text:span text:style-name="T89">٬ ناهار،</text:span></text:span><text:span text:style-name="Arabic"> </text:span><text:span text:style-name="Arabic"><text:span text:style-name="T89">ماهی و </text:span></text:span><text:span text:style-name="Arabic">مرغ است.</text:span></text:p>
      <text:p text:style-name="P139"><text:span text:style-name="Arabic"><text:user-field-get text:name="name1mF">ویکتور</text:user-field-get></text:span><text:span text:style-name="Arabic">:</text:span></text:p>
      <text:p text:style-name="P53"><text:span text:style-name="Arabic"><text:span text:style-name="T89">— </text:span></text:span><text:span text:style-name="Arabic">برای من</text:span><text:span text:style-name="Arabic"><text:span text:style-name="T89">٬ خواهش </text:span></text:span><text:span text:style-name="Arabic">می</text:span><text:span text:style-name="Arabic"><text:span text:style-name="T89">‌ک</text:span></text:span><text:span text:style-name="Arabic">نم</text:span><text:span text:style-name="Arabic"><text:span text:style-name="T89">٬</text:span></text:span><text:span text:style-name="Arabic"> </text:span><text:span text:style-name="Arabic"><text:span text:style-name="T89">،</text:span></text:span><text:span text:style-name="Arabic"> مرغ و سالاد.</text:span></text:p>
      <text:p text:style-name="P139"><text:span text:style-name="Arabic"><text:user-field-get text:name="name3mF">آناتول</text:user-field-get></text:span><text:span text:style-name="Arabic">:</text:span></text:p>
      <text:p text:style-name="P56"><text:span text:style-name="Arabic"><text:span text:style-name="T89">— </text:span></text:span><text:span text:style-name="Arabic">سالاد و میگو.</text:span></text:p>
      <text:p text:style-name="P141"><text:span text:style-name="Arabic"><text:span text:style-name="T78"><text:user-field-get text:name="name3fF">کیانا</text:user-field-get></text:span></text:span><text:span text:style-name="Arabic">:</text:span></text:p>
      <text:p text:style-name="P55"><text:span text:style-name="Arabic"><text:span text:style-name="T91">— </text:span></text:span><text:span text:style-name="Arabic">برای من</text:span><text:span text:style-name="Arabic"><text:span text:style-name="T91">٬ ماهی</text:span></text:span><text:span text:style-name="Arabic"> دودی.</text:span></text:p>
      <text:p text:style-name="P139"><text:span text:style-name="Arabic"><text:user-field-get text:name="name1mF">ویکتور</text:user-field-get></text:span><text:span text:style-name="Arabic">:</text:span></text:p>
      <text:p text:style-name="P55"><text:span text:style-name="Arabic"><text:span text:style-name="T91">— خواهش می‌کنم٬</text:span></text:span><text:span text:style-name="Arabic"> پس از ناهار برای ما چای بیاورید.</text:span></text:p>
      <text:h text:style-name="P308" text:outline-level="4"/>
      <text:p text:style-name="P141"><text:span text:style-name="Arabic"><text:span text:style-name="T78"><text:user-field-get text:name="name3fF">کیانا</text:user-field-get></text:span></text:span><text:span text:style-name="Arabic">:</text:span></text:p>
      <text:p text:style-name="P54"><text:span text:style-name="Arabic"><text:span text:style-name="T90">— این چه شهری </text:span></text:span><text:span text:style-name="Arabic">است </text:span><text:span text:style-name="Arabic"><text:span text:style-name="T90">ک</text:span></text:span><text:span text:style-name="Arabic">ه می</text:span><text:span text:style-name="Arabic"><text:span text:style-name="T90">‌</text:span></text:span><text:span text:style-name="Arabic">بینیم؟</text:span></text:p>
      <text:p text:style-name="P139"><text:span text:style-name="Arabic"><text:user-field-get text:name="name3mF">آناتول</text:user-field-get></text:span><text:span text:style-name="Arabic">:</text:span></text:p>
      <text:p text:style-name="P55"><text:span text:style-name="Arabic"><text:span text:style-name="T91">— این باکو یا</text:span></text:span><text:span text:style-name="Arabic"> «باد</text:span><text:span text:style-name="Arabic"><text:span text:style-name="T91">ک</text:span></text:span><text:span text:style-name="Arabic">وب» است.</text:span></text:p>
      <text:p text:style-name="P139"><text:soft-page-break/><text:span text:style-name="Arabic"><text:user-field-get text:name="name1mF">ویکتور</text:user-field-get></text:span><text:span text:style-name="Arabic">:</text:span></text:p>
      <text:p text:style-name="P55"><text:span text:style-name="Arabic"><text:span text:style-name="T91">— بادکوب چیست؟</text:span></text:span></text:p>
      <text:p text:style-name="P139"><text:span text:style-name="Arabic"><text:user-field-get text:name="name3mF">آناتول</text:user-field-get></text:span><text:span text:style-name="Arabic">:</text:span></text:p>
      <text:p text:style-name="P57"><text:span text:style-name="Arabic"><text:span text:style-name="T92">— شهری که باد</text:span></text:span><text:span text:style-name="Arabic"> همیشه آنرا می</text:span><text:span text:style-name="Arabic"><text:span text:style-name="T92">‌ک</text:span></text:span><text:span text:style-name="Arabic">وبد.</text:span></text:p>
      <text:p text:style-name="P141"><text:span text:style-name="Arabic"><text:span text:style-name="T78"><text:user-field-get text:name="name3fF">کیانا</text:user-field-get></text:span></text:span><text:span text:style-name="Arabic">:</text:span></text:p>
      <text:p text:style-name="P141"><text:span text:style-name="Arabic"><text:span text:style-name="T93">— </text:span></text:span><text:span text:style-name="Arabic">بزودی به مرز </text:span><text:span text:style-name="Arabic"><text:span text:style-name="T236">روسی</text:span></text:span><text:span text:style-name="Arabic"> می</text:span><text:span text:style-name="Arabic"><text:span text:style-name="T93">‌</text:span></text:span><text:span text:style-name="Arabic">رسیم.</text:span></text:p>
      <text:p text:style-name="P139"><text:span text:style-name="Arabic"><text:user-field-get text:name="name1mF">ویکتور</text:user-field-get></text:span><text:span text:style-name="Arabic">:</text:span></text:p>
      <text:p text:style-name="P141"><text:span text:style-name="Arabic"><text:span text:style-name="T93">— </text:span></text:span><text:span text:style-name="Arabic"><text:span text:style-name="T93"><text:user-field-get text:name="name3fF">کیانا</text:user-field-get></text:span></text:span><text:span text:style-name="Arabic"><text:span text:style-name="T93"> جان! کدام </text:span></text:span><text:span text:style-name="Arabic">زبان آسانتر است</text:span><text:span text:style-name="Arabic"><text:span text:style-name="T93">٬ فارسی</text:span></text:span><text:span text:style-name="Arabic"> یا روسی؟</text:span></text:p>
      <text:p text:style-name="P141"><text:span text:style-name="Arabic"><text:span text:style-name="T78"><text:user-field-get text:name="name3fF">کیانا</text:user-field-get></text:span></text:span><text:span text:style-name="Arabic">:</text:span></text:p>
      <text:p text:style-name="P58"><text:span text:style-name="Arabic"><text:span text:style-name="T93">— از دید‌گاه من٬</text:span></text:span><text:span text:style-name="Arabic"> فارسی آسانترین زبان جهان است.</text:span></text:p>
      <text:p text:style-name="P289"><text:span text:style-name="Arabic"><text:user-field-get text:name="name1mF">ویکتور</text:user-field-get></text:span><text:span text:style-name="Arabic">:</text:span></text:p>
      <text:p text:style-name="P58"><text:span text:style-name="Arabic"><text:span text:style-name="T93">— سخن شما</text:span></text:span><text:span text:style-name="Arabic"> درست است.</text:span></text:p>
      <text:p text:style-name="P289"><text:span text:style-name="Arabic"><text:user-field-get text:name="name3mF">آناتول</text:user-field-get></text:span><text:span text:style-name="Arabic">:</text:span></text:p>
      <text:p text:style-name="P58"><text:span text:style-name="Arabic"><text:span text:style-name="T93">— </text:span></text:span><text:span text:style-name="Arabic">زبان روسی یکی از سختترین زبان</text:span><text:span text:style-name="Arabic"><text:span text:style-name="T93">‌</text:span></text:span><text:span text:style-name="Arabic">ها است.</text:span></text:p>
      <text:p text:style-name="P141"><text:span text:style-name="Arabic"><text:span text:style-name="T78"><text:user-field-get text:name="name3fF">کیانا</text:user-field-get></text:span></text:span><text:span text:style-name="Arabic">:</text:span></text:p>
      <text:p text:style-name="P58"><text:span text:style-name="Arabic"><text:span text:style-name="T93">— دوستان</text:span></text:span><text:span text:style-name="Arabic">! همنشینی با شما خوب بود. شب شما خوش.</text:span></text:p>
      <text:p text:style-name="P139"><text:span text:style-name="Arabic"><text:user-field-get text:name="name1mF">ویکتور</text:user-field-get></text:span><text:span text:style-name="Arabic"> و </text:span><text:span text:style-name="Arabic"><text:user-field-get text:name="name3mF">آناتول</text:user-field-get></text:span><text:span text:style-name="Arabic">:</text:span></text:p>
      <text:p text:style-name="P58"><text:span text:style-name="Arabic"><text:span text:style-name="T93">— شب </text:span></text:span><text:span text:style-name="Arabic">شما همچنین. فردا همه در آستراخان خواهیم بود.</text:span></text:p>
      <text:h text:style-name="P311" text:outline-level="3"><text:span text:style-name="Arabic">دیدار دهم</text:span></text:h>
      <text:p text:style-name="P1"><text:span text:style-name="Arabic">در بندر آستراخان.</text:span></text:p>
      <text:p text:style-name="P139"><text:span text:style-name="Arabic"><text:span text:style-name="T98">— </text:span></text:span><text:span text:style-name="Arabic">آقای </text:span><text:span text:style-name="Arabic"><text:user-field-get text:name="name3mF">آناتول</text:user-field-get></text:span><text:span text:style-name="Arabic">! شما چند روز در روسیه می</text:span><text:span text:style-name="Arabic"><text:span text:style-name="T98">‌</text:span></text:span><text:span text:style-name="Arabic">مانید؟</text:span></text:p>
      <text:p text:style-name="P141"><text:span text:style-name="Arabic"><text:span text:style-name="T98">— </text:span></text:span><text:span text:style-name="Arabic">پنج روز در </text:span><text:span text:style-name="Arabic"><text:user-field-get text:name="city1F">پاریس</text:user-field-get></text:span><text:span text:style-name="Arabic"><text:user-field-get text:name="city1F">پاریس</text:user-field-get></text:span><text:span text:style-name="Arabic"> و پنج روز در پتربورگ.</text:span></text:p>
      <text:p text:style-name="P63"><text:span text:style-name="Arabic"><text:span text:style-name="T98">— </text:span></text:span><text:span text:style-name="Arabic">اگر خواستید</text:span><text:span text:style-name="Arabic"><text:span text:style-name="T98">٬ من </text:span></text:span><text:span text:style-name="Arabic">راهنمای شما خواهم بود.</text:span></text:p>
      <text:p text:style-name="P63"><text:span text:style-name="Arabic"><text:span text:style-name="T98">— </text:span></text:span><text:span text:style-name="Arabic">سپاسگزارم. شما می</text:span><text:span text:style-name="Arabic"><text:span text:style-name="T98">‌</text:span></text:span><text:span text:style-name="Arabic">توانید راهنمای خوبی برای جهان</text:span><text:span text:style-name="Arabic"><text:span text:style-name="T98">‌</text:span></text:span><text:span text:style-name="Arabic">گردان فارسی</text:span><text:span text:style-name="Arabic"><text:span text:style-name="T98">‌</text:span></text:span><text:span text:style-name="Arabic">زبان باشید.</text:span></text:p>
      <text:p text:style-name="P63"><text:soft-page-break/><text:span text:style-name="Arabic"><text:span text:style-name="T98">— </text:span></text:span><text:span text:style-name="Arabic">آری. من می</text:span><text:span text:style-name="Arabic"><text:span text:style-name="T98">‌</text:span></text:span><text:span text:style-name="Arabic">خواهم یک راه ساده و زیبا برای جهان</text:span><text:span text:style-name="Arabic"><text:span text:style-name="T98">‌</text:span></text:span><text:span text:style-name="Arabic">گردان، بازرگانان و پژوهشگران باز </text:span><text:span text:style-name="Arabic"><text:span text:style-name="T98">ک</text:span></text:span><text:span text:style-name="Arabic">نم.</text:span></text:p>
      <text:p text:style-name="P63"><text:span text:style-name="Arabic"><text:span text:style-name="T98">— </text:span></text:span><text:span text:style-name="Arabic">مانند راه ابریشم</text:span><text:span text:style-name="Arabic"><text:span text:style-name="T98">؟</text:span></text:span></text:p>
      <text:p text:style-name="P63"><text:span text:style-name="Arabic"><text:span text:style-name="T98">— </text:span></text:span><text:span text:style-name="Arabic">آری. از اروپا به چین.</text:span></text:p>
      <text:p text:style-name="P64"><text:span text:style-name="Arabic"><text:span text:style-name="T98">— </text:span></text:span><text:span text:style-name="Arabic">از دیدگاه من شما نخستین گام را برداشتید.</text:span></text:p>
      <text:p text:style-name="P64"><text:span text:style-name="Arabic"><text:span text:style-name="T99">— </text:span></text:span><text:span text:style-name="Arabic">پس</text:span><text:span text:style-name="Arabic"><text:span text:style-name="T99">٬ بیایید امشب</text:span></text:span><text:span text:style-name="Arabic"> در استراخان بمانیم و در این باره گفت وگو </text:span><text:span text:style-name="Arabic"><text:span text:style-name="T99">ک</text:span></text:span><text:span text:style-name="Arabic">نیم.</text:span></text:p>
      <text:p text:style-name="P64"><text:span text:style-name="Arabic"><text:span text:style-name="T99">— </text:span></text:span><text:span text:style-name="Arabic">من آماده هستم.</text:span></text:p>
      <text:p text:style-name="P139"><text:span text:style-name="Arabic"><text:span text:style-name="T100">— </text:span></text:span><text:span text:style-name="Arabic">آقای </text:span><text:span text:style-name="Arabic"><text:user-field-get text:name="name3mF">آناتول</text:user-field-get></text:span><text:span text:style-name="Arabic">، آیا واژه «آستراخان» فارسی است؟</text:span></text:p>
      <text:p text:style-name="P65"><text:span text:style-name="Arabic"><text:span text:style-name="T100">— </text:span></text:span><text:span text:style-name="Arabic">آری. استر — خان. (خانه استر)</text:span></text:p>
      <text:p text:style-name="P139"><text:span text:style-name="Arabic"><text:span text:style-name="T100">— </text:span></text:span><text:span text:style-name="Arabic">آقای </text:span><text:span text:style-name="Arabic"><text:user-field-get text:name="name3mF">آناتول</text:user-field-get></text:span><text:span text:style-name="Arabic"><text:span text:style-name="T100">٬ </text:span></text:span><text:span text:style-name="Arabic">ا</text:span><text:span text:style-name="Arabic"><text:span text:style-name="T100">ک</text:span></text:span><text:span text:style-name="Arabic">نون بفرمایید شام بخوریم سپس به هتل می</text:span><text:span text:style-name="Arabic"><text:span text:style-name="T100">‌</text:span></text:span><text:span text:style-name="Arabic">رویم.</text:span></text:p>
      <text:p text:style-name="P139"><text:span text:style-name="Arabic"><text:span text:style-name="T101">— </text:span></text:span><text:span text:style-name="Arabic"><text:span text:style-name="T101"><text:user-field-get text:name="name1mF">ویکتور</text:user-field-get></text:span></text:span><text:span text:style-name="Arabic"><text:span text:style-name="T101">٬ <text:s/>شما</text:span></text:span><text:span text:style-name="Arabic"> راهنمای من می</text:span><text:span text:style-name="Arabic"><text:span text:style-name="T101">‌</text:span></text:span><text:span text:style-name="Arabic">شوید، من زبان روسی نمی</text:span><text:span text:style-name="Arabic"><text:span text:style-name="T101">‌</text:span></text:span><text:span text:style-name="Arabic">دانم.</text:span></text:p>
      <text:p text:style-name="P66"><text:span text:style-name="Arabic"><text:span text:style-name="T102">— </text:span></text:span><text:span text:style-name="Arabic">در زبان</text:span><text:span text:style-name="Arabic"><text:span text:style-name="T102">‌</text:span></text:span><text:span text:style-name="Arabic">شناسی و باستان</text:span><text:span text:style-name="Arabic"><text:span text:style-name="T102">‌</text:span></text:span><text:span text:style-name="Arabic">شناسی شما بهترین راهنما هستید!</text:span></text:p>
      <text:p text:style-name="P66"><text:span text:style-name="Arabic"><text:span text:style-name="T102">— </text:span></text:span><text:span text:style-name="Arabic">برای همکاری آماده هستم.</text:span></text:p>
      <text:p text:style-name="P66"><text:span text:style-name="Arabic"><text:span text:style-name="T102">— </text:span></text:span><text:span text:style-name="Arabic">سال آینده با هم ایرانگردی خواهیم </text:span><text:span text:style-name="Arabic"><text:span text:style-name="T102">ک</text:span></text:span><text:span text:style-name="Arabic">رد.</text:span></text:p>
      <text:p text:style-name="P139"><text:span text:style-name="Arabic"><text:span text:style-name="T102">—</text:span></text:span><text:span text:style-name="Arabic"> پس</text:span><text:span text:style-name="Arabic"><text:span text:style-name="T102">٬ </text:span></text:span><text:span text:style-name="Arabic"><text:span text:style-name="T102"><text:user-field-get text:name="name1mF">ویکتور</text:user-field-get></text:span></text:span><text:span text:style-name="Arabic"><text:span text:style-name="T102"> </text:span></text:span><text:span text:style-name="Arabic">جان</text:span><text:span text:style-name="Arabic"><text:span text:style-name="T102">٬</text:span></text:span><text:span text:style-name="Arabic"> تا سال آینده باید زبان </text:span><text:span text:style-name="Arabic"><text:span text:style-name="T102">فارسی خود را بهتر ک</text:span></text:span><text:span text:style-name="Arabic">نی</text:span><text:span text:style-name="Arabic"><text:span text:style-name="T102">د</text:span></text:span><text:span text:style-name="Arabic">.</text:span></text:p>
      <text:p text:style-name="P67"><text:span text:style-name="Arabic"><text:span text:style-name="T103">— زبان عمر خیام٬</text:span></text:span><text:span text:style-name="Arabic"> سعدی، فردوسی...</text:span></text:p>
      <text:h text:style-name="Heading_20_3" text:outline-level="3"><text:span text:style-name="Arabic">دیدار یازدهم</text:span></text:h>
      <text:h text:style-name="P308" text:outline-level="4"><text:span text:style-name="Arabic"/></text:h>
      <text:p text:style-name="P141"><text:span text:style-name="Arabic">نامه از </text:span><text:span text:style-name="Arabic"><text:user-field-get text:name="country1F">فرانسه</text:user-field-get></text:span><text:span text:style-name="Arabic">.</text:span></text:p>
      <text:p text:style-name="P68"><text:change text:change-id="ct316170736"/><text:change text:change-id="ct318247616"/><text:span text:style-name="Arabic">نامه رسان:</text:span></text:p>
      <text:p text:style-name="P140"><text:span text:style-name="Arabic"><text:span text:style-name="T104">— خانم </text:span></text:span><text:span text:style-name="Arabic"><text:span text:style-name="T34"><text:user-field-get text:name="name2fF">سپیده</text:user-field-get></text:span></text:span><text:span text:style-name="Arabic"> جمشیدی؟</text:span></text:p>
      <text:p text:style-name="P140"><text:soft-page-break/><text:span text:style-name="Arabic"><text:span text:style-name="T24"><text:user-field-get text:name="name2fF">سپیده</text:user-field-get></text:span></text:span><text:span text:style-name="Arabic">:</text:span></text:p>
      <text:p text:style-name="P68"><text:span text:style-name="Arabic"><text:span text:style-name="T104">— بله. من هستم.</text:span></text:span></text:p>
      <text:p text:style-name="P141"><text:span text:style-name="Arabic"><text:span text:style-name="T104">— </text:span></text:span><text:span text:style-name="Arabic">نامه از </text:span><text:span text:style-name="Arabic"><text:user-field-get text:name="country1F">فرانسه</text:user-field-get></text:span><text:span text:style-name="Arabic"> برای شما.</text:span></text:p>
      <text:p text:style-name="P140"><text:span text:style-name="Arabic"><text:span text:style-name="T24"><text:user-field-get text:name="name2fF">سپیده</text:user-field-get></text:span></text:span><text:span text:style-name="Arabic"> نامه را باز می</text:span><text:span text:style-name="Arabic"><text:span text:style-name="T104">‌ک</text:span></text:span><text:span text:style-name="Arabic">ند و آنرا می</text:span><text:span text:style-name="Arabic"><text:span text:style-name="T104">‌</text:span></text:span><text:span text:style-name="Arabic">خواند.</text:span></text:p>
      <text:p text:style-name="P1"><text:span text:style-name="Arabic"><draw:frame draw:style-name="fr3" draw:name="Frame7" text:anchor-type="as-char" svg:width="3.3165in" style:rel-width="78%" svg:height="1.0209in" draw:z-index="6"><draw:text-box fo:min-height="15%"><text:p text:style-name="P140"><text:span text:style-name="Arabic"><text:span text:style-name="T24"><text:user-field-get text:name="name2fF">سپیده</text:user-field-get></text:span></text:span><text:span text:style-name="Arabic"><text:span text:style-name="T24"><text:user-field-get text:name="name2fF">سپیده</text:user-field-get></text:span></text:span><text:span text:style-name="Arabic"> جان!</text:span></text:p><text:p text:style-name="P68"><text:span text:style-name="Arabic">جشن باستانی نوروز و سال نو را به شما و خانواده شاد باش می</text:span><text:span text:style-name="Arabic"><text:span text:style-name="T104">‌</text:span></text:span><text:span text:style-name="Arabic">گویم و آرزو دارم سال آینده در زندگی خود پیروز باشید.</text:span></text:p><text:p text:style-name="P139"><text:span text:style-name="Arabic"><text:user-field-get text:name="name1mF">ویکتور</text:user-field-get></text:span><text:span text:style-name="Arabic">.</text:span></text:p><text:p text:style-name="P35"><text:span text:style-name="Arabic">بیست ویکم ماه مارس سال دو هزار و پنج.</text:span></text:p></draw:text-box></draw:frame></text:span></text:p>
      <text:h text:style-name="P308" text:outline-level="4"><text:span text:style-name="Arabic"/></text:h>
      <text:p text:style-name="P140"><text:span text:style-name="Arabic">مادر </text:span><text:span text:style-name="Arabic"><text:span text:style-name="T24"><text:user-field-get text:name="name2fF">سپیده</text:user-field-get></text:span></text:span><text:span text:style-name="Arabic">:</text:span></text:p>
      <text:p text:style-name="P69"><text:span text:style-name="Arabic"><text:span text:style-name="T105">— دخترم! نامه</text:span></text:span><text:span text:style-name="Arabic"> از </text:span><text:span text:style-name="Arabic"><text:span text:style-name="T105">ک</text:span></text:span><text:span text:style-name="Arabic">جا است؟</text:span></text:p>
      <text:p text:style-name="P141"><text:span text:style-name="Arabic"><text:span text:style-name="T105">— </text:span></text:span><text:span text:style-name="Arabic">از </text:span><text:span text:style-name="Arabic"><text:user-field-get text:name="country1F">فرانسه</text:user-field-get></text:span><text:span text:style-name="Arabic">. از دوست من٬</text:span><text:span text:style-name="Arabic"><text:span text:style-name="T105"> </text:span></text:span><text:span text:style-name="Arabic"><text:span text:style-name="T105"><text:user-field-get text:name="name1mF">ویکتور</text:user-field-get></text:span></text:span><text:span text:style-name="Arabic">.</text:span></text:p>
      <text:p text:style-name="P140"><text:span text:style-name="Arabic">خواهر </text:span><text:span text:style-name="Arabic"><text:span text:style-name="T24"><text:user-field-get text:name="name2fF">سپیده</text:user-field-get></text:span></text:span><text:span text:style-name="Arabic">:</text:span></text:p>
      <text:p text:style-name="P69"><text:span text:style-name="Arabic"><text:span text:style-name="T105">— مگر تو</text:span></text:span><text:span text:style-name="Arabic"> زبان روسی می</text:span><text:span text:style-name="Arabic"><text:span text:style-name="T105">‌</text:span></text:span><text:span text:style-name="Arabic">دانی؟</text:span></text:p>
      <text:p text:style-name="P70"><text:span text:style-name="Arabic"><text:span text:style-name="T106">— نه٬ او زبان فارسی می‌داند.</text:span></text:span></text:p>
      <text:p text:style-name="P140"><text:span text:style-name="Arabic"><text:span text:style-name="T106">برادر </text:span></text:span><text:span text:style-name="Arabic"><text:span text:style-name="T35"><text:user-field-get text:name="name2fF">سپیده</text:user-field-get></text:span></text:span><text:span text:style-name="Arabic"><text:span text:style-name="T35"><text:user-field-get text:name="name2fF">سپیده</text:user-field-get></text:span></text:span><text:span text:style-name="Arabic"><text:span text:style-name="T106">:</text:span></text:span></text:p>
      <text:p text:style-name="P70"><text:span text:style-name="Arabic"><text:span text:style-name="T106">— تو پاسخ نامه را کی می‌نویسی؟</text:span></text:span></text:p>
      <text:p text:style-name="P70"><text:span text:style-name="Arabic"><text:span text:style-name="T106">— امروز می‌نویسم و فردا با پست می‌فرستم.</text:span></text:span></text:p>
      <text:h text:style-name="P308" text:outline-level="4"><text:span text:style-name="Arabic"/></text:h>
      <text:p text:style-name="P71"><text:span text:style-name="Arabic">نامه از ایران.</text:span></text:p>
      <text:p text:style-name="P1"><text:soft-page-break/><text:span text:style-name="Arabic"><draw:frame draw:style-name="fr4" draw:name="Frame8" text:anchor-type="as-char" svg:width="3.3161in" style:rel-width="78%" svg:height="1.7957in" draw:z-index="8"><draw:text-box fo:min-height="16%"><text:p text:style-name="P139"><text:span text:style-name="Arabic"><text:user-field-get text:name="name1mF">ویکتور</text:user-field-get></text:span><text:span text:style-name="Arabic"> جان!</text:span></text:p><text:p text:style-name="P71"><text:span text:style-name="Arabic">نامه تو به دستم رسید. هر گاه ایران آمدی، مهمان ما باش. خانه ما، خانه تو است. ما تو را دوست داریم.</text:span></text:p><text:p text:style-name="P39"><text:span text:style-name="Arabic"><text:span text:style-name="T24"><text:user-field-get text:name="name2fF">سپیده</text:user-field-get></text:span></text:span></text:p><text:p text:style-name="P36"><text:span text:style-name="Arabic">دهم فروردین سال هشتاد و چهار</text:span></text:p></draw:text-box></draw:frame></text:span></text:p>
      <text:h text:style-name="Heading_20_3" text:outline-level="3"><text:span text:style-name="Arabic">دیدار دوازدهم</text:span></text:h>
      <text:p text:style-name="P141"><text:span text:style-name="Arabic">تماس تلفنی میان </text:span><text:span text:style-name="Arabic"><text:span text:style-name="T78"><text:user-field-get text:name="name3fF">کیانا</text:user-field-get></text:span></text:span><text:span text:style-name="Arabic"> و </text:span><text:span text:style-name="Arabic"><text:user-field-get text:name="name1mF">ویکتور</text:user-field-get></text:span><text:span text:style-name="Arabic">.</text:span></text:p>
      <text:p text:style-name="P141"><text:span text:style-name="Arabic"><text:span text:style-name="T107">— </text:span></text:span><text:span text:style-name="Arabic"><text:span text:style-name="T107"><text:user-field-get text:name="name1mF">ویکتور</text:user-field-get></text:span></text:span><text:span text:style-name="Arabic"> جان! من </text:span><text:span text:style-name="Arabic"><text:span text:style-name="T78"><text:user-field-get text:name="name3fF">کیانا</text:user-field-get></text:span></text:span><text:span text:style-name="Arabic"> هستم. شما خوب هستید؟</text:span></text:p>
      <text:p text:style-name="P141"><text:span text:style-name="Arabic"><text:span text:style-name="T107">—</text:span></text:span><text:span text:style-name="Arabic"> به-به! </text:span><text:span text:style-name="Arabic"><text:span text:style-name="T78"><text:user-field-get text:name="name3fF">کیانا</text:user-field-get></text:span></text:span><text:span text:style-name="Arabic"> جان! هنوز در دانشگاه درس می</text:span><text:span text:style-name="Arabic"><text:span text:style-name="T107">‌</text:span></text:span><text:span text:style-name="Arabic">خوانید؟</text:span></text:p>
      <text:p text:style-name="P72"><text:span text:style-name="Arabic"><text:span text:style-name="T107">— </text:span></text:span><text:span text:style-name="Arabic">آری.</text:span><text:span text:style-name="Arabic"><text:span text:style-name="T107"> </text:span></text:span><text:span text:style-name="Arabic">بزودی تابستان است. برنامه شما چیست؟</text:span></text:p>
      <text:p text:style-name="P72"><text:span text:style-name="Arabic"><text:span text:style-name="T107">— </text:span></text:span><text:span text:style-name="Arabic">امسال باز هم می</text:span><text:span text:style-name="Arabic"><text:span text:style-name="T107">‌</text:span></text:span><text:span text:style-name="Arabic">خواهم ایرانگردی </text:span><text:span text:style-name="Arabic"><text:span text:style-name="T107">ک</text:span></text:span><text:span text:style-name="Arabic">نم.</text:span></text:p>
      <text:p text:style-name="P72"><text:span text:style-name="Arabic"><text:span text:style-name="T107">— </text:span></text:span><text:span text:style-name="Arabic">زبان فارسی شما بهتر از سال پیش است.</text:span></text:p>
      <text:p text:style-name="P72"><text:span text:style-name="Arabic"><text:span text:style-name="T107">— </text:span></text:span><text:span text:style-name="Arabic">من ا</text:span><text:span text:style-name="Arabic"><text:span text:style-name="T107">ک</text:span></text:span><text:span text:style-name="Arabic">نون می</text:span><text:span text:style-name="Arabic"><text:span text:style-name="T107">‌</text:span></text:span><text:span text:style-name="Arabic">توانم به فارسی بنویسم و بخوانم.</text:span></text:p>
      <text:p text:style-name="P72"><text:span text:style-name="Arabic"><text:span text:style-name="T107">— شما جوان با هوشی هستید.</text:span></text:span></text:p>
      <text:p text:style-name="P72"><text:span text:style-name="Arabic"><text:span text:style-name="T107">— ببخشید٬ </text:span></text:span><text:span text:style-name="Arabic">من نام خانوادگی شما را فراموش </text:span><text:span text:style-name="Arabic"><text:span text:style-name="T107">ک</text:span></text:span><text:span text:style-name="Arabic">ردم.</text:span></text:p>
      <text:p text:style-name="P72"><text:span text:style-name="Arabic"><text:span text:style-name="T107">— </text:span></text:span><text:span text:style-name="Arabic">ساسانی.</text:span></text:p>
      <text:p text:style-name="P72"><text:span text:style-name="Arabic"><text:span text:style-name="T107">— </text:span></text:span><text:span text:style-name="Arabic">در </text:span><text:span text:style-name="Arabic"><text:span text:style-name="T107">ک</text:span></text:span><text:span text:style-name="Arabic">دام ماه تابستان به ایران میروید؟</text:span></text:p>
      <text:p text:style-name="P72"><text:span text:style-name="Arabic"><text:span text:style-name="T107">— </text:span></text:span><text:span text:style-name="Arabic">در تیر ماه.</text:span></text:p>
      <text:p text:style-name="P72"><text:span text:style-name="Arabic"><text:span text:style-name="T107">— تیر برابر با کدام ماه میلادی است؟</text:span></text:span></text:p>
      <text:p text:style-name="P72"><text:span text:style-name="Arabic"><text:span text:style-name="T107">— </text:span></text:span><text:span text:style-name="Arabic">از بیست و دوم ماه ششم تا بیست و دوم ماه هفتم میلادی.</text:span></text:p>
      <text:p text:style-name="P72"><text:span text:style-name="Arabic"><text:span text:style-name="T107">—</text:span></text:span><text:span text:style-name="Arabic"> از این </text:span><text:span text:style-name="Arabic"><text:span text:style-name="T107">ک</text:span></text:span><text:span text:style-name="Arabic">ه با من تماس گرفتید</text:span><text:span text:style-name="Arabic"><text:span text:style-name="T107">٬ سپاسگزارم.</text:span></text:span></text:p>
      <text:p text:style-name="P72"><text:span text:style-name="Arabic"><text:span text:style-name="T107">— </text:span></text:span><text:span text:style-name="Arabic">به امید دیدار.</text:span></text:p>
      <text:p text:style-name="P72"><text:span text:style-name="Arabic">پایان تماس.</text:span></text:p>
      <text:h text:style-name="Heading_20_3" text:outline-level="3"><text:soft-page-break/><text:span text:style-name="Arabic">دیدار سیزدهم</text:span></text:h>
      <text:h text:style-name="P308" text:outline-level="4"><text:span text:style-name="Arabic"/></text:h>
      <text:p text:style-name="P74"><text:span text:style-name="Arabic">نامه از آلمان.</text:span></text:p>
      <text:p text:style-name="P75"><text:span text:style-name="Arabic"><draw:frame draw:style-name="fr4" draw:name="Frame9" text:anchor-type="as-char" svg:width="3.189in" style:rel-width="75%" svg:height="1.7008in" draw:z-index="7"><draw:text-box fo:min-height="25%"><text:p text:style-name="P139"><text:span text:style-name="Arabic">آقای </text:span><text:span text:style-name="Arabic"><text:user-field-get text:name="name1mF">ویکتور</text:user-field-get></text:span><text:span text:style-name="Arabic">،</text:span></text:p><text:p text:style-name="P76"><text:span text:style-name="Arabic">من و دوستم </text:span><text:span text:style-name="Arabic"><text:user-field-get text:name="name1fF">اینگرید</text:user-field-get></text:span><text:span text:style-name="Arabic"> بزودی با خودرو خودمان به ایران می</text:span><text:span text:style-name="Arabic"><text:span text:style-name="T114">‌</text:span></text:span><text:span text:style-name="Arabic">رویم. ما پس از گذشتن از </text:span><text:span text:style-name="Arabic"><text:span text:style-name="T114">ک</text:span></text:span><text:span text:style-name="Arabic">شورهای: اتریش </text:span><text:span text:style-name="Arabic"><text:span text:style-name="T114">٬</text:span></text:span><text:span text:style-name="Arabic"> مجارستان</text:span><text:span text:style-name="Arabic"><text:span text:style-name="T114">٬ </text:span></text:span><text:span text:style-name="Arabic"><text:s/>بلغارستان، تر</text:span><text:span text:style-name="Arabic"><text:span text:style-name="T114">ک</text:span></text:span><text:span text:style-name="Arabic">یه وارد ایران می</text:span><text:span text:style-name="Arabic"><text:span text:style-name="T114">‌</text:span></text:span><text:span text:style-name="Arabic">شویم.</text:span></text:p><text:p text:style-name="P76"><text:span text:style-name="Arabic">برنامه امسال ما: بازدید از شهرهای تبریز، </text:span><text:span text:style-name="Arabic"><text:span text:style-name="T114">ک</text:span></text:span><text:span text:style-name="Arabic">رمانشاه و شوش خواهد بود. اگر می</text:span><text:span text:style-name="Arabic"><text:span text:style-name="T114">‌</text:span></text:span><text:span text:style-name="Arabic">خواهید با ما ایران</text:span><text:span text:style-name="Arabic"><text:span text:style-name="T115">‌</text:span></text:span><text:span text:style-name="Arabic">گردی </text:span><text:span text:style-name="Arabic"><text:span text:style-name="T115">ک</text:span></text:span><text:span text:style-name="Arabic">نید</text:span><text:span text:style-name="Arabic"><text:span text:style-name="T115">٬ خواهش</text:span></text:span><text:span text:style-name="Arabic"> می</text:span><text:span text:style-name="Arabic"><text:span text:style-name="T115">‌ک</text:span></text:span><text:span text:style-name="Arabic">نم ما را آگاه </text:span><text:span text:style-name="Arabic"><text:span text:style-name="T116">ک</text:span></text:span><text:span text:style-name="Arabic">نید.</text:span></text:p><text:p text:style-name="P139"><text:span text:style-name="Arabic">دوست شما </text:span><text:span text:style-name="Arabic"><text:user-field-get text:name="name2mF">توبیاس</text:user-field-get></text:span><text:span text:style-name="Arabic"><text:user-field-get text:name="name2mF">توبیاس</text:user-field-get></text:span><text:span text:style-name="Arabic">.</text:span></text:p><text:p text:style-name="P37"><text:span text:style-name="Arabic">آلمان </text:span><text:span text:style-name="Arabic"><text:span text:style-name="T117">— ک</text:span></text:span><text:span text:style-name="Arabic">لن.</text:span></text:p></draw:text-box></draw:frame></text:span></text:p>
      <text:h text:style-name="P308" text:outline-level="4"><text:span text:style-name="Arabic"/></text:h>
      <text:p text:style-name="P139"><text:span text:style-name="Arabic">پاسخ </text:span><text:span text:style-name="Arabic"><text:user-field-get text:name="name1mF">ویکتور</text:user-field-get></text:span><text:span text:style-name="Arabic">.</text:span></text:p>
      <text:p text:style-name="P77"><text:soft-page-break/><text:span text:style-name="Arabic"><draw:frame draw:style-name="fr4" draw:name="Frame10" text:anchor-type="as-char" svg:width="3.189in" style:rel-width="75%" svg:height="1.7008in" draw:z-index="9"><draw:text-box fo:min-height="25%"><text:p text:style-name="P139"><text:span text:style-name="Arabic">آقای </text:span><text:span text:style-name="Arabic"><text:user-field-get text:name="name2mF">توبیاس</text:user-field-get></text:span><text:span text:style-name="Arabic">،</text:span></text:p><text:p text:style-name="P78"><text:span text:style-name="Arabic">از نامه و فراخوان شما، سپاسگزارم.</text:span></text:p><text:p text:style-name="P78"><text:span text:style-name="Arabic">من گزارش شما در باره تخت جمشید از رادیو «د-و» به زبان فارسی را شنیدم. برای من بسیار سودمند بود.</text:span></text:p><text:p text:style-name="P78"><text:span text:style-name="Arabic">خواهش می</text:span><text:span text:style-name="Arabic"><text:span text:style-name="T118">‌ک</text:span></text:span><text:span text:style-name="Arabic">نم هرگاه به تر</text:span><text:span text:style-name="Arabic"><text:span text:style-name="T118">ک</text:span></text:span><text:span text:style-name="Arabic">یه رسیدید مرا آگاه </text:span><text:span text:style-name="Arabic"><text:span text:style-name="T118">ک</text:span></text:span><text:span text:style-name="Arabic">نید </text:span><text:span text:style-name="Arabic"><text:span text:style-name="T118">ک</text:span></text:span><text:span text:style-name="Arabic">ه خود را آماده </text:span><text:span text:style-name="Arabic"><text:span text:style-name="T118">ک</text:span></text:span><text:span text:style-name="Arabic">نم.</text:span></text:p><text:p text:style-name="P139"><text:span text:style-name="Arabic">دوست شما </text:span><text:span text:style-name="Arabic"><text:user-field-get text:name="name1mF">ویکتور</text:user-field-get></text:span><text:span text:style-name="Arabic">.</text:span></text:p><text:p text:style-name="P40"><text:span text:style-name="Arabic"><text:user-field-get text:name="country1F">فرانسه</text:user-field-get></text:span><text:span text:style-name="Arabic"> — </text:span><text:span text:style-name="Arabic"><text:user-field-get text:name="city1F">پاریس</text:user-field-get></text:span><text:span text:style-name="Arabic"><text:user-field-get text:name="city1F">پاریس</text:user-field-get></text:span><text:span text:style-name="Arabic">.</text:span></text:p></draw:text-box></draw:frame></text:span></text:p>
      <text:h text:style-name="Heading_20_3" text:outline-level="3"><text:span text:style-name="Arabic">دیدار چهاردهم</text:span></text:h>
      <text:h text:style-name="P308" text:outline-level="4"><text:span text:style-name="Arabic"/></text:h>
      <text:p text:style-name="P79"><text:span text:style-name="Arabic">به سوی تبریز.</text:span></text:p>
      <text:p text:style-name="P140"><text:span text:style-name="Arabic"><text:span text:style-name="T119">— </text:span></text:span><text:span text:style-name="Arabic">آقای </text:span><text:span text:style-name="Arabic"><text:user-field-get text:name="name2mF">توبیاس</text:user-field-get></text:span><text:span text:style-name="Arabic">، خانم </text:span><text:span text:style-name="Arabic"><text:user-field-get text:name="name1fF">اینگرید</text:user-field-get></text:span><text:span text:style-name="Arabic">، درود بر شما!</text:span></text:p>
      <text:p text:style-name="P79"><text:span text:style-name="Arabic"><text:span text:style-name="T119">— </text:span></text:span><text:span text:style-name="Arabic">شما همنشین و همراه خوبی هستید.</text:span></text:p>
      <text:p text:style-name="P139"><text:span text:style-name="Arabic"><text:span text:style-name="T119">— </text:span></text:span><text:span text:style-name="Arabic">دوست شما </text:span><text:span text:style-name="Arabic"><text:user-field-get text:name="name3mF">آناتول</text:user-field-get></text:span><text:span text:style-name="Arabic"> </text:span><text:span text:style-name="Arabic"><text:span text:style-name="T119">ک</text:span></text:span><text:span text:style-name="Arabic">ی می</text:span><text:span text:style-name="Arabic"><text:span text:style-name="T119">‌</text:span></text:span><text:span text:style-name="Arabic">رسد؟</text:span></text:p>
      <text:p text:style-name="P79"><text:span text:style-name="Arabic"><text:span text:style-name="T119">— </text:span></text:span><text:span text:style-name="Arabic">امشب.</text:span></text:p>
      <text:p text:style-name="P79"><text:span text:style-name="Arabic"><text:span text:style-name="T119">— ک</text:span></text:span><text:span text:style-name="Arabic">ار او چیست و در </text:span><text:span text:style-name="Arabic"><text:span text:style-name="T119">ک</text:span></text:span><text:span text:style-name="Arabic">جا زندگی می</text:span><text:span text:style-name="Arabic"><text:span text:style-name="T119">‌ک</text:span></text:span><text:span text:style-name="Arabic">ند؟</text:span></text:p>
      <text:p text:style-name="P80"><text:span text:style-name="Arabic"><text:span text:style-name="T119">— </text:span></text:span><text:span text:style-name="Arabic">او باستان</text:span><text:span text:style-name="Arabic"><text:span text:style-name="T119">‌</text:span></text:span><text:span text:style-name="Arabic">شناس از </text:span><text:span text:style-name="Arabic"><text:user-field-get text:name="country2F">بلاروس</text:user-field-get></text:span><text:span text:style-name="Arabic"> است.</text:span></text:p>
      <text:p text:style-name="P80"><text:span text:style-name="Arabic"><text:span text:style-name="T120">— </text:span></text:span><text:span text:style-name="Arabic">پس</text:span><text:span text:style-name="Arabic"><text:span text:style-name="T120">٬ بزودی با او دیدار</text:span></text:span><text:span text:style-name="Arabic"> می</text:span><text:span text:style-name="Arabic"><text:span text:style-name="T120">‌ک</text:span></text:span><text:span text:style-name="Arabic">نیم.</text:span></text:p>
      <text:h text:style-name="P308" text:outline-level="4"><text:span text:style-name="Arabic"/></text:h>
      <text:p text:style-name="P139"><text:span text:style-name="Arabic"><text:span text:style-name="T121">— </text:span></text:span><text:span text:style-name="Arabic">آقای </text:span><text:span text:style-name="Arabic"><text:user-field-get text:name="name1mF">ویکتور</text:user-field-get></text:span><text:span text:style-name="Arabic"><text:span text:style-name="T121">٬</text:span></text:span><text:span text:style-name="Arabic"> شما گروه خوبی ساختید!</text:span></text:p>
      <text:p text:style-name="P81"><text:span text:style-name="Arabic"><text:span text:style-name="T121">— </text:span></text:span><text:span text:style-name="Arabic">بیایید باهم آشنا شوید.</text:span></text:p>
      <text:p text:style-name="P140"><text:span text:style-name="Arabic"><text:span text:style-name="T121">—</text:span></text:span><text:span text:style-name="Arabic"> آقای </text:span><text:span text:style-name="Arabic"><text:user-field-get text:name="name2mF">توبیاس</text:user-field-get></text:span><text:span text:style-name="Arabic"> و خانم </text:span><text:span text:style-name="Arabic"><text:user-field-get text:name="name1fF">اینگرید</text:user-field-get></text:span><text:span text:style-name="Arabic"> از آلمان.</text:span></text:p>
      <text:p text:style-name="P81"><text:span text:style-name="Arabic"><text:span text:style-name="T121">— </text:span></text:span><text:span text:style-name="Arabic">خوش آمدید!</text:span></text:p>
      <text:p text:style-name="P81"><text:soft-page-break/><text:span text:style-name="Arabic"><text:span text:style-name="T121">— دوستان! گمان می‌کنم که من تب دارم.</text:span></text:span></text:p>
      <text:p text:style-name="P81"><text:span text:style-name="Arabic"><text:span text:style-name="T121">— تب! پس جای شما تبریز است!</text:span></text:span></text:p>
      <text:p text:style-name="P81"><text:span text:style-name="Arabic"><text:span text:style-name="T121">— </text:span></text:span><text:span text:style-name="Arabic">چرا؟</text:span></text:p>
      <text:p text:style-name="P81"><text:span text:style-name="Arabic"><text:span text:style-name="T121">— </text:span></text:span><text:span text:style-name="Arabic">تبریز</text:span><text:span text:style-name="Arabic"><text:span text:style-name="T121">٬ شهری است که</text:span></text:span><text:span text:style-name="Arabic"> تب در آن می</text:span><text:span text:style-name="Arabic"><text:span text:style-name="T121">‌</text:span></text:span><text:span text:style-name="Arabic">ریزد: «تب» «ریز»!</text:span></text:p>
      <text:h text:style-name="P308" text:outline-level="4"><text:span text:style-name="Arabic"/></text:h>
      <text:p text:style-name="P82"><text:span text:style-name="Arabic">دوستان در شهر تبریز.</text:span></text:p>
      <text:p text:style-name="P83"><text:span text:style-name="Arabic"><text:span text:style-name="T122">— </text:span></text:span><text:span text:style-name="Arabic">ما به نقشه شهر نیاز داریم.</text:span></text:p>
      <text:p text:style-name="P83"><text:span text:style-name="Arabic"><text:span text:style-name="T122">— </text:span></text:span><text:span text:style-name="Arabic">بهترین راهنما</text:span><text:span text:style-name="Arabic"><text:span text:style-name="T122">٬ مردم</text:span></text:span><text:span text:style-name="Arabic"> شهر هستند.</text:span></text:p>
      <text:p text:style-name="P83"><text:span text:style-name="Arabic"><text:span text:style-name="T122">— </text:span></text:span><text:span text:style-name="Arabic">پسر جان! ببخشید</text:span><text:span text:style-name="Arabic"><text:span text:style-name="T122">٬ شما</text:span></text:span><text:span text:style-name="Arabic"> دانشجو هستید؟</text:span></text:p>
      <text:p text:style-name="P83"><text:span text:style-name="Arabic"><text:span text:style-name="T122">— نه. </text:span></text:span><text:span text:style-name="Arabic">من دانش</text:span><text:span text:style-name="Arabic"><text:span text:style-name="T122">‌</text:span></text:span><text:span text:style-name="Arabic">آموز هستم.</text:span></text:p>
      <text:p text:style-name="P83"><text:span text:style-name="Arabic"><text:span text:style-name="T122">— </text:span></text:span><text:span text:style-name="Arabic">نام شما چیست؟</text:span></text:p>
      <text:p text:style-name="P83"><text:span text:style-name="Arabic"><text:span text:style-name="T122">— </text:span></text:span><text:span text:style-name="Arabic">نام من جهانگیر است.</text:span></text:p>
      <text:p text:style-name="P83"><text:span text:style-name="Arabic"><text:span text:style-name="T122">— </text:span></text:span><text:span text:style-name="Arabic">جهانگیر! شما می</text:span><text:span text:style-name="Arabic"><text:span text:style-name="T122">‌</text:span></text:span><text:span text:style-name="Arabic">دانید جاهای دیدنی شهر </text:span><text:span text:style-name="Arabic"><text:span text:style-name="T122">ک</text:span></text:span><text:span text:style-name="Arabic">جا است؟</text:span></text:p>
      <text:p text:style-name="P83"><text:span text:style-name="Arabic"><text:span text:style-name="T122">— </text:span></text:span><text:span text:style-name="Arabic">بله. من در این شهر زاده شدم.</text:span></text:p>
      <text:p text:style-name="P83"><text:span text:style-name="Arabic"><text:span text:style-name="T122">— </text:span></text:span><text:span text:style-name="Arabic">پس شما می</text:span><text:span text:style-name="Arabic"><text:span text:style-name="T122">‌</text:span></text:span><text:span text:style-name="Arabic">توانید راه را به ما نشان دهید.</text:span></text:p>
      <text:p text:style-name="P83"><text:span text:style-name="Arabic"><text:span text:style-name="T122">— </text:span></text:span><text:span text:style-name="Arabic">شما باید به سوی میدان شهرداری بروید.</text:span></text:p>
      <text:p text:style-name="P83"><text:span text:style-name="Arabic"><text:span text:style-name="T122">— </text:span></text:span><text:span text:style-name="Arabic">جهانگیر جان! بهترین هتل شهر </text:span><text:span text:style-name="Arabic"><text:span text:style-name="T122">ک</text:span></text:span><text:span text:style-name="Arabic">جا است؟</text:span></text:p>
      <text:p text:style-name="P84"><text:span text:style-name="Arabic"><text:span text:style-name="T122">— </text:span></text:span><text:span text:style-name="Arabic">بهترین هتل گرانترین هتل است.</text:span></text:p>
      <text:p text:style-name="P84"><text:span text:style-name="Arabic"><text:span text:style-name="T123">— </text:span></text:span><text:span text:style-name="Arabic">نرخ میانه. نه خیلی گران</text:span><text:span text:style-name="Arabic"><text:span text:style-name="T123">٬ نه خیلی ارزان</text:span></text:span><text:span text:style-name="Arabic">.</text:span></text:p>
      <text:p text:style-name="P84"><text:span text:style-name="Arabic"><text:span text:style-name="T123">— </text:span></text:span><text:span text:style-name="Arabic">بیرون شهر ارزانتر و آرامتر است.</text:span></text:p>
      <text:h text:style-name="Heading_20_3" text:outline-level="3"><text:span text:style-name="Arabic">دیدار پانزدهم</text:span></text:h>
      <text:p text:style-name="P85"><text:span text:style-name="Arabic"><text:span text:style-name="T124">— </text:span></text:span><text:span text:style-name="Arabic">دوستان! پیش از رفتن به شهر </text:span><text:span text:style-name="Arabic"><text:span text:style-name="T124">ک</text:span></text:span><text:span text:style-name="Arabic">رمانشاه</text:span><text:span text:style-name="Arabic"><text:span text:style-name="T124">٬</text:span></text:span><text:span text:style-name="Arabic"> بیآیید از آرامگاه سینا در شهر همدان بازدید </text:span><text:span text:style-name="Arabic"><text:span text:style-name="T124">ک</text:span></text:span><text:span text:style-name="Arabic">نیم.</text:span></text:p>
      <text:p text:style-name="P86"><text:span text:style-name="Arabic"><text:span text:style-name="T125">— </text:span></text:span><text:span text:style-name="Arabic">آری. دانشمند</text:span><text:span text:style-name="Arabic"><text:span text:style-name="T125">٬ پزشک و</text:span></text:span><text:span text:style-name="Arabic"> فیلسوف خاورزمین.</text:span></text:p>
      <text:p text:style-name="P87"><text:span text:style-name="Arabic"><text:span text:style-name="T125">— </text:span></text:span><text:span text:style-name="Arabic">پس</text:span><text:span text:style-name="Arabic"><text:span text:style-name="T125">٬ برنامه ایرانگردی</text:span></text:span><text:span text:style-name="Arabic"> ما چنین خواهد بود:</text:span></text:p>
      <text:p text:style-name="P87"><text:soft-page-break/><text:span text:style-name="Arabic"><draw:frame draw:style-name="fr1" draw:name="Frame11" text:anchor-type="as-char" svg:width="3.2618in" style:rel-width="77%" svg:height="3.9165in" draw:z-index="10"><draw:text-box fo:min-height="58%"><table:table table:name="Table34" table:style-name="Table34"><table:table-column table:style-name="Table34.A"/><table:table-column table:style-name="Table34.B"/><table:table-row><table:table-cell table:style-name="Table34.A1" office:value-type="string"><text:p text:style-name="P283"><text:span text:style-name="Arabic">روز شنبه:</text:span></text:p></table:table-cell><table:table-cell table:style-name="Table34.A1" office:value-type="string"><text:p text:style-name="P283"><text:span text:style-name="Arabic">بازدید از آرامگاه سینا در شهر همدان.</text:span></text:p></table:table-cell></table:table-row><table:table-row><table:table-cell table:style-name="Table34.A1" office:value-type="string"><text:p text:style-name="P283"><text:span text:style-name="Arabic">روز یکشنبه:</text:span></text:p></table:table-cell><table:table-cell table:style-name="Table34.A1" office:value-type="string"><text:p text:style-name="P283"><text:span text:style-name="Arabic">بازدید از کوه بیستون در شهر کرمانشاه.</text:span></text:p></table:table-cell></table:table-row><table:table-row><table:table-cell table:style-name="Table34.A1" office:value-type="string"><text:p text:style-name="P283"><text:span text:style-name="Arabic">روز دوشنبه:</text:span></text:p></table:table-cell><table:table-cell table:style-name="Table34.A1" office:value-type="string"><text:p text:style-name="P283"><text:span text:style-name="Arabic">آوهنوردی در کوهستان زاگرس.</text:span></text:p></table:table-cell></table:table-row><table:table-row><table:table-cell table:style-name="Table34.A1" office:value-type="string"><text:p text:style-name="P283"><text:span text:style-name="Arabic">روز سه‌شنبه:</text:span></text:p></table:table-cell><table:table-cell table:style-name="Table34.A1" office:value-type="string"><text:p text:style-name="P283"><text:span text:style-name="Arabic">به سوی شهر باستانی شوش.</text:span></text:p></table:table-cell></table:table-row><table:table-row><table:table-cell table:style-name="Table34.A1" office:value-type="string"><text:p text:style-name="P283"><text:span text:style-name="Arabic">روز چهارشنبه:</text:span></text:p></table:table-cell><table:table-cell table:style-name="Table34.A1" office:value-type="string"><text:p text:style-name="P283"><text:span text:style-name="Arabic">بازدید از آرامگاه دانیال پیامبر.</text:span></text:p></table:table-cell></table:table-row><table:table-row><table:table-cell table:style-name="Table34.A1" office:value-type="string"><text:p text:style-name="P283"><text:span text:style-name="Arabic">روز پنجشنبه:</text:span></text:p></table:table-cell><table:table-cell table:style-name="Table34.A1" office:value-type="string"><text:p text:style-name="P283"><text:span text:style-name="Arabic">گردش در باغ خرما.<text:line-break/></text:span></text:p></table:table-cell></table:table-row><table:table-row><table:table-cell table:style-name="Table34.A1" office:value-type="string"><text:p text:style-name="P283"><text:span text:style-name="Arabic">روز آدینه:</text:span></text:p></table:table-cell><table:table-cell table:style-name="Table34.A1" office:value-type="string"><text:p text:style-name="P283"><text:span text:style-name="Arabic">به سوی تهران٬ پایتخت ایران.</text:span></text:p></table:table-cell></table:table-row></table:table></draw:text-box></draw:frame></text:span></text:p>
      <text:p text:style-name="P140"><text:span text:style-name="Arabic"><text:span text:style-name="T126">— </text:span></text:span><text:span text:style-name="Arabic">خانم </text:span><text:span text:style-name="Arabic"><text:user-field-get text:name="name1fF">اینگرید</text:user-field-get></text:span><text:span text:style-name="Arabic"><text:span text:style-name="T126">٬</text:span></text:span><text:span text:style-name="Arabic"> شما هزینه راه را یادداشت </text:span><text:span text:style-name="Arabic"><text:span text:style-name="T126">ک</text:span></text:span><text:span text:style-name="Arabic">نید.</text:span></text:p>
      <text:p text:style-name="P88"><text:span text:style-name="Arabic"><text:span text:style-name="T126">— </text:span></text:span><text:span text:style-name="Arabic">آری، هزینه سوخت</text:span><text:span text:style-name="Arabic"><text:span text:style-name="T126">٬</text:span></text:span><text:span text:style-name="Arabic"> خوراک</text:span><text:span text:style-name="Arabic"><text:span text:style-name="T126">٬</text:span></text:span><text:span text:style-name="Arabic"> هتل و...</text:span></text:p>
      <text:p text:style-name="P88"><text:span text:style-name="Arabic"><text:span text:style-name="T126">— </text:span></text:span><text:span text:style-name="Arabic">نگران نباشید</text:span><text:span text:style-name="Arabic"><text:span text:style-name="T126">٬ ایران</text:span></text:span><text:span text:style-name="Arabic"> ارزانترین </text:span><text:span text:style-name="Arabic"><text:span text:style-name="T126">ک</text:span></text:span><text:span text:style-name="Arabic">شور جهان است.</text:span></text:p>
      <text:p text:style-name="P89"><text:span text:style-name="Arabic"><text:span text:style-name="T127">— </text:span></text:span><text:span text:style-name="Arabic">امروز از بازار تبریز خرید می</text:span><text:span text:style-name="Arabic"><text:span text:style-name="T127">‌ک</text:span></text:span><text:span text:style-name="Arabic">نیم.</text:span></text:p>
      <text:p text:style-name="P89"><text:span text:style-name="Arabic"><text:span text:style-name="T127">— </text:span></text:span><text:span text:style-name="Arabic">امروز بازار </text:span><text:span text:style-name="Arabic"><text:span text:style-name="T127">ک</text:span></text:span><text:span text:style-name="Arabic">ار نمی</text:span><text:span text:style-name="Arabic"><text:span text:style-name="T127">‌ک</text:span></text:span><text:span text:style-name="Arabic">ند.</text:span></text:p>
      <text:p text:style-name="P89"><text:span text:style-name="Arabic"><text:span text:style-name="T127">— </text:span></text:span><text:span text:style-name="Arabic">چرا </text:span><text:span text:style-name="Arabic"><text:span text:style-name="T127">ک</text:span></text:span><text:span text:style-name="Arabic">ار نمی</text:span><text:span text:style-name="Arabic"><text:span text:style-name="T127">‌ک</text:span></text:span><text:span text:style-name="Arabic">ند؟</text:span></text:p>
      <text:p text:style-name="P89"><text:span text:style-name="Arabic"><text:span text:style-name="T127">— </text:span></text:span><text:span text:style-name="Arabic">امروز آدینه است.</text:span></text:p>
      <text:p text:style-name="P90"><text:span text:style-name="Arabic"><text:span text:style-name="T128">— </text:span></text:span><text:span text:style-name="Arabic">می</text:span><text:span text:style-name="Arabic"><text:span text:style-name="T128">‌</text:span></text:span><text:span text:style-name="Arabic">خواهم چند </text:span><text:span text:style-name="Arabic"><text:span text:style-name="T128">ک</text:span></text:span><text:span text:style-name="Arabic">تاب به زبان فارسی بخرم و در راه آنها را بخوانم.</text:span></text:p>
      <text:p text:style-name="P90"><text:span text:style-name="Arabic"><text:span text:style-name="T128">— </text:span></text:span><text:span text:style-name="Arabic">من در تهران </text:span><text:span text:style-name="Arabic"><text:span text:style-name="T128">ک</text:span></text:span><text:span text:style-name="Arabic">تاب خواهم خرید.</text:span></text:p>
      <text:h text:style-name="P312" text:outline-level="3"><text:soft-page-break/><text:span text:style-name="Arabic">دیدار شانزدهم</text:span></text:h>
      <text:h text:style-name="P308" text:outline-level="4"><text:span text:style-name="Arabic"/></text:h>
      <text:p text:style-name="P91"><text:span text:style-name="Arabic">در بانک.</text:span></text:p>
      <text:p text:style-name="P91"><text:span text:style-name="Arabic"><text:span text:style-name="T129">— </text:span></text:span><text:span text:style-name="Arabic">دوستان! ما باید به بانک برویم و تومان بخریم.</text:span></text:p>
      <text:p text:style-name="P91"><text:span text:style-name="Arabic"><text:span text:style-name="T129">— </text:span></text:span><text:span text:style-name="Arabic">چرا به بانک</text:span><text:span text:style-name="Arabic"><text:span text:style-name="T129">٬</text:span></text:span><text:span text:style-name="Arabic"> ما می</text:span><text:span text:style-name="Arabic"><text:span text:style-name="T129">‌</text:span></text:span><text:span text:style-name="Arabic">توانیم از بازار آزاد بخریم.</text:span></text:p>
      <text:p text:style-name="P91"><text:span text:style-name="Arabic"><text:span text:style-name="T129">— </text:span></text:span><text:span text:style-name="Arabic">بله. نرخ خرید و فروش آرز</text:span><text:span text:style-name="Arabic"><text:span text:style-name="T129">٬</text:span></text:span><text:span text:style-name="Arabic"> در بازار آزاد و در بانک یکسان است.</text:span></text:p>
      <text:p text:style-name="P91"><text:span text:style-name="Arabic"><text:span text:style-name="T129">— </text:span></text:span><text:span text:style-name="Arabic">بد نیست اگر امروز از بانک بخریم.</text:span></text:p>
      <text:h text:style-name="P308" text:outline-level="4"><text:span text:style-name="Arabic"/></text:h>
      <text:p text:style-name="P92"><text:span text:style-name="Arabic">بانک سامان.</text:span></text:p>
      <text:p text:style-name="P92"><text:span text:style-name="Arabic"><text:span text:style-name="T130">ک</text:span></text:span><text:span text:style-name="Arabic">ارمند بانک:</text:span></text:p>
      <text:p text:style-name="P92"><text:span text:style-name="Arabic"><text:span text:style-name="T130">— </text:span></text:span><text:span text:style-name="Arabic">بفرمایید، خواهش می</text:span><text:span text:style-name="Arabic"><text:span text:style-name="T130">‌ک</text:span></text:span><text:span text:style-name="Arabic">نم.</text:span></text:p>
      <text:p text:style-name="P92"><text:span text:style-name="Arabic"><text:span text:style-name="T130">— </text:span></text:span><text:span text:style-name="Arabic">ببخشید</text:span><text:span text:style-name="Arabic"><text:span text:style-name="T130">٬ بخش آرزی کجا</text:span></text:span><text:span text:style-name="Arabic"> است؟</text:span></text:p>
      <text:p text:style-name="P92"><text:span text:style-name="Arabic"><text:span text:style-name="T130">— </text:span></text:span><text:span text:style-name="Arabic">بخش خرید و فروش آرز این جا است. شما می</text:span><text:span text:style-name="Arabic"><text:span text:style-name="T130">‌</text:span></text:span><text:span text:style-name="Arabic">توانید همه آرزهای جهان را در تابلوی روبرو نگاه </text:span><text:span text:style-name="Arabic"><text:span text:style-name="T130">ک</text:span></text:span><text:span text:style-name="Arabic">نید.</text:span></text:p>
      <text:p text:style-name="P139"><text:span text:style-name="Arabic"><text:user-field-get text:name="name2mF">توبیاس</text:user-field-get></text:span><text:span text:style-name="Arabic"> </text:span><text:span text:style-name="Arabic"><text:span text:style-name="T130">(</text:span></text:span><text:span text:style-name="Arabic">می</text:span><text:span text:style-name="Arabic"><text:span text:style-name="T130">‌</text:span></text:span><text:span text:style-name="Arabic">خواند</text:span><text:span text:style-name="Arabic"><text:span text:style-name="T130">):</text:span></text:span></text:p>
      <text:p text:style-name="P92"><text:span text:style-name="Arabic"><text:span text:style-name="T130">— یک</text:span></text:span><text:span text:style-name="Arabic"> دلار برابرهشتصد تومان.</text:span></text:p>
      <text:p text:style-name="P93"><text:span text:style-name="Arabic"><text:span text:style-name="T131">— خواهش می‌کنم بفرمایید: سه هزار و پانصد و بیست یورو برابر چند تومان است؟</text:span></text:span></text:p>
      <text:h text:style-name="P308" text:outline-level="4"><text:span text:style-name="Arabic"/></text:h>
      <text:p text:style-name="P94"><text:span text:style-name="Arabic">در راه.</text:span></text:p>
      <text:p text:style-name="P94"><text:span text:style-name="Arabic">پلیس راهنمایی:</text:span></text:p>
      <text:p text:style-name="P95"><text:span text:style-name="Arabic"><text:span text:style-name="T132">— ایست</text:span></text:span><text:span text:style-name="Arabic">! گواهی</text:span><text:span text:style-name="Arabic"><text:span text:style-name="T132">‌</text:span></text:span><text:span text:style-name="Arabic">نامه رانندگی، خواهش می</text:span><text:span text:style-name="Arabic"><text:span text:style-name="T132">‌ک</text:span></text:span><text:span text:style-name="Arabic">نم. خودرو به نام شما است؟</text:span></text:p>
      <text:p text:style-name="P95"><text:span text:style-name="Arabic"><text:span text:style-name="T133">— </text:span></text:span><text:span text:style-name="Arabic">بله.</text:span></text:p>
      <text:p text:style-name="P95"><text:soft-page-break/><text:span text:style-name="Arabic"><text:span text:style-name="T133">— </text:span></text:span><text:span text:style-name="Arabic">از </text:span><text:span text:style-name="Arabic"><text:span text:style-name="T133">ک</text:span></text:span><text:span text:style-name="Arabic">دام مرز وارد ایران شدید؟</text:span></text:p>
      <text:p text:style-name="P95"><text:span text:style-name="Arabic"><text:span text:style-name="T133">— </text:span></text:span><text:span text:style-name="Arabic">از مرز میان ایران و تر</text:span><text:span text:style-name="Arabic"><text:span text:style-name="T133">ک</text:span></text:span><text:span text:style-name="Arabic">یه.</text:span></text:p>
      <text:p text:style-name="P95"><text:span text:style-name="Arabic"><text:span text:style-name="T133">— </text:span></text:span><text:span text:style-name="Arabic">به </text:span><text:span text:style-name="Arabic"><text:span text:style-name="T133">ک</text:span></text:span><text:span text:style-name="Arabic">جا می</text:span><text:span text:style-name="Arabic"><text:span text:style-name="T133">‌</text:span></text:span><text:span text:style-name="Arabic">روید؟</text:span></text:p>
      <text:p text:style-name="P95"><text:span text:style-name="Arabic"><text:span text:style-name="T133">— </text:span></text:span><text:span text:style-name="Arabic">به شهر همدان.</text:span></text:p>
      <text:p text:style-name="P95"><text:span text:style-name="Arabic"><text:span text:style-name="T133">— </text:span></text:span><text:span text:style-name="Arabic">اگر </text:span><text:span text:style-name="Arabic"><text:span text:style-name="T133">ک</text:span></text:span><text:span text:style-name="Arabic">مک نیاز بود</text:span><text:span text:style-name="Arabic"><text:span text:style-name="T133">٬ با</text:span></text:span><text:span text:style-name="Arabic"> پلیس راهنمایی تماس بگیرید</text:span><text:span text:style-name="Arabic"><text:span text:style-name="T133">٬ <text:s/>شماره ما: چهل</text:span></text:span><text:span text:style-name="Arabic"> بیست و یک. بفرمایید</text:span><text:span text:style-name="Arabic"><text:span text:style-name="T133">٬</text:span></text:span><text:span text:style-name="Arabic"> خدا نگهدار.</text:span></text:p>
      <text:h text:style-name="P308" text:outline-level="4"><text:span text:style-name="Arabic"/></text:h>
      <text:p text:style-name="P96"><text:span text:style-name="Arabic">نزد پزشک.</text:span></text:p>
      <text:p text:style-name="P96"><text:span text:style-name="Arabic"><text:span text:style-name="T134">— </text:span></text:span><text:span text:style-name="Arabic">دوستان! گوش راستم </text:span><text:span text:style-name="Arabic"><text:span text:style-name="T134">ک</text:span></text:span><text:span text:style-name="Arabic">می درد می</text:span><text:span text:style-name="Arabic"><text:span text:style-name="T134">‌ک</text:span></text:span><text:span text:style-name="Arabic">ند.</text:span></text:p>
      <text:p text:style-name="P96"><text:span text:style-name="Arabic"><text:span text:style-name="T134">— </text:span></text:span><text:span text:style-name="Arabic">پس از رسیدن به شهر به بیمارستان می</text:span><text:span text:style-name="Arabic"><text:span text:style-name="T134">‌</text:span></text:span><text:span text:style-name="Arabic">رویم.</text:span></text:p>
      <text:p text:style-name="P96"><text:span text:style-name="Arabic"><text:span text:style-name="T134">— </text:span></text:span><text:span text:style-name="Arabic">نیاز به بیمارستان نیست، باید دنبال پزشک گوش، گلو</text:span><text:span text:style-name="Arabic"><text:span text:style-name="T134">٬ بینی بگردیم.</text:span></text:span></text:p>
      <text:p text:style-name="P96"><text:span text:style-name="Arabic"><text:span text:style-name="T134">— ک</text:span></text:span><text:span text:style-name="Arabic">جا؟</text:span></text:p>
      <text:p text:style-name="P96"><text:span text:style-name="Arabic"><text:span text:style-name="T134">— </text:span></text:span><text:span text:style-name="Arabic">در شهر</text:span><text:span text:style-name="Arabic"><text:span text:style-name="T134">٬ همه جا.</text:span></text:span></text:p>
      <text:h text:style-name="P308" text:outline-level="4"><text:span text:style-name="Arabic"/></text:h>
      <text:p text:style-name="P140"><text:span text:style-name="Arabic"><text:user-field-get text:name="name1fF">اینگرید</text:user-field-get></text:span><text:span text:style-name="Arabic"> </text:span><text:span text:style-name="Arabic"><text:span text:style-name="T135">(</text:span></text:span><text:span text:style-name="Arabic">می</text:span><text:span text:style-name="Arabic"><text:span text:style-name="T135">‌</text:span></text:span><text:span text:style-name="Arabic">خواند</text:span><text:span text:style-name="Arabic"><text:span text:style-name="T135">):</text:span></text:span></text:p>
      <text:p text:style-name="P97"><text:span text:style-name="Arabic"><text:span text:style-name="T135">— دکتر </text:span></text:span><text:span text:style-name="Arabic">یزدی، پزشک گوش، گلو</text:span><text:span text:style-name="Arabic"><text:span text:style-name="T135">٬ بینی.</text:span></text:span></text:p>
      <text:p text:style-name="P139"><text:span text:style-name="Arabic"><text:user-field-get text:name="name2mF">توبیاس</text:user-field-get></text:span><text:span text:style-name="Arabic">:</text:span></text:p>
      <text:p text:style-name="P97"><text:span text:style-name="Arabic"><text:span text:style-name="T135">— روز خوش٬ دکتر.</text:span></text:span><text:span text:style-name="Arabic"> من گوش</text:span><text:span text:style-name="Arabic"><text:span text:style-name="T135">‌</text:span></text:span><text:span text:style-name="Arabic">درد دارم.</text:span></text:p>
      <text:p text:style-name="P97"><text:span text:style-name="Arabic"><text:span text:style-name="T135">— </text:span></text:span><text:span text:style-name="Arabic">گوش شما از </text:span><text:span text:style-name="Arabic"><text:span text:style-name="T135">ک</text:span></text:span><text:span text:style-name="Arabic">ی درد می</text:span><text:span text:style-name="Arabic"><text:span text:style-name="T135">‌ک</text:span></text:span><text:span text:style-name="Arabic">ند؟</text:span></text:p>
      <text:p text:style-name="P97"><text:span text:style-name="Arabic"><text:span text:style-name="T135">— </text:span></text:span><text:span text:style-name="Arabic">از دیروز.</text:span></text:p>
      <text:p text:style-name="P97"><text:span text:style-name="Arabic"><text:span text:style-name="T135">— </text:span></text:span><text:span text:style-name="Arabic">نگران نباشید! من برای</text:span><text:span text:style-name="Arabic"><text:span text:style-name="T135">‌</text:span></text:span><text:span text:style-name="Arabic">تان دارو می</text:span><text:span text:style-name="Arabic"><text:span text:style-name="T135">‌</text:span></text:span><text:span text:style-name="Arabic">نویسم. در هر داروخانه پیدا می</text:span><text:span text:style-name="Arabic"><text:span text:style-name="T135">‌</text:span></text:span><text:span text:style-name="Arabic">شود.</text:span></text:p>
      <text:p text:style-name="P97"><text:span text:style-name="Arabic"><text:span text:style-name="T135">— </text:span></text:span><text:span text:style-name="Arabic">سپاسگزارم.</text:span></text:p>
      <text:h text:style-name="Heading_20_3" text:outline-level="3"><text:soft-page-break/><text:span text:style-name="Arabic">دیدار هفدهم</text:span></text:h>
      <text:p text:style-name="P141"><text:span text:style-name="Arabic"><text:span text:style-name="T78"><text:user-field-get text:name="name3fF">کیانا</text:user-field-get></text:span></text:span><text:span text:style-name="Arabic"> در دفتر </text:span><text:span text:style-name="Arabic"><text:span text:style-name="T144">ک</text:span></text:span><text:span text:style-name="Arabic">اریابی.</text:span></text:p>
      <text:p text:style-name="P102"><text:span text:style-name="Arabic"><text:span text:style-name="T144">ک</text:span></text:span><text:span text:style-name="Arabic">ارمند:</text:span></text:p>
      <text:p text:style-name="P102"><text:span text:style-name="Arabic"><text:span text:style-name="T144">— </text:span></text:span><text:span text:style-name="Arabic">شما از </text:span><text:span text:style-name="Arabic"><text:span text:style-name="T144">ک</text:span></text:span><text:span text:style-name="Arabic">دام دانشگاه </text:span><text:span text:style-name="Arabic"><text:span text:style-name="T144">ک</text:span></text:span><text:span text:style-name="Arabic">ارشناسی گرفتید؟</text:span></text:p>
      <text:p text:style-name="P141"><text:span text:style-name="Arabic"><text:span text:style-name="T144">— </text:span></text:span><text:span text:style-name="Arabic">از دانشگاه استراخان در </text:span><text:span text:style-name="Arabic"><text:user-field-get text:name="country1F">فرانسه</text:user-field-get></text:span><text:span text:style-name="Arabic"><text:user-field-get text:name="country1F">فرانسه</text:user-field-get></text:span><text:span text:style-name="Arabic">.</text:span></text:p>
      <text:p text:style-name="P102"><text:span text:style-name="Arabic"><text:span text:style-name="T144">— </text:span></text:span><text:span text:style-name="Arabic">در چه رشته</text:span><text:span text:style-name="Arabic"><text:span text:style-name="T144">‌</text:span></text:span><text:span text:style-name="Arabic">ای؟</text:span></text:p>
      <text:p text:style-name="P102"><text:span text:style-name="Arabic"><text:span text:style-name="T144">— </text:span></text:span><text:span text:style-name="Arabic">در رشته زمین</text:span><text:span text:style-name="Arabic"><text:span text:style-name="T144">‌</text:span></text:span><text:span text:style-name="Arabic">شناسی.</text:span></text:p>
      <text:p text:style-name="P102"><text:span text:style-name="Arabic"><text:span text:style-name="T144">— </text:span></text:span><text:span text:style-name="Arabic">شما چند سال دارید؟</text:span></text:p>
      <text:p text:style-name="P102"><text:span text:style-name="Arabic"><text:span text:style-name="T144">— </text:span></text:span><text:span text:style-name="Arabic">بیست و پنج سال.</text:span></text:p>
      <text:p text:style-name="P102"><text:span text:style-name="Arabic"><text:span text:style-name="T144">— </text:span></text:span><text:span text:style-name="Arabic">شما به چند زبان آشنا هستید؟</text:span></text:p>
      <text:p text:style-name="P102"><text:span text:style-name="Arabic"><text:span text:style-name="T144">— به دو زبان: </text:span></text:span><text:span text:style-name="Arabic">فارسی وروسی.</text:span></text:p>
      <text:p text:style-name="P102"><text:span text:style-name="Arabic"><text:span text:style-name="T144">— </text:span></text:span><text:span text:style-name="Arabic">شما همسر و فرزند دارید؟</text:span></text:p>
      <text:p text:style-name="P102"><text:span text:style-name="Arabic"><text:span text:style-name="T144">— </text:span></text:span><text:span text:style-name="Arabic">نه. ندارم.</text:span></text:p>
      <text:p text:style-name="P102"><text:span text:style-name="Arabic"><text:span text:style-name="T144">— </text:span></text:span><text:span text:style-name="Arabic">خانواده شما </text:span><text:span text:style-name="Arabic"><text:span text:style-name="T144">ک</text:span></text:span><text:span text:style-name="Arabic">جا زندگی می</text:span><text:span text:style-name="Arabic"><text:span text:style-name="T144">‌ک</text:span></text:span><text:span text:style-name="Arabic">ند؟</text:span></text:p>
      <text:p text:style-name="P102"><text:span text:style-name="Arabic"><text:span text:style-name="T144">— </text:span></text:span><text:span text:style-name="Arabic">در شهر قزوین.</text:span></text:p>
      <text:p text:style-name="P102"><text:span text:style-name="Arabic"><text:span text:style-name="T144">— ک</text:span></text:span><text:span text:style-name="Arabic">ار پدر و مادر شما چیست؟</text:span></text:p>
      <text:p text:style-name="P102"><text:span text:style-name="Arabic"><text:span text:style-name="T144">— </text:span></text:span><text:span text:style-name="Arabic">پدرم پزشک و مادرم خانه</text:span><text:span text:style-name="Arabic"><text:span text:style-name="T144">‌</text:span></text:span><text:span text:style-name="Arabic">دار است.</text:span></text:p>
      <text:p text:style-name="P102"><text:span text:style-name="Arabic"><text:span text:style-name="T144">— </text:span></text:span><text:span text:style-name="Arabic">شما برادر و خواهر دارید؟</text:span></text:p>
      <text:p text:style-name="P102"><text:span text:style-name="Arabic"><text:span text:style-name="T144">— </text:span></text:span><text:span text:style-name="Arabic">آری. دو برادر و یک خواهر.</text:span></text:p>
      <text:p text:style-name="P102"><text:span text:style-name="Arabic"><text:span text:style-name="T144">— </text:span></text:span><text:span text:style-name="Arabic">از شما بزرگترند یا </text:span><text:span text:style-name="Arabic"><text:span text:style-name="T144">ک</text:span></text:span><text:span text:style-name="Arabic">وچکتر؟</text:span></text:p>
      <text:p text:style-name="P102"><text:span text:style-name="Arabic"><text:span text:style-name="T144">— ک</text:span></text:span><text:span text:style-name="Arabic">وچکتر.</text:span></text:p>
      <text:p text:style-name="P103"><text:span text:style-name="Arabic"><text:span text:style-name="T144">— </text:span></text:span><text:span text:style-name="Arabic">چند روز در هفته می</text:span><text:span text:style-name="Arabic"><text:span text:style-name="T145">‌</text:span></text:span><text:span text:style-name="Arabic">توانید </text:span><text:span text:style-name="Arabic"><text:span text:style-name="T145">ک</text:span></text:span><text:span text:style-name="Arabic">ار </text:span><text:span text:style-name="Arabic"><text:span text:style-name="T145">ک</text:span></text:span><text:span text:style-name="Arabic">نید؟</text:span></text:p>
      <text:p text:style-name="P103"><text:span text:style-name="Arabic"><text:span text:style-name="T145">— </text:span></text:span><text:span text:style-name="Arabic">پنج روز در هفته.</text:span></text:p>
      <text:p text:style-name="P103"><text:span text:style-name="Arabic"><text:span text:style-name="T145">— </text:span></text:span><text:span text:style-name="Arabic">پیش از این شما </text:span><text:span text:style-name="Arabic"><text:span text:style-name="T145">ک</text:span></text:span><text:span text:style-name="Arabic">جا </text:span><text:span text:style-name="Arabic"><text:span text:style-name="T145">ک</text:span></text:span><text:span text:style-name="Arabic">ار </text:span><text:span text:style-name="Arabic"><text:span text:style-name="T145">ک</text:span></text:span><text:span text:style-name="Arabic">ردید؟</text:span></text:p>
      <text:p text:style-name="P103"><text:span text:style-name="Arabic"><text:span text:style-name="T145">— </text:span></text:span><text:span text:style-name="Arabic">هیچ جا.</text:span></text:p>
      <text:p text:style-name="P141"><text:span text:style-name="Arabic"><text:span text:style-name="T145">— </text:span></text:span><text:span text:style-name="Arabic">بجز ایران و </text:span><text:span text:style-name="Arabic"><text:user-field-get text:name="country1F">فرانسه</text:user-field-get></text:span><text:span text:style-name="Arabic"><text:span text:style-name="T145">٬ جای</text:span></text:span><text:span text:style-name="Arabic"> دیگری بودید؟</text:span></text:p>
      <text:p text:style-name="P103"><text:span text:style-name="Arabic"><text:span text:style-name="T145">— </text:span></text:span><text:span text:style-name="Arabic">نه. جای دیگری نبودم.</text:span></text:p>
      <text:p text:style-name="P103"><text:soft-page-break/><text:span text:style-name="Arabic"><text:span text:style-name="T145">— </text:span></text:span><text:span text:style-name="Arabic">شما دفترچه بهداشت دارید؟</text:span></text:p>
      <text:p text:style-name="P104"><text:span text:style-name="Arabic"><text:span text:style-name="T146">— </text:span></text:span><text:span text:style-name="Arabic">نه. ولی بزودی آماده می</text:span><text:span text:style-name="Arabic"><text:span text:style-name="T146">‌</text:span></text:span><text:span text:style-name="Arabic">شود.</text:span></text:p>
      <text:p text:style-name="P105"><text:span text:style-name="Arabic"><text:span text:style-name="T147">— </text:span></text:span><text:span text:style-name="Arabic">شما بیمه هستید؟</text:span></text:p>
      <text:p text:style-name="P105"><text:span text:style-name="Arabic"><text:span text:style-name="T147">— </text:span></text:span><text:span text:style-name="Arabic">نه.</text:span></text:p>
      <text:p text:style-name="P105"><text:span text:style-name="Arabic"><text:span text:style-name="T147">— </text:span></text:span><text:span text:style-name="Arabic">شما با برنامه</text:span><text:span text:style-name="Arabic"><text:span text:style-name="T147">‌</text:span></text:span><text:span text:style-name="Arabic">نویسی </text:span><text:span text:style-name="Arabic"><text:span text:style-name="T147">ک</text:span></text:span><text:span text:style-name="Arabic">امپیوتر آشنایی دارید؟</text:span></text:p>
      <text:p text:style-name="P106"><text:span text:style-name="Arabic"><text:span text:style-name="T148">— </text:span></text:span><text:span text:style-name="Arabic">بله.</text:span></text:p>
      <text:p text:style-name="P106"><text:span text:style-name="Arabic"><text:span text:style-name="T148">— </text:span></text:span><text:span text:style-name="Arabic">سرگرمی شما چیست؟</text:span></text:p>
      <text:p text:style-name="P106"><text:span text:style-name="Arabic"><text:span text:style-name="T148">— ک</text:span></text:span><text:span text:style-name="Arabic">تاب</text:span><text:span text:style-name="Arabic"><text:span text:style-name="T148">‌</text:span></text:span><text:span text:style-name="Arabic">خوانی، نامه</text:span><text:span text:style-name="Arabic"><text:span text:style-name="T148">‌</text:span></text:span><text:span text:style-name="Arabic">نگاری، فیلم‌برداری </text:span><text:span text:style-name="Arabic"><text:span text:style-name="T148">٬ گردآوری </text:span></text:span><text:span text:style-name="Arabic">سنگ</text:span><text:span text:style-name="Arabic"><text:span text:style-name="T148">‌</text:span></text:span><text:span text:style-name="Arabic">های </text:span><text:span text:style-name="Arabic"><text:span text:style-name="T148">ک</text:span></text:span><text:span text:style-name="Arabic">میاب.</text:span></text:p>
      <text:p text:style-name="P107"><text:span text:style-name="Arabic"><text:span text:style-name="T149">— </text:span></text:span><text:span text:style-name="Arabic">شماره تلفن همراه شما چند است؟</text:span></text:p>
      <text:p text:style-name="P108"><text:span text:style-name="Arabic"><text:span text:style-name="T149">— </text:span></text:span><text:span text:style-name="Arabic">نود و پنج — هفتاد و هفت — شصت.</text:span></text:p>
      <text:p text:style-name="P108"><text:span text:style-name="Arabic"><text:span text:style-name="T150">— </text:span></text:span><text:span text:style-name="Arabic">شماره تلفن خانه؟</text:span></text:p>
      <text:p text:style-name="P108"><text:span text:style-name="Arabic"><text:span text:style-name="T150">— </text:span></text:span><text:span text:style-name="Arabic">شصت و پنج — چهل و چهار — بیست و یک.</text:span></text:p>
      <text:p text:style-name="P108"><text:span text:style-name="Arabic"><text:span text:style-name="T150">— </text:span></text:span><text:span text:style-name="Arabic">نشانی خانه؟</text:span></text:p>
      <text:p text:style-name="P141"><text:span text:style-name="Arabic"><text:span text:style-name="T150">— </text:span></text:span><text:span text:style-name="Arabic">قزوین</text:span><text:span text:style-name="Arabic"><text:span text:style-name="T150">٬ خیابان جامی،</text:span></text:span><text:span text:style-name="Arabic"> پلاک چهل</text:span><text:span text:style-name="Arabic"><text:span text:style-name="T150">٬ </text:span></text:span><text:span text:style-name="Arabic"><text:span text:style-name="T150"><text:user-field-get text:name="name3fF">کیانا</text:user-field-get></text:span></text:span><text:span text:style-name="Arabic"> ساسانی.</text:span></text:p>
      <text:p text:style-name="P108"><text:span text:style-name="Arabic"><text:span text:style-name="T150">— </text:span></text:span><text:span text:style-name="Arabic">ما بزودی با شما تماس خواهیم گرفت.</text:span></text:p>
      <text:p text:style-name="P108"><text:span text:style-name="Arabic"><text:span text:style-name="T150">— </text:span></text:span><text:span text:style-name="Arabic">به امید دیدار.</text:span></text:p>
      <text:h text:style-name="Heading_20_3" text:outline-level="3"><text:span text:style-name="Arabic">دیدار هیجدهم</text:span></text:h>
      <text:h text:style-name="P308" text:outline-level="4"><text:span text:style-name="Arabic"/></text:h>
      <text:p text:style-name="P109"><text:span text:style-name="Arabic">دوستان در شهر همدان.</text:span></text:p>
      <text:p text:style-name="P110"><text:span text:style-name="Arabic"><text:span text:style-name="T151">— </text:span></text:span><text:span text:style-name="Arabic">به </text:span><text:span text:style-name="Arabic"><text:span text:style-name="T151">ک</text:span></text:span><text:span text:style-name="Arabic">دام هتل برویم؟ «سینا»، «آزادی»، «ا</text:span><text:span text:style-name="Arabic"><text:span text:style-name="T151">ک</text:span></text:span><text:span text:style-name="Arabic">باتان»؟</text:span></text:p>
      <text:p text:style-name="P110"><text:span text:style-name="Arabic"><text:span text:style-name="T151">— </text:span></text:span><text:span text:style-name="Arabic">این هتلها چند ستاره هستند؟</text:span></text:p>
      <text:p text:style-name="P111"><text:span text:style-name="Arabic"><text:span text:style-name="T151">— </text:span></text:span><text:span text:style-name="Arabic">«سینا» پنج ستاره، «آزادی» و «ا</text:span><text:span text:style-name="Arabic"><text:span text:style-name="T152">ک</text:span></text:span><text:span text:style-name="Arabic">باتان» چهار ستاره هستند.</text:span></text:p>
      <text:p text:style-name="P111"><text:span text:style-name="Arabic"><text:span text:style-name="T152">—</text:span></text:span><text:span text:style-name="Arabic">بهتر است همه هتلها را از نزدیک ببینیم.</text:span></text:p>
      <text:p text:style-name="P111"><text:span text:style-name="Arabic"><text:span text:style-name="T152">— </text:span></text:span><text:span text:style-name="Arabic">هتل «سینا» روبه</text:span><text:span text:style-name="Arabic"><text:span text:style-name="T152">‌</text:span></text:span><text:span text:style-name="Arabic">روی آرامگاه سینا است.</text:span></text:p>
      <text:p text:style-name="P111"><text:soft-page-break/><text:span text:style-name="Arabic"><text:span text:style-name="T152">— </text:span></text:span><text:span text:style-name="Arabic">هتل آزادی دورتر و اتاق</text:span><text:span text:style-name="Arabic"><text:span text:style-name="T152">‌</text:span></text:span><text:span text:style-name="Arabic">هایش </text:span><text:span text:style-name="Arabic"><text:span text:style-name="T152">ک</text:span></text:span><text:span text:style-name="Arabic">وچکتر است.</text:span></text:p>
      <text:p text:style-name="P111"><text:span text:style-name="Arabic"><text:span text:style-name="T152">— </text:span></text:span><text:span text:style-name="Arabic">هتل ا</text:span><text:span text:style-name="Arabic"><text:span text:style-name="T152">ک</text:span></text:span><text:span text:style-name="Arabic">باتان بد نیست ولی امروز جا ندارد.</text:span></text:p>
      <text:p text:style-name="P111"><text:span text:style-name="Arabic"><text:span text:style-name="T152">— </text:span></text:span><text:span text:style-name="Arabic">در درون هتل سینا: فروشگاه، استخر، سینما، </text:span><text:span text:style-name="Arabic"><text:span text:style-name="T152">ک</text:span></text:span><text:span text:style-name="Arabic">تاب</text:span><text:span text:style-name="Arabic"><text:span text:style-name="T152">‌</text:span></text:span><text:span text:style-name="Arabic">فروشی نیز هست.</text:span></text:p>
      <text:p text:style-name="P111"><text:span text:style-name="Arabic"><text:span text:style-name="T152">— </text:span></text:span><text:span text:style-name="Arabic">پس</text:span><text:span text:style-name="Arabic"><text:span text:style-name="T152">٬ امشب می‌توانیم فیلم</text:span></text:span><text:span text:style-name="Arabic"> ایرانی در سینما ببینیم.</text:span></text:p>
      <text:p text:style-name="P111"><text:span text:style-name="Arabic"><text:span text:style-name="T152">— </text:span></text:span><text:span text:style-name="Arabic">و در استخر شنا </text:span><text:span text:style-name="Arabic"><text:span text:style-name="T152">ک</text:span></text:span><text:span text:style-name="Arabic">نیم.</text:span></text:p>
      <text:p text:style-name="P111"><text:span text:style-name="Arabic"><text:span text:style-name="T152">— </text:span></text:span><text:span text:style-name="Arabic">و از فروشگاه خرید </text:span><text:span text:style-name="Arabic"><text:span text:style-name="T152">ک</text:span></text:span><text:span text:style-name="Arabic">نیم.</text:span></text:p>
      <text:p text:style-name="P111"><text:span text:style-name="Arabic"><text:span text:style-name="T152">— </text:span></text:span><text:span text:style-name="Arabic">و چند </text:span><text:span text:style-name="Arabic"><text:span text:style-name="T152">ک</text:span></text:span><text:span text:style-name="Arabic">تاب به زبان فارسی بخریم.</text:span></text:p>
      <text:h text:style-name="P308" text:outline-level="4"><text:span text:style-name="Arabic"/></text:h>
      <text:p text:style-name="P112"><text:span text:style-name="Arabic">در راه </text:span><text:span text:style-name="Arabic"><text:span text:style-name="T153">ک</text:span></text:span><text:span text:style-name="Arabic">رمانشاه.</text:span></text:p>
      <text:p text:style-name="P112"><text:span text:style-name="Arabic"><text:span text:style-name="T153">— </text:span></text:span><text:span text:style-name="Arabic">نگاه </text:span><text:span text:style-name="Arabic"><text:span text:style-name="T153">ک</text:span></text:span><text:span text:style-name="Arabic">نید!</text:span><text:span text:style-name="Arabic"><text:span text:style-name="T153"> </text:span></text:span><text:span text:style-name="Arabic">بالای </text:span><text:span text:style-name="Arabic"><text:span text:style-name="T153">ک</text:span></text:span><text:span text:style-name="Arabic">وه!</text:span></text:p>
      <text:p text:style-name="P112"><text:span text:style-name="Arabic"><text:span text:style-name="T153">— </text:span></text:span><text:span text:style-name="Arabic">نام این </text:span><text:span text:style-name="Arabic"><text:span text:style-name="T153">ک</text:span></text:span><text:span text:style-name="Arabic">وه الوند است.</text:span></text:p>
      <text:p text:style-name="P112"><text:span text:style-name="Arabic"><text:span text:style-name="T153">— </text:span></text:span><text:span text:style-name="Arabic">این پیام داریوش است به زبان فارسی باستان.</text:span></text:p>
      <text:p text:style-name="P112"><text:span text:style-name="Arabic"><text:span text:style-name="T153">— </text:span></text:span><text:span text:style-name="Arabic">نام این پیام چیست؟</text:span></text:p>
      <text:p text:style-name="P112"><text:span text:style-name="Arabic"><text:span text:style-name="T153">— </text:span></text:span><text:span text:style-name="Arabic">گنجنامه.</text:span></text:p>
      <text:p text:style-name="P112"><text:span text:style-name="Arabic"><text:span text:style-name="T153">— </text:span></text:span><text:span text:style-name="Arabic">از همدان تا </text:span><text:span text:style-name="Arabic"><text:span text:style-name="T153">ک</text:span></text:span><text:span text:style-name="Arabic">رمانشاه چند </text:span><text:span text:style-name="Arabic"><text:span text:style-name="T153">ک</text:span></text:span><text:span text:style-name="Arabic">یلومتر است؟</text:span></text:p>
      <text:p text:style-name="P112"><text:span text:style-name="Arabic"><text:span text:style-name="T153">— </text:span></text:span><text:span text:style-name="Arabic">صد و پنجاه </text:span><text:span text:style-name="Arabic"><text:span text:style-name="T153">ک</text:span></text:span><text:span text:style-name="Arabic">یلومتر است.</text:span></text:p>
      <text:p text:style-name="P112"><text:span text:style-name="Arabic"><text:span text:style-name="T153">— </text:span></text:span><text:span text:style-name="Arabic">پیام دوم داریوش در بالای «</text:span><text:span text:style-name="Arabic"><text:span text:style-name="T153">ک</text:span></text:span><text:span text:style-name="Arabic">وه بیستون» در شهر </text:span><text:span text:style-name="Arabic"><text:span text:style-name="T153">ک</text:span></text:span><text:span text:style-name="Arabic">رمانشاه است.</text:span></text:p>
      <text:p text:style-name="P112"><text:span text:style-name="Arabic"><text:span text:style-name="T153">— </text:span></text:span><text:span text:style-name="Arabic">من شنیدم </text:span><text:span text:style-name="Arabic"><text:span text:style-name="T153">ک</text:span></text:span><text:span text:style-name="Arabic">ه شیرینی شهر </text:span><text:span text:style-name="Arabic"><text:span text:style-name="T153">ک</text:span></text:span><text:span text:style-name="Arabic">رمانشاه خوش</text:span><text:span text:style-name="Arabic"><text:span text:style-name="T153">‌</text:span></text:span><text:span text:style-name="Arabic">مزه است.</text:span></text:p>
      <text:p text:style-name="P112"><text:span text:style-name="Arabic"><text:span text:style-name="T153">— </text:span></text:span><text:span text:style-name="Arabic">هرگاه شیرینی فروشی دیدیم می</text:span><text:span text:style-name="Arabic"><text:span text:style-name="T153">‌</text:span></text:span><text:span text:style-name="Arabic">ایستیم.</text:span></text:p>
      <text:p text:style-name="P139"><text:span text:style-name="Arabic"><text:user-field-get text:name="name1mF">ویکتور</text:user-field-get></text:span><text:span text:style-name="Arabic"> </text:span><text:span text:style-name="Arabic"><text:span text:style-name="T153">(</text:span></text:span><text:span text:style-name="Arabic">می</text:span><text:span text:style-name="Arabic"><text:span text:style-name="T153">‌</text:span></text:span><text:span text:style-name="Arabic">خواند</text:span><text:span text:style-name="Arabic"><text:span text:style-name="T153">):</text:span></text:span></text:p>
      <text:p text:style-name="P112"><text:span text:style-name="Arabic"><text:span text:style-name="T153">— به</text:span></text:span><text:span text:style-name="Arabic"> شهر </text:span><text:span text:style-name="Arabic"><text:span text:style-name="T153">ک</text:span></text:span><text:span text:style-name="Arabic">رمانشاه خوش آمدید!</text:span></text:p>
      <text:h text:style-name="P308" text:outline-level="4"><text:span text:style-name="Arabic"/></text:h>
      <text:p text:style-name="P113"><text:span text:style-name="Arabic">چهار </text:span><text:span text:style-name="Arabic"><text:span text:style-name="T154">ک</text:span></text:span><text:span text:style-name="Arabic">وهنورد.</text:span></text:p>
      <text:p text:style-name="P113"><text:span text:style-name="Arabic"><text:span text:style-name="T154">— ک</text:span></text:span><text:span text:style-name="Arabic">وه</text:span><text:span text:style-name="Arabic"><text:span text:style-name="T154">‌</text:span></text:span><text:span text:style-name="Arabic">های ایران بلند و زیبا هستند.</text:span></text:p>
      <text:p text:style-name="P113"><text:soft-page-break/><text:span text:style-name="Arabic"><text:span text:style-name="T154">— </text:span></text:span><text:span text:style-name="Arabic">یک دوم سرزمین ایران </text:span><text:span text:style-name="Arabic"><text:span text:style-name="T154">ک</text:span></text:span><text:span text:style-name="Arabic">وهستانی است.</text:span></text:p>
      <text:p text:style-name="P113"><text:span text:style-name="Arabic"><text:span text:style-name="T154">— </text:span></text:span><text:span text:style-name="Arabic">آری. دو رشته </text:span><text:span text:style-name="Arabic"><text:span text:style-name="T154">ک</text:span></text:span><text:span text:style-name="Arabic">وه: البرز و زاگرس.</text:span></text:p>
      <text:p text:style-name="P113"><text:span text:style-name="Arabic"><text:span text:style-name="T154">— </text:span></text:span><text:span text:style-name="Arabic">دوستان! </text:span><text:span text:style-name="Arabic"><text:span text:style-name="T154">ک</text:span></text:span><text:span text:style-name="Arabic">جا ناهار بخوریم؟</text:span></text:p>
      <text:p text:style-name="P113"><text:span text:style-name="Arabic"><text:span text:style-name="T154">— </text:span></text:span><text:span text:style-name="Arabic">بالای </text:span><text:span text:style-name="Arabic"><text:span text:style-name="T154">ک</text:span></text:span><text:span text:style-name="Arabic">وه رستوران هست. در آنجا هم هوا تمیزتر است و هم دیدگاه زیباتر است.</text:span></text:p>
      <text:p text:style-name="P113"><text:span text:style-name="Arabic"><text:span text:style-name="T154">— </text:span></text:span><text:span text:style-name="Arabic">ورزش </text:span><text:span text:style-name="Arabic"><text:span text:style-name="T154">ک</text:span></text:span><text:span text:style-name="Arabic">وهنوردی</text:span><text:span text:style-name="Arabic"><text:span text:style-name="T154">٬ آدم را</text:span></text:span><text:span text:style-name="Arabic"> نیرومند میسازد.</text:span></text:p>
      <text:p text:style-name="P114"><text:span text:style-name="Arabic"><text:span text:style-name="T154">— </text:span></text:span><text:span text:style-name="Arabic">همه </text:span><text:span text:style-name="Arabic"><text:span text:style-name="T155">ک</text:span></text:span><text:span text:style-name="Arabic">فش </text:span><text:span text:style-name="Arabic"><text:span text:style-name="T155">ک</text:span></text:span><text:span text:style-name="Arabic">وهنوردی دارند؟</text:span></text:p>
      <text:p text:style-name="P114"><text:span text:style-name="Arabic"><text:span text:style-name="T155">— </text:span></text:span><text:span text:style-name="Arabic">دوستان: آری. همه دارند.</text:span></text:p>
      <text:p text:style-name="P114"><text:span text:style-name="Arabic"><text:span text:style-name="T155">— </text:span></text:span><text:span text:style-name="Arabic">بهتر است </text:span><text:span text:style-name="Arabic"><text:span text:style-name="T155">ک</text:span></text:span><text:span text:style-name="Arabic">می آجیل بخریم و با خود ببریم.</text:span></text:p>
      <text:p text:style-name="P114"><text:span text:style-name="Arabic"><text:span text:style-name="T155">— </text:span></text:span><text:span text:style-name="Arabic">مانند چه؟</text:span></text:p>
      <text:p text:style-name="P114"><text:span text:style-name="Arabic"><text:span text:style-name="T155">— </text:span></text:span><text:span text:style-name="Arabic">پیش</text:span><text:span text:style-name="Arabic"><text:span text:style-name="T155">٬ بادام، گردو…</text:span></text:span></text:p>
      <text:p text:style-name="P114"><text:span text:style-name="Arabic"><text:span text:style-name="T155">— </text:span></text:span><text:span text:style-name="Arabic">پس</text:span><text:span text:style-name="Arabic"><text:span text:style-name="T155">٬ پیش به سوی</text:span></text:span><text:span text:style-name="Arabic"> </text:span><text:span text:style-name="Arabic"><text:span text:style-name="T155">ک</text:span></text:span><text:span text:style-name="Arabic">وهستان!</text:span></text:p>
      <text:h text:style-name="Heading_20_3" text:outline-level="3"><text:span text:style-name="Arabic">دیدار نوزدهم</text:span></text:h>
      <text:h text:style-name="P308" text:outline-level="4"><text:span text:style-name="Arabic"/></text:h>
      <text:p text:style-name="P115"><text:span text:style-name="Arabic">در پست خانه.</text:span></text:p>
      <text:p text:style-name="P115"><text:span text:style-name="Arabic"><text:span text:style-name="T156">— </text:span></text:span><text:span text:style-name="Arabic">ببخشید</text:span><text:span text:style-name="Arabic"><text:span text:style-name="T156">٬ پست‌خانه کجا</text:span></text:span><text:span text:style-name="Arabic"> است؟</text:span></text:p>
      <text:p text:style-name="P115"><text:span text:style-name="Arabic">روزنامه</text:span><text:span text:style-name="Arabic"><text:span text:style-name="T156">‌</text:span></text:span><text:span text:style-name="Arabic">فروش:</text:span></text:p>
      <text:p text:style-name="P115"><text:span text:style-name="Arabic"><text:span text:style-name="T156">— نرسیده</text:span></text:span><text:span text:style-name="Arabic"> به ساختمان شهربانی، دست چپ.</text:span></text:p>
      <text:p text:style-name="P115"><text:span text:style-name="Arabic"><text:span text:style-name="T156">— </text:span></text:span><text:span text:style-name="Arabic">خسته نباشید!</text:span></text:p>
      <text:p text:style-name="P115"><text:span text:style-name="Arabic"><text:span text:style-name="T156">— </text:span></text:span><text:span text:style-name="Arabic">من می</text:span><text:span text:style-name="Arabic"><text:span text:style-name="T156">‌</text:span></text:span><text:span text:style-name="Arabic">خواهم این نامه را به یزد پست </text:span><text:span text:style-name="Arabic"><text:span text:style-name="T156">ک</text:span></text:span><text:span text:style-name="Arabic">نم.</text:span></text:p>
      <text:p text:style-name="P115"><text:span text:style-name="Arabic"><text:span text:style-name="T156">ک</text:span></text:span><text:span text:style-name="Arabic">ارمند پست:</text:span></text:p>
      <text:p text:style-name="P115"><text:span text:style-name="Arabic"><text:span text:style-name="T156">— خواهش</text:span></text:span><text:span text:style-name="Arabic"> می</text:span><text:span text:style-name="Arabic"><text:span text:style-name="T156">‌ک</text:span></text:span><text:span text:style-name="Arabic">نم</text:span><text:span text:style-name="Arabic"><text:span text:style-name="T156">٬</text:span></text:span><text:span text:style-name="Arabic"> نشانی گیرنده و فرستنده را بنویسید.</text:span></text:p>
      <text:p text:style-name="P116"><text:span text:style-name="Arabic"><text:span text:style-name="T157">—</text:span></text:span><text:span text:style-name="Arabic"> این نامه </text:span><text:span text:style-name="Arabic"><text:span text:style-name="T157">ک</text:span></text:span><text:span text:style-name="Arabic">ی به دست گیرنده می</text:span><text:span text:style-name="Arabic"><text:span text:style-name="T157">‌</text:span></text:span><text:span text:style-name="Arabic">رسد؟</text:span></text:p>
      <text:p text:style-name="P117"><text:span text:style-name="Arabic"><text:span text:style-name="T157">— زمینی٬ ده روزه، <text:s/>هوایی٬ پنج روزه می‌رسد.</text:span></text:span></text:p>
      <text:p text:style-name="P117"><text:span text:style-name="Arabic"><text:span text:style-name="T158">— </text:span></text:span><text:span text:style-name="Arabic">پس، خواهش می</text:span><text:span text:style-name="Arabic"><text:span text:style-name="T158">‌ک</text:span></text:span><text:span text:style-name="Arabic">نم،هوایی.</text:span></text:p>
      <text:p text:style-name="P117"><text:span text:style-name="Arabic"><text:span text:style-name="T158">— </text:span></text:span><text:span text:style-name="Arabic">دویست تومان</text:span><text:span text:style-name="Arabic"><text:span text:style-name="T158">٬ خواهش می‌کنم.</text:span></text:span></text:p>
      <text:h text:style-name="P308" text:outline-level="4"><text:soft-page-break/><text:span text:style-name="Arabic"/></text:h>
      <text:p text:style-name="P118"><text:span text:style-name="Arabic">به سوی شهر شش.</text:span></text:p>
      <text:p text:style-name="P119"><text:span text:style-name="Arabic"><text:span text:style-name="T159">— </text:span></text:span><text:span text:style-name="Arabic">دوستان! رادیو را روشن </text:span><text:span text:style-name="Arabic"><text:span text:style-name="T159">ک</text:span></text:span><text:span text:style-name="Arabic">نید</text:span><text:span text:style-name="Arabic"><text:span text:style-name="T159">٬ تا گزارش</text:span></text:span><text:span text:style-name="Arabic"> هواشناسی را بشنویم.</text:span></text:p>
      <text:p text:style-name="P119"><text:span text:style-name="Arabic">گوینده:</text:span></text:p>
      <text:p text:style-name="P119"><text:span text:style-name="Arabic"><text:span text:style-name="T159">— به پیش‌بینی</text:span></text:span><text:span text:style-name="Arabic"> سازمان هواشناسی استان خوزستان، دمای هوا، امروز به سی درجه بالای صفر می</text:span><text:span text:style-name="Arabic"><text:span text:style-name="T159">‌</text:span></text:span><text:span text:style-name="Arabic">رسد. هوا ابری گاهی بارانی است.</text:span></text:p>
      <text:p text:style-name="P139"><text:span text:style-name="Arabic"><text:span text:style-name="T159">— </text:span></text:span><text:span text:style-name="Arabic"><text:span text:style-name="T159"><text:user-field-get text:name="name2mF">توبیاس</text:user-field-get></text:span></text:span><text:span text:style-name="Arabic"><text:span text:style-name="T159"><text:user-field-get text:name="name2mF">توبیاس</text:user-field-get></text:span></text:span><text:span text:style-name="Arabic"> جان! شما می</text:span><text:span text:style-name="Arabic"><text:span text:style-name="T159">‌</text:span></text:span><text:span text:style-name="Arabic">توانید در هنگام بارش باران رانندگی </text:span><text:span text:style-name="Arabic"><text:span text:style-name="T159">ک</text:span></text:span><text:span text:style-name="Arabic">نید؟</text:span></text:p>
      <text:p text:style-name="P119"><text:span text:style-name="Arabic"><text:span text:style-name="T159">— </text:span></text:span><text:span text:style-name="Arabic">چرا </text:span><text:span text:style-name="Arabic"><text:span text:style-name="T159">ک</text:span></text:span><text:span text:style-name="Arabic">ه نه!</text:span></text:p>
      <text:p text:style-name="P119"><text:span text:style-name="Arabic"><text:span text:style-name="T159">— </text:span></text:span><text:span text:style-name="Arabic">استان خوزستان</text:span><text:span text:style-name="Arabic"><text:span text:style-name="T159">٬ یکی از</text:span></text:span><text:span text:style-name="Arabic"> سرسبزترین استان</text:span><text:span text:style-name="Arabic"><text:span text:style-name="T159">‌</text:span></text:span><text:span text:style-name="Arabic">های ایران است.</text:span></text:p>
      <text:p text:style-name="P119"><text:span text:style-name="Arabic"><text:span text:style-name="T159">— </text:span></text:span><text:span text:style-name="Arabic">تا شهر باستانی شوش، چند </text:span><text:span text:style-name="Arabic"><text:span text:style-name="T159">ک</text:span></text:span><text:span text:style-name="Arabic">یلومتر مانده است؟</text:span></text:p>
      <text:p text:style-name="P119"><text:span text:style-name="Arabic"><text:span text:style-name="T159">— </text:span></text:span><text:span text:style-name="Arabic">دویست و پنجاه </text:span><text:span text:style-name="Arabic"><text:span text:style-name="T159">ک</text:span></text:span><text:span text:style-name="Arabic">یلومتر مانده است.</text:span></text:p>
      <text:h text:style-name="P308" text:outline-level="4"><text:span text:style-name="Arabic"/></text:h>
      <text:p text:style-name="P121"><text:span text:style-name="Arabic">سخنی از جنگ.</text:span></text:p>
      <text:p text:style-name="P121"><text:span text:style-name="Arabic"><text:span text:style-name="T160">—</text:span></text:span><text:span text:style-name="Arabic"> دوستان! آیا شما می</text:span><text:span text:style-name="Arabic"><text:span text:style-name="T160">‌</text:span></text:span><text:span text:style-name="Arabic">دانید </text:span><text:span text:style-name="Arabic"><text:span text:style-name="T160">ک</text:span></text:span><text:span text:style-name="Arabic">ه از سال یک هزار و نهصد و هشتاد تا سال یک هزار و نهصد و هشتاد و هشت در این سرزمین جنگ رخ داد؟</text:span></text:p>
      <text:p text:style-name="P121"><text:span text:style-name="Arabic"><text:span text:style-name="T160">— </text:span></text:span><text:span text:style-name="Arabic">آری. یک آدم دیوانه به نام صدام</text:span><text:span text:style-name="Arabic"><text:span text:style-name="T160">٬</text:span></text:span><text:span text:style-name="Arabic"> همه این استان را به آتش </text:span><text:span text:style-name="Arabic"><text:span text:style-name="T160">ک</text:span></text:span><text:span text:style-name="Arabic">شید.</text:span></text:p>
      <text:p text:style-name="P121"><text:span text:style-name="Arabic"><text:span text:style-name="T160">— </text:span></text:span><text:span text:style-name="Arabic">خوش</text:span><text:span text:style-name="Arabic"><text:span text:style-name="T160">‌</text:span></text:span><text:span text:style-name="Arabic">بختانه، اینک، آرامی و شادابی به این سرزمین بازگشت.</text:span></text:p>
      <text:h text:style-name="Heading_20_3" text:outline-level="3"><text:soft-page-break/><text:span text:style-name="Arabic">دیدار بیستم</text:span></text:h>
      <text:h text:style-name="P308" text:outline-level="4"><text:span text:style-name="Arabic"/></text:h>
      <text:p text:style-name="P120"><text:span text:style-name="Arabic">دوستان در رستوران.</text:span></text:p>
      <text:p text:style-name="P121"><text:span text:style-name="Arabic">پیشخدمت:</text:span></text:p>
      <text:p text:style-name="P122"><text:span text:style-name="Arabic"><text:span text:style-name="T160">— مهمانان</text:span></text:span><text:span text:style-name="Arabic"> گرامی</text:span><text:span text:style-name="Arabic"><text:span text:style-name="T160">٬</text:span></text:span><text:span text:style-name="Arabic"> بفرمایید، خواهش می</text:span><text:span text:style-name="Arabic"><text:span text:style-name="T160">‌ک</text:span></text:span><text:span text:style-name="Arabic">نم</text:span><text:span text:style-name="Arabic"><text:span text:style-name="T160">٬ این میز شما</text:span></text:span><text:span text:style-name="Arabic"> است. چیزی سفارش می</text:span><text:span text:style-name="Arabic"><text:span text:style-name="T161">‌ک</text:span></text:span><text:span text:style-name="Arabic">نید؟</text:span></text:p>
      <text:p text:style-name="P123"><text:span text:style-name="Arabic"><text:span text:style-name="T162">— </text:span></text:span><text:span text:style-name="Arabic">خواهش می</text:span><text:span text:style-name="Arabic"><text:span text:style-name="T162">‌ک</text:span></text:span><text:span text:style-name="Arabic">نیم برای ما چهار </text:span><text:span text:style-name="Arabic"><text:span text:style-name="T162">ک</text:span></text:span><text:span text:style-name="Arabic">اسه آش بیاورید.</text:span></text:p>
      <text:p text:style-name="P123"><text:span text:style-name="Arabic"><text:span text:style-name="T162">— </text:span></text:span><text:span text:style-name="Arabic">سالاد؟</text:span></text:p>
      <text:p text:style-name="P123"><text:span text:style-name="Arabic"><text:span text:style-name="T162">— </text:span></text:span><text:span text:style-name="Arabic"><text:s/>سالاد خیار و گوجه فرنگی.</text:span></text:p>
      <text:p text:style-name="P124"><text:span text:style-name="Arabic"><text:span text:style-name="T162">— </text:span></text:span><text:span text:style-name="Arabic">آب</text:span><text:span text:style-name="Arabic"><text:span text:style-name="T163">‌</text:span></text:span><text:span text:style-name="Arabic">میوه دوست دارید؟ آب سیب، آب انار</text:span><text:span text:style-name="Arabic"><text:span text:style-name="T163">٬ آب انگور، آب</text:span></text:span><text:span text:style-name="Arabic"> هویج.</text:span></text:p>
      <text:p text:style-name="P124"><text:span text:style-name="Arabic"><text:span text:style-name="T163">— </text:span></text:span><text:span text:style-name="Arabic">برای همه آب سیب.</text:span></text:p>
      <text:p text:style-name="P124"><text:span text:style-name="Arabic"><text:span text:style-name="T163">— </text:span></text:span><text:span text:style-name="Arabic">خوراک گرم: جوجه</text:span><text:span text:style-name="Arabic"><text:span text:style-name="T163">‌ک</text:span></text:span><text:span text:style-name="Arabic">باب، چلو</text:span><text:span text:style-name="Arabic"><text:span text:style-name="T163">ک</text:span></text:span><text:span text:style-name="Arabic">باب، برنج و خورشت، مرغ، ماهی.</text:span></text:p>
      <text:p text:style-name="P124"><text:span text:style-name="Arabic"><text:span text:style-name="T163">— </text:span></text:span><text:span text:style-name="Arabic">دوتا جوجه</text:span><text:span text:style-name="Arabic"><text:span text:style-name="T163">‌ک</text:span></text:span><text:span text:style-name="Arabic">باب</text:span><text:span text:style-name="Arabic"><text:span text:style-name="T163">٬</text:span></text:span><text:span text:style-name="Arabic"> دوتا پلوماهی.</text:span></text:p>
      <text:p text:style-name="P124"><text:span text:style-name="Arabic"><text:span text:style-name="T163">— </text:span></text:span><text:span text:style-name="Arabic">سفارش شما بزودی آماده می</text:span><text:span text:style-name="Arabic"><text:span text:style-name="T163">‌</text:span></text:span><text:span text:style-name="Arabic">شود.</text:span></text:p>
      <text:h text:style-name="P308" text:outline-level="4"><text:span text:style-name="Arabic"/></text:h>
      <text:p text:style-name="P125"><text:span text:style-name="Arabic">پایان ایران</text:span><text:span text:style-name="Arabic"><text:span text:style-name="T164">‌</text:span></text:span><text:span text:style-name="Arabic">گردی دوستان.</text:span></text:p>
      <text:p text:style-name="P125"><text:span text:style-name="Arabic"><text:span text:style-name="T164">—</text:span></text:span><text:span text:style-name="Arabic"> دوستان! ایران</text:span><text:span text:style-name="Arabic"><text:span text:style-name="T164">‌</text:span></text:span><text:span text:style-name="Arabic">گردی ما به پایان رسید. دیدار آینده ما</text:span><text:span text:style-name="Arabic"><text:span text:style-name="T164">٬ در سال آینده خواهد</text:span></text:span><text:span text:style-name="Arabic"> بود.</text:span></text:p>
      <text:p text:style-name="P126"><text:span text:style-name="Arabic"><text:span text:style-name="T165">— </text:span></text:span><text:span text:style-name="Arabic">آموختن زبان فارسی یادتان نرود!</text:span></text:p>
      <text:p text:style-name="P126"><text:span text:style-name="Arabic"><text:span text:style-name="T165">— </text:span></text:span><text:span text:style-name="Arabic">نامه</text:span><text:span text:style-name="Arabic"><text:span text:style-name="T165">‌</text:span></text:span><text:span text:style-name="Arabic">نگاری با همدیگر یادتان نرود!</text:span></text:p>
      <text:p text:style-name="P126"><text:span text:style-name="Arabic"><text:span text:style-name="T165">— </text:span></text:span><text:span text:style-name="Arabic">نامه</text:span><text:span text:style-name="Arabic"><text:span text:style-name="T165">‌</text:span></text:span><text:span text:style-name="Arabic">ها و پیام</text:span><text:span text:style-name="Arabic"><text:span text:style-name="T165">‌</text:span></text:span><text:span text:style-name="Arabic">ها را به زبان فارسی بنویسید.</text:span></text:p>
      <text:p text:style-name="P126"><text:span text:style-name="Arabic"><text:span text:style-name="T165">— </text:span></text:span><text:span text:style-name="Arabic">پیش از جدا شدن</text:span><text:span text:style-name="Arabic"><text:span text:style-name="T165">٬ بیایید</text:span></text:span><text:span text:style-name="Arabic"> با هم عکس یادگاری بگیریم.</text:span></text:p>
      <text:p text:style-name="P127"><text:span text:style-name="Arabic"><text:span text:style-name="T166">— </text:span></text:span><text:span text:style-name="Arabic">خدا نگهدار.</text:span></text:p>
      <text:p text:style-name="P127"><text:span text:style-name="Arabic"><text:span text:style-name="T166">—</text:span></text:span><text:span text:style-name="Arabic"> به امید دیدار.</text:span></text:p>
      <text:p text:style-name="EndMark"><text:soft-page-break/><text:span text:style-name="Arabic">.پایان بخش </text:span><text:span text:style-name="Arabic"><text:span text:style-name="T167">سوم</text:span></text:span><text:span text:style-name="Arabic">.</text:span></text:p>
      <text:h text:style-name="Heading_20_3" text:outline-level="3"><text:span text:style-name="Arabic">فصل چهار</text:span></text:h>
      <text:h text:style-name="P308" text:outline-level="4"><text:span text:style-name="Arabic"/></text:h>
      <text:p text:style-name="P1"><text:span text:style-name="Arabic">دوستان! درود بر شما! اگر می</text:span><text:span text:style-name="Arabic"><text:span text:style-name="T74">‌</text:span></text:span><text:span text:style-name="Arabic">خواهید با من آشنا شوید</text:span><text:span text:style-name="Arabic"><text:span text:style-name="T74">٬</text:span></text:span><text:span text:style-name="Arabic"> <text:s/>خواهش می</text:span><text:span text:style-name="Arabic"><text:span text:style-name="T74">‌</text:span></text:span><text:span text:style-name="Arabic">کنم روزنگار مرا بخوانید.</text:span></text:p>
      <text:p text:style-name="P141"><text:span text:style-name="Arabic"><text:s/>نام من </text:span><text:span text:style-name="Arabic"><text:user-field-get text:name="name4mF">روزبه</text:user-field-get></text:span><text:span text:style-name="Arabic"> است. من در شهر تهران، پایتخت ایران، زندگی می</text:span><text:span text:style-name="Arabic"><text:span text:style-name="T74">‌</text:span></text:span><text:span text:style-name="Arabic">کنم. من بیست سال دارم و دانشجو هستم.</text:span></text:p>
      <text:p text:style-name="P1"><text:span text:style-name="Arabic"><text:s/>دانشجوی سال دوم، رشته پزشکی، دانشگاه تهران.</text:span></text:p>
      <text:h text:style-name="P308" text:outline-level="4"><text:span text:style-name="Arabic"/></text:h>
      <text:p text:style-name="P1"><text:span text:style-name="Arabic">من هر روز هشت بامداد از خواب بیدار می</text:span><text:span text:style-name="Arabic"><text:span text:style-name="T75">‌</text:span></text:span><text:span text:style-name="Arabic">شوم. <text:s/>نخست دست و روی خود را می</text:span><text:span text:style-name="Arabic"><text:span text:style-name="T75">‌</text:span></text:span><text:span text:style-name="Arabic">شویم</text:span><text:span text:style-name="Arabic"><text:span text:style-name="T75">٬ سپس ناشتا</text:span></text:span><text:span text:style-name="Arabic"> می</text:span><text:span text:style-name="Arabic"><text:span text:style-name="T75">‌</text:span></text:span><text:span text:style-name="Arabic">خورم.</text:span></text:p>
      <text:p text:style-name="P1"><text:span text:style-name="Arabic"><text:s/>من در خانه تنها نیستم، همراه من: مادرم، پدرم و خواهرم نیز زندگی می</text:span><text:span text:style-name="Arabic"><text:span text:style-name="T75">‌</text:span></text:span><text:span text:style-name="Arabic">کنند. ما همدیگر را دوست داریم.</text:span></text:p>
      <text:p text:style-name="P1"><text:span text:style-name="Arabic"><text:s/>پدر من پزشک است و در بیمارستان کار می</text:span><text:span text:style-name="Arabic"><text:span text:style-name="T75">‌</text:span></text:span><text:span text:style-name="Arabic">کند. مادر من دوزنده است و در خانه کار می</text:span><text:span text:style-name="Arabic"><text:span text:style-name="T76">‌</text:span></text:span><text:span text:style-name="Arabic">کند. خواهر من دانش</text:span><text:span text:style-name="Arabic"><text:span text:style-name="T76">‌</text:span></text:span><text:span text:style-name="Arabic">آموز است. او شانزده سال دارد و چهار سال از من کوچکتر است.</text:span></text:p>
      <text:h text:style-name="P308" text:outline-level="4"><text:span text:style-name="Arabic"/></text:h>
      <text:p text:style-name="P59"><text:span text:style-name="Arabic">ما هر روز پنجشنبه</text:span><text:span text:style-name="Arabic"><text:span text:style-name="T94">٬ پس </text:span></text:span><text:span text:style-name="Arabic">از شام</text:span><text:span text:style-name="Arabic"><text:span text:style-name="T94">٬</text:span></text:span><text:span text:style-name="Arabic"> با هم می</text:span><text:span text:style-name="Arabic"><text:span text:style-name="T94">‌</text:span></text:span><text:span text:style-name="Arabic">نشینیم و در باره برنامه روز آدینه گفت و گو می</text:span><text:span text:style-name="Arabic"><text:span text:style-name="T95">‌</text:span></text:span><text:span text:style-name="Arabic">کنیم: کجا </text:span><text:span text:style-name="Arabic"><text:span text:style-name="T94">برویم.</text:span></text:span></text:p>
      <text:p text:style-name="P59"><text:span text:style-name="Arabic">هفته گذشته مادر بزرگم بیمار بود و ما به دیدار او رفتیم.</text:span></text:p>
      <text:p text:style-name="P1"><text:span text:style-name="Arabic">این هفته باز هم هیچ جا نرفتیم. می</text:span><text:span text:style-name="Arabic"><text:span text:style-name="T94">‌</text:span></text:span><text:span text:style-name="Arabic">دانید چرا</text:span><text:span text:style-name="Arabic"><text:span text:style-name="T94">؟</text:span></text:span></text:p>
      <text:p text:style-name="P60"><text:span text:style-name="Arabic">پس از اینکه خود را آماده کردیم تا به کوهستان برو</text:span><text:span text:style-name="Arabic"><text:span text:style-name="T96">یم ٬ ناگهان</text:span></text:span><text:span text:style-name="Arabic"> تلفن خانه زنگ زد. پدرم گوشی را برداشت. یک زن بود. <text:s/>او گریه کرد و گفت:</text:span></text:p>
      <text:p text:style-name="P60"><text:soft-page-break/><text:span text:style-name="Arabic">آقای دکتر</text:span><text:span text:style-name="Arabic"><text:span text:style-name="T94">٬ بچه دو ساله من </text:span></text:span><text:span text:style-name="Arabic"><text:s/>تب دارد. خواهش می</text:span><text:span text:style-name="Arabic"><text:span text:style-name="T94">‌</text:span></text:span><text:span text:style-name="Arabic">کنم </text:span><text:span text:style-name="Arabic"><text:span text:style-name="T94">٬</text:span></text:span><text:span text:style-name="Arabic"> <text:s/>کمک کنید.</text:span></text:p>
      <text:h text:style-name="P308" text:outline-level="4"><text:span text:style-name="Arabic"/></text:h>
      <text:p text:style-name="P1"><text:span text:style-name="Arabic">پدر من مهربان است.</text:span></text:p>
      <text:p text:style-name="P62"><text:span text:style-name="Arabic">او همیشه و همه جا به بیماران کمک می</text:span><text:span text:style-name="Arabic"><text:span text:style-name="T97">‌</text:span></text:span><text:span text:style-name="Arabic">کند: در بیمارستان، در خانه، در خیابان! همه مردم پدرم را دوست دارند. من نیز در آینده می</text:span><text:span text:style-name="Arabic"><text:span text:style-name="T97">‌</text:span></text:span><text:span text:style-name="Arabic">خواهم پزشک شوم.</text:span></text:p>
      <text:p text:style-name="P61"><text:span text:style-name="Arabic">خواهرم پروانه پزشکی را دوست ندارد. او می</text:span><text:span text:style-name="Arabic"><text:span text:style-name="T97">‌</text:span></text:span><text:span text:style-name="Arabic">خواهد روزنامه</text:span><text:span text:style-name="Arabic"><text:span text:style-name="T97">‌</text:span></text:span><text:span text:style-name="Arabic">نگار شود. خواهرم رویدادهای هر روز جهان را از رسانه</text:span><text:span text:style-name="Arabic"><text:span text:style-name="T97">‌</text:span></text:span><text:span text:style-name="Arabic">های گروهی دریافت می</text:span><text:span text:style-name="Arabic"><text:span text:style-name="T97">‌</text:span></text:span><text:span text:style-name="Arabic">کند و آنها را در روزنگار خود یادداشت می</text:span><text:span text:style-name="Arabic"><text:span text:style-name="T97">‌</text:span></text:span><text:span text:style-name="Arabic">کند. گاهی با مردم و دوستان در باره این رویدادها گفت <text:s/>و گو می</text:span><text:span text:style-name="Arabic"><text:span text:style-name="T97">‌</text:span></text:span><text:span text:style-name="Arabic">کند. او زبان فارسی را بهتر از من می</text:span><text:span text:style-name="Arabic"><text:span text:style-name="T97">‌</text:span></text:span><text:span text:style-name="Arabic">نگارد.</text:span></text:p>
      <text:h text:style-name="P308" text:outline-level="4"><text:span text:style-name="Arabic"/></text:h>
      <text:p text:style-name="P1"><text:span text:style-name="Arabic">ما هر سال</text:span><text:span text:style-name="Arabic"><text:span text:style-name="T108">٬ تابستان، کنار</text:span></text:span><text:span text:style-name="Arabic"> دریا می</text:span><text:span text:style-name="Arabic"><text:span text:style-name="T108">‌</text:span></text:span><text:span text:style-name="Arabic">رویم.</text:span></text:p>
      <text:p text:style-name="P73"><text:span text:style-name="Arabic">از تهران تا دریای مازندران</text:span><text:span text:style-name="Arabic"><text:span text:style-name="T108">٬</text:span></text:span><text:span text:style-name="Arabic"> نیم روز راه است. ما پس از گذشتن از کوه</text:span><text:span text:style-name="Arabic"><text:span text:style-name="T108">‌</text:span></text:span><text:span text:style-name="Arabic">های بسیار بلند البرز، به سوی سرزمین پست کنار دریا سرازیر می</text:span><text:span text:style-name="Arabic"><text:span text:style-name="T108">‌</text:span></text:span><text:span text:style-name="Arabic">شویم.</text:span></text:p>
      <text:p text:style-name="P1"><text:span text:style-name="Arabic">امسال پدرم خودرو خرید و ما می</text:span><text:span text:style-name="Arabic"><text:span text:style-name="T109">‌</text:span></text:span><text:span text:style-name="Arabic">توانیم با خودروی خودمان برویم. من نیز می</text:span><text:span text:style-name="Arabic"><text:span text:style-name="T109">‌</text:span></text:span><text:span text:style-name="Arabic">خواهم گواهی</text:span><text:span text:style-name="Arabic"><text:span text:style-name="T109">‌</text:span></text:span><text:span text:style-name="Arabic">نامه رانندگی بگیرم تا در هنگام رانندگی به پدرم کمک کنم.</text:span></text:p>
      <text:p text:style-name="P1"><text:span text:style-name="Arabic">من در هنگام رانندگی دوست دارم آواز بشنوم و خودم نیز آواز بخوانم. من آوازهای ایرانی را بیشتر از آوازهای بیگانه <text:s/>دوست دارم.</text:span></text:p>
      <text:h text:style-name="P308" text:outline-level="4"><text:span text:style-name="Arabic"/></text:h>
      <text:p text:style-name="P1"><text:span text:style-name="Arabic">خانواده ما نه تنها در ایران بلکه در کشورهای دیگر جهان نیز زندگی میکند.</text:span></text:p>
      <text:p text:style-name="P1"><text:soft-page-break/><text:span text:style-name="Arabic">دایی من در آلمان زندگی میکند. او هفت سال پیش همراه با زن و فرزندش به آنجا رفت. دایی من هنرمند است. او پیکرتراش است. دایی من چهل و دو سال دارد و دو سال از مادرم بزرگتر است.</text:span></text:p>
      <text:p text:style-name="P1"><text:span text:style-name="Arabic">پسر دایی</text:span><text:span text:style-name="Arabic"><text:span text:style-name="T110">٬ همسال من </text:span></text:span><text:span text:style-name="Arabic">است. او نیز مانند پدرش هنرمند است. او قالی باف است. قالی دست باف در بازار جهان ارزش دارد.</text:span></text:p>
      <text:p text:style-name="P1"><text:span text:style-name="Arabic">ما همیشه با همدیگر نامه</text:span><text:span text:style-name="Arabic"><text:span text:style-name="T111">‌</text:span></text:span><text:span text:style-name="Arabic">نگاری می</text:span><text:span text:style-name="Arabic"><text:span text:style-name="T111">‌</text:span></text:span><text:span text:style-name="Arabic">کنیم.</text:span></text:p>
      <text:h text:style-name="P308" text:outline-level="4"><text:span text:style-name="Arabic"/></text:h>
      <text:p text:style-name="P1"><text:span text:style-name="Arabic">امروز نخستین روز زمستان است. <text:s/>در ایران زمستان کوتاه <text:s/>است و خیلی سرد نیست.</text:span></text:p>
      <text:p text:style-name="P1"><text:span text:style-name="Arabic">دیشب جشن شب یلدا بود. درازترین شب سال. ما دیشب پس از خوردن شام کنار هم نشستیم. مادرم برای</text:span><text:span text:style-name="Arabic"><text:span text:style-name="T113">‌</text:span></text:span><text:span text:style-name="Arabic">مان آجیل، آورد: بادام، پسته، گردو نخود</text:span><text:span text:style-name="Arabic"><text:span text:style-name="T112">٬</text:span></text:span><text:span text:style-name="Arabic"> فندق،</text:span><text:span text:style-name="Arabic"><text:span text:style-name="T112"> تخم</text:span></text:span><text:span text:style-name="Arabic"> کدو… پدرم برای ما هندوانه آورد.</text:span></text:p>
      <text:p text:style-name="P1"><text:span text:style-name="Arabic">من و خواهرم از پدر و مادرمان سپاسگزاری کردیم و از خدا خواستیم که آنها را همیشه تندرست نگهدارد.</text:span></text:p>
      <text:h text:style-name="P308" text:outline-level="4"><text:span text:style-name="Arabic"/></text:h>
      <text:p text:style-name="P1"><text:span text:style-name="Arabic">خانه</text:span><text:span text:style-name="Arabic"><text:span text:style-name="T138">‌ </text:span></text:span><text:span text:style-name="Arabic">ما در یکی از خیابان</text:span><text:span text:style-name="Arabic"><text:span text:style-name="T138">‌</text:span></text:span><text:span text:style-name="Arabic">های آرام </text:span><text:span text:style-name="Arabic"><text:span text:style-name="T138">شهر</text:span></text:span><text:span text:style-name="Arabic"> تهران جای دارد.</text:span></text:p>
      <text:p text:style-name="P98"><text:span text:style-name="Arabic">ده سال پیش</text:span><text:span text:style-name="Arabic"><text:span text:style-name="T136">٬ پدرم در این </text:span></text:span><text:span text:style-name="Arabic">خیابان زمین خرید و کم کم این خانه را ساخت.</text:span></text:p>
      <text:p text:style-name="P99"><text:span text:style-name="Arabic">خانه</text:span><text:span text:style-name="Arabic"><text:span text:style-name="T138">‌ </text:span></text:span><text:span text:style-name="Arabic">ما چهار اتاق دارد: اتاق پذیرایی</text:span><text:span text:style-name="Arabic"><text:span text:style-name="T137">٬ که ویژه </text:span></text:span><text:span text:style-name="Arabic">پذیرایی از مهمانان است. اتاق خواب پدر و مادرمان. اتاق خواب من و <text:s/>خواهرم. و اتاق نشیمن که در آن گرد هم می</text:span><text:span text:style-name="Arabic"><text:span text:style-name="T138">‌</text:span></text:span><text:span text:style-name="Arabic">نشینیم، می</text:span><text:span text:style-name="Arabic"><text:span text:style-name="T138">‌</text:span></text:span><text:span text:style-name="Arabic">خوریم یا تلویزیون تماشا می</text:span><text:span text:style-name="Arabic"><text:span text:style-name="T138">‌</text:span></text:span><text:span text:style-name="Arabic">کنیم. همچنین آشپزخانه و گرمابه.</text:span></text:p>
      <text:p text:style-name="P99"><text:span text:style-name="Arabic">پیرامون خانه ما یک باغچه زیبا است. ما</text:span><text:span text:style-name="Arabic"><text:span text:style-name="T137">٬ در باغچه خودمان </text:span></text:span><text:span text:style-name="Arabic"><text:s/>چهار درخت کاشتیم: درخت سیب</text:span><text:span text:style-name="Arabic"><text:span text:style-name="T137">٬ درخت </text:span></text:span><text:span text:style-name="Arabic">گلابی </text:span><text:span text:style-name="Arabic"><text:span text:style-name="T137">٬ درخت هلو و </text:span></text:span><text:span text:style-name="Arabic"><text:s/>درخت نارنگی.</text:span></text:p>
      <text:h text:style-name="P308" text:outline-level="4"><text:soft-page-break/><text:span text:style-name="Arabic"/></text:h>
      <text:p text:style-name="P101"><text:span text:style-name="Arabic">در خانه</text:span><text:span text:style-name="Arabic"><text:span text:style-name="T139">٬ مادرم در اتاق </text:span></text:span><text:span text:style-name="Arabic">خودش کار می</text:span><text:span text:style-name="Arabic"><text:span text:style-name="T142">‌</text:span></text:span><text:span text:style-name="Arabic">کند. ابزار کار مادرم در یک گوشه اتاق جای دارند: ماشین دوزندگی، پارچه</text:span><text:span text:style-name="Arabic"><text:span text:style-name="T142">‌</text:span></text:span><text:span text:style-name="Arabic">های رنگارنگ و گوناکون: ابریشمی، پشمی</text:span><text:span text:style-name="Arabic"><text:span text:style-name="T139">٬ مخملی، نخی...</text:span></text:span><text:span text:style-name="Arabic"> قیچی، سوزن، تیغ، دگمه، قرقره نخ و در اندازه</text:span><text:span text:style-name="Arabic"><text:span text:style-name="T142">‌</text:span></text:span><text:span text:style-name="Arabic">های کوچک وبزرگ.</text:span></text:p>
      <text:p text:style-name="P101"><text:span text:style-name="Arabic">او هر هفته یک بار به بازار پارچه</text:span><text:span text:style-name="Arabic"><text:span text:style-name="T142">‌</text:span></text:span><text:span text:style-name="Arabic">فروشی می</text:span><text:span text:style-name="Arabic"><text:span text:style-name="T142">‌</text:span></text:span><text:span text:style-name="Arabic">رود تا نیازها و کمبودهای خودش را از آنجا بخرد.</text:span></text:p>
      <text:p text:style-name="P1"><text:span text:style-name="Arabic"><text:s/>مادرم جامه</text:span><text:span text:style-name="Arabic"><text:span text:style-name="T143">‌</text:span></text:span><text:span text:style-name="Arabic">های زنانه می</text:span><text:span text:style-name="Arabic"><text:span text:style-name="T143">‌</text:span></text:span><text:span text:style-name="Arabic">دوزد</text:span><text:span text:style-name="Arabic"><text:span text:style-name="T140">٬</text:span></text:span><text:span text:style-name="Arabic"> ماند: شلوار</text:span><text:span text:style-name="Arabic"><text:span text:style-name="T140">٬</text:span></text:span><text:span text:style-name="Arabic"> دامن</text:span><text:span text:style-name="Arabic"><text:span text:style-name="T140">٬</text:span></text:span><text:span text:style-name="Arabic"> پیراهن. او هر هفته یک سفارش تازه می</text:span><text:span text:style-name="Arabic"><text:span text:style-name="T143">‌</text:span></text:span><text:span text:style-name="Arabic">گیرد. مادرم در خانه هیچ</text:span><text:span text:style-name="Arabic"><text:span text:style-name="T143">‌</text:span></text:span><text:span text:style-name="Arabic">گاه بیکار نمی</text:span><text:span text:style-name="Arabic"><text:span text:style-name="T143">‌</text:span></text:span><text:span text:style-name="Arabic">نشیند.</text:span></text:p>
      <text:p text:style-name="P100"><text:span text:style-name="Arabic">آشپزی، دوزندگی، خانه</text:span><text:span text:style-name="Arabic"><text:span text:style-name="T143">‌</text:span></text:span><text:span text:style-name="Arabic">داری</text:span><text:span text:style-name="Arabic"><text:span text:style-name="T141">٬</text:span></text:span><text:span text:style-name="Arabic"> کار همیشگی او است.</text:span></text:p>
      <text:h text:style-name="P308" text:outline-level="4"><text:span text:style-name="Arabic"/></text:h>
      <text:p text:style-name="P131"><text:span text:style-name="Arabic">خانواده من ورزش و گردش را دوست دارد.</text:span></text:p>
      <text:p text:style-name="P131"><text:span text:style-name="Arabic">من دوچرخه</text:span><text:span text:style-name="Arabic"><text:span text:style-name="T181">‌</text:span></text:span><text:span text:style-name="Arabic">سواری را دوست دارم، خواهرم اسب</text:span><text:span text:style-name="Arabic"><text:span text:style-name="T182">‌</text:span></text:span><text:span text:style-name="Arabic">سواری را دوست دارد، پدرم قایق</text:span><text:span text:style-name="Arabic"><text:span text:style-name="T181">‌</text:span></text:span><text:span text:style-name="Arabic">سواری</text:span><text:span text:style-name="Arabic"><text:span text:style-name="T168">٬ و </text:span></text:span><text:span text:style-name="Arabic">مادرم پیاده</text:span><text:span text:style-name="Arabic"><text:span text:style-name="T181">‌</text:span></text:span><text:span text:style-name="Arabic">روی را دوست دارند.</text:span></text:p>
      <text:p text:style-name="P1"><text:span text:style-name="Arabic">من از کودکی دوچرخه داشتم و تا کنون دوچرخه سواری می</text:span><text:span text:style-name="Arabic"><text:span text:style-name="T181">‌</text:span></text:span><text:span text:style-name="Arabic">کنم. برای همین من با همه جای شهر آشنا هستم: خیابا</text:span><text:span text:style-name="Arabic"><text:span text:style-name="T181">‌</text:span></text:span><text:span text:style-name="Arabic">ن</text:span><text:span text:style-name="Arabic"><text:span text:style-name="T181">‌</text:span></text:span><text:span text:style-name="Arabic">ها، <text:s text:c="2"/>کوچه</text:span><text:span text:style-name="Arabic"><text:span text:style-name="T181">‌</text:span></text:span><text:span text:style-name="Arabic">ها، فروشگاه</text:span><text:span text:style-name="Arabic"><text:span text:style-name="T181">‌</text:span></text:span><text:span text:style-name="Arabic">ها، سینماها، آموزشگاه</text:span><text:span text:style-name="Arabic"><text:span text:style-name="T181">‌</text:span></text:span><text:span text:style-name="Arabic">ها</text:span><text:span text:style-name="Arabic"><text:span text:style-name="T168">...</text:span></text:span></text:p>
      <text:p text:style-name="P131"><text:span text:style-name="Arabic">خواهرم پروانه هر هفته یک بار به باشگاه اسب</text:span><text:span text:style-name="Arabic"><text:span text:style-name="T182">‌</text:span></text:span><text:span text:style-name="Arabic">سواری می</text:span><text:span text:style-name="Arabic"><text:span text:style-name="T181">‌</text:span></text:span><text:span text:style-name="Arabic">رود.</text:span></text:p>
      <text:p text:style-name="P131"><text:span text:style-name="Arabic">او همیشه به من می</text:span><text:span text:style-name="Arabic"><text:span text:style-name="T181">‌</text:span></text:span><text:span text:style-name="Arabic">گوید که اسب</text:span><text:span text:style-name="Arabic"><text:span text:style-name="T181">‌</text:span></text:span><text:span text:style-name="Arabic">سواری از <text:s/>دوچرخه</text:span><text:span text:style-name="Arabic"><text:span text:style-name="T181">‌</text:span></text:span><text:span text:style-name="Arabic">سواری سخت‌تر است. پروانه همیشه پیش از سوار شدن روی اسب از <text:s/>جیب خودش کمی شیرینی در می</text:span><text:span text:style-name="Arabic"><text:span text:style-name="T182">‌</text:span></text:span><text:span text:style-name="Arabic">آورد و به اسب می</text:span><text:span text:style-name="Arabic"><text:span text:style-name="T182">‌</text:span></text:span><text:span text:style-name="Arabic">دهد.</text:span></text:p>
      <text:h text:style-name="P308" text:outline-level="4"><text:span text:style-name="Arabic"/></text:h>
      <text:p text:style-name="P1"><text:span text:style-name="Arabic">نوروز آمد. فردا نخستین روز بهار و نخستین روز سال است. پس از گردان شدن سال همه خانواده ها، آشنایان، دوستان</text:span><text:span text:style-name="Arabic"><text:span text:style-name="T183">٬ <text:s/></text:span></text:span><text:soft-page-break/><text:span text:style-name="Arabic"><text:span text:style-name="T183">همسایگان و،</text:span></text:span><text:span text:style-name="Arabic"> همکلاسان با همدیگر تماس می</text:span><text:span text:style-name="Arabic"><text:span text:style-name="T183">‌</text:span></text:span><text:span text:style-name="Arabic">گیرند و آغاز سال نو را به همدیگر شادباش می</text:span><text:span text:style-name="Arabic"><text:span text:style-name="T183">‌</text:span></text:span><text:span text:style-name="Arabic">گویند.</text:span></text:p>
      <text:p text:style-name="P132"><text:span text:style-name="Arabic">امروز پدرم با من تماس گرفت و گفت:</text:span></text:p>
      <text:p text:style-name="P133"><text:span text:style-name="Arabic">«</text:span><text:span text:style-name="Arabic"><text:user-field-get text:name="name4mF">روزبه</text:user-field-get></text:span><text:span text:style-name="Arabic"> جان</text:span><text:span text:style-name="Arabic"><text:span text:style-name="T168">٬ به مادرت و</text:span></text:span><text:span text:style-name="Arabic"> خواهرت بگو که فردا با هم کنار دریاچه می</text:span><text:span text:style-name="Arabic"><text:span text:style-name="T183">‌</text:span></text:span><text:span text:style-name="Arabic">رویم. پس</text:span><text:span text:style-name="Arabic"><text:span text:style-name="T168">٬ بار سفر را آماده </text:span></text:span><text:span text:style-name="Arabic">کنید: چادر</text:span><text:span text:style-name="Arabic"><text:span text:style-name="T168">٬</text:span></text:span><text:span text:style-name="Arabic"> منقل، سیخ، زغال، قالیچه، بشقاب، چنگال</text:span><text:span text:style-name="Arabic"><text:span text:style-name="T168">٬ چاقو… </text:span></text:span><text:span text:style-name="Arabic">من از سر راهم: گوشت</text:span><text:span text:style-name="Arabic"><text:span text:style-name="T183">٬</text:span></text:span><text:span text:style-name="Arabic"> نان و میوه می</text:span><text:span text:style-name="Arabic"><text:span text:style-name="T183">‌</text:span></text:span><text:span text:style-name="Arabic">خرم.»</text:span></text:p>
      <text:p text:style-name="P132"><text:span text:style-name="Arabic">من با شادی پاسخ دادم: «آری</text:span><text:span text:style-name="Arabic"><text:span text:style-name="T184">٬</text:span></text:span><text:span text:style-name="Arabic"> پدر جان» و با شتاب به اتاق مادرم رفتم که او را آگاه کنم.</text:span></text:p>
      <text:h text:style-name="P308" text:outline-level="4"><text:span text:style-name="Arabic"/></text:h>
      <text:p text:style-name="P128"><text:span text:style-name="Arabic">کنار دریاچه</text:span><text:span text:style-name="Arabic"><text:span text:style-name="T169">٬ بجز خانواده </text:span></text:span><text:span text:style-name="Arabic">ما</text:span><text:span text:style-name="Arabic"><text:span text:style-name="T169">٬ نزدیک به هفت </text:span></text:span><text:span text:style-name="Arabic">خانواده دیگر نیز چادر زده بودند. من و پدرم چادر را آماده کردیم.</text:span></text:p>
      <text:p text:style-name="P1"><text:span text:style-name="Arabic">مادرم و خواهرم برای همه ناشتا آماده کردند: نان</text:span><text:span text:style-name="Arabic"><text:span text:style-name="T169">٬</text:span></text:span><text:span text:style-name="Arabic"> پنیر، گردو و چای. خیلی خوش</text:span><text:span text:style-name="Arabic"><text:span text:style-name="T187">‌</text:span></text:span><text:span text:style-name="Arabic">مزه بود.</text:span></text:p>
      <text:p text:style-name="P1"><text:span text:style-name="Arabic">هوا گرم بود ولی آب دریاچه هنوز برای شنا کردن سرد بود.</text:span></text:p>
      <text:p text:style-name="P1"><text:span text:style-name="Arabic">بچه</text:span><text:span text:style-name="Arabic"><text:span text:style-name="T187">‌</text:span></text:span><text:span text:style-name="Arabic">ها همه جا بازی می</text:span><text:span text:style-name="Arabic"><text:span text:style-name="T187">‌</text:span></text:span><text:span text:style-name="Arabic">کردند و در دستشان بادکنک و بادبادک با رنگ</text:span><text:span text:style-name="Arabic"><text:span text:style-name="T187">‌</text:span></text:span><text:span text:style-name="Arabic">های سرخ</text:span><text:span text:style-name="Arabic"><text:span text:style-name="T170">٬ آبی و </text:span></text:span><text:span text:style-name="Arabic">سبز گرفته بودند. بوی شکوفه</text:span><text:span text:style-name="Arabic"><text:span text:style-name="T187">‌</text:span></text:span><text:span text:style-name="Arabic">های درختان همه جا را پر کرده بود.</text:span></text:p>
      <text:p text:style-name="P1"><text:span text:style-name="Arabic">نهار ما ششلیگ بود. ما قالیچه را پهن کردیم و گرد هم نشستیم و ناهار خوردیم.</text:span></text:p>
      <text:p text:style-name="P1"><text:span text:style-name="Arabic">پیش از تاریک شدن هوا، سوار خودروی خودمان شدیم و به خانه رفتیم.</text:span></text:p>
      <text:h text:style-name="P308" text:outline-level="4"><text:span text:style-name="Arabic"/></text:h>
      <text:p text:style-name="P1"><text:span text:style-name="Arabic">تا باز شدن دانشگاه پنج روز مانده است. امروز من به دوستم <text:s/>فرهاد تلفن کردم. او نیز مانند من دانشجو است. دانشجوی رشته <text:s/>داروسازی.</text:span></text:p>
      <text:p text:style-name="P1"><text:soft-page-break/><text:span text:style-name="Arabic">ما با هم دیدار کردیم و به سینما رفتیم. در سینما دو بار بستنی <text:s/>خوردیم و خیلی به ما خوش گذشت.</text:span></text:p>
      <text:p text:style-name="P1"><text:span text:style-name="Arabic">امشب در خانه مهمان داشتیم. دوست پدرم همراه خانواده</text:span><text:span text:style-name="Arabic"><text:span text:style-name="T188">‌</text:span></text:span><text:span text:style-name="Arabic">اش. <text:s/>او دامپزشک است. همه ما در اتاق پذیرایی نشستیم.</text:span></text:p>
      <text:p text:style-name="P1"><text:span text:style-name="Arabic">دوست پدرم یک دختر به نام سپیده و یک پسر به نام سامان دارد. آنان همسال ما هستند. سپیده دختر دانا و زیبایی است ومن او را دوست دارم.</text:span></text:p>
      <text:p text:style-name="P1"><text:span text:style-name="Arabic">ما از مهمانان به خوبی پذیرایی کردیم: چای</text:span><text:span text:style-name="Arabic"><text:span text:style-name="T170">٬ </text:span></text:span><text:span text:style-name="Arabic">شیرینی، <text:s/>آب</text:span><text:span text:style-name="Arabic"><text:span text:style-name="T188">‌</text:span></text:span><text:span text:style-name="Arabic">میوه، میوه...</text:span></text:p>
      <text:h text:style-name="P308" text:outline-level="4"><text:span text:style-name="Arabic"/></text:h>
      <text:p text:style-name="P129"><text:span text:style-name="Arabic">اتاق خواب من</text:span><text:span text:style-name="Arabic"><text:span text:style-name="T171">٬ اتاق کار</text:span></text:span><text:span text:style-name="Arabic"> من نیز هست.</text:span></text:p>
      <text:p text:style-name="P1"><text:span text:style-name="Arabic">میز من کنار پنجره است. روی میز: چراغ رومیزی، <text:s text:c="2"/>چندین خودکار، مداد</text:span><text:span text:style-name="Arabic"><text:span text:style-name="T171">٬ تراش، پاک کن و</text:span></text:span><text:span text:style-name="Arabic"> برگه</text:span><text:span text:style-name="Arabic"><text:span text:style-name="T189">‌</text:span></text:span><text:span text:style-name="Arabic">های سفید. کنار میز یک تاقچه پر از کتاب است: چندین کتاب پزشکی و چندین فرهنگ.</text:span></text:p>
      <text:p text:style-name="P1"><text:span text:style-name="Arabic">میز من چهار تا کشو دارد. در درون آنها همه چیز هست: <text:s/>ماشین ریشتراشی</text:span><text:span text:style-name="Arabic"><text:span text:style-name="T171">٬ نوارهای </text:span></text:span><text:span text:style-name="Arabic">آهنگ و آواز و… من همیشه اتاق خودم را تمیز می</text:span><text:span text:style-name="Arabic"><text:span text:style-name="T189">‌</text:span></text:span><text:span text:style-name="Arabic">کنم.</text:span></text:p>
      <text:p text:style-name="P130"><text:span text:style-name="Arabic">کنار تخت خواب من</text:span><text:span text:style-name="Arabic"><text:span text:style-name="T172">٬ یک </text:span></text:span><text:span text:style-name="Arabic">جامه</text:span><text:span text:style-name="Arabic"><text:span text:style-name="T190">‌</text:span></text:span><text:span text:style-name="Arabic">دان هست که در آن: شلوار، <text:s/>پیراهن، جوراب، کلاه و زیرپوش من جای دارند.</text:span></text:p>
      <text:p text:style-name="P130"><text:span text:style-name="Arabic">کنار در اتاق</text:span><text:span text:style-name="Arabic"><text:span text:style-name="T172">٬ یک آینه</text:span></text:span><text:span text:style-name="Arabic"> بزرگ آویزان است. جامه</text:span><text:span text:style-name="Arabic"><text:span text:style-name="T190">‌</text:span></text:span><text:span text:style-name="Arabic">های من همیشه تمیز و اطو زده</text:span><text:span text:style-name="Arabic"><text:span text:style-name="T190">‌</text:span></text:span><text:span text:style-name="Arabic">اند. من سیگار نمی</text:span><text:span text:style-name="Arabic"><text:span text:style-name="T190">‌</text:span></text:span><text:span text:style-name="Arabic">کشم</text:span><text:span text:style-name="Arabic"><text:span text:style-name="T172">٬ زیرا </text:span></text:span><text:span text:style-name="Arabic">می</text:span><text:span text:style-name="Arabic"><text:span text:style-name="T190">‌</text:span></text:span><text:span text:style-name="Arabic">دانم که سیگار کشیدن برای آدم زیان</text:span><text:span text:style-name="Arabic"><text:span text:style-name="T190">‌</text:span></text:span><text:span text:style-name="Arabic">آور است.</text:span></text:p>
      <text:h text:style-name="P308" text:outline-level="4"><text:span text:style-name="Arabic"/></text:h>
      <text:p text:style-name="P134"><text:span text:style-name="Arabic">مردم ایران</text:span><text:span text:style-name="Arabic"><text:span text:style-name="T185">٬ چای </text:span></text:span><text:span text:style-name="Arabic">را دوست دارند.</text:span></text:p>
      <text:p text:style-name="P1"><text:span text:style-name="Arabic">ما در خانه چهار تا سماور داریم: برقی </text:span><text:span text:style-name="Arabic"><text:span text:style-name="T172">٬ </text:span></text:span><text:span text:style-name="Arabic">نفتی</text:span><text:span text:style-name="Arabic"><text:span text:style-name="T172">٬ گازی و زغالی.</text:span></text:span><text:span text:style-name="Arabic"> من روزی از پنج تا ده بار چای می</text:span><text:span text:style-name="Arabic"><text:span text:style-name="T190">‌</text:span></text:span><text:span text:style-name="Arabic">نوشم. استکان</text:span><text:span text:style-name="Arabic"><text:span text:style-name="T190">‌</text:span></text:span><text:span text:style-name="Arabic">های ما خیلی کوچک و سبک هستند.</text:span></text:p>
      <text:p text:style-name="P1"><text:soft-page-break/><text:span text:style-name="Arabic">من همیشه چای کم</text:span><text:span text:style-name="Arabic"><text:span text:style-name="T190">‌</text:span></text:span><text:span text:style-name="Arabic">رنگ می</text:span><text:span text:style-name="Arabic"><text:span text:style-name="T190">‌</text:span></text:span><text:span text:style-name="Arabic">نوشم</text:span><text:span text:style-name="Arabic"><text:span text:style-name="T173">٬</text:span></text:span><text:span text:style-name="Arabic"> ولی پدرم چای پررنگ را بیشتر دوست دارد.</text:span></text:p>
      <text:p text:style-name="P1"><text:span text:style-name="Arabic">ما ایرانی</text:span><text:span text:style-name="Arabic"><text:span text:style-name="T190">‌</text:span></text:span><text:span text:style-name="Arabic">ها در چای شکر نمی</text:span><text:span text:style-name="Arabic"><text:span text:style-name="T190">‌</text:span></text:span><text:span text:style-name="Arabic">ریزیم و به جایش در دهان خودمان یک تکه قند می</text:span><text:span text:style-name="Arabic"><text:span text:style-name="T190">‌</text:span></text:span><text:span text:style-name="Arabic">گذاریم. اگر چه واژه</text:span><text:span text:style-name="Arabic"><text:span text:style-name="T190">‌</text:span></text:span><text:span text:style-name="Arabic">های سماور و استکان روسی هستند ولی امروزه در هر خانه ایرانی پیدا می</text:span><text:span text:style-name="Arabic"><text:span text:style-name="T190">‌</text:span></text:span><text:span text:style-name="Arabic">شوند. <text:s/>خواهرم دوست دارد در چای دارچین بریزد و مادرم آب لیموترش.</text:span></text:p>
      <text:p text:style-name="P1"><text:span text:style-name="Arabic">در چایخانه</text:span><text:span text:style-name="Arabic"><text:span text:style-name="T190">‌</text:span></text:span><text:span text:style-name="Arabic">ها گاهی یک سماور پنجاه لتری می</text:span><text:span text:style-name="Arabic"><text:span text:style-name="T190">‌</text:span></text:span><text:span text:style-name="Arabic">توان دید که بر دهانه آن چندین قوری بزرگ و کوچک روی یکدیگر جای دارند.</text:span></text:p>
      <text:h text:style-name="P308" text:outline-level="4"><text:span text:style-name="Arabic"/></text:h>
      <text:p text:style-name="P134"><text:span text:style-name="Arabic">فردا جشن زادروز مادرم است. امروز در این اندیشه بودم که برای او چه بخرم؟ یک دسته گل؟ گردن</text:span><text:span text:style-name="Arabic"><text:span text:style-name="T191">‌</text:span></text:span><text:span text:style-name="Arabic">بند؟ انگشتر؟ با خواهرم گفت و گو کردم. او گفت:</text:span></text:p>
      <text:p text:style-name="P141"><text:span text:style-name="Arabic">«</text:span><text:span text:style-name="Arabic"><text:user-field-get text:name="name4mF">روزبه</text:user-field-get></text:span><text:span text:style-name="Arabic"> جان</text:span><text:span text:style-name="Arabic"><text:span text:style-name="T173">٬</text:span></text:span><text:span text:style-name="Arabic"> پدر دوستم زرگر است</text:span><text:span text:style-name="Arabic"><text:span text:style-name="T174">٬ <text:s/>بیا تا</text:span></text:span><text:span text:style-name="Arabic"> من و تو پول</text:span><text:span text:style-name="Arabic"><text:span text:style-name="T191">‌</text:span></text:span><text:span text:style-name="Arabic">های خودمان را روی هم بگذاریم و برای مادرمان دو دستبند زرین بخریم!»</text:span></text:p>
      <text:p text:style-name="P134"><text:span text:style-name="Arabic">من از پند خواهرم شاد شدم و با شتاب پول خود را که پنجاه هزار تومان بود برداشتم و همراه خواهرم به مغازه زرگر رفتیم و دو دستبند زیبا خریدیم.</text:span></text:p>
      <text:p text:style-name="P1"><text:span text:style-name="Arabic">پدرم یک دستگاه ماشین رختشویی برای مادرم به ارمغان آورده بود.</text:span></text:p>
      <text:p text:style-name="P1"><text:span text:style-name="Arabic">من و خواهرم اتاق</text:span><text:span text:style-name="Arabic"><text:span text:style-name="T191">‌</text:span></text:span><text:span text:style-name="Arabic">های خانه را آذین بندی کردیم و همه جا را جارو زدیم و تمیز کردیم</text:span><text:span text:style-name="Arabic"><text:span text:style-name="T174">٬ زیرا مادرمان</text:span></text:span><text:span text:style-name="Arabic"> را خیلی دوست داریم.</text:span></text:p>
      <text:h text:style-name="P308" text:outline-level="4"><text:span text:style-name="Arabic"/></text:h>
      <text:p text:style-name="P1"><text:span text:style-name="Arabic">امروز از لوله آب در آشپزخانه</text:span><text:span text:style-name="Arabic"><text:span text:style-name="T175">٬ آب</text:span></text:span><text:span text:style-name="Arabic"> چکید.</text:span></text:p>
      <text:p text:style-name="P1"><text:span text:style-name="Arabic">من با شتاب پیراهن و شلوار خود را پوشیدم و از خانه بیرون رفتم تا یک لوله</text:span><text:span text:style-name="Arabic"><text:span text:style-name="T191">‌</text:span></text:span><text:span text:style-name="Arabic">کش پیدا کنم. از همسایه پرسیدم</text:span><text:span text:style-name="Arabic"><text:span text:style-name="T175">٬ او</text:span></text:span><text:span text:style-name="Arabic"> گفت در زیر پل که روبه</text:span><text:span text:style-name="Arabic"><text:span text:style-name="T191">‌</text:span></text:span><text:span text:style-name="Arabic">روی خانه ما است چندین کارگر با پیشه</text:span><text:span text:style-name="Arabic"><text:span text:style-name="T191">‌</text:span></text:span><text:span text:style-name="Arabic">های گوناگون </text:span><text:soft-page-break/><text:span text:style-name="Arabic">ایستاده</text:span><text:span text:style-name="Arabic"><text:span text:style-name="T191">‌</text:span></text:span><text:span text:style-name="Arabic">اند</text:span><text:span text:style-name="Arabic"><text:span text:style-name="T175">٬ شاید</text:span></text:span><text:span text:style-name="Arabic"> میان آنها لوله</text:span><text:span text:style-name="Arabic"><text:span text:style-name="T191">‌</text:span></text:span><text:span text:style-name="Arabic">کش نیز باشد. کارگران مرا به لوله</text:span><text:span text:style-name="Arabic"><text:span text:style-name="T191">‌</text:span></text:span><text:span text:style-name="Arabic">کش پیرمرد راهنمایی کردند. من همراه او به خانه <text:s/>برگشتم.</text:span></text:p>
      <text:p text:style-name="P1"><text:span text:style-name="Arabic">او کیف ابزار خود را باز کرد و از آن آچار، انبردست و نوار آب بندی درآورد و کارش را آغاز کرد. پس از پایان کار</text:span><text:span text:style-name="Arabic"><text:span text:style-name="T176">٬ <text:s text:c="2"/>من</text:span></text:span><text:span text:style-name="Arabic"> دستمزد او را دادم و از او سپاسگزاری کردم.</text:span></text:p>
      <text:h text:style-name="P308" text:outline-level="4"><text:span text:style-name="Arabic"/></text:h>
      <text:p text:style-name="P137"><text:span text:style-name="Arabic">بامداد امروز یکی زنگ در را زد. پرسیدم: «کیست؟»</text:span><text:span text:style-name="Arabic"><text:span text:style-name="T196">٬</text:span></text:span><text:span text:style-name="Arabic"> پاسخ آمد «من شیدا هستم. مادر شما خانه است؟»</text:span></text:p>
      <text:p text:style-name="P1"><text:span text:style-name="Arabic"><text:span text:style-name="T192">— </text:span></text:span><text:span text:style-name="Arabic">آری</text:span><text:span text:style-name="Arabic"><text:span text:style-name="T177">٬</text:span></text:span><text:span text:style-name="Arabic"> خانه است.</text:span></text:p>
      <text:p text:style-name="P137"><text:span text:style-name="Arabic">در را باز کردم و به مهمان خوش آمد گفتم. او نزد مادرم یک دامن سفارش داده بود.</text:span></text:p>
      <text:p text:style-name="P137"><text:span text:style-name="Arabic">شیدا یک زن جوان و زیبا است.</text:span></text:p>
      <text:p text:style-name="P1"><text:span text:style-name="Arabic">موی سرش سیاه و بلند، چشمان او درشت و لب</text:span><text:span text:style-name="Arabic"><text:span text:style-name="T192">‌</text:span></text:span><text:span text:style-name="Arabic">هایش همیشه لبخند می</text:span><text:span text:style-name="Arabic"><text:span text:style-name="T192">‌</text:span></text:span><text:span text:style-name="Arabic">زند. دامن او هنوز آماده نشده بود. او آمده بود تا دامن نو <text:s text:c="2"/>خودش را اندازه بگیرد.</text:span></text:p>
      <text:p text:style-name="P137"><text:span text:style-name="Arabic">همینکه دامنش را پوشید زیباتر شد. من آه کشیدم و با خود گفتم: «ایکاش شیدا همسر من می</text:span><text:span text:style-name="Arabic"><text:span text:style-name="T192">‌</text:span></text:span><text:span text:style-name="Arabic">بود!»</text:span></text:p>
      <text:h text:style-name="P308" text:outline-level="4"><text:span text:style-name="Arabic"/></text:h>
      <text:p text:style-name="P135"><text:span text:style-name="Arabic">امروز خواهرم با خودش روزنامه آورد. هنگامی که روزنامه را می</text:span><text:span text:style-name="Arabic"><text:span text:style-name="T193">‌</text:span></text:span><text:span text:style-name="Arabic">خواندم یک آگهی دیدم. آگهی بزرگ و رنگین چاپ شده بود:</text:span></text:p>
      <text:p text:style-name="P135"><text:soft-page-break/><text:span text:style-name="Arabic"><draw:frame draw:style-name="fr4" draw:name="Frame12" text:anchor-type="as-char" svg:width="2.2909in" style:rel-width="54%" svg:height="1.7689in" draw:z-index="11"><draw:text-box fo:min-height="26%"><text:p text:style-name="P141"><text:span text:style-name="Arabic">گروه سیرک شهر </text:span><text:span text:style-name="Arabic"><text:user-field-get text:name="city1F">پاریس</text:user-field-get></text:span><text:span text:style-name="Arabic"> برای نمایش سه روزه به تهران آمدند.</text:span></text:p><text:p text:style-name="P1"><text:span text:style-name="Arabic">در این برنامه بندبازان، جادوگران٬ همچنین گروهی از جانوران مانند شیر٬ ببر، خرس و میمون نمایش خواهند داد.</text:span></text:p></draw:text-box></draw:frame></text:span></text:p>
      <text:p text:style-name="P135"><text:span text:style-name="Arabic">همینکه آگهی را خواندم با پدرم تماس گرفتم و ما در این باره با هم گفت و گو کردیم. او پاسخ داد:</text:span></text:p>
      <text:p text:style-name="P141"><text:span text:style-name="Arabic">«</text:span><text:span text:style-name="Arabic"><text:user-field-get text:name="name4mF">روزبه</text:user-field-get></text:span><text:span text:style-name="Arabic"> جان</text:span><text:span text:style-name="Arabic"><text:span text:style-name="T178">٬ برو از ماردت پول </text:span></text:span><text:span text:style-name="Arabic">بگیر و برای نمایش امشب چهارتا بلیت بخر. کوشش کن که در ردیف</text:span><text:span text:style-name="Arabic"><text:span text:style-name="T194">‌</text:span></text:span><text:span text:style-name="Arabic">های جلو باشد.»</text:span></text:p>
      <text:p text:style-name="P135"><text:span text:style-name="Arabic">امشب پدرم زودتر از همیشه به خانه آمد و ما <text:s/>به سیرک رفتیم. خیلی خوش گذشت.</text:span></text:p>
      <text:p text:style-name="P135"><text:span text:style-name="Arabic">روس</text:span><text:span text:style-name="Arabic"><text:span text:style-name="T194">‌</text:span></text:span><text:span text:style-name="Arabic">ها در سیرک</text:span><text:span text:style-name="Arabic"><text:span text:style-name="T194">‌</text:span></text:span><text:span text:style-name="Arabic">بازی همتا ندارند!</text:span></text:p>
      <text:h text:style-name="P308" text:outline-level="4"><text:span text:style-name="Arabic"/></text:h>
      <text:p text:style-name="P1"><text:span text:style-name="Arabic">امروز من همراه مادرم به خواستگاری رفتم.</text:span></text:p>
      <text:p text:style-name="P136"><text:span text:style-name="Arabic">او دوست خواهر من و نامش بانو است. بانو دختری خوش</text:span><text:span text:style-name="Arabic"><text:span text:style-name="T195">‌</text:span></text:span><text:span text:style-name="Arabic">اندام، مهربان و خانه</text:span><text:span text:style-name="Arabic"><text:span text:style-name="T195">‌</text:span></text:span><text:span text:style-name="Arabic">دار خوبی است. من شش ماه پیش با او <text:s/>آشنا شدم.</text:span></text:p>
      <text:p text:style-name="P138"><text:span text:style-name="Arabic">من بهترین جامه</text:span><text:span text:style-name="Arabic"><text:span text:style-name="T195">‌</text:span></text:span><text:span text:style-name="Arabic">هایم را پوشیدم و ما به خانه آنها رفتیم. در اتاق پذیرایی هنگامی که من</text:span><text:span text:style-name="Arabic"><text:span text:style-name="T178">٬ مادرم و مادر بانو</text:span></text:span><text:span text:style-name="Arabic">نشسته بودیم</text:span><text:span text:style-name="Arabic"><text:span text:style-name="T195">٬ <text:s/>بانو با یک،</text:span></text:span><text:span text:style-name="Arabic"> سینی در دست که در آن چای و شیرینی بود درون اتاق آمد. <text:s/>از ما پذیرایی کرد و با ما نشست.</text:span></text:p>
      <text:p text:style-name="P136"><text:span text:style-name="Arabic">مادران ما در باره زندگی و آینده من وبانو گفت و گو کردند. مادرم گفت:</text:span></text:p>
      <text:p text:style-name="P141"><text:soft-page-break/><text:span text:style-name="Arabic">«</text:span><text:span text:style-name="Arabic"><text:user-field-get text:name="name4mF">روزبه</text:user-field-get></text:span><text:span text:style-name="Arabic"> </text:span><text:span text:style-name="Arabic"><text:span text:style-name="T186">بزودی پزشک می‌شود و</text:span></text:span><text:span text:style-name="Arabic"> بانو برگردان زبان انگلیس </text:span><text:span text:style-name="Arabic"><text:span text:style-name="T179">٬ آنها هر دو کار</text:span></text:span><text:span text:style-name="Arabic"> خواهند کرد و برای خود یک خانه یک اتاقه <text:s/>خواهند خرید.»</text:span></text:p>
      <text:p text:style-name="P136"><text:span text:style-name="Arabic">همه خشنود و خندان بودیم. سپس مادران ما گفتند:</text:span></text:p>
      <text:p text:style-name="P141"><text:span text:style-name="Arabic">«</text:span><text:span text:style-name="Arabic"><text:user-field-get text:name="name4mF">روزبه</text:user-field-get></text:span><text:span text:style-name="Arabic"> و بانو</text:span><text:span text:style-name="Arabic"><text:span text:style-name="T180">٬ اکنون</text:span></text:span><text:span text:style-name="Arabic"> همدیگر را در آغوش بگیرید و انگشتر نامزدی را به دست هم کنید. شاد کام باشید!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bcnasim" svg:font-family="bbcnasim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Nazli" svg:font-family="Nazli" style:font-adornments="Bold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201in" loext:contextual-spacing="false" fo:line-height="100%" fo:text-align="justify" style:justify-single-word="false" fo:text-indent="0.4in" style:auto-text-indent="false" style:writing-mode="page"/>
      <style:text-properties style:font-name="FreeSerif" fo:font-family="FreeSerif" style:font-style-name="Regular" style:font-family-generic="roman" style:font-pitch="variable" style:font-size-asian="10.5pt" style:font-name-complex="FreeSerif" style:font-family-complex="FreeSerif" style:font-style-name-complex="Regular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01in" fo:margin-bottom="0in" loext:contextual-spacing="false" fo:text-indent="0in" style:auto-text-indent="false" style:writing-mode="page"/>
      <style:text-properties fo:font-size="95%" fo:font-weight="normal" style:font-size-asian="130%" style:font-weight-asian="bold" style:font-size-complex="130%" style:font-weight-complex="600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2091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Heading_20_2" style:display-name="Heading 2" style:family="paragraph" style:parent-style-name="Standard" style:default-outline-level="3" style:list-style-name="" style:class="text" style:master-page-name="">
      <style:paragraph-properties fo:margin-left="0in" fo:margin-right="0in" fo:margin-top="0.1583in" fo:margin-bottom="0in" loext:contextual-spacing="false" fo:text-align="justify" style:justify-single-word="false" fo:text-indent="0in" style:auto-text-indent="false" style:page-number="auto" style:writing-mode="page"/>
      <style:text-properties style:font-name="Lato Black" fo:font-family="'Lato Black'" style:font-style-name="Black" style:font-pitch="variable" fo:font-size="16pt" fo:font-weight="900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align="center" style:justify-single-word="false" fo:text-indent="0in" style:auto-text-indent="false" style:writing-mode="page"/>
      <style:text-properties fo:font-size="101%" fo:font-weight="normal" fo:background-color="transparent" style:font-size-asian="101%" style:font-weight-asian="bold" style:font-name-complex="Nazli" style:font-family-complex="Nazli" style:font-style-name-complex="Bold" style:font-pitch-complex="variable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align="center" style:justify-single-word="false" fo:text-indent="0in" style:auto-text-indent="false" text:number-lines="true" text:line-number="0" style:writing-mode="page"/>
      <style:text-properties fo:font-size="95%" fo:font-style="normal" fo:font-weight="900" style:font-size-asian="95%" style:font-style-asian="italic" style:font-weight-asian="bold" style:font-size-complex="95%" style:font-style-complex="normal" style:font-weight-complex="600"/>
    </style:style>
    <style:style style:name="First_20_paragraph" style:display-name="First paragraph" style:family="paragraph" style:parent-style-name="Standard" style:next-style-name="Text_20_body" style:class="text"/>
    <style:style style:name="Foot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 style:writing-mode="page"/>
      <style:text-properties style:font-name="Times New Roman" fo:font-family="'Times New Roman'" style:font-style-name="Regular" style:font-family-generic="roman" style:font-pitch="variable" fo:font-size="10pt" style:font-size-asian="10pt" style:font-size-complex="10pt"/>
    </style:style>
    <style:style style:name="EndMark" style:family="paragraph" style:parent-style-name="Text_20_body" style:master-page-name="">
      <style:paragraph-properties fo:margin-left="0in" fo:margin-right="0in" fo:margin-top="2in" fo:margin-bottom="0.0201in" loext:contextual-spacing="false" fo:text-align="center" style:justify-single-word="false" fo:text-indent="0in" style:auto-text-indent="false" style:page-number="auto" style:writing-mode="page"/>
      <style:text-properties fo:font-style="italic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Small" style:family="paragraph" style:parent-style-name="Footnote">
      <style:paragraph-properties fo:margin-left="0in" fo:margin-right="0in" fo:text-indent="0in" style:auto-text-indent="false" style:writing-mode="page"/>
      <style:text-properties fo:font-size="8pt"/>
    </style:style>
    <style:style style:name="ListLabel_20_4" style:display-name="ListLabel 4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3" style:display-name="ListLabel 3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2" style:display-name="ListLabel 2" style:family="text">
      <style:text-properties fo:font-size="12pt" style:font-name-asian="Times New Roman2" style:font-family-asian="'Times New Roman'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1" style:display-name="ListLabel 1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variant="small-caps" fo:letter-spacing="0.0138in" fo:font-style="normal" style:font-size-asian="10.5pt" style:font-style-asian="italic" style:font-style-complex="italic" style:text-scale="100%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mall" style:family="text" style:parent-style-name="Emphasis">
      <style:text-properties fo:font-variant="normal" fo:text-transform="none" fo:font-style="italic" style:font-size-asian="10.5pt"/>
    </style:style>
    <style:style style:name="Arabic" style:family="text">
      <style:text-properties fo:background-color="transparent" style:font-size-asian="10.5pt" style:font-name-complex="Times New Roman" style:font-family-complex="'Times New Roman'" style:font-style-name-complex="Regular" style:font-family-generic-complex="roman" style:font-pitch-complex="variable" style:font-size-complex="120%" loext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etter" style:family="graphic" style:parent-style-name="Frame">
      <style:graphic-properties svg:width="3.4016in" style:rel-width="80%" fo:min-height="0.1402in" text:anchor-type="paragraph" fo:padding="0.0591in" fo:border="0.51pt solid #000000" style:shadow="#cccccc 0.0701in -0.0701in" draw:shadow-opacity="100%" loext:rel-width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 fo:text-align="end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text:style-name="ListLabel_20_4" style:num-suffix="*" text:bullet-char="*">
        <style:list-level-properties text:list-level-position-and-space-mode="label-alignment">
          <style:list-level-label-alignment text:label-followed-by="listtab" fo:text-indent="-0.1681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1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1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1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1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1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1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1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1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—" text:bullet-char="—">
        <style:list-level-properties text:list-level-position-and-space-mode="label-alignment">
          <style:list-level-label-alignment text:label-followed-by="listtab" fo:text-indent="-0.2783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0327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17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17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1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17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17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17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17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409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09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09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09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09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09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09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09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09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Character_5f_20_5f_style" style:num-suffix="—" text:bullet-char="—">
        <style:list-level-properties text:list-level-position-and-space-mode="label-alignment">
          <style:list-level-label-alignment text:label-followed-by="listtab" fo:text-indent="-0.2783in" fo:margin-left="0.0744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28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0.49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0.71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0.925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1.13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1.3528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1.56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1.7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language-complex="fa" style:country-complex="IR"/>
    </style:style>
    <style:page-layout style:name="Mpm1">
      <style:page-layout-properties fo:page-width="5.8272in" fo:page-height="8.2681in" style:num-format="1" style:print-orientation="portrait" fo:margin-top="0.7902in" fo:margin-bottom="0.4402in" fo:margin-left="0.7874in" fo:margin-right="0.7874in" style:writing-mode="lr-tb" style:footnote-max-height="0.3in">
        <style:columns fo:column-count="1" fo:column-gap="0in"/>
        <style:footnote-sep style:width="0.0035in" style:distance-before-sep="0.0402in" style:distance-after-sep="0.0299in" style:line-style="solid" style:adjustment="center" style:rel-width="25%" style:color="#ffffff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599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.111in" fo:margin-bottom="0.4839in" fo:margin-left="0.972in" fo:margin-right="0.2638in" style:writing-mode="lr-tb" style:layout-grid-color="#c0c0c0" style:layout-grid-lines="2532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14" style:page-layout-name="Mpm2">
      <style:footer>
        <text:p text:style-name="MP1"/>
      </style:footer>
    </style:master-page>
    <style:master-page style:name="Converted116" style:page-layout-name="Mpm2">
      <style:footer>
        <text:p text:style-name="MP1"/>
      </style:footer>
    </style:master-page>
    <style:master-page style:name="Converted117" style:page-layout-name="Mpm2">
      <style:footer>
        <text:p text:style-name="MP1"/>
      </style:footer>
    </style:master-page>
    <style:master-page style:name="Converted120" style:page-layout-name="Mpm3">
      <style:footer>
        <text:p text:style-name="MP1"/>
      </style:footer>
    </style:master-page>
    <style:master-page style:name="Converted121" style:page-layout-name="Mpm3">
      <style:footer>
        <text:p text:style-name="MP1"/>
      </style:footer>
    </style:master-page>
    <style:master-page style:name="Converted11" style:page-layout-name="Mpm3">
      <style:footer>
        <text:p text:style-name="MP1"/>
      </style:footer>
    </style:master-page>
    <style:master-page style:name="Converted12" style:page-layout-name="Mpm3">
      <style:footer>
        <text:p text:style-name="MP1"/>
      </style:footer>
    </style:master-page>
    <style:master-page style:name="Converted13" style:page-layout-name="Mpm3">
      <style:footer>
        <text:p text:style-name="MP1"/>
      </style:footer>
    </style:master-page>
    <style:master-page style:name="Converted14" style:page-layout-name="Mpm3">
      <style:footer>
        <text:p text:style-name="MP1"/>
      </style:footer>
    </style:master-page>
    <style:master-page style:name="Converted15" style:page-layout-name="Mpm3">
      <style:footer>
        <text:p text:style-name="MP1"/>
      </style:footer>
    </style:master-page>
    <style:master-page style:name="Converted16" style:page-layout-name="Mpm3">
      <style:footer>
        <text:p text:style-name="MP1"/>
      </style:footer>
    </style:master-page>
    <style:master-page style:name="Converted17" style:page-layout-name="Mpm3">
      <style:footer>
        <text:p text:style-name="MP1"/>
      </style:footer>
    </style:master-page>
    <style:master-page style:name="Converted18" style:page-layout-name="Mpm3">
      <style:footer>
        <text:p text:style-name="MP1"/>
      </style:footer>
    </style:master-page>
    <style:master-page style:name="Converted19" style:page-layout-name="Mpm3">
      <style:footer>
        <text:p text:style-name="MP1"/>
      </style:footer>
    </style:master-page>
    <style:master-page style:name="Converted20" style:page-layout-name="Mpm3">
      <style:footer>
        <text:p text:style-name="MP1"/>
      </style:footer>
    </style:master-page>
    <style:master-page style:name="Converted21" style:page-layout-name="Mpm3">
      <style:footer>
        <text:p text:style-name="MP1"/>
      </style:footer>
    </style:master-page>
    <style:master-page style:name="Converted22" style:page-layout-name="Mpm3">
      <style:footer>
        <text:p text:style-name="MP1"/>
      </style:footer>
    </style:master-page>
    <style:master-page style:name="Converted23" style:page-layout-name="Mpm3">
      <style:footer>
        <text:p text:style-name="MP1"/>
      </style:footer>
    </style:master-page>
    <style:master-page style:name="Converted24" style:page-layout-name="Mpm3">
      <style:footer>
        <text:p text:style-name="MP1"/>
      </style:footer>
    </style:master-page>
    <style:master-page style:name="Converted25" style:page-layout-name="Mpm3">
      <style:footer>
        <text:p text:style-name="MP1"/>
      </style:footer>
    </style:master-page>
    <style:master-page style:name="Converted26" style:page-layout-name="Mpm3">
      <style:footer>
        <text:p text:style-name="MP1"/>
      </style:footer>
    </style:master-page>
    <style:master-page style:name="Converted27" style:page-layout-name="Mpm3">
      <style:footer>
        <text:p text:style-name="MP1"/>
      </style:footer>
    </style:master-page>
    <style:master-page style:name="Converted28" style:page-layout-name="Mpm3">
      <style:footer>
        <text:p text:style-name="MP1"/>
      </style:footer>
    </style:master-page>
    <style:master-page style:name="Converted29" style:page-layout-name="Mpm3">
      <style:footer>
        <text:p text:style-name="MP1"/>
      </style:footer>
    </style:master-page>
    <style:master-page style:name="Converted30" style:page-layout-name="Mpm3">
      <style:footer>
        <text:p text:style-name="MP1"/>
      </style:footer>
    </style:master-page>
    <style:master-page style:name="Converted32" style:page-layout-name="Mpm3">
      <style:footer>
        <text:p text:style-name="MP1"/>
      </style:footer>
    </style:master-page>
    <style:master-page style:name="Converted33" style:page-layout-name="Mpm3">
      <style:footer>
        <text:p text:style-name="MP1"/>
      </style:footer>
    </style:master-page>
    <style:master-page style:name="Converted34" style:page-layout-name="Mpm4">
      <style:footer>
        <text:p text:style-name="MP1"/>
      </style:footer>
    </style:master-page>
    <style:master-page style:name="Converted35" style:page-layout-name="Mpm3">
      <style:footer>
        <text:p text:style-name="MP1"/>
      </style:footer>
    </style:master-page>
    <style:master-page style:name="Converted36" style:page-layout-name="Mpm3">
      <style:footer>
        <text:p text:style-name="MP1"/>
      </style:footer>
    </style:master-page>
    <style:master-page style:name="Converted37" style:page-layout-name="Mpm3">
      <style:footer>
        <text:p text:style-name="MP1"/>
      </style:footer>
    </style:master-page>
    <style:master-page style:name="Converted38" style:page-layout-name="Mpm3">
      <style:footer>
        <text:p text:style-name="MP1"/>
      </style:footer>
    </style:master-page>
    <style:master-page style:name="Converted39" style:page-layout-name="Mpm3">
      <style:footer>
        <text:p text:style-name="MP1"/>
      </style:footer>
    </style:master-page>
    <style:master-page style:name="Converted40" style:page-layout-name="Mpm3">
      <style:footer>
        <text:p text:style-name="MP1"/>
      </style:footer>
    </style:master-page>
    <style:master-page style:name="Converted42" style:page-layout-name="Mpm3">
      <style:footer>
        <text:p text:style-name="MP1"/>
      </style:footer>
    </style:master-page>
    <style:master-page style:name="Converted43" style:page-layout-name="Mpm3">
      <style:footer>
        <text:p text:style-name="MP1"/>
      </style:footer>
    </style:master-page>
    <style:master-page style:name="Converted44" style:page-layout-name="Mpm3">
      <style:footer>
        <text:p text:style-name="MP1"/>
      </style:footer>
    </style:master-page>
    <style:master-page style:name="Converted45" style:page-layout-name="Mpm3">
      <style:footer>
        <text:p text:style-name="MP1"/>
      </style:footer>
    </style:master-page>
    <style:master-page style:name="Converted46" style:page-layout-name="Mpm3">
      <style:footer>
        <text:p text:style-name="MP1"/>
      </style:footer>
    </style:master-page>
    <style:master-page style:name="Converted47" style:page-layout-name="Mpm3">
      <style:footer>
        <text:p text:style-name="MP1"/>
      </style:footer>
    </style:master-page>
    <style:master-page style:name="Converted48" style:page-layout-name="Mpm3">
      <style:footer>
        <text:p text:style-name="MP1"/>
      </style:footer>
    </style:master-page>
    <style:master-page style:name="Converted49" style:page-layout-name="Mpm3">
      <style:footer>
        <text:p text:style-name="MP1"/>
      </style:footer>
    </style:master-page>
    <style:master-page style:name="Converted50" style:page-layout-name="Mpm3">
      <style:footer>
        <text:p text:style-name="MP1"/>
      </style:footer>
    </style:master-page>
    <style:master-page style:name="Converted51" style:page-layout-name="Mpm3">
      <style:footer>
        <text:p text:style-name="MP1"/>
      </style:footer>
    </style:master-page>
    <style:master-page style:name="Converted52" style:page-layout-name="Mpm3">
      <style:footer>
        <text:p text:style-name="MP1"/>
      </style:footer>
    </style:master-page>
    <style:master-page style:name="Converted53" style:page-layout-name="Mpm3">
      <style:footer>
        <text:p text:style-name="MP1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10-12T03:15:58.929817781</dc:date>
    <meta:editing-duration>P2DT6H24M44S</meta:editing-duration>
    <meta:editing-cycles>587</meta:editing-cycles>
    <meta:print-date>2018-06-19T09:47:48.531191506</meta:print-date>
    <dc:creator>Žāle Mottahedin</dc:creator>
    <meta:document-statistic meta:table-count="44" meta:image-count="0" meta:object-count="0" meta:page-count="300" meta:paragraph-count="2336" meta:word-count="11949" meta:character-count="69226" meta:non-whitespace-character-count="58792"/>
  </office:meta>
</office:document-meta>
</file>